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Ubuntu" svg:font-family="Ubuntu"/>
  </office:font-face-decls>
  <office:automatic-styles>
    <style:style style:name="co16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3.995cm"/>
    </style:style>
    <style:style style:name="co17" style:family="table-column">
      <style:table-column-properties fo:break-before="auto" style:column-width="1.244cm"/>
    </style:style>
    <style:style style:name="co18" style:family="table-column">
      <style:table-column-properties fo:break-before="auto" style:column-width="0.212cm"/>
    </style:style>
    <style:style style:name="co9" style:family="table-column">
      <style:table-column-properties fo:break-before="auto" style:column-width="2.249cm"/>
    </style:style>
    <style:style style:name="co19" style:family="table-column">
      <style:table-column-properties fo:break-before="auto" style:column-width="4.96cm"/>
    </style:style>
    <style:style style:name="co20" style:family="table-column">
      <style:table-column-properties fo:break-before="auto" style:column-width="8.811cm"/>
    </style:style>
    <style:style style:name="co21" style:family="table-column">
      <style:table-column-properties fo:break-before="auto" style:column-width="5.001cm"/>
    </style:style>
    <style:style style:name="co22" style:family="table-column">
      <style:table-column-properties fo:break-before="auto" style:column-width="2.831cm"/>
    </style:style>
    <style:style style:name="co23" style:family="table-column">
      <style:table-column-properties fo:break-before="auto" style:column-width="6.429cm"/>
    </style:style>
    <style:style style:name="co24" style:family="table-column">
      <style:table-column-properties fo:break-before="auto" style:column-width="5.159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.111cm"/>
    </style:style>
    <style:style style:name="co27" style:family="table-column">
      <style:table-column-properties fo:break-before="auto" style:column-width="4.313cm"/>
    </style:style>
    <style:style style:name="co28" style:family="table-column">
      <style:table-column-properties fo:break-before="auto" style:column-width="7.832cm"/>
    </style:style>
    <style:style style:name="co29" style:family="table-column">
      <style:table-column-properties fo:break-before="auto" style:column-width="9.975cm"/>
    </style:style>
    <style:style style:name="co30" style:family="table-column">
      <style:table-column-properties fo:break-before="auto" style:column-width="4.604cm"/>
    </style:style>
    <style:style style:name="co31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1.499cm"/>
    </style:style>
    <style:style style:name="co34" style:family="table-column">
      <style:table-column-properties fo:break-before="auto" style:column-width="2cm"/>
    </style:style>
    <style:style style:name="co35" style:family="table-column">
      <style:table-column-properties fo:break-before="auto" style:column-width="9.188cm"/>
    </style:style>
    <style:style style:name="co36" style:family="table-column">
      <style:table-column-properties fo:break-before="auto" style:column-width="2.593cm"/>
    </style:style>
    <style:style style:name="co37" style:family="table-column">
      <style:table-column-properties fo:break-before="auto" style:column-width="6.406cm"/>
    </style:style>
    <style:style style:name="co38" style:family="table-column">
      <style:table-column-properties fo:break-before="auto" style:column-width="1.355cm"/>
    </style:style>
    <style:style style:name="co39" style:family="table-column">
      <style:table-column-properties fo:break-before="auto" style:column-width="2.619cm"/>
    </style:style>
    <style:style style:name="co40" style:family="table-column">
      <style:table-column-properties fo:break-before="auto" style:column-width="0.794cm"/>
    </style:style>
    <style:style style:name="co41" style:family="table-column">
      <style:table-column-properties fo:break-before="auto" style:column-width="1.138cm"/>
    </style:style>
    <style:style style:name="co42" style:family="table-column">
      <style:table-column-properties fo:break-before="auto" style:column-width="3.701cm"/>
    </style:style>
    <style:style style:name="co43" style:family="table-column">
      <style:table-column-properties fo:break-before="auto" style:column-width="3cm"/>
    </style:style>
    <style:style style:name="co44" style:family="table-column">
      <style:table-column-properties fo:break-before="auto" style:column-width="13.547cm"/>
    </style:style>
    <style:style style:name="ro1" style:family="table-row">
      <style:table-row-properties style:row-height="0.907cm" fo:break-before="auto" style:use-optimal-row-height="false"/>
    </style:style>
    <style:style style:name="ro2" style:family="table-row">
      <style:table-row-properties style:row-height="0.669cm" fo:break-before="auto" style:use-optimal-row-height="false"/>
    </style:style>
    <style:style style:name="ro12" style:family="table-row">
      <style:table-row-properties style:row-height="0.60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914cm" fo:break-before="auto" style:use-optimal-row-height="false"/>
    </style:style>
    <style:style style:name="ro13" style:family="table-row">
      <style:table-row-properties style:row-height="0.893cm" fo:break-before="auto" style:use-optimal-row-height="true"/>
    </style:style>
    <style:style style:name="ro14" style:family="table-row">
      <style:table-row-properties style:row-height="0.88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1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49cm" fo:break-before="auto" style:use-optimal-row-height="fals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0.621cm" fo:break-before="auto" style:use-optimal-row-height="false"/>
    </style:style>
    <style:style style:name="ro18" style:family="table-row">
      <style:table-row-properties style:row-height="0.48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123" style:family="table-cell" style:parent-style-name="Default" style:data-style-name="N0">
      <style:text-properties fo:font-weight="bold" style:font-weight-asian="bold" style:font-weight-complex="bold"/>
    </style:style>
    <style:style style:name="ce11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132" style:family="table-cell" style:parent-style-name="Default" style:data-style-name="N0">
      <style:table-cell-properties style:vertical-align="top"/>
    </style:style>
    <style:style style:name="ce11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135" style:family="table-cell" style:parent-style-name="Default" style:data-style-name="N0">
      <style:table-cell-properties fo:background-color="#ed1c24"/>
    </style:style>
    <style:style style:name="ce1136" style:family="table-cell" style:parent-style-name="Default" style:data-style-name="N0">
      <style:table-cell-properties fo:background-color="#000000"/>
    </style:style>
    <style:style style:name="ce113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1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43" style:family="table-cell" style:parent-style-name="Default" style:data-style-name="N0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color="#ff8000"/>
    </style:style>
    <style:style style:name="ce1146" style:family="table-cell" style:parent-style-name="Default" style:data-style-name="N0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55308d"/>
    </style:style>
    <style:style style:name="ce1147" style:family="table-cell" style:parent-style-name="Default" style:data-style-name="N0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11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68" style:family="table-cell" style:parent-style-name="Default" style:data-style-name="N0">
      <style:table-cell-properties fo:border-bottom="none" fo:border-left="0.06pt solid #000000" fo:border-right="none" fo:border-top="none"/>
      <style:map style:condition="cell-content()&lt;=[.F547]" style:apply-style-name="cf2" style:base-cell-address="WO_EASAs.D652"/>
    </style:style>
    <style:style style:name="ce1171" style:family="table-cell" style:parent-style-name="Default" style:data-style-name="N0">
      <style:table-cell-properties fo:border-bottom="none" fo:border-left="0.06pt solid #000000" fo:border-right="none" fo:border-top="none"/>
      <style:map style:condition="cell-content()&lt;=[.F548]" style:apply-style-name="cf2" style:base-cell-address="WO_EASAs.D653"/>
    </style:style>
    <style:style style:name="ce1172" style:family="table-cell" style:parent-style-name="Default" style:data-style-name="N0">
      <style:table-cell-properties fo:border-bottom="none" fo:border-left="0.06pt solid #000000" fo:border-right="none" fo:border-top="none"/>
      <style:map style:condition="cell-content()&lt;=[.F563]" style:apply-style-name="cf2" style:base-cell-address="WO_EASAs.D668"/>
    </style:style>
    <style:style style:name="ce1173" style:family="table-cell" style:parent-style-name="Default" style:data-style-name="N0">
      <style:table-cell-properties fo:border-bottom="none" fo:border-left="0.06pt solid #000000" fo:border-right="none" fo:border-top="none"/>
      <style:map style:condition="cell-content()&lt;=[.F564]" style:apply-style-name="cf2" style:base-cell-address="WO_EASAs.D669"/>
    </style:style>
    <style:style style:name="ce1174" style:family="table-cell" style:parent-style-name="Default" style:data-style-name="N0">
      <style:table-cell-properties fo:background-color="#ed1c24" style:text-align-source="fix" style:repeat-content="false" fo:border="0.06pt solid #000000" style:vertical-align="middle"/>
      <style:paragraph-properties fo:text-align="center"/>
    </style:style>
    <style:style style:name="ce1175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1176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77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178" style:family="table-cell" style:parent-style-name="Default" style:data-style-name="N0">
      <style:table-cell-properties fo:border-bottom="none" fo:background-color="#000000" fo:border-left="0.06pt solid #000000" fo:border-right="none" fo:border-top="none"/>
      <style:text-properties fo:color="#000000"/>
    </style:style>
    <style:style style:name="ce1179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/>
      <style:map style:condition="cell-content()&lt;=[.F547]" style:apply-style-name="cf2" style:base-cell-address="WO_EASAs.D652"/>
    </style:style>
    <style:style style:name="ce1180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/>
      <style:map style:condition="cell-content()&lt;=[.F548]" style:apply-style-name="cf2" style:base-cell-address="WO_EASAs.D653"/>
    </style:style>
    <style:style style:name="ce1181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/>
      <style:map style:condition="cell-content()&lt;=[.F563]" style:apply-style-name="cf2" style:base-cell-address="WO_EASAs.D668"/>
    </style:style>
    <style:style style:name="ce1182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/>
      <style:map style:condition="cell-content()&lt;=[.F564]" style:apply-style-name="cf2" style:base-cell-address="WO_EASAs.D669"/>
    </style:style>
    <style:style style:name="ce1183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84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185" style:family="table-cell" style:parent-style-name="Default" style:data-style-name="N0">
      <style:table-cell-properties fo:background-color="#000000" style:vertical-align="top"/>
    </style:style>
    <style:style style:name="ce118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cm"/>
    </style:style>
    <style:style style:name="ce1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ackground-color="#b2b2b2" fo:border="0.06pt solid #000000"/>
    </style:style>
    <style:style style:name="ce202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fo:background-color="transparent" fo:border="0.06pt solid #000000"/>
    </style:style>
    <style:style style:name="ce224" style:family="table-cell" style:parent-style-name="Default" style:data-style-name="N0"/>
    <style:style style:name="ce22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22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229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0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0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10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100">
      <style:table-cell-properties fo:background-color="#72bf44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0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62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63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26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268" style:family="table-cell" style:parent-style-name="Default" style:data-style-name="N100">
      <style:table-cell-properties fo:background-color="#66cc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 style:data-style-name="N100">
      <style:table-cell-properties fo:background-color="#ed1c24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71" style:family="table-cell" style:parent-style-name="Default" style:data-style-name="N10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298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30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16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46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356" style:family="table-cell" style:parent-style-name="Default" style:data-style-name="N100">
      <style:table-cell-properties fo:background-color="#b2b2b2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5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58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376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377" style:family="table-cell" style:parent-style-name="Default" style:data-style-name="N0">
      <style:table-cell-properties fo:background-color="transparent"/>
    </style:style>
    <style:style style:name="ce388" style:family="table-cell" style:parent-style-name="Default" style:data-style-name="N100">
      <style:table-cell-properties fo:background-color="#ed1c24" style:text-align-source="fix" style:repeat-content="false" fo:border="0.06pt solid #000000" style:vertical-align="automatic"/>
      <style:paragraph-properties fo:text-align="start" fo:margin-left="0cm"/>
    </style:style>
    <style:style style:name="ce391" style:family="table-cell" style:parent-style-name="Default" style:data-style-name="N100">
      <style:table-cell-properties fo:background-color="#000000" style:text-align-source="fix" style:repeat-content="false" fo:border="0.06pt solid #000000" style:vertical-align="automatic"/>
      <style:paragraph-properties fo:text-align="start" fo:margin-left="0cm"/>
    </style:style>
    <style:style style:name="ce39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/>
    </style:style>
    <style:style style:name="ce45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text-line-through-style="solid" style:text-line-through-type="single"/>
    </style:style>
    <style:style style:name="ce467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187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18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9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19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19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9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1195" style:family="table-cell" style:parent-style-name="Default" style:data-style-name="N0">
      <style:table-cell-properties fo:background-color="#ffff99" style:text-align-source="fix" style:repeat-content="false" fo:border="0.06pt solid #000000" style:vertical-align="top"/>
      <style:paragraph-properties fo:text-align="center"/>
      <style:map style:condition="cell-content()!=&quot;&quot;" style:apply-style-name="cf1" style:base-cell-address="Parts.G16"/>
    </style:style>
    <style:style style:name="ce1198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0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map style:condition="cell-content()&lt;=[.O16]" style:apply-style-name="cf2" style:base-cell-address="Parts.N16"/>
    </style:style>
    <style:style style:name="ce1203" style:family="table-cell" style:parent-style-name="Default" style:data-style-name="N10108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204" style:family="table-cell" style:parent-style-name="Default" style:data-style-name="N10108">
      <style:table-cell-properties style:text-align-source="fix" style:repeat-content="false" fo:border="0.06pt solid #000000" style:vertical-align="top"/>
      <style:paragraph-properties fo:text-align="center"/>
    </style:style>
    <style:style style:name="ce29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345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31" style:family="table-cell" style:parent-style-name="Default" style:data-style-name="N10108">
      <style:table-cell-properties style:text-align-source="fix" style:repeat-content="false" fo:border="0.06pt solid #000000" style:vertical-align="automatic"/>
      <style:paragraph-properties fo:text-align="center"/>
    </style:style>
    <style:style style:name="ce653" style:family="table-cell" style:parent-style-name="Default" style:data-style-name="N0">
      <style:table-cell-properties fo:background-color="#00cc00" style:text-align-source="fix" style:repeat-content="false" fo:border="0.06pt solid #000000" style:vertical-align="top"/>
      <style:paragraph-properties fo:text-align="center"/>
    </style:style>
    <style:style style:name="ce663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</style:style>
    <style:style style:name="ce134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ff8000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97" style:family="table-cell" style:parent-style-name="Default" style:data-style-name="N0">
      <style:table-cell-properties fo:background-color="#43c330" style:text-align-source="fix" style:repeat-content="false" fo:border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</style:style>
    <style:style style:name="ce153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 fo:margin-left="0cm"/>
    </style:style>
    <style:style style:name="ce3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 fo:margin-left="0cm"/>
    </style:style>
    <style:style style:name="ce43" style:family="table-cell" style:parent-style-name="Default" style:data-style-name="N0">
      <style:table-cell-properties fo:background-color="#00ff00" style:text-align-source="fix" style:repeat-content="false" fo:border="0.06pt solid #000000" style:vertical-align="automatic"/>
      <style:paragraph-properties fo:text-align="center" fo:margin-left="0cm"/>
    </style:style>
    <style:style style:name="ce48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 style:data-style-name="N0">
      <style:table-cell-properties fo:background-color="#ff8000" style:text-align-source="fix" style:repeat-content="false" fo:border="0.06pt solid #000000" style:vertical-align="automatic"/>
      <style:paragraph-properties fo:text-align="center" fo:margin-left="0cm"/>
    </style:style>
    <style:style style:name="ce47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 fo:margin-left="0cm"/>
    </style:style>
    <style:style style:name="ce45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aa61a" style:text-align-source="fix" style:repeat-content="false" fo:border="0.06pt solid #000000" style:vertical-align="automatic"/>
      <style:paragraph-properties fo:text-align="center" fo:margin-left="0cm"/>
    </style:style>
    <style:style style:name="ce37" style:family="table-cell" style:parent-style-name="Default" style:data-style-name="N0">
      <style:table-cell-properties fo:background-color="#ff4000" style:text-align-source="fix" style:repeat-content="false" fo:border="0.06pt solid #000000" style:vertical-align="automatic"/>
      <style:paragraph-properties fo:text-align="center" fo:margin-left="0cm"/>
    </style:style>
    <style:style style:name="ce102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 fo:margin-left="0cm"/>
    </style:style>
    <style:style style:name="ce51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25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5" style:family="table-cell" style:parent-style-name="Default" style:data-style-name="N0">
      <style:table-cell-properties fo:background-color="#faa61a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0">
      <style:table-cell-properties fo:background-color="#ed1c24"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0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7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5565af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ffffff" fo:font-weight="bold" style:font-weight-asian="bold" style:font-weight-complex="bold"/>
    </style:style>
    <style:style style:name="ce180" style:family="table-cell" style:parent-style-name="Default" style:data-style-name="N0">
      <style:table-cell-properties fo:background-color="#b2b2b2" fo:border="0.06pt solid #000000"/>
    </style:style>
    <style:style style:name="ce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Default" style:data-style-name="N0">
      <style:table-cell-properties fo:background-color="transparent" fo:border="0.06pt solid #000000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fo:background-color="transparent" fo:border="0.06pt solid #000000"/>
    </style:style>
    <style:style style:name="ce201" style:family="table-cell" style:parent-style-name="Default" style:data-style-name="N0"/>
    <style:style style:name="ce20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20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212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4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1" style:family="table-cell" style:parent-style-name="Default" style:data-style-name="N10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2" style:family="table-cell" style:parent-style-name="Default" style:data-style-name="N100">
      <style:table-cell-properties fo:background-color="#72bf44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2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8" style:family="table-cell" style:parent-style-name="Default" style:data-style-name="N100">
      <style:table-cell-properties fo:background-color="#9999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54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25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257" style:family="table-cell" style:parent-style-name="Default" style:data-style-name="N100">
      <style:table-cell-properties fo:background-color="#66cc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100">
      <style:table-cell-properties fo:background-color="#ed1c24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10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  <style:map style:condition="is-true-formula([.N6]=0)" style:apply-style-name="cf2" style:base-cell-address="Inventory.D6"/>
    </style:style>
    <style:style style:name="ce14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</style:style>
    <style:style style:name="ce15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7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map style:condition="is-true-formula([.N6]=0)" style:apply-style-name="cf2" style:base-cell-address="Inventory.D6"/>
    </style:style>
    <style:style style:name="ce129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transparent" fo:wrap-option="wrap"/>
    </style:style>
    <style:style style:name="ce121" style:family="table-cell" style:parent-style-name="Default">
      <style:table-cell-properties fo:background-color="transparent" fo:wrap-option="wrap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2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fo:color="#fffbcc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 style:data-style-name="N0">
      <style:table-cell-properties fo:background-color="#ff4000" style:text-align-source="fix" style:repeat-content="false" fo:wrap-option="wrap" fo:border="0.06pt solid #000000" style:vertical-align="middle"/>
      <style:paragraph-properties fo:text-align="center"/>
      <style:text-properties fo:color="#fffbcc" fo:font-size="14pt" fo:font-weight="bold" style:font-size-asian="14pt" style:font-weight-asian="bold" style:font-size-complex="14pt" style:font-weight-complex="bold"/>
    </style:style>
    <style:style style:name="ce28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1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296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29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9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300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68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start" fo:margin-left="0cm"/>
    </style:style>
    <style:style style:name="ce169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</style:style>
    <style:style style:name="ce328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344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347" style:family="table-cell" style:parent-style-name="Default" style:data-style-name="N100">
      <style:table-cell-properties fo:background-color="#b2b2b2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59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331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184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17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70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371" style:family="table-cell" style:parent-style-name="Default" style:data-style-name="N0">
      <style:table-cell-properties fo:background-color="transparent"/>
    </style:style>
    <style:style style:name="ce392" style:family="table-cell" style:parent-style-name="Default" style:data-style-name="N100">
      <style:table-cell-properties fo:background-color="#ed1c24" style:text-align-source="fix" style:repeat-content="false" fo:border="0.06pt solid #000000" style:vertical-align="automatic"/>
      <style:paragraph-properties fo:text-align="start" fo:margin-left="0cm"/>
    </style:style>
    <style:style style:name="ce403" style:family="table-cell" style:parent-style-name="Default" style:data-style-name="N100">
      <style:table-cell-properties fo:background-color="#000000" style:text-align-source="fix" style:repeat-content="false" fo:border="0.06pt solid #000000" style:vertical-align="automatic"/>
      <style:paragraph-properties fo:text-align="start" fo:margin-left="0cm"/>
    </style:style>
    <style:style style:name="ce404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/>
    </style:style>
    <style:style style:name="ce189" style:family="table-cell" style:parent-style-name="Default" style:data-style-name="N100">
      <style:table-cell-properties fo:background-color="#fff200" style:text-align-source="fix" style:repeat-content="false" fo:border="0.06pt solid #000000" style:vertical-align="top"/>
      <style:paragraph-properties fo:text-align="start" fo:margin-left="0cm"/>
    </style:style>
    <style:style style:name="ce190" style:family="table-cell" style:parent-style-name="Default" style:data-style-name="N0">
      <style:table-cell-properties fo:background-color="#fff200" fo:border="0.06pt solid #000000"/>
    </style:style>
    <style:style style:name="ce19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text-line-through-style="solid" style:text-line-through-type="single"/>
    </style:style>
    <style:style style:name="ce42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text-line-through-style="solid" style:text-line-through-type="single"/>
    </style:style>
    <style:style style:name="ce452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9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3" style:family="table-cell" style:parent-style-name="Default" style:data-style-name="N0">
      <style:table-cell-properties fo:background-color="#ffff99" style:text-align-source="fix" style:repeat-content="false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9" style:family="table-cell" style:parent-style-name="Default" style:data-style-name="N0">
      <style:table-cell-properties fo:background-color="#ffff99" style:text-align-source="fix" style:repeat-content="false" fo:border="0.06pt solid #000000" style:vertical-align="top"/>
      <style:paragraph-properties fo:text-align="center" fo:margin-left="0cm"/>
    </style:style>
    <style:style style:name="ce235" style:family="table-cell" style:parent-style-name="Default" style:data-style-name="N0">
      <style:table-cell-properties fo:background-color="#b2b2b2"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ackground-color="#ffff99" style:text-align-source="fix" style:repeat-content="false" fo:border="0.06pt solid #000000" style:vertical-align="top"/>
      <style:paragraph-properties fo:text-align="center" fo:margin-left="0cm"/>
      <style:map style:condition="cell-content()!=&quot;&quot;" style:apply-style-name="cf1" style:base-cell-address="Inventory.H6"/>
    </style:style>
    <style:style style:name="ce630" style:family="table-cell" style:parent-style-name="Default" style:data-style-name="N10108">
      <style:table-cell-properties style:text-align-source="fix" style:repeat-content="false" fo:border="0.06pt solid #000000" style:vertical-align="automatic"/>
      <style:paragraph-properties fo:text-align="center"/>
    </style:style>
    <style:style style:name="ce206" style:family="table-cell" style:parent-style-name="Default" style:data-style-name="N0">
      <style:table-cell-properties fo:background-color="#ffff99"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ackground-color="#ffff99" style:text-align-source="fix" style:repeat-content="false" fo:border="0.06pt solid #000000" style:vertical-align="top"/>
      <style:paragraph-properties fo:text-align="center" fo:margin-left="0cm"/>
      <style:map style:condition="cell-content()!=&quot;&quot;" style:apply-style-name="cf1" style:base-cell-address="Inventory.H90"/>
    </style:style>
    <style:style style:name="ce210" style:family="table-cell" style:parent-style-name="Default" style:data-style-name="N0">
      <style:table-cell-properties fo:background-color="#ffff99"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!=&quot;&quot;" style:apply-style-name="cf1" style:base-cell-address="Inventory.H6"/>
    </style:style>
    <style:style style:name="ce211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216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cm"/>
    </style:style>
    <style:style style:name="ce217" style:family="table-cell" style:parent-style-name="Default" style:data-style-name="N0">
      <style:table-cell-properties fo:background-color="#ffff99" style:text-align-source="fix" style:repeat-content="false" fo:border="0.06pt solid #000000" style:vertical-align="top"/>
      <style:paragraph-properties fo:text-align="center" fo:margin-left="0cm"/>
      <style:map style:condition="cell-content()!=&quot;&quot;" style:apply-style-name="cf1" style:base-cell-address="Inventory.H862"/>
    </style:style>
    <style:style style:name="ce219" style:family="table-cell" style:parent-style-name="Default" style:data-style-name="N0">
      <style:table-cell-properties fo:background-color="#ffff99" style:text-align-source="fix" style:repeat-content="false" fo:border="0.06pt solid #000000" style:vertical-align="top"/>
      <style:paragraph-properties fo:text-align="center" fo:margin-left="0cm"/>
      <style:map style:condition="cell-content()!=&quot;&quot;" style:apply-style-name="cf1" style:base-cell-address="Inventory.H863"/>
    </style:style>
    <style:style style:name="ce226" style:family="table-cell" style:parent-style-name="Default" style:data-style-name="N0">
      <style:table-cell-properties fo:background-color="#ed1c24" style:text-align-source="fix" style:repeat-content="false" fo:border="0.06pt solid #000000" style:vertical-align="top"/>
      <style:paragraph-properties fo:text-align="center" fo:margin-left="0cm"/>
    </style:style>
    <style:style style:name="ce227" style:family="table-cell" style:parent-style-name="Default" style:data-style-name="N0">
      <style:table-cell-properties fo:background-color="#000000" style:text-align-source="fix" style:repeat-content="false" fo:border="0.06pt solid #000000" style:vertical-align="top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b2b2b2"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36" style:family="table-cell" style:parent-style-name="Default" style:data-style-name="N0">
      <style:table-cell-properties fo:background-color="#00cc00" style:text-align-source="fix" style:repeat-content="false" fo:border="0.06pt solid #000000" style:vertical-align="automatic"/>
      <style:paragraph-properties fo:text-align="center"/>
    </style:style>
    <style:style style:name="ce237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!=&quot;&quot;" style:apply-style-name="cf1" style:base-cell-address="Inventory.H6"/>
    </style:style>
    <style:style style:name="ce652" style:family="table-cell" style:parent-style-name="Default" style:data-style-name="N0">
      <style:table-cell-properties fo:background-color="#00cc00" style:text-align-source="fix" style:repeat-content="false" fo:border="0.06pt solid #000000" style:vertical-align="top"/>
      <style:paragraph-properties fo:text-align="center"/>
    </style:style>
    <style:style style:name="ce2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!=&quot;&quot;" style:apply-style-name="cf1" style:base-cell-address="Inventory.H6"/>
    </style:style>
    <style:style style:name="ce244" style:family="table-cell" style:parent-style-name="Default" style:data-style-name="N0">
      <style:table-cell-properties fo:background-color="#00cc00" style:text-align-source="fix" style:repeat-content="false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187" style:family="table-cell" style:parent-style-name="Default" style:data-style-name="N100">
      <style:table-cell-properties fo:background-color="#00cc00" style:text-align-source="fix" style:repeat-content="false" fo:border="0.06pt solid #000000" style:vertical-align="top"/>
      <style:paragraph-properties fo:text-align="center" fo:margin-left="0cm"/>
    </style:style>
    <style:style style:name="ce662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</style:style>
    <style:style style:name="ce249" style:family="table-cell" style:parent-style-name="Default" style:data-style-name="N100">
      <style:table-cell-properties fo:background-color="#00cc00" style:text-align-source="fix" style:repeat-content="false" fo:border="0.06pt solid #000000" style:vertical-align="top"/>
      <style:paragraph-properties fo:text-align="start" fo:margin-left="0cm"/>
    </style:style>
    <style:style style:name="ce251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</style:style>
    <style:style style:name="ce255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</style:style>
    <style:style style:name="ce25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82" style:family="table-cell" style:parent-style-name="Default" style:data-style-name="N0">
      <style:table-cell-properties fo:background-color="#00cc00" style:text-align-source="fix" style:repeat-content="false" fo:border="0.06pt solid #000000" style:vertical-align="middle"/>
      <style:paragraph-properties fo:text-align="center" fo:margin-left="0cm"/>
    </style:style>
    <style:style style:name="ce27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]" style:apply-style-name="cf2" style:base-cell-address="Inventory.N6"/>
    </style:style>
    <style:style style:name="ce28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7"/>
    </style:style>
    <style:style style:name="ce28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9]" style:apply-style-name="cf2" style:base-cell-address="Inventory.N9"/>
    </style:style>
    <style:style style:name="ce29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1]" style:apply-style-name="cf2" style:base-cell-address="Inventory.N11"/>
    </style:style>
    <style:style style:name="ce29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16"/>
    </style:style>
    <style:style style:name="ce29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8]" style:apply-style-name="cf2" style:base-cell-address="Inventory.N18"/>
    </style:style>
    <style:style style:name="ce29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25"/>
    </style:style>
    <style:style style:name="ce30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0]" style:apply-style-name="cf2" style:base-cell-address="Inventory.N30"/>
    </style:style>
    <style:style style:name="ce30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1]" style:apply-style-name="cf2" style:base-cell-address="Inventory.N31"/>
    </style:style>
    <style:style style:name="ce30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3]" style:apply-style-name="cf2" style:base-cell-address="Inventory.N33"/>
    </style:style>
    <style:style style:name="ce30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5]" style:apply-style-name="cf2" style:base-cell-address="Inventory.N35"/>
    </style:style>
    <style:style style:name="ce30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8]" style:apply-style-name="cf2" style:base-cell-address="Inventory.N38"/>
    </style:style>
    <style:style style:name="ce30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0]" style:apply-style-name="cf2" style:base-cell-address="Inventory.N40"/>
    </style:style>
    <style:style style:name="ce30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1]" style:apply-style-name="cf2" style:base-cell-address="Inventory.N41"/>
    </style:style>
    <style:style style:name="ce30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3]" style:apply-style-name="cf2" style:base-cell-address="Inventory.N43"/>
    </style:style>
    <style:style style:name="ce31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5]" style:apply-style-name="cf2" style:base-cell-address="Inventory.N45"/>
    </style:style>
    <style:style style:name="ce3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6]" style:apply-style-name="cf2" style:base-cell-address="Inventory.N46"/>
    </style:style>
    <style:style style:name="ce3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0]" style:apply-style-name="cf2" style:base-cell-address="Inventory.N50"/>
    </style:style>
    <style:style style:name="ce3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1]" style:apply-style-name="cf2" style:base-cell-address="Inventory.N51"/>
    </style:style>
    <style:style style:name="ce3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2]" style:apply-style-name="cf2" style:base-cell-address="Inventory.N52"/>
    </style:style>
    <style:style style:name="ce3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3]" style:apply-style-name="cf2" style:base-cell-address="Inventory.N53"/>
    </style:style>
    <style:style style:name="ce3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4]" style:apply-style-name="cf2" style:base-cell-address="Inventory.N54"/>
    </style:style>
    <style:style style:name="ce3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2]" style:apply-style-name="cf2" style:base-cell-address="Inventory.N62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3]" style:apply-style-name="cf2" style:base-cell-address="Inventory.N63"/>
    </style:style>
    <style:style style:name="ce32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6]" style:apply-style-name="cf2" style:base-cell-address="Inventory.N86"/>
    </style:style>
    <style:style style:name="ce32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90]" style:apply-style-name="cf2" style:base-cell-address="Inventory.N90"/>
    </style:style>
    <style:style style:name="ce3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97]" style:apply-style-name="cf2" style:base-cell-address="Inventory.N97"/>
    </style:style>
    <style:style style:name="ce3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99]" style:apply-style-name="cf2" style:base-cell-address="Inventory.N99"/>
    </style:style>
    <style:style style:name="ce32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00]" style:apply-style-name="cf2" style:base-cell-address="Inventory.N100"/>
    </style:style>
    <style:style style:name="ce33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107"/>
    </style:style>
    <style:style style:name="ce33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14]" style:apply-style-name="cf2" style:base-cell-address="Inventory.N114"/>
    </style:style>
    <style:style style:name="ce3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16]" style:apply-style-name="cf2" style:base-cell-address="Inventory.N116"/>
    </style:style>
    <style:style style:name="ce33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  <style:map style:condition="cell-content()&lt;=[.O117]" style:apply-style-name="cf2" style:base-cell-address="Inventory.N117"/>
    </style:style>
    <style:style style:name="ce3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17]" style:apply-style-name="cf2" style:base-cell-address="Inventory.N117"/>
    </style:style>
    <style:style style:name="ce3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20]" style:apply-style-name="cf2" style:base-cell-address="Inventory.N120"/>
    </style:style>
    <style:style style:name="ce33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26]" style:apply-style-name="cf2" style:base-cell-address="Inventory.N126"/>
    </style:style>
    <style:style style:name="ce3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=#REF!" style:apply-style-name="cf2" style:base-cell-address="Inventory.N128"/>
    </style:style>
    <style:style style:name="ce33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style:text-underline-style="none" fo:font-weight="normal" style:font-weight-asian="normal" style:font-weight-complex="normal"/>
      <style:map style:condition="cell-content()&lt;=[.O129]" style:apply-style-name="cf2" style:base-cell-address="Inventory.N129"/>
    </style:style>
    <style:style style:name="ce3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29]" style:apply-style-name="cf2" style:base-cell-address="Inventory.N129"/>
    </style:style>
    <style:style style:name="ce34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32]" style:apply-style-name="cf2" style:base-cell-address="Inventory.N132"/>
    </style:style>
    <style:style style:name="ce34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43]" style:apply-style-name="cf2" style:base-cell-address="Inventory.N143"/>
    </style:style>
    <style:style style:name="ce3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47]" style:apply-style-name="cf2" style:base-cell-address="Inventory.N147"/>
    </style:style>
    <style:style style:name="ce34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49]" style:apply-style-name="cf2" style:base-cell-address="Inventory.N149"/>
    </style:style>
    <style:style style:name="ce34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51]" style:apply-style-name="cf2" style:base-cell-address="Inventory.N151"/>
    </style:style>
    <style:style style:name="ce35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53]" style:apply-style-name="cf2" style:base-cell-address="Inventory.N153"/>
    </style:style>
    <style:style style:name="ce35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  <style:map style:condition="cell-content()&lt;=[.O155]" style:apply-style-name="cf2" style:base-cell-address="Inventory.N155"/>
    </style:style>
    <style:style style:name="ce35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157"/>
    </style:style>
    <style:style style:name="ce35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159"/>
    </style:style>
    <style:style style:name="ce35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60]" style:apply-style-name="cf2" style:base-cell-address="Inventory.N160"/>
    </style:style>
    <style:style style:name="ce36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[.O170]" style:apply-style-name="cf2" style:base-cell-address="Inventory.N170"/>
    </style:style>
    <style:style style:name="ce3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72]" style:apply-style-name="cf2" style:base-cell-address="Inventory.N172"/>
    </style:style>
    <style:style style:name="ce36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75]" style:apply-style-name="cf2" style:base-cell-address="Inventory.N175"/>
    </style:style>
    <style:style style:name="ce3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76]" style:apply-style-name="cf2" style:base-cell-address="Inventory.N176"/>
    </style:style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77]" style:apply-style-name="cf2" style:base-cell-address="Inventory.N177"/>
    </style:style>
    <style:style style:name="ce36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82]" style:apply-style-name="cf2" style:base-cell-address="Inventory.N182"/>
    </style:style>
    <style:style style:name="ce36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tyle="italic" style:text-underline-style="none" fo:font-weight="normal" style:font-style-asian="italic" style:font-weight-asian="normal" style:font-style-complex="italic" style:font-weight-complex="normal"/>
      <style:map style:condition="cell-content()&lt;=[.O184]" style:apply-style-name="cf2" style:base-cell-address="Inventory.N184"/>
    </style:style>
    <style:style style:name="ce37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86]" style:apply-style-name="cf2" style:base-cell-address="Inventory.N186"/>
    </style:style>
    <style:style style:name="ce37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88]" style:apply-style-name="cf2" style:base-cell-address="Inventory.N188"/>
    </style:style>
    <style:style style:name="ce3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90]" style:apply-style-name="cf2" style:base-cell-address="Inventory.N190"/>
    </style:style>
    <style:style style:name="ce37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94]" style:apply-style-name="cf2" style:base-cell-address="Inventory.N194"/>
    </style:style>
    <style:style style:name="ce37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95]" style:apply-style-name="cf2" style:base-cell-address="Inventory.N195"/>
    </style:style>
    <style:style style:name="ce37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96]" style:apply-style-name="cf2" style:base-cell-address="Inventory.N196"/>
    </style:style>
    <style:style style:name="ce38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97]" style:apply-style-name="cf2" style:base-cell-address="Inventory.N197"/>
    </style:style>
    <style:style style:name="ce38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199]" style:apply-style-name="cf2" style:base-cell-address="Inventory.N199"/>
    </style:style>
    <style:style style:name="ce38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200"/>
    </style:style>
    <style:style style:name="ce38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04]" style:apply-style-name="cf2" style:base-cell-address="Inventory.N204"/>
    </style:style>
    <style:style style:name="ce38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05]" style:apply-style-name="cf2" style:base-cell-address="Inventory.N205"/>
    </style:style>
    <style:style style:name="ce38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06]" style:apply-style-name="cf2" style:base-cell-address="Inventory.N206"/>
    </style:style>
    <style:style style:name="ce38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08]" style:apply-style-name="cf2" style:base-cell-address="Inventory.N208"/>
    </style:style>
    <style:style style:name="ce38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209"/>
    </style:style>
    <style:style style:name="ce38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11]" style:apply-style-name="cf2" style:base-cell-address="Inventory.N211"/>
    </style:style>
    <style:style style:name="ce39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12]" style:apply-style-name="cf2" style:base-cell-address="Inventory.N212"/>
    </style:style>
    <style:style style:name="ce39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14]" style:apply-style-name="cf2" style:base-cell-address="Inventory.N214"/>
    </style:style>
    <style:style style:name="ce39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18]" style:apply-style-name="cf2" style:base-cell-address="Inventory.N218"/>
    </style:style>
    <style:style style:name="ce39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19]" style:apply-style-name="cf2" style:base-cell-address="Inventory.N219"/>
    </style:style>
    <style:style style:name="ce39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24]" style:apply-style-name="cf2" style:base-cell-address="Inventory.N224"/>
    </style:style>
    <style:style style:name="ce39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25]" style:apply-style-name="cf2" style:base-cell-address="Inventory.N225"/>
    </style:style>
    <style:style style:name="ce39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26]" style:apply-style-name="cf2" style:base-cell-address="Inventory.N226"/>
    </style:style>
    <style:style style:name="ce40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27]" style:apply-style-name="cf2" style:base-cell-address="Inventory.N227"/>
    </style:style>
    <style:style style:name="ce40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28]" style:apply-style-name="cf2" style:base-cell-address="Inventory.N228"/>
    </style:style>
    <style:style style:name="ce40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29]" style:apply-style-name="cf2" style:base-cell-address="Inventory.N229"/>
    </style:style>
    <style:style style:name="ce4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230"/>
    </style:style>
    <style:style style:name="ce40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32]" style:apply-style-name="cf2" style:base-cell-address="Inventory.N232"/>
    </style:style>
    <style:style style:name="ce40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33]" style:apply-style-name="cf2" style:base-cell-address="Inventory.N233"/>
    </style:style>
    <style:style style:name="ce40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34]" style:apply-style-name="cf2" style:base-cell-address="Inventory.N234"/>
    </style:style>
    <style:style style:name="ce40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35]" style:apply-style-name="cf2" style:base-cell-address="Inventory.N235"/>
    </style:style>
    <style:style style:name="ce41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36]" style:apply-style-name="cf2" style:base-cell-address="Inventory.N236"/>
    </style:style>
    <style:style style:name="ce68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  <style:map style:condition="cell-content()&lt;=[.O237]" style:apply-style-name="cf2" style:base-cell-address="Inventory.N237"/>
    </style:style>
    <style:style style:name="ce68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  <style:map style:condition="cell-content()&lt;=[.O239]" style:apply-style-name="cf2" style:base-cell-address="Inventory.N239"/>
    </style:style>
    <style:style style:name="ce68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  <style:map style:condition="cell-content()&lt;=[.O6]" style:apply-style-name="cf2" style:base-cell-address="Inventory.N6"/>
    </style:style>
    <style:style style:name="ce4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0]" style:apply-style-name="cf2" style:base-cell-address="Inventory.N251"/>
    </style:style>
    <style:style style:name="ce4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258"/>
    </style:style>
    <style:style style:name="ce41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7]" style:apply-style-name="cf2" style:base-cell-address="Inventory.N259"/>
    </style:style>
    <style:style style:name="ce4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9]" style:apply-style-name="cf2" style:base-cell-address="Inventory.N260"/>
    </style:style>
    <style:style style:name="ce41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0]" style:apply-style-name="cf2" style:base-cell-address="Inventory.N261"/>
    </style:style>
    <style:style style:name="ce4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2]" style:apply-style-name="cf2" style:base-cell-address="Inventory.N262"/>
    </style:style>
    <style:style style:name="ce4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5]" style:apply-style-name="cf2" style:base-cell-address="Inventory.N263"/>
    </style:style>
    <style:style style:name="ce4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  <style:map style:condition="cell-content()&lt;=[.O269]" style:apply-style-name="cf2" style:base-cell-address="Inventory.N269"/>
    </style:style>
    <style:style style:name="ce4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70]" style:apply-style-name="cf2" style:base-cell-address="Inventory.N270"/>
    </style:style>
    <style:style style:name="ce42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  <style:map style:condition="cell-content()&lt;=[.O271]" style:apply-style-name="cf2" style:base-cell-address="Inventory.N271"/>
    </style:style>
    <style:style style:name="ce42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  <style:map style:condition="cell-content()&lt;=[.O272]" style:apply-style-name="cf2" style:base-cell-address="Inventory.N272"/>
    </style:style>
    <style:style style:name="ce4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  <style:map style:condition="cell-content()&lt;=[.O272]" style:apply-style-name="cf2" style:base-cell-address="Inventory.N272"/>
    </style:style>
    <style:style style:name="ce4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75]" style:apply-style-name="cf2" style:base-cell-address="Inventory.N275"/>
    </style:style>
    <style:style style:name="ce4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76]" style:apply-style-name="cf2" style:base-cell-address="Inventory.N276"/>
    </style:style>
    <style:style style:name="ce42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84]" style:apply-style-name="cf2" style:base-cell-address="Inventory.N284"/>
    </style:style>
    <style:style style:name="ce43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  <style:map style:condition="cell-content()&lt;=[.O285]" style:apply-style-name="cf2" style:base-cell-address="Inventory.N285"/>
    </style:style>
    <style:style style:name="ce4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86]" style:apply-style-name="cf2" style:base-cell-address="Inventory.N286"/>
    </style:style>
    <style:style style:name="ce43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87]" style:apply-style-name="cf2" style:base-cell-address="Inventory.N287"/>
    </style:style>
    <style:style style:name="ce4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  <style:map style:condition="cell-content()&lt;=[.O288]" style:apply-style-name="cf2" style:base-cell-address="Inventory.N288"/>
    </style:style>
    <style:style style:name="ce43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89]" style:apply-style-name="cf2" style:base-cell-address="Inventory.N289"/>
    </style:style>
    <style:style style:name="ce4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90]" style:apply-style-name="cf2" style:base-cell-address="Inventory.N290"/>
    </style:style>
    <style:style style:name="ce4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91]" style:apply-style-name="cf2" style:base-cell-address="Inventory.N291"/>
    </style:style>
    <style:style style:name="ce43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294]" style:apply-style-name="cf2" style:base-cell-address="Inventory.N294"/>
    </style:style>
    <style:style style:name="ce4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09]" style:apply-style-name="cf2" style:base-cell-address="Inventory.N309"/>
    </style:style>
    <style:style style:name="ce43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10]" style:apply-style-name="cf2" style:base-cell-address="Inventory.N310"/>
    </style:style>
    <style:style style:name="ce4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26]" style:apply-style-name="cf2" style:base-cell-address="Inventory.N326"/>
    </style:style>
    <style:style style:name="ce44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29]" style:apply-style-name="cf2" style:base-cell-address="Inventory.N329"/>
    </style:style>
    <style:style style:name="ce44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31]" style:apply-style-name="cf2" style:base-cell-address="Inventory.N331"/>
    </style:style>
    <style:style style:name="ce4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32]" style:apply-style-name="cf2" style:base-cell-address="Inventory.N332"/>
    </style:style>
    <style:style style:name="ce4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38]" style:apply-style-name="cf2" style:base-cell-address="Inventory.N338"/>
    </style:style>
    <style:style style:name="ce44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39]" style:apply-style-name="cf2" style:base-cell-address="Inventory.N339"/>
    </style:style>
    <style:style style:name="ce4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4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48]" style:apply-style-name="cf2" style:base-cell-address="Inventory.N348"/>
    </style:style>
    <style:style style:name="ce44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49]" style:apply-style-name="cf2" style:base-cell-address="Inventory.N349"/>
    </style:style>
    <style:style style:name="ce44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50]" style:apply-style-name="cf2" style:base-cell-address="Inventory.N350"/>
    </style:style>
    <style:style style:name="ce45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56]" style:apply-style-name="cf2" style:base-cell-address="Inventory.N356"/>
    </style:style>
    <style:style style:name="ce45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61]" style:apply-style-name="cf2" style:base-cell-address="Inventory.N361"/>
    </style:style>
    <style:style style:name="ce7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lt;=[.O361]" style:apply-style-name="cf2" style:base-cell-address="Inventory.N361"/>
    </style:style>
    <style:style style:name="ce45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67]" style:apply-style-name="cf2" style:base-cell-address="Inventory.N367"/>
    </style:style>
    <style:style style:name="ce45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96]" style:apply-style-name="cf2" style:base-cell-address="Inventory.N396"/>
    </style:style>
    <style:style style:name="ce45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97]" style:apply-style-name="cf2" style:base-cell-address="Inventory.N397"/>
    </style:style>
    <style:style style:name="ce45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98]" style:apply-style-name="cf2" style:base-cell-address="Inventory.N398"/>
    </style:style>
    <style:style style:name="ce45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399]" style:apply-style-name="cf2" style:base-cell-address="Inventory.N399"/>
    </style:style>
    <style:style style:name="ce45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01]" style:apply-style-name="cf2" style:base-cell-address="Inventory.N401"/>
    </style:style>
    <style:style style:name="ce46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10]" style:apply-style-name="cf2" style:base-cell-address="Inventory.N410"/>
    </style:style>
    <style:style style:name="ce4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11]" style:apply-style-name="cf2" style:base-cell-address="Inventory.N411"/>
    </style:style>
    <style:style style:name="ce75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style:text-underline-style="none" fo:font-weight="normal" style:font-weight-asian="normal" style:font-weight-complex="normal"/>
      <style:map style:condition="cell-content()&lt;=[.O6]" style:apply-style-name="cf2" style:base-cell-address="Inventory.N6"/>
    </style:style>
    <style:style style:name="ce46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14]" style:apply-style-name="cf2" style:base-cell-address="Inventory.N414"/>
    </style:style>
    <style:style style:name="ce4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15]" style:apply-style-name="cf2" style:base-cell-address="Inventory.N415"/>
    </style:style>
    <style:style style:name="ce46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19]" style:apply-style-name="cf2" style:base-cell-address="Inventory.N419"/>
    </style:style>
    <style:style style:name="ce46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style:text-underline-style="none" fo:font-weight="normal" style:font-weight-asian="normal" style:font-weight-complex="normal"/>
      <style:map style:condition="cell-content()&lt;=[.O420]" style:apply-style-name="cf2" style:base-cell-address="Inventory.N420"/>
    </style:style>
    <style:style style:name="ce46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21]" style:apply-style-name="cf2" style:base-cell-address="Inventory.N421"/>
    </style:style>
    <style:style style:name="ce46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27]" style:apply-style-name="cf2" style:base-cell-address="Inventory.N427"/>
    </style:style>
    <style:style style:name="ce47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30]" style:apply-style-name="cf2" style:base-cell-address="Inventory.N430"/>
    </style:style>
    <style:style style:name="ce47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31]" style:apply-style-name="cf2" style:base-cell-address="Inventory.N431"/>
    </style:style>
    <style:style style:name="ce47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432"/>
    </style:style>
    <style:style style:name="ce47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45]" style:apply-style-name="cf2" style:base-cell-address="Inventory.N445"/>
    </style:style>
    <style:style style:name="ce4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446"/>
    </style:style>
    <style:style style:name="ce47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47]" style:apply-style-name="cf2" style:base-cell-address="Inventory.N447"/>
    </style:style>
    <style:style style:name="ce47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48]" style:apply-style-name="cf2" style:base-cell-address="Inventory.N448"/>
    </style:style>
    <style:style style:name="ce47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49]" style:apply-style-name="cf2" style:base-cell-address="Inventory.N449"/>
    </style:style>
    <style:style style:name="ce47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50]" style:apply-style-name="cf2" style:base-cell-address="Inventory.N450"/>
    </style:style>
    <style:style style:name="ce47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51]" style:apply-style-name="cf2" style:base-cell-address="Inventory.N451"/>
    </style:style>
    <style:style style:name="ce48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52]" style:apply-style-name="cf2" style:base-cell-address="Inventory.N452"/>
    </style:style>
    <style:style style:name="ce48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453"/>
    </style:style>
    <style:style style:name="ce48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58]" style:apply-style-name="cf2" style:base-cell-address="Inventory.N458"/>
    </style:style>
    <style:style style:name="ce48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84]" style:apply-style-name="cf2" style:base-cell-address="Inventory.N484"/>
    </style:style>
    <style:style style:name="ce48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91]" style:apply-style-name="cf2" style:base-cell-address="Inventory.N491"/>
    </style:style>
    <style:style style:name="ce48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92]" style:apply-style-name="cf2" style:base-cell-address="Inventory.N492"/>
    </style:style>
    <style:style style:name="ce48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95]" style:apply-style-name="cf2" style:base-cell-address="Inventory.N495"/>
    </style:style>
    <style:style style:name="ce48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96]" style:apply-style-name="cf2" style:base-cell-address="Inventory.N496"/>
    </style:style>
    <style:style style:name="ce48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97]" style:apply-style-name="cf2" style:base-cell-address="Inventory.N497"/>
    </style:style>
    <style:style style:name="ce49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499]" style:apply-style-name="cf2" style:base-cell-address="Inventory.N499"/>
    </style:style>
    <style:style style:name="ce49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04]" style:apply-style-name="cf2" style:base-cell-address="Inventory.N504"/>
    </style:style>
    <style:style style:name="ce49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05]" style:apply-style-name="cf2" style:base-cell-address="Inventory.N505"/>
    </style:style>
    <style:style style:name="ce49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11]" style:apply-style-name="cf2" style:base-cell-address="Inventory.N511"/>
    </style:style>
    <style:style style:name="ce49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12]" style:apply-style-name="cf2" style:base-cell-address="Inventory.N512"/>
    </style:style>
    <style:style style:name="ce49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21]" style:apply-style-name="cf2" style:base-cell-address="Inventory.N521"/>
    </style:style>
    <style:style style:name="ce49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22]" style:apply-style-name="cf2" style:base-cell-address="Inventory.N522"/>
    </style:style>
    <style:style style:name="ce49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23]" style:apply-style-name="cf2" style:base-cell-address="Inventory.N523"/>
    </style:style>
    <style:style style:name="ce49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24]" style:apply-style-name="cf2" style:base-cell-address="Inventory.N524"/>
    </style:style>
    <style:style style:name="ce49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25]" style:apply-style-name="cf2" style:base-cell-address="Inventory.N525"/>
    </style:style>
    <style:style style:name="ce50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29]" style:apply-style-name="cf2" style:base-cell-address="Inventory.N529"/>
    </style:style>
    <style:style style:name="ce50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30]" style:apply-style-name="cf2" style:base-cell-address="Inventory.N530"/>
    </style:style>
    <style:style style:name="ce50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31]" style:apply-style-name="cf2" style:base-cell-address="Inventory.N531"/>
    </style:style>
    <style:style style:name="ce50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34]" style:apply-style-name="cf2" style:base-cell-address="Inventory.N534"/>
    </style:style>
    <style:style style:name="ce50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37]" style:apply-style-name="cf2" style:base-cell-address="Inventory.N537"/>
    </style:style>
    <style:style style:name="ce50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42]" style:apply-style-name="cf2" style:base-cell-address="Inventory.N542"/>
    </style:style>
    <style:style style:name="ce50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47]" style:apply-style-name="cf2" style:base-cell-address="Inventory.N547"/>
    </style:style>
    <style:style style:name="ce50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50]" style:apply-style-name="cf2" style:base-cell-address="Inventory.N550"/>
    </style:style>
    <style:style style:name="ce50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51]" style:apply-style-name="cf2" style:base-cell-address="Inventory.N551"/>
    </style:style>
    <style:style style:name="ce50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57]" style:apply-style-name="cf2" style:base-cell-address="Inventory.N557"/>
    </style:style>
    <style:style style:name="ce51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68]" style:apply-style-name="cf2" style:base-cell-address="Inventory.N568"/>
    </style:style>
    <style:style style:name="ce5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70]" style:apply-style-name="cf2" style:base-cell-address="Inventory.N570"/>
    </style:style>
    <style:style style:name="ce5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72]" style:apply-style-name="cf2" style:base-cell-address="Inventory.N572"/>
    </style:style>
    <style:style style:name="ce5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81]" style:apply-style-name="cf2" style:base-cell-address="Inventory.N581"/>
    </style:style>
    <style:style style:name="ce5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82]" style:apply-style-name="cf2" style:base-cell-address="Inventory.N582"/>
    </style:style>
    <style:style style:name="ce5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#REF!" style:apply-style-name="cf2" style:base-cell-address="Inventory.N584"/>
    </style:style>
    <style:style style:name="ce51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85]" style:apply-style-name="cf2" style:base-cell-address="Inventory.N585"/>
    </style:style>
    <style:style style:name="ce5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593]" style:apply-style-name="cf2" style:base-cell-address="Inventory.N593"/>
    </style:style>
    <style:style style:name="ce51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07]" style:apply-style-name="cf2" style:base-cell-address="Inventory.N607"/>
    </style:style>
    <style:style style:name="ce5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18]" style:apply-style-name="cf2" style:base-cell-address="Inventory.N618"/>
    </style:style>
    <style:style style:name="ce5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19]" style:apply-style-name="cf2" style:base-cell-address="Inventory.N619"/>
    </style:style>
    <style:style style:name="ce5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42]" style:apply-style-name="cf2" style:base-cell-address="Inventory.N642"/>
    </style:style>
    <style:style style:name="ce52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43]" style:apply-style-name="cf2" style:base-cell-address="Inventory.N643"/>
    </style:style>
    <style:style style:name="ce52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44]" style:apply-style-name="cf2" style:base-cell-address="Inventory.N644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50]" style:apply-style-name="cf2" style:base-cell-address="Inventory.N650"/>
    </style:style>
    <style:style style:name="ce5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62]" style:apply-style-name="cf2" style:base-cell-address="Inventory.N662"/>
    </style:style>
    <style:style style:name="ce5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63]" style:apply-style-name="cf2" style:base-cell-address="Inventory.N663"/>
    </style:style>
    <style:style style:name="ce5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68]" style:apply-style-name="cf2" style:base-cell-address="Inventory.N668"/>
    </style:style>
    <style:style style:name="ce52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79]" style:apply-style-name="cf2" style:base-cell-address="Inventory.N679"/>
    </style:style>
    <style:style style:name="ce5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lt;=[.O679]" style:apply-style-name="cf2" style:base-cell-address="Inventory.N679"/>
    </style:style>
    <style:style style:name="ce5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690]" style:apply-style-name="cf2" style:base-cell-address="Inventory.N690"/>
    </style:style>
    <style:style style:name="ce53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05]" style:apply-style-name="cf2" style:base-cell-address="Inventory.N705"/>
    </style:style>
    <style:style style:name="ce5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06]" style:apply-style-name="cf2" style:base-cell-address="Inventory.N706"/>
    </style:style>
    <style:style style:name="ce53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07]" style:apply-style-name="cf2" style:base-cell-address="Inventory.N707"/>
    </style:style>
    <style:style style:name="ce5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08]" style:apply-style-name="cf2" style:base-cell-address="Inventory.N708"/>
    </style:style>
    <style:style style:name="ce5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09]" style:apply-style-name="cf2" style:base-cell-address="Inventory.N709"/>
    </style:style>
    <style:style style:name="ce53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10]" style:apply-style-name="cf2" style:base-cell-address="Inventory.N710"/>
    </style:style>
    <style:style style:name="ce5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11]" style:apply-style-name="cf2" style:base-cell-address="Inventory.N711"/>
    </style:style>
    <style:style style:name="ce53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12]" style:apply-style-name="cf2" style:base-cell-address="Inventory.N712"/>
    </style:style>
    <style:style style:name="ce5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13]" style:apply-style-name="cf2" style:base-cell-address="Inventory.N713"/>
    </style:style>
    <style:style style:name="ce54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14]" style:apply-style-name="cf2" style:base-cell-address="Inventory.N714"/>
    </style:style>
    <style:style style:name="ce54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15]" style:apply-style-name="cf2" style:base-cell-address="Inventory.N715"/>
    </style:style>
    <style:style style:name="ce5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18]" style:apply-style-name="cf2" style:base-cell-address="Inventory.N718"/>
    </style:style>
    <style:style style:name="ce5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19]" style:apply-style-name="cf2" style:base-cell-address="Inventory.N719"/>
    </style:style>
    <style:style style:name="ce54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20]" style:apply-style-name="cf2" style:base-cell-address="Inventory.N720"/>
    </style:style>
    <style:style style:name="ce54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21]" style:apply-style-name="cf2" style:base-cell-address="Inventory.N721"/>
    </style:style>
    <style:style style:name="ce54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22]" style:apply-style-name="cf2" style:base-cell-address="Inventory.N722"/>
    </style:style>
    <style:style style:name="ce54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23]" style:apply-style-name="cf2" style:base-cell-address="Inventory.N723"/>
    </style:style>
    <style:style style:name="ce54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24]" style:apply-style-name="cf2" style:base-cell-address="Inventory.N724"/>
    </style:style>
    <style:style style:name="ce55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25]" style:apply-style-name="cf2" style:base-cell-address="Inventory.N725"/>
    </style:style>
    <style:style style:name="ce55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26]" style:apply-style-name="cf2" style:base-cell-address="Inventory.N726"/>
    </style:style>
    <style:style style:name="ce55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27]" style:apply-style-name="cf2" style:base-cell-address="Inventory.N727"/>
    </style:style>
    <style:style style:name="ce55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28]" style:apply-style-name="cf2" style:base-cell-address="Inventory.N728"/>
    </style:style>
    <style:style style:name="ce55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32]" style:apply-style-name="cf2" style:base-cell-address="Inventory.N732"/>
    </style:style>
    <style:style style:name="ce55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33]" style:apply-style-name="cf2" style:base-cell-address="Inventory.N733"/>
    </style:style>
    <style:style style:name="ce55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34]" style:apply-style-name="cf2" style:base-cell-address="Inventory.N734"/>
    </style:style>
    <style:style style:name="ce55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35]" style:apply-style-name="cf2" style:base-cell-address="Inventory.N735"/>
    </style:style>
    <style:style style:name="ce55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36]" style:apply-style-name="cf2" style:base-cell-address="Inventory.N736"/>
    </style:style>
    <style:style style:name="ce55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38]" style:apply-style-name="cf2" style:base-cell-address="Inventory.N738"/>
    </style:style>
    <style:style style:name="ce56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39]" style:apply-style-name="cf2" style:base-cell-address="Inventory.N739"/>
    </style:style>
    <style:style style:name="ce5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40]" style:apply-style-name="cf2" style:base-cell-address="Inventory.N740"/>
    </style:style>
    <style:style style:name="ce56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41]" style:apply-style-name="cf2" style:base-cell-address="Inventory.N741"/>
    </style:style>
    <style:style style:name="ce5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42]" style:apply-style-name="cf2" style:base-cell-address="Inventory.N742"/>
    </style:style>
    <style:style style:name="ce56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44]" style:apply-style-name="cf2" style:base-cell-address="Inventory.N744"/>
    </style:style>
    <style:style style:name="ce56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45]" style:apply-style-name="cf2" style:base-cell-address="Inventory.N745"/>
    </style:style>
    <style:style style:name="ce56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46]" style:apply-style-name="cf2" style:base-cell-address="Inventory.N746"/>
    </style:style>
    <style:style style:name="ce56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48]" style:apply-style-name="cf2" style:base-cell-address="Inventory.N748"/>
    </style:style>
    <style:style style:name="ce56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49]" style:apply-style-name="cf2" style:base-cell-address="Inventory.N749"/>
    </style:style>
    <style:style style:name="ce56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51]" style:apply-style-name="cf2" style:base-cell-address="Inventory.N751"/>
    </style:style>
    <style:style style:name="ce57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52]" style:apply-style-name="cf2" style:base-cell-address="Inventory.N752"/>
    </style:style>
    <style:style style:name="ce57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53]" style:apply-style-name="cf2" style:base-cell-address="Inventory.N753"/>
    </style:style>
    <style:style style:name="ce57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54]" style:apply-style-name="cf2" style:base-cell-address="Inventory.N754"/>
    </style:style>
    <style:style style:name="ce57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55]" style:apply-style-name="cf2" style:base-cell-address="Inventory.N755"/>
    </style:style>
    <style:style style:name="ce5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56]" style:apply-style-name="cf2" style:base-cell-address="Inventory.N756"/>
    </style:style>
    <style:style style:name="ce57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57]" style:apply-style-name="cf2" style:base-cell-address="Inventory.N757"/>
    </style:style>
    <style:style style:name="ce57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58]" style:apply-style-name="cf2" style:base-cell-address="Inventory.N758"/>
    </style:style>
    <style:style style:name="ce57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59]" style:apply-style-name="cf2" style:base-cell-address="Inventory.N759"/>
    </style:style>
    <style:style style:name="ce57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60]" style:apply-style-name="cf2" style:base-cell-address="Inventory.N760"/>
    </style:style>
    <style:style style:name="ce57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61]" style:apply-style-name="cf2" style:base-cell-address="Inventory.N761"/>
    </style:style>
    <style:style style:name="ce58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62]" style:apply-style-name="cf2" style:base-cell-address="Inventory.N762"/>
    </style:style>
    <style:style style:name="ce58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63]" style:apply-style-name="cf2" style:base-cell-address="Inventory.N763"/>
    </style:style>
    <style:style style:name="ce58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64]" style:apply-style-name="cf2" style:base-cell-address="Inventory.N764"/>
    </style:style>
    <style:style style:name="ce58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65]" style:apply-style-name="cf2" style:base-cell-address="Inventory.N765"/>
    </style:style>
    <style:style style:name="ce58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66]" style:apply-style-name="cf2" style:base-cell-address="Inventory.N766"/>
    </style:style>
    <style:style style:name="ce58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68]" style:apply-style-name="cf2" style:base-cell-address="Inventory.N768"/>
    </style:style>
    <style:style style:name="ce58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69]" style:apply-style-name="cf2" style:base-cell-address="Inventory.N769"/>
    </style:style>
    <style:style style:name="ce58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70]" style:apply-style-name="cf2" style:base-cell-address="Inventory.N770"/>
    </style:style>
    <style:style style:name="ce58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71]" style:apply-style-name="cf2" style:base-cell-address="Inventory.N771"/>
    </style:style>
    <style:style style:name="ce58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72]" style:apply-style-name="cf2" style:base-cell-address="Inventory.N772"/>
    </style:style>
    <style:style style:name="ce59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73]" style:apply-style-name="cf2" style:base-cell-address="Inventory.N773"/>
    </style:style>
    <style:style style:name="ce59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74]" style:apply-style-name="cf2" style:base-cell-address="Inventory.N774"/>
    </style:style>
    <style:style style:name="ce59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75]" style:apply-style-name="cf2" style:base-cell-address="Inventory.N775"/>
    </style:style>
    <style:style style:name="ce59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76]" style:apply-style-name="cf2" style:base-cell-address="Inventory.N776"/>
    </style:style>
    <style:style style:name="ce59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77]" style:apply-style-name="cf2" style:base-cell-address="Inventory.N777"/>
    </style:style>
    <style:style style:name="ce59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78]" style:apply-style-name="cf2" style:base-cell-address="Inventory.N778"/>
    </style:style>
    <style:style style:name="ce59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79]" style:apply-style-name="cf2" style:base-cell-address="Inventory.N779"/>
    </style:style>
    <style:style style:name="ce59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80]" style:apply-style-name="cf2" style:base-cell-address="Inventory.N780"/>
    </style:style>
    <style:style style:name="ce59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81]" style:apply-style-name="cf2" style:base-cell-address="Inventory.N781"/>
    </style:style>
    <style:style style:name="ce59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82]" style:apply-style-name="cf2" style:base-cell-address="Inventory.N782"/>
    </style:style>
    <style:style style:name="ce60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83]" style:apply-style-name="cf2" style:base-cell-address="Inventory.N783"/>
    </style:style>
    <style:style style:name="ce60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85]" style:apply-style-name="cf2" style:base-cell-address="Inventory.N785"/>
    </style:style>
    <style:style style:name="ce60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86]" style:apply-style-name="cf2" style:base-cell-address="Inventory.N786"/>
    </style:style>
    <style:style style:name="ce60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87]" style:apply-style-name="cf2" style:base-cell-address="Inventory.N787"/>
    </style:style>
    <style:style style:name="ce60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88]" style:apply-style-name="cf2" style:base-cell-address="Inventory.N788"/>
    </style:style>
    <style:style style:name="ce60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89]" style:apply-style-name="cf2" style:base-cell-address="Inventory.N789"/>
    </style:style>
    <style:style style:name="ce60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90]" style:apply-style-name="cf2" style:base-cell-address="Inventory.N790"/>
    </style:style>
    <style:style style:name="ce60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91]" style:apply-style-name="cf2" style:base-cell-address="Inventory.N791"/>
    </style:style>
    <style:style style:name="ce60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92]" style:apply-style-name="cf2" style:base-cell-address="Inventory.N792"/>
    </style:style>
    <style:style style:name="ce60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93]" style:apply-style-name="cf2" style:base-cell-address="Inventory.N793"/>
    </style:style>
    <style:style style:name="ce61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94]" style:apply-style-name="cf2" style:base-cell-address="Inventory.N794"/>
    </style:style>
    <style:style style:name="ce6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95]" style:apply-style-name="cf2" style:base-cell-address="Inventory.N795"/>
    </style:style>
    <style:style style:name="ce6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96]" style:apply-style-name="cf2" style:base-cell-address="Inventory.N796"/>
    </style:style>
    <style:style style:name="ce6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97]" style:apply-style-name="cf2" style:base-cell-address="Inventory.N797"/>
    </style:style>
    <style:style style:name="ce6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98]" style:apply-style-name="cf2" style:base-cell-address="Inventory.N798"/>
    </style:style>
    <style:style style:name="ce61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799]" style:apply-style-name="cf2" style:base-cell-address="Inventory.N799"/>
    </style:style>
    <style:style style:name="ce6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01]" style:apply-style-name="cf2" style:base-cell-address="Inventory.N801"/>
    </style:style>
    <style:style style:name="ce61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02]" style:apply-style-name="cf2" style:base-cell-address="Inventory.N802"/>
    </style:style>
    <style:style style:name="ce6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03]" style:apply-style-name="cf2" style:base-cell-address="Inventory.N803"/>
    </style:style>
    <style:style style:name="ce6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04]" style:apply-style-name="cf2" style:base-cell-address="Inventory.N804"/>
    </style:style>
    <style:style style:name="ce6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05]" style:apply-style-name="cf2" style:base-cell-address="Inventory.N805"/>
    </style:style>
    <style:style style:name="ce6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06]" style:apply-style-name="cf2" style:base-cell-address="Inventory.N806"/>
    </style:style>
    <style:style style:name="ce62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07]" style:apply-style-name="cf2" style:base-cell-address="Inventory.N807"/>
    </style:style>
    <style:style style:name="ce62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map style:condition="cell-content()&lt;=[.O808]" style:apply-style-name="cf2" style:base-cell-address="Inventory.N808"/>
    </style:style>
    <style:style style:name="ce6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09]" style:apply-style-name="cf2" style:base-cell-address="Inventory.N809"/>
    </style:style>
    <style:style style:name="ce6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10]" style:apply-style-name="cf2" style:base-cell-address="Inventory.N810"/>
    </style:style>
    <style:style style:name="ce6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11]" style:apply-style-name="cf2" style:base-cell-address="Inventory.N811"/>
    </style:style>
    <style:style style:name="ce62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12]" style:apply-style-name="cf2" style:base-cell-address="Inventory.N812"/>
    </style:style>
    <style:style style:name="ce63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13]" style:apply-style-name="cf2" style:base-cell-address="Inventory.N813"/>
    </style:style>
    <style:style style:name="ce63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15]" style:apply-style-name="cf2" style:base-cell-address="Inventory.N815"/>
    </style:style>
    <style:style style:name="ce6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16]" style:apply-style-name="cf2" style:base-cell-address="Inventory.N816"/>
    </style:style>
    <style:style style:name="ce6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22]" style:apply-style-name="cf2" style:base-cell-address="Inventory.N822"/>
    </style:style>
    <style:style style:name="ce64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24]" style:apply-style-name="cf2" style:base-cell-address="Inventory.N824"/>
    </style:style>
    <style:style style:name="ce64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25]" style:apply-style-name="cf2" style:base-cell-address="Inventory.N825"/>
    </style:style>
    <style:style style:name="ce65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26]" style:apply-style-name="cf2" style:base-cell-address="Inventory.N826"/>
    </style:style>
    <style:style style:name="ce65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27]" style:apply-style-name="cf2" style:base-cell-address="Inventory.N827"/>
    </style:style>
    <style:style style:name="ce65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32]" style:apply-style-name="cf2" style:base-cell-address="Inventory.N832"/>
    </style:style>
    <style:style style:name="ce65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33]" style:apply-style-name="cf2" style:base-cell-address="Inventory.N833"/>
    </style:style>
    <style:style style:name="ce65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34]" style:apply-style-name="cf2" style:base-cell-address="Inventory.N834"/>
    </style:style>
    <style:style style:name="ce66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35]" style:apply-style-name="cf2" style:base-cell-address="Inventory.N835"/>
    </style:style>
    <style:style style:name="ce66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36]" style:apply-style-name="cf2" style:base-cell-address="Inventory.N836"/>
    </style:style>
    <style:style style:name="ce66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37]" style:apply-style-name="cf2" style:base-cell-address="Inventory.N837"/>
    </style:style>
    <style:style style:name="ce66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38]" style:apply-style-name="cf2" style:base-cell-address="Inventory.N838"/>
    </style:style>
    <style:style style:name="ce66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39]" style:apply-style-name="cf2" style:base-cell-address="Inventory.N839"/>
    </style:style>
    <style:style style:name="ce67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40]" style:apply-style-name="cf2" style:base-cell-address="Inventory.N840"/>
    </style:style>
    <style:style style:name="ce67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41]" style:apply-style-name="cf2" style:base-cell-address="Inventory.N841"/>
    </style:style>
    <style:style style:name="ce67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42]" style:apply-style-name="cf2" style:base-cell-address="Inventory.N842"/>
    </style:style>
    <style:style style:name="ce6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43]" style:apply-style-name="cf2" style:base-cell-address="Inventory.N843"/>
    </style:style>
    <style:style style:name="ce68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45]" style:apply-style-name="cf2" style:base-cell-address="Inventory.N845"/>
    </style:style>
    <style:style style:name="ce68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46]" style:apply-style-name="cf2" style:base-cell-address="Inventory.N846"/>
    </style:style>
    <style:style style:name="ce68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47]" style:apply-style-name="cf2" style:base-cell-address="Inventory.N847"/>
    </style:style>
    <style:style style:name="ce68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48]" style:apply-style-name="cf2" style:base-cell-address="Inventory.N848"/>
    </style:style>
    <style:style style:name="ce69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50]" style:apply-style-name="cf2" style:base-cell-address="Inventory.N850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60]" style:apply-style-name="cf2" style:base-cell-address="Inventory.N860"/>
    </style:style>
    <style:style style:name="ce69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61]" style:apply-style-name="cf2" style:base-cell-address="Inventory.N861"/>
    </style:style>
    <style:style style:name="ce69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62]" style:apply-style-name="cf2" style:base-cell-address="Inventory.N862"/>
    </style:style>
    <style:style style:name="ce69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63]" style:apply-style-name="cf2" style:base-cell-address="Inventory.N863"/>
    </style:style>
    <style:style style:name="ce69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64]" style:apply-style-name="cf2" style:base-cell-address="Inventory.N864"/>
    </style:style>
    <style:style style:name="ce69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67]" style:apply-style-name="cf2" style:base-cell-address="Inventory.N867"/>
    </style:style>
    <style:style style:name="ce70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68]" style:apply-style-name="cf2" style:base-cell-address="Inventory.N868"/>
    </style:style>
    <style:style style:name="ce70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72]" style:apply-style-name="cf2" style:base-cell-address="Inventory.N872"/>
    </style:style>
    <style:style style:name="ce7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77]" style:apply-style-name="cf2" style:base-cell-address="Inventory.N877"/>
    </style:style>
    <style:style style:name="ce7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78]" style:apply-style-name="cf2" style:base-cell-address="Inventory.N878"/>
    </style:style>
    <style:style style:name="ce7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79]" style:apply-style-name="cf2" style:base-cell-address="Inventory.N879"/>
    </style:style>
    <style:style style:name="ce73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80]" style:apply-style-name="cf2" style:base-cell-address="Inventory.N880"/>
    </style:style>
    <style:style style:name="ce74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84]" style:apply-style-name="cf2" style:base-cell-address="Inventory.N884"/>
    </style:style>
    <style:style style:name="ce75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85]" style:apply-style-name="cf2" style:base-cell-address="Inventory.N885"/>
    </style:style>
    <style:style style:name="ce77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87]" style:apply-style-name="cf2" style:base-cell-address="Inventory.N887"/>
    </style:style>
    <style:style style:name="ce9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88]" style:apply-style-name="cf2" style:base-cell-address="Inventory.N888"/>
    </style:style>
    <style:style style:name="ce100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89]" style:apply-style-name="cf2" style:base-cell-address="Inventory.N889"/>
    </style:style>
    <style:style style:name="ce100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90]" style:apply-style-name="cf2" style:base-cell-address="Inventory.N890"/>
    </style:style>
    <style:style style:name="ce100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91]" style:apply-style-name="cf2" style:base-cell-address="Inventory.N891"/>
    </style:style>
    <style:style style:name="ce100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92]" style:apply-style-name="cf2" style:base-cell-address="Inventory.N892"/>
    </style:style>
    <style:style style:name="ce100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93]" style:apply-style-name="cf2" style:base-cell-address="Inventory.N893"/>
    </style:style>
    <style:style style:name="ce100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94]" style:apply-style-name="cf2" style:base-cell-address="Inventory.N894"/>
    </style:style>
    <style:style style:name="ce101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95]" style:apply-style-name="cf2" style:base-cell-address="Inventory.N895"/>
    </style:style>
    <style:style style:name="ce10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96]" style:apply-style-name="cf2" style:base-cell-address="Inventory.N896"/>
    </style:style>
    <style:style style:name="ce10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897]" style:apply-style-name="cf2" style:base-cell-address="Inventory.N897"/>
    </style:style>
    <style:style style:name="ce1014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 fo:margin-left="0cm"/>
    </style:style>
    <style:style style:name="ce10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914]" style:apply-style-name="cf2" style:base-cell-address="Inventory.N914"/>
    </style:style>
    <style:style style:name="ce101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915]" style:apply-style-name="cf2" style:base-cell-address="Inventory.N915"/>
    </style:style>
    <style:style style:name="ce10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930]" style:apply-style-name="cf2" style:base-cell-address="Inventory.N930"/>
    </style:style>
    <style:style style:name="ce10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map style:condition="cell-content()&lt;=[.O931]" style:apply-style-name="cf2" style:base-cell-address="Inventory.N931"/>
    </style:style>
    <style:style style:name="ce1020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 fo:margin-left="0cm"/>
    </style:style>
    <style:style style:name="ce710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 fo:margin-left="0cm"/>
    </style:style>
    <style:style style:name="ce102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/>
    </style:style>
    <style:style style:name="ce771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5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start" fo:margin-left="0cm"/>
    </style:style>
    <style:style style:name="ce103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139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108">
      <style:table-cell-properties fo:background-color="#b2b2b2" style:text-align-source="fix" style:repeat-content="false" fo:border="0.06pt solid #000000" style:vertical-align="automatic"/>
      <style:paragraph-properties fo:text-align="center"/>
    </style:style>
    <style:style style:name="ce1043" style:family="table-cell" style:parent-style-name="Default" style:data-style-name="N10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045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1046" style:family="table-cell" style:parent-style-name="Default" style:data-style-name="N1010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47" style:family="table-cell" style:parent-style-name="Default" style:data-style-name="N10108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</style:style>
    <style:style style:name="ce1048" style:family="table-cell" style:parent-style-name="Default" style:data-style-name="N10108">
      <style:table-cell-properties fo:background-color="#ed1c24" style:text-align-source="fix" style:repeat-content="false" fo:border="0.06pt solid #000000" style:vertical-align="automatic"/>
      <style:paragraph-properties fo:text-align="center"/>
    </style:style>
    <style:style style:name="ce1050" style:family="table-cell" style:parent-style-name="Default" style:data-style-name="N10108">
      <style:table-cell-properties fo:background-color="#000000"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10108">
      <style:table-cell-properties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5565a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96" style:family="table-cell" style:parent-style-name="Default" style:data-style-name="N0">
      <style:table-cell-properties fo:background-color="#729fcf" style:text-align-source="fix" style:repeat-content="false" fo:border="0.06pt solid #000000" style:vertical-align="automatic"/>
      <style:paragraph-properties fo:text-align="start" fo:margin-left="0cm"/>
    </style:style>
    <style:style style:name="ce1055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05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117" style:family="table-cell" style:parent-style-name="Default" style:data-style-name="N0">
      <style:text-properties fo:font-weight="bold" style:font-weight-asian="bold" style:font-weight-complex="bold"/>
    </style:style>
    <style:style style:name="ce111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0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6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0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22" style:family="table-cell" style:parent-style-name="Default" style:data-style-name="N0">
      <style:table-cell-properties style:vertical-align="top"/>
    </style:style>
    <style:style style:name="ce11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125" style:family="table-cell" style:parent-style-name="Default" style:data-style-name="N0">
      <style:table-cell-properties fo:background-color="#ed1c24"/>
    </style:style>
    <style:style style:name="ce1126" style:family="table-cell" style:parent-style-name="Default" style:data-style-name="N0">
      <style:table-cell-properties fo:background-color="#000000"/>
    </style:style>
    <style:style style:name="ce1074" style:family="table-cell" style:parent-style-name="Default">
      <style:table-cell-properties fo:background-color="transparent"/>
    </style:style>
    <style:style style:name="ce106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3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1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34" style:family="table-cell" style:parent-style-name="Default" style:data-style-name="N0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color="#ff8000"/>
    </style:style>
    <style:style style:name="ce1137" style:family="table-cell" style:parent-style-name="Default" style:data-style-name="N0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55308d"/>
    </style:style>
    <style:style style:name="ce1138" style:family="table-cell" style:parent-style-name="Default" style:data-style-name="N0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114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41" style:family="table-cell" style:parent-style-name="Default" style:data-style-name="N0">
      <style:table-cell-properties fo:border-bottom="none" fo:border-left="0.06pt solid #000000" fo:border-right="none" fo:border-top="none"/>
      <style:map style:condition="cell-content()&lt;=[.F547]" style:apply-style-name="cf2" style:base-cell-address="WO_EASAs.D652"/>
    </style:style>
    <style:style style:name="ce1144" style:family="table-cell" style:parent-style-name="Default" style:data-style-name="N0">
      <style:table-cell-properties fo:border-bottom="none" fo:border-left="0.06pt solid #000000" fo:border-right="none" fo:border-top="none"/>
      <style:map style:condition="cell-content()&lt;=[.F548]" style:apply-style-name="cf2" style:base-cell-address="WO_EASAs.D653"/>
    </style:style>
    <style:style style:name="ce1145" style:family="table-cell" style:parent-style-name="Default" style:data-style-name="N0">
      <style:table-cell-properties fo:border-bottom="none" fo:border-left="0.06pt solid #000000" fo:border-right="none" fo:border-top="none"/>
      <style:map style:condition="cell-content()&lt;=[.F563]" style:apply-style-name="cf2" style:base-cell-address="WO_EASAs.D668"/>
    </style:style>
    <style:style style:name="ce1148" style:family="table-cell" style:parent-style-name="Default" style:data-style-name="N0">
      <style:table-cell-properties fo:border-bottom="none" fo:border-left="0.06pt solid #000000" fo:border-right="none" fo:border-top="none"/>
      <style:map style:condition="cell-content()&lt;=[.F564]" style:apply-style-name="cf2" style:base-cell-address="WO_EASAs.D669"/>
    </style:style>
    <style:style style:name="ce1149" style:family="table-cell" style:parent-style-name="Default" style:data-style-name="N0">
      <style:table-cell-properties fo:background-color="#ed1c24" style:text-align-source="fix" style:repeat-content="false" fo:border="0.06pt solid #000000" style:vertical-align="middle"/>
      <style:paragraph-properties fo:text-align="center"/>
    </style:style>
    <style:style style:name="ce1150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1151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52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153" style:family="table-cell" style:parent-style-name="Default" style:data-style-name="N0">
      <style:table-cell-properties fo:border-bottom="none" fo:background-color="#000000" fo:border-left="0.06pt solid #000000" fo:border-right="none" fo:border-top="none"/>
      <style:text-properties fo:color="#000000"/>
    </style:style>
    <style:style style:name="ce1154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/>
      <style:map style:condition="cell-content()&lt;=[.F547]" style:apply-style-name="cf2" style:base-cell-address="WO_EASAs.D652"/>
    </style:style>
    <style:style style:name="ce1155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/>
      <style:map style:condition="cell-content()&lt;=[.F548]" style:apply-style-name="cf2" style:base-cell-address="WO_EASAs.D653"/>
    </style:style>
    <style:style style:name="ce1156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/>
      <style:map style:condition="cell-content()&lt;=[.F563]" style:apply-style-name="cf2" style:base-cell-address="WO_EASAs.D668"/>
    </style:style>
    <style:style style:name="ce1157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/>
      <style:map style:condition="cell-content()&lt;=[.F564]" style:apply-style-name="cf2" style:base-cell-address="WO_EASAs.D669"/>
    </style:style>
    <style:style style:name="ce1158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9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160" style:family="table-cell" style:parent-style-name="Default" style:data-style-name="N0">
      <style:table-cell-properties fo:background-color="#000000" style:vertical-align="top"/>
    </style:style>
    <style:style style:name="ce116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cm"/>
    </style:style>
    <style:style style:name="ce1162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16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6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16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16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6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1170" style:family="table-cell" style:parent-style-name="Default" style:data-style-name="N0">
      <style:table-cell-properties fo:background-color="#ffff99" style:text-align-source="fix" style:repeat-content="false" fo:border="0.06pt solid #000000" style:vertical-align="top"/>
      <style:paragraph-properties fo:text-align="center"/>
      <style:map style:condition="cell-content()!=&quot;&quot;" style:apply-style-name="cf1" style:base-cell-address="Parts.G16"/>
    </style:style>
    <style:style style:name="ce1188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9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map style:condition="cell-content()&lt;=[.O16]" style:apply-style-name="cf2" style:base-cell-address="Parts.N16"/>
    </style:style>
    <style:style style:name="ce1196" style:family="table-cell" style:parent-style-name="Default" style:data-style-name="N10108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197" style:family="table-cell" style:parent-style-name="Default" style:data-style-name="N10108">
      <style:table-cell-properties style:text-align-source="fix" style:repeat-content="false" fo:border="0.06pt solid #000000" style:vertical-align="top"/>
      <style:paragraph-properties fo:text-align="center"/>
    </style:style>
    <style:style style:name="gr2" style:family="graphic">
      <style:graphic-properties draw:stroke="solid" svg:stroke-color="#000000" draw:marker-start="Extrémités_20_de_20_flèche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color="#000000" draw:marker-start="Extrémités_20_de_20_flèche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color="#000000" draw:marker-start="Extrémités_20_de_20_flèche_20_1" draw:marker-start-width="0.2cm" draw:marker-start-center="false" draw:fill="solid" draw:fill-color="#ffffc0" draw:textarea-horizontal-align="left" draw:auto-grow-height="true" draw:auto-grow-width="true" fo:min-height="0.791cm" fo:min-width="4.65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color="#000000" draw:marker-start="Extrémités_20_de_20_flèche_20_1" draw:marker-start-width="0.2cm" draw:marker-start-center="false" draw:fill="solid" draw:fill-color="#ffffc0" draw:textarea-horizontal-align="left" draw:auto-grow-height="true" draw:auto-grow-width="true" fo:min-height="0.791cm" fo:min-width="6.16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color="#000000" draw:marker-start="Extrémités_20_de_20_flèche_20_1" draw:marker-start-width="0.2cm" draw:marker-start-center="false" draw:fill="solid" draw:fill-color="#ffffc0" draw:textarea-horizontal-align="left" draw:auto-grow-height="true" draw:auto-grow-width="true" fo:min-height="0.791cm" fo:min-width="5.8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textarea-horizontal-align="left" draw:auto-grow-height="true" draw:auto-grow-width="true" fo:min-height="1.599cm" fo:min-width="6.73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color="#000000" draw:marker-start="Extrémités_20_de_20_flèche_20_1" draw:marker-start-width="0.2cm" draw:marker-start-center="false" draw:fill="solid" draw:fill-color="#ffffc0" draw:textarea-horizontal-align="left" draw:auto-grow-height="true" draw:auto-grow-width="true" fo:min-height="0.791cm" fo:min-width="4.86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textarea-horizontal-align="left" draw:auto-grow-height="true" draw:auto-grow-width="true" fo:min-height="1.599cm" fo:min-width="5.57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Extrémités_20_de_20_flèche_20_1" draw:marker-start-width="0.2cm" draw:marker-start-center="false" draw:fill="solid" draw:fill-color="#ffffc0" draw:textarea-horizontal-align="left" draw:auto-grow-height="true" draw:auto-grow-width="true" fo:min-height="1.599cm" fo:min-width="2.63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Extrémités_20_de_20_flèche_20_1" draw:marker-start-width="0.2cm" draw:marker-start-center="false" draw:fill="solid" draw:fill-color="#ffffc0" draw:textarea-horizontal-align="left" draw:auto-grow-height="true" draw:auto-grow-width="true" fo:min-height="1.599cm" fo:min-width="2.375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Arial" style:font-family-generic="swis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/>
    </style:style>
    <style:style style:name="T4" style:family="text">
      <style:text-properties style:font-name="Ubuntu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Inventory" table:style-name="ta4">
        <office:forms form:automatic-focus="false" form:apply-design-mode="false"/>
        <table:table-column table:style-name="co33" table:default-cell-style-name="ce258"/>
        <table:table-column table:style-name="co34" table:default-cell-style-name="ce178"/>
        <table:table-column table:style-name="co34" table:default-cell-style-name="ce245"/>
        <table:table-column table:style-name="co35" table:default-cell-style-name="ce145"/>
        <table:table-column table:style-name="co36" table:default-cell-style-name="ce160"/>
        <table:table-column table:style-name="co37" table:default-cell-style-name="ce331"/>
        <table:table-column table:style-name="co6" table:visibility="collapse" table:default-cell-style-name="ce331"/>
        <table:table-column table:style-name="co38" table:default-cell-style-name="ce519"/>
        <table:table-column table:style-name="co39" table:default-cell-style-name="ce352"/>
        <table:table-column table:style-name="co9" table:number-columns-repeated="4" table:default-cell-style-name="ce352"/>
        <table:table-column table:style-name="co34" table:number-columns-repeated="2" table:default-cell-style-name="ce28"/>
        <table:table-column table:style-name="co40" table:number-columns-repeated="2" table:default-cell-style-name="ce28"/>
        <table:table-column table:style-name="co41" table:default-cell-style-name="ce28"/>
        <table:table-column table:style-name="co42" table:default-cell-style-name="ce160"/>
        <table:table-column table:style-name="co9" table:default-cell-style-name="ce630"/>
        <table:table-column table:style-name="co43" table:default-cell-style-name="ce630"/>
        <table:table-column table:style-name="co44" table:default-cell-style-name="ce160"/>
        <table:table-column table:style-name="co9" table:number-columns-repeated="1001" table:default-cell-style-name="ce201"/>
        <table:table-column table:style-name="co15" table:default-cell-style-name="Default"/>
        <table:table-row table:style-name="ro1">
          <table:table-cell table:style-name="ce134" office:value-type="string" calcext:value-type="string" table:number-columns-spanned="1" table:number-rows-spanned="3">
            <text:p>Inventaire tournant hebdomadaire</text:p>
          </table:table-cell>
          <table:table-cell table:style-name="ce175" office:value-type="string" calcext:value-type="string" table:number-columns-spanned="2" table:number-rows-spanned="1">
            <text:p>Rangement</text:p>
          </table:table-cell>
          <table:covered-table-cell table:style-name="ce218"/>
          <table:table-cell table:style-name="ce102" office:value-type="string" calcext:value-type="string" table:number-columns-spanned="1" table:number-rows-spanned="3">
            <text:p>Description</text:p>
          </table:table-cell>
          <table:table-cell table:style-name="ce284" office:value-type="string" calcext:value-type="string" table:number-columns-spanned="1" table:number-rows-spanned="3">
            <text:p>Providers</text:p>
          </table:table-cell>
          <table:table-cell table:style-name="ce328" office:value-type="string" calcext:value-type="string" table:number-columns-spanned="1" table:number-rows-spanned="3">
            <text:p>PN</text:p>
          </table:table-cell>
          <table:table-cell table:style-name="ce328" office:value-type="string" calcext:value-type="string" table:number-columns-spanned="1" table:number-rows-spanned="3">
            <text:p>SN</text:p>
          </table:table-cell>
          <table:table-cell table:style-name="ce233" office:value-type="string" calcext:value-type="string" table:number-columns-spanned="1" table:number-rows-spanned="3">
            <text:p>Order</text:p>
          </table:table-cell>
          <table:table-cell table:style-name="ce284" office:value-type="string" calcext:value-type="string" table:number-columns-spanned="5" table:number-rows-spanned="1">
            <text:p>Avion</text:p>
          </table:table-cell>
          <table:covered-table-cell table:number-columns-repeated="4"/>
          <table:table-cell table:style-name="ce276" office:value-type="string" calcext:value-type="string" table:number-columns-spanned="1" table:number-rows-spanned="3">
            <text:p>Quantity</text:p>
          </table:table-cell>
          <table:table-cell table:style-name="ce276" office:value-type="string" calcext:value-type="string" table:number-columns-spanned="1" table:number-rows-spanned="3">
            <text:p>Minimum</text:p>
          </table:table-cell>
          <table:table-cell table:style-name="ce771" office:value-type="string" calcext:value-type="string" table:number-columns-spanned="1" table:number-rows-spanned="3">
            <text:p>50H</text:p>
          </table:table-cell>
          <table:table-cell table:style-name="ce771" office:value-type="string" calcext:value-type="string" table:number-columns-spanned="1" table:number-rows-spanned="3">
            <text:p>100H</text:p>
          </table:table-cell>
          <table:table-cell table:style-name="ce959" office:value-type="string" calcext:value-type="string" table:number-columns-spanned="1" table:number-rows-spanned="3">
            <text:p>200H ou Annuelle</text:p>
          </table:table-cell>
          <table:table-cell table:style-name="ce177" office:value-type="string" calcext:value-type="string" table:number-columns-spanned="1" table:number-rows-spanned="3">
            <text:p>Providers</text:p>
            <text:p>(ATCF)</text:p>
          </table:table-cell>
          <table:table-cell table:style-name="ce139" office:value-type="string" calcext:value-type="string" table:number-columns-spanned="1" table:number-rows-spanned="3">
            <text:p>Cost</text:p>
            <text:p>(Estimate)</text:p>
          </table:table-cell>
          <table:table-cell table:style-name="ce139" office:value-type="string" calcext:value-type="string" table:number-columns-spanned="1" table:number-rows-spanned="3">
            <text:p>Stock</text:p>
            <text:p>(Estimate (HT))</text:p>
          </table:table-cell>
          <table:table-cell table:style-name="ce177" office:value-type="string" calcext:value-type="string" table:number-columns-spanned="1" table:number-rows-spanned="3">
            <text:p>Remarks</text:p>
          </table:table-cell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2">
          <table:covered-table-cell table:style-name="ce2"/>
          <table:table-cell table:style-name="ce175" office:value-type="string" calcext:value-type="string" table:number-columns-spanned="1" table:number-rows-spanned="2">
            <text:p>Rayonnage</text:p>
          </table:table-cell>
          <table:table-cell table:style-name="ce220" office:value-type="string" calcext:value-type="string" table:number-columns-spanned="1" table:number-rows-spanned="2">
            <text:p>Etagère</text:p>
          </table:table-cell>
          <table:covered-table-cell table:style-name="ce266"/>
          <table:covered-table-cell table:style-name="ce285"/>
          <table:covered-table-cell table:number-columns-repeated="2" table:style-name="ce344"/>
          <table:covered-table-cell/>
          <table:table-cell table:style-name="ce284" office:value-type="string" calcext:value-type="string" table:number-columns-spanned="1" table:number-rows-spanned="2">
            <text:p>Aquila</text:p>
          </table:table-cell>
          <table:table-cell table:style-name="ce284" office:value-type="string" calcext:value-type="string" table:number-columns-spanned="1" table:number-rows-spanned="2">
            <text:p>PA28-181</text:p>
          </table:table-cell>
          <table:table-cell table:style-name="ce284" office:value-type="string" calcext:value-type="string" table:number-columns-spanned="1" table:number-rows-spanned="2">
            <text:p>DA40</text:p>
          </table:table-cell>
          <table:table-cell table:style-name="ce284" office:value-type="string" calcext:value-type="string" table:number-columns-spanned="2" table:number-rows-spanned="1">
            <text:p>Cirrus</text:p>
          </table:table-cell>
          <table:covered-table-cell table:number-columns-repeated="6"/>
          <table:covered-table-cell table:style-name="ce285"/>
          <table:covered-table-cell table:number-columns-repeated="2"/>
          <table:covered-table-cell table:style-name="ce285"/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2">
          <table:covered-table-cell table:style-name="ce2"/>
          <table:covered-table-cell/>
          <table:covered-table-cell table:style-name="ce218"/>
          <table:covered-table-cell table:style-name="ce266"/>
          <table:covered-table-cell table:style-name="ce285"/>
          <table:covered-table-cell table:number-columns-repeated="2" table:style-name="ce344"/>
          <table:covered-table-cell table:number-columns-repeated="4"/>
          <table:table-cell table:style-name="ce208" office:value-type="string" calcext:value-type="string">
            <text:p>SR20</text:p>
          </table:table-cell>
          <table:table-cell table:style-name="ce208" office:value-type="string" calcext:value-type="string">
            <text:p>SR22</text:p>
          </table:table-cell>
          <table:covered-table-cell table:number-columns-repeated="5"/>
          <table:covered-table-cell table:style-name="ce285"/>
          <table:covered-table-cell table:number-columns-repeated="2"/>
          <table:covered-table-cell table:style-name="ce285"/>
          <table:table-cell table:style-name="ce1117" office:value-type="string" calcext:value-type="string">
            <text:p>Price HT 2021</text:p>
          </table:table-cell>
          <table:table-cell table:style-name="ce1117" office:value-type="string" calcext:value-type="string">
            <text:p>Supplier 2021</text:p>
          </table:table-cell>
          <table:table-cell table:style-name="ce1117" office:value-type="string" calcext:value-type="string">
            <text:p>Price HT 2020</text:p>
          </table:table-cell>
          <table:table-cell table:style-name="ce1117" office:value-type="string" calcext:value-type="string">
            <text:p>Supplier 2020</text:p>
          </table:table-cell>
          <table:table-cell table:style-name="ce1117" office:value-type="string" calcext:value-type="string">
            <text:p>Price HT 2019</text:p>
          </table:table-cell>
          <table:table-cell table:style-name="ce1117" office:value-type="string" calcext:value-type="string">
            <text:p>Supplier 2019</text:p>
          </table:table-cell>
          <table:table-cell table:style-name="ce1117" table:number-columns-repeated="37"/>
          <table:table-cell table:style-name="Default" table:number-columns-repeated="958"/>
          <table:table-cell/>
        </table:table-row>
        <table:table-row table:style-name="ro2">
          <table:table-cell table:style-name="ce134" office:value-type="string" calcext:value-type="string" table:number-columns-spanned="1" table:number-rows-spanned="2">
            <text:p>1 étagère / semaine</text:p>
          </table:table-cell>
          <table:table-cell table:style-name="ce53" office:value-type="string" calcext:value-type="string" table:number-columns-spanned="19" table:number-rows-spanned="1">
            <text:p>Total Stock (HT)</text:p>
          </table:table-cell>
          <table:covered-table-cell table:style-name="ce218"/>
          <table:covered-table-cell table:style-name="ce266"/>
          <table:covered-table-cell table:style-name="ce285"/>
          <table:covered-table-cell table:number-columns-repeated="2" table:style-name="ce344"/>
          <table:covered-table-cell table:number-columns-repeated="11"/>
          <table:covered-table-cell table:style-name="ce285"/>
          <table:covered-table-cell/>
          <table:table-cell table:style-name="ce5" table:formula="of:=SUM([.U6:.U868])" office:value-type="string" office:string-value="" calcext:value-type="error">
            <text:p>#VALEUR !</text:p>
          </table:table-cell>
          <table:table-cell table:style-name="ce6"/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3">
          <table:covered-table-cell table:style-name="ce2"/>
          <table:table-cell table:style-name="ce180" table:number-columns-spanned="3" table:number-rows-spanned="1"/>
          <table:covered-table-cell table:style-name="ce218"/>
          <table:covered-table-cell table:style-name="ce266"/>
          <table:table-cell table:style-name="ce18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175" office:value-type="string" calcext:value-type="string" table:number-columns-spanned="2" table:number-rows-spanned="10">
            <text:p>Tires</text:p>
            <text:p>(M) Main</text:p>
            <text:p>(N) Nose</text:p>
          </table:table-cell>
          <table:covered-table-cell table:style-name="ce218"/>
          <table:table-cell table:style-name="ce106" office:value-type="string" calcext:value-type="string">
            <text:p>Tire 5.00-5 (MFG:301-016-006 MPH:160)</text:p>
          </table:table-cell>
          <table:table-cell office:value-type="string" calcext:value-type="string">
            <text:p>GoodYear</text:p>
          </table:table-cell>
          <table:table-cell table:style-name="ce160" office:value-type="string" calcext:value-type="string">
            <text:p>505C66-5</text:p>
          </table:table-cell>
          <table:table-cell table:style-name="ce160"/>
          <table:table-cell table:style-name="ce205"/>
          <table:table-cell table:style-name="ce234" office:value-type="string" calcext:value-type="string">
            <text:p>X (M) (N)</text:p>
          </table:table-cell>
          <table:table-cell table:style-name="ce259"/>
          <table:table-cell table:style-name="ce234" office:value-type="string" calcext:value-type="string">
            <text:p>X (N)</text:p>
          </table:table-cell>
          <table:table-cell table:style-name="ce236" office:value-type="string" calcext:value-type="string">
            <office:annotation draw:style-name="gr3" draw:text-style-name="P2" svg:width="2.884cm" svg:height="1.376cm" svg:x="35.07cm" svg:y="1.81cm" draw:caption-point-x="-0.672cm" draw:caption-point-y="1.599cm">
              <dc:date>2021-02-09T00:00:00</dc:date>
              <text:p text:style-name="P1"><text:span text:style-name="T1">Type III required</text:span></text:p>
              <text:p text:style-name="P1"><text:span text:style-name="T1">160 mph</text:span></text:p>
              <text:p text:style-name="P1"><text:span text:style-name="T1">(FM SR20)</text:span></text:p>
            </office:annotation>
            <text:p>X (N)</text:p>
          </table:table-cell>
          <table:table-cell table:style-name="ce236" office:value-type="string" calcext:value-type="string">
            <office:annotation draw:style-name="gr3" draw:text-style-name="P2" svg:width="2.884cm" svg:height="1.376cm" svg:x="37.319cm" svg:y="1.81cm" draw:caption-point-x="-0.672cm" draw:caption-point-y="1.599cm">
              <dc:date>2021-02-09T00:00:00</dc:date>
              <text:p text:style-name="P1"><text:span text:style-name="T1">Type III required</text:span></text:p>
              <text:p text:style-name="P1"><text:span text:style-name="T1">160 mph</text:span></text:p>
              <text:p text:style-name="P1"><text:span text:style-name="T1">(FM SR22)</text:span></text:p>
            </office:annotation>
            <text:p>X (N)</text:p>
          </table:table-cell>
          <table:table-cell table:style-name="ce28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viapneus</text:p>
          </table:table-cell>
          <table:table-cell office:value-type="currency" office:currency="EUR" office:value="191" calcext:value-type="currency">
            <text:p>191,00 €</text:p>
          </table:table-cell>
          <table:table-cell table:formula="of:=[.N6]*[.T6]" office:value-type="currency" office:currency="EUR" office:value="764" calcext:value-type="currency">
            <text:p>764,00 €</text:p>
          </table:table-cell>
          <table:table-cell office:value-type="string" calcext:value-type="string">
            <text:p>Pneus</text:p>
          </table:table-cell>
          <table:table-cell table:number-columns-repeated="1002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covered-table-cell/>
          <table:covered-table-cell table:style-name="ce218"/>
          <table:table-cell table:style-name="ce106" office:value-type="string" calcext:value-type="string">
            <text:p>Tire 5.00-5 (Michelin AIR 5.00-5-6-120)</text:p>
          </table:table-cell>
          <table:table-cell office:value-type="string" calcext:value-type="string">
            <text:p>Michelin</text:p>
          </table:table-cell>
          <table:table-cell table:style-name="ce160" office:value-type="string" calcext:value-type="string">
            <text:p>070-312-00</text:p>
          </table:table-cell>
          <table:table-cell table:style-name="ce160"/>
          <table:table-cell table:style-name="ce205"/>
          <table:table-cell table:style-name="ce236" office:value-type="string" calcext:value-type="string">
            <text:p>X (M) (N)</text:p>
          </table:table-cell>
          <table:table-cell table:style-name="ce259"/>
          <table:table-cell table:style-name="ce236" office:value-type="string" calcext:value-type="string">
            <office:annotation draw:style-name="gr4" draw:text-style-name="P2" svg:width="4.853cm" svg:height="0.991cm" svg:x="32.821cm" svg:y="2.265cm" draw:caption-point-x="-0.672cm" draw:caption-point-y="1.631cm">
              <dc:date>2024-07-11T00:00:00</dc:date>
              <text:p text:style-name="P1"><text:span text:style-name="T1">Type II Required <text:s/>120 mph</text:span></text:p>
              <text:p text:style-name="P1"><text:span text:style-name="T1">(AMM DA40 06-00-00 Page 4</text:span></text:p>
            </office:annotation>
            <text:p>X (N)</text:p>
          </table:table-cell>
          <table:table-cell table:number-columns-repeated="2"/>
          <table:table-cell table:style-name="ce2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ristal</text:p>
          </table:table-cell>
          <table:table-cell office:value-type="currency" office:currency="EUR" office:value="149" calcext:value-type="currency">
            <text:p>149,00 €</text:p>
          </table:table-cell>
          <table:table-cell table:formula="of:=[.N7]*[.T7]" office:value-type="currency" office:currency="EUR" office:value="298" calcext:value-type="currency">
            <text:p>298,00 €</text:p>
          </table:table-cell>
          <table:table-cell table:number-columns-repeated="1003"/>
        </table:table-row>
        <table:table-row table:style-name="ro3">
          <table:table-cell table:style-name="ce4"/>
          <table:covered-table-cell/>
          <table:covered-table-cell table:style-name="ce218"/>
          <table:table-cell table:style-name="ce106" office:value-type="string" calcext:value-type="string">
            <text:p>Tire 5.00-5 (MPH:120)</text:p>
          </table:table-cell>
          <table:table-cell office:value-type="string" calcext:value-type="string">
            <text:p>Goodyear</text:p>
          </table:table-cell>
          <table:table-cell table:style-name="ce160" office:value-type="string" calcext:value-type="string">
            <text:p>505C61-8</text:p>
          </table:table-cell>
          <table:table-cell table:style-name="ce160"/>
          <table:table-cell table:style-name="ce205"/>
          <table:table-cell table:style-name="ce236" office:value-type="string" calcext:value-type="string">
            <text:p>X (M) (N)</text:p>
          </table:table-cell>
          <table:table-cell table:style-name="ce259"/>
          <table:table-cell table:style-name="ce236" office:value-type="string" calcext:value-type="string">
            <office:annotation draw:style-name="gr4" draw:text-style-name="P2" svg:width="4.853cm" svg:height="0.991cm" svg:x="32.821cm" svg:y="2.752cm" draw:caption-point-x="-0.672cm" draw:caption-point-y="1.631cm">
              <dc:date>2024-07-11T00:00:00</dc:date>
              <text:p text:style-name="P1"><text:span text:style-name="T1">Type II Required <text:s/>120 mph</text:span></text:p>
              <text:p text:style-name="P1"><text:span text:style-name="T1">(AMM DA40 06-00-00 Page 4</text:span></text:p>
            </office:annotation>
            <text:p>X (N)</text:p>
          </table:table-cell>
          <table:table-cell table:number-columns-repeated="2"/>
          <table:table-cell table:style-name="ce28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covered-table-cell/>
          <table:covered-table-cell table:style-name="ce218"/>
          <table:table-cell table:style-name="ce106" office:value-type="string" calcext:value-type="string">
            <text:p>Tire 15x6.00-6 (MFG: 301-249-006 MPH:160)</text:p>
          </table:table-cell>
          <table:table-cell office:value-type="string" calcext:value-type="string">
            <text:p>GoodYear</text:p>
          </table:table-cell>
          <table:table-cell table:style-name="ce160" office:value-type="string" calcext:value-type="string">
            <text:p>156E66-4</text:p>
          </table:table-cell>
          <table:table-cell table:style-name="ce160"/>
          <table:table-cell table:style-name="ce205"/>
          <table:table-cell/>
          <table:table-cell table:style-name="ce236" office:value-type="string" calcext:value-type="string">
            <text:p>X (M)(N)</text:p>
          </table:table-cell>
          <table:table-cell table:style-name="ce259"/>
          <table:table-cell table:style-name="ce236" office:value-type="string" calcext:value-type="string">
            <office:annotation draw:style-name="gr5" draw:text-style-name="P2" svg:width="6.364cm" svg:height="0.991cm" svg:x="35.07cm" svg:y="3.181cm" draw:caption-point-x="-0.672cm" draw:caption-point-y="1.689cm">
              <dc:date>2024-07-14T00:00:00</dc:date>
              <text:p text:style-name="P1"><text:span text:style-name="T1">Type III required 160 mph (AMM SR20)</text:span></text:p>
              <text:p text:style-name="P1"><text:span text:style-name="T1">Doc GoodYear</text:span></text:p>
            </office:annotation>
            <text:p>X (M)</text:p>
          </table:table-cell>
          <table:table-cell table:style-name="ce236" office:value-type="string" calcext:value-type="string">
            <office:annotation draw:style-name="gr3" draw:text-style-name="P2" svg:width="2.884cm" svg:height="1.376cm" svg:x="37.319cm" svg:y="3.181cm" draw:caption-point-x="-0.672cm" draw:caption-point-y="1.689cm">
              <dc:date>2021-02-09T00:00:00</dc:date>
              <text:p text:style-name="P1"><text:span text:style-name="T1">Type III required</text:span></text:p>
              <text:p text:style-name="P1"><text:span text:style-name="T1">160 mph</text:span></text:p>
              <text:p text:style-name="P1"><text:span text:style-name="T1">(FM SR22)</text:span></text:p>
            </office:annotation>
            <text:p>X (M)</text:p>
          </table:table-cell>
          <table:table-cell table:style-name="ce28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viapneus</text:p>
          </table:table-cell>
          <table:table-cell office:value-type="currency" office:currency="EUR" office:value="271.05" calcext:value-type="currency">
            <text:p>271,05 €</text:p>
          </table:table-cell>
          <table:table-cell table:formula="of:=[.N9]*[.T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8">
          <table:table-cell table:style-name="ce4" office:value-type="float" office:value="41" calcext:value-type="float">
            <text:p>41</text:p>
          </table:table-cell>
          <table:covered-table-cell/>
          <table:covered-table-cell table:style-name="ce218"/>
          <table:table-cell table:style-name="ce106" office:value-type="string" calcext:value-type="string">
            <text:p>Tire 15x6.00-6 (Michelin Pilot 15X6.00-6 SR160)</text:p>
          </table:table-cell>
          <table:table-cell office:value-type="string" calcext:value-type="string">
            <text:p>Michelin</text:p>
          </table:table-cell>
          <table:table-cell table:style-name="ce160" office:value-type="string" calcext:value-type="string">
            <text:p>025-501-0</text:p>
          </table:table-cell>
          <table:table-cell table:style-name="ce160"/>
          <table:table-cell table:style-name="ce205"/>
          <table:table-cell/>
          <table:table-cell table:style-name="Default"/>
          <table:table-cell table:style-name="ce259"/>
          <table:table-cell table:style-name="ce236" office:value-type="string" calcext:value-type="string">
            <office:annotation draw:style-name="gr6" draw:text-style-name="P2" svg:width="6.051cm" svg:height="0.991cm" svg:x="35.07cm" svg:y="3.658cm" draw:caption-point-x="-0.672cm" draw:caption-point-y="1.698cm">
              <dc:date>2024-07-14T00:00:00</dc:date>
              <text:p text:style-name="P1"><text:span text:style-name="T1">Type III required 160 mph (FM SR20)</text:span></text:p>
              <text:p text:style-name="P1"><text:span text:style-name="T1"/></text:p>
            </office:annotation>
            <text:p>X (M)</text:p>
          </table:table-cell>
          <table:table-cell table:style-name="ce236" office:value-type="string" calcext:value-type="string">
            <office:annotation draw:style-name="gr3" draw:text-style-name="P2" svg:width="2.884cm" svg:height="1.376cm" svg:x="37.319cm" svg:y="3.658cm" draw:caption-point-x="-0.672cm" draw:caption-point-y="1.698cm">
              <dc:date>2021-02-09T00:00:00</dc:date>
              <text:p text:style-name="P1"><text:span text:style-name="T1">Type III required</text:span></text:p>
              <text:p text:style-name="P1"><text:span text:style-name="T1">160 mph</text:span></text:p>
              <text:p text:style-name="P1"><text:span text:style-name="T1">(FM SR22)</text:span></text:p>
            </office:annotation>
            <text:p>X (M)</text:p>
          </table:table-cell>
          <table:table-cell table:style-name="ce28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ristal</text:p>
          </table:table-cell>
          <table:table-cell office:value-type="currency" office:currency="EUR" office:value="269" calcext:value-type="currency">
            <text:p>269,00 €</text:p>
          </table:table-cell>
          <table:table-cell table:formula="of:=[.N10]*[.T10]" office:value-type="currency" office:currency="EUR" office:value="1345" calcext:value-type="currency">
            <text:p>1 345,00 €</text:p>
          </table:table-cell>
          <table:table-cell table:number-columns-repeated="1003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covered-table-cell/>
          <table:covered-table-cell table:style-name="ce218"/>
          <table:table-cell table:style-name="ce106" office:value-type="string" calcext:value-type="string">
            <text:p>Tire 6.00-6 (120 MPH)</text:p>
          </table:table-cell>
          <table:table-cell office:value-type="string" calcext:value-type="string">
            <text:p>GoodYear</text:p>
          </table:table-cell>
          <table:table-cell table:style-name="ce160" office:value-type="string" calcext:value-type="string">
            <text:p>606C61B1</text:p>
          </table:table-cell>
          <table:table-cell table:style-name="ce160"/>
          <table:table-cell table:style-name="ce205"/>
          <table:table-cell/>
          <table:table-cell table:style-name="ce236" office:value-type="string" calcext:value-type="string">
            <office:annotation draw:style-name="gr7" draw:text-style-name="P2" svg:width="6.939cm" svg:height="1.799cm" svg:x="30.51cm" svg:y="4.346cm" draw:caption-point-x="-0.61cm" draw:caption-point-y="1.51cm">
              <dc:date>2024-07-14T00:00:00</dc:date>
              <text:p text:style-name="P1"><text:span text:style-name="T2">IPC PA-28-181 1b19 p2</text:span></text:p>
              <text:p text:style-name="P1"><text:span text:style-name="T2">Tire, Main / Nose 6:00 x 6, 4 Ply Rating</text:span></text:p>
            </office:annotation>
            <text:p>X (M) X(N)</text:p>
          </table:table-cell>
          <table:table-cell table:style-name="ce236" office:value-type="string" calcext:value-type="string">
            <office:annotation draw:style-name="gr8" draw:text-style-name="P2" svg:width="5.069cm" svg:height="0.991cm" svg:x="32.821cm" svg:y="4.094cm" draw:caption-point-x="-0.672cm" draw:caption-point-y="1.762cm">
              <dc:date>2024-07-11T00:00:00</dc:date>
              <text:p text:style-name="P1"><text:span text:style-name="T1">Type II required 120 mph</text:span></text:p>
              <text:p text:style-name="P1"><text:span text:style-name="T1">(AMM DA40 <text:s/>06-00-00 Page 4)</text:span></text:p>
            </office:annotation>
            <text:p>X (M)</text:p>
          </table:table-cell>
          <table:table-cell table:style-name="ce259" table:number-columns-repeated="2"/>
          <table:table-cell table:style-name="ce29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viapneus</text:p>
          </table:table-cell>
          <table:table-cell office:value-type="currency" office:currency="EUR" office:value="120.1" calcext:value-type="currency">
            <text:p>120,10 €</text:p>
          </table:table-cell>
          <table:table-cell table:formula="of:=[.N11]*[.T11]" office:value-type="currency" office:currency="EUR" office:value="480.4" calcext:value-type="currency">
            <text:p>480,40 €</text:p>
          </table:table-cell>
          <table:table-cell office:value-type="string" calcext:value-type="string">
            <text:p>Pneus</text:p>
          </table:table-cell>
          <table:table-cell table:number-columns-repeated="1002"/>
        </table:table-row>
        <table:table-row table:style-name="ro3">
          <table:table-cell table:style-name="ce4"/>
          <table:covered-table-cell/>
          <table:covered-table-cell table:style-name="ce218"/>
          <table:table-cell table:style-name="ce106" office:value-type="string" calcext:value-type="string">
            <text:p>Tire 6.00-6 (120 MPH)</text:p>
          </table:table-cell>
          <table:table-cell office:value-type="string" calcext:value-type="string">
            <text:p>GoodYear</text:p>
          </table:table-cell>
          <table:table-cell table:style-name="ce160" office:value-type="string" calcext:value-type="string">
            <text:p>606C66-8</text:p>
          </table:table-cell>
          <table:table-cell table:style-name="ce160"/>
          <table:table-cell table:style-name="ce205"/>
          <table:table-cell/>
          <table:table-cell table:style-name="ce236" office:value-type="string" calcext:value-type="string">
            <office:annotation draw:style-name="gr9" draw:text-style-name="P2" svg:width="5.774cm" svg:height="1.799cm" svg:x="30.51cm" svg:y="4.832cm" draw:caption-point-x="-0.61cm" draw:caption-point-y="1.51cm">
              <dc:date>2024-07-14T00:00:00</dc:date>
              <text:p text:style-name="P1"><text:span text:style-name="T2">IPC PA-28-181 1b19 p2</text:span></text:p>
              <text:p text:style-name="P1"><text:span text:style-name="T2">Tire, Nose 6:00 x 6, 4 Ply Rating</text:span></text:p>
            </office:annotation>
            <text:p>X (M)</text:p>
          </table:table-cell>
          <table:table-cell table:style-name="ce259" table:number-columns-repeated="3"/>
          <table:table-cell table:style-name="ce290"/>
          <table:table-cell table:number-columns-repeated="1010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covered-table-cell/>
          <table:covered-table-cell table:style-name="ce218"/>
          <table:table-cell table:style-name="ce106" office:value-type="string" calcext:value-type="string">
            <text:p>Tire 6.00-6 (160 MPH)</text:p>
          </table:table-cell>
          <table:table-cell office:value-type="string" calcext:value-type="string">
            <text:p>GoodYear</text:p>
          </table:table-cell>
          <table:table-cell table:style-name="ce160" office:value-type="string" calcext:value-type="string">
            <text:p>301-002-006</text:p>
          </table:table-cell>
          <table:table-cell table:style-name="ce160"/>
          <table:table-cell table:style-name="ce630"/>
          <table:table-cell table:number-columns-repeated="3"/>
          <table:table-cell table:style-name="ce259" table:number-columns-repeated="2"/>
          <table:table-cell table:style-name="ce2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1003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covered-table-cell/>
          <table:covered-table-cell table:style-name="ce218"/>
          <table:table-cell table:style-name="ce106" office:value-type="string" calcext:value-type="string">
            <text:p>Tire 5-00-5 (Tube less)</text:p>
          </table:table-cell>
          <table:table-cell office:value-type="string" calcext:value-type="string">
            <text:p>Michelin</text:p>
          </table:table-cell>
          <table:table-cell table:style-name="ce160" office:value-type="string" calcext:value-type="string">
            <text:p>070-310-0</text:p>
          </table:table-cell>
          <table:table-cell table:style-name="ce160"/>
          <table:table-cell table:style-name="ce630"/>
          <table:table-cell table:number-columns-repeated="4"/>
          <table:table-cell table:style-name="ce236" office:value-type="string" calcext:value-type="string">
            <office:annotation draw:style-name="gr10" draw:text-style-name="P2" svg:width="2.833cm" svg:height="1.799cm" svg:x="37.257cm" svg:y="5.805cm" draw:caption-point-x="-0.61cm" draw:caption-point-y="1.511cm">
              <dc:date>2023-09-15T00:00:00</dc:date>
              <text:p text:style-name="P1"><text:span text:style-name="T2">SR22 (SN:539)</text:span></text:p>
            </office:annotation>
            <text:p>X(N)</text:p>
          </table:table-cell>
          <table:table-cell table:style-name="ce2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kristal</text:p>
          </table:table-cell>
          <table:table-cell/>
          <table:table-cell table:style-name="Default"/>
          <table:table-cell table:number-columns-repeated="1003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covered-table-cell/>
          <table:covered-table-cell table:style-name="ce218"/>
          <table:table-cell table:style-name="ce106" office:value-type="string" calcext:value-type="string">
            <text:p>Tire 15-6,00-6 (Tube Less)</text:p>
          </table:table-cell>
          <table:table-cell office:value-type="string" calcext:value-type="string">
            <text:p>Michelin</text:p>
          </table:table-cell>
          <table:table-cell table:style-name="ce160" office:value-type="string" calcext:value-type="string">
            <text:p>025-501-1</text:p>
          </table:table-cell>
          <table:table-cell table:style-name="ce160"/>
          <table:table-cell table:style-name="ce205"/>
          <table:table-cell table:number-columns-repeated="4"/>
          <table:table-cell table:style-name="ce236" office:value-type="string" calcext:value-type="string">
            <office:annotation draw:style-name="gr11" draw:text-style-name="P2" svg:width="2.575cm" svg:height="1.799cm" svg:x="37.257cm" svg:y="6.293cm" draw:caption-point-x="-0.61cm" draw:caption-point-y="1.51cm">
              <dc:date>2023-09-15T00:00:00</dc:date>
              <text:p text:style-name="P1"><text:span text:style-name="T2">SR22 SN:539</text:span></text:p>
            </office:annotation>
            <text:p>X (M)</text:p>
          </table:table-cell>
          <table:table-cell table:style-name="ce29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ristal</text:p>
          </table:table-cell>
          <table:table-cell table:number-columns-repeated="1005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175" office:value-type="string" calcext:value-type="string" table:number-columns-spanned="2" table:number-rows-spanned="4">
            <text:p>Inner Tube</text:p>
          </table:table-cell>
          <table:covered-table-cell table:style-name="ce218"/>
          <table:table-cell table:style-name="ce106" office:value-type="string" calcext:value-type="string">
            <text:p>Inner Tube 5.00-5</text:p>
          </table:table-cell>
          <table:table-cell office:value-type="string" calcext:value-type="string">
            <text:p>GoodYear</text:p>
          </table:table-cell>
          <table:table-cell table:style-name="ce160" office:value-type="string" calcext:value-type="string">
            <text:p>302-013-400</text:p>
          </table:table-cell>
          <table:table-cell table:style-name="ce160"/>
          <table:table-cell table:style-name="ce205"/>
          <table:table-cell table:style-name="ce236" office:value-type="string" calcext:value-type="string">
            <text:p>X (M) (N)</text:p>
          </table:table-cell>
          <table:table-cell table:style-name="ce259"/>
          <table:table-cell table:number-columns-repeated="3" table:style-name="ce236" office:value-type="string" calcext:value-type="string">
            <text:p>X (N)</text:p>
          </table:table-cell>
          <table:table-cell table:style-name="ce29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viapneus</text:p>
          </table:table-cell>
          <table:table-cell office:value-type="currency" office:currency="EUR" office:value="80.7" calcext:value-type="currency">
            <text:p>80,70 €</text:p>
          </table:table-cell>
          <table:table-cell table:formula="of:=[.N16]*[.T16]" office:value-type="currency" office:currency="EUR" office:value="403.5" calcext:value-type="currency">
            <text:p>403,50 €</text:p>
          </table:table-cell>
          <table:table-cell office:value-type="string" calcext:value-type="string">
            <text:p>Chambre à air</text:p>
          </table:table-cell>
          <table:table-cell table:number-columns-repeated="1002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covered-table-cell table:style-name="ce175"/>
          <table:covered-table-cell table:style-name="ce218"/>
          <table:table-cell table:style-name="ce106" office:value-type="string" calcext:value-type="string">
            <text:p>Inner Tube 5.00-5</text:p>
          </table:table-cell>
          <table:table-cell office:value-type="string" calcext:value-type="string">
            <text:p>Michelin</text:p>
          </table:table-cell>
          <table:table-cell table:style-name="ce160" office:value-type="string" calcext:value-type="string">
            <text:p>097-908-0</text:p>
          </table:table-cell>
          <table:table-cell table:style-name="ce160"/>
          <table:table-cell table:style-name="ce205"/>
          <table:table-cell table:style-name="ce236" office:value-type="string" calcext:value-type="string">
            <text:p>X (M) (N)</text:p>
          </table:table-cell>
          <table:table-cell table:style-name="ce259"/>
          <table:table-cell table:number-columns-repeated="3" table:style-name="ce236" office:value-type="string" calcext:value-type="string">
            <text:p>X (N)</text:p>
          </table:table-cell>
          <table:table-cell table:style-name="ce2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covered-table-cell/>
          <table:covered-table-cell table:style-name="ce218"/>
          <table:table-cell table:style-name="ce106" office:value-type="string" calcext:value-type="string">
            <text:p>Inner Tube 15x6.0-6</text:p>
          </table:table-cell>
          <table:table-cell office:value-type="string" calcext:value-type="string">
            <text:p>GoodYear</text:p>
          </table:table-cell>
          <table:table-cell table:style-name="ce160" office:value-type="string" calcext:value-type="string">
            <text:p>302-246-401</text:p>
          </table:table-cell>
          <table:table-cell table:style-name="ce160"/>
          <table:table-cell table:style-name="ce205"/>
          <table:table-cell/>
          <table:table-cell table:style-name="ce236" office:value-type="string" calcext:value-type="string">
            <text:p>X (M)(N)</text:p>
          </table:table-cell>
          <table:table-cell/>
          <table:table-cell table:number-columns-repeated="2" table:style-name="ce236" office:value-type="string" calcext:value-type="string">
            <text:p>X (M)</text:p>
          </table:table-cell>
          <table:table-cell table:style-name="ce29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viapneus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[.N18]*[.T18]" office:value-type="currency" office:currency="EUR" office:value="216" calcext:value-type="currency">
            <text:p>216,00 €</text:p>
          </table:table-cell>
          <table:table-cell office:value-type="string" calcext:value-type="string">
            <text:p>Chambre à air</text:p>
          </table:table-cell>
          <table:table-cell table:number-columns-repeated="1002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covered-table-cell/>
          <table:covered-table-cell table:style-name="ce218"/>
          <table:table-cell table:style-name="ce106" office:value-type="string" calcext:value-type="string">
            <text:p>Inner Tube 6.00-6</text:p>
          </table:table-cell>
          <table:table-cell office:value-type="string" calcext:value-type="string">
            <text:p>GoodYear</text:p>
          </table:table-cell>
          <table:table-cell table:style-name="ce352" office:value-type="string" calcext:value-type="string">
            <text:p>?</text:p>
          </table:table-cell>
          <table:table-cell table:style-name="ce160"/>
          <table:table-cell table:style-name="ce205"/>
          <table:table-cell/>
          <table:table-cell table:number-columns-repeated="2" table:style-name="ce236" office:value-type="string" calcext:value-type="string">
            <text:p>X (M)</text:p>
          </table:table-cell>
          <table:table-cell table:number-columns-repeated="2"/>
          <table:table-cell table:style-name="ce292" office:value-type="float" office:value="4" calcext:value-type="float">
            <text:p>4</text:p>
          </table:table-cell>
          <table:table-cell table:style-name="ce1028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/>
          <table:table-cell table:style-name="ce64" office:value-type="string" calcext:value-type="string" table:number-columns-spanned="2" table:number-rows-spanned="2">
            <text:p>Joints Beringer</text:p>
          </table:table-cell>
          <table:covered-table-cell table:style-name="ce218"/>
          <table:table-cell table:style-name="ce106" office:value-type="string" calcext:value-type="string">
            <text:p>Wheel O-Ring</text:p>
          </table:table-cell>
          <table:table-cell office:value-type="string" calcext:value-type="string">
            <text:p>Beringer</text:p>
          </table:table-cell>
          <table:table-cell table:style-name="ce160" office:value-type="string" calcext:value-type="string">
            <text:p>J-JTR-006N</text:p>
          </table:table-cell>
          <table:table-cell table:style-name="ce160"/>
          <table:table-cell table:style-name="ce205"/>
          <table:table-cell table:number-columns-repeated="4"/>
          <table:table-cell table:style-name="ce236" office:value-type="string" calcext:value-type="string">
            <text:p>X (N)</text:p>
          </table:table-cell>
          <table:table-cell table:style-name="ce292" office:value-type="float" office:value="2" calcext:value-type="float">
            <text:p>2</text:p>
          </table:table-cell>
          <table:table-cell table:style-name="ce102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rringer / Kristal</text:p>
          </table:table-cell>
          <table:table-cell/>
          <table:table-cell table:formula="of:=[.N20]*[.T2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"/>
          <table:covered-table-cell/>
          <table:covered-table-cell table:style-name="ce218"/>
          <table:table-cell table:style-name="ce106" office:value-type="string" calcext:value-type="string">
            <text:p>Wheel O-Ring</text:p>
          </table:table-cell>
          <table:table-cell office:value-type="string" calcext:value-type="string">
            <text:p>Beringer</text:p>
          </table:table-cell>
          <table:table-cell table:style-name="ce160" office:value-type="string" calcext:value-type="string">
            <text:p>J-JTR-007N</text:p>
          </table:table-cell>
          <table:table-cell table:style-name="ce160"/>
          <table:table-cell table:style-name="ce205"/>
          <table:table-cell table:number-columns-repeated="4"/>
          <table:table-cell table:style-name="ce236" office:value-type="string" calcext:value-type="string">
            <text:p>X (M)</text:p>
          </table:table-cell>
          <table:table-cell table:style-name="ce292" office:value-type="float" office:value="7" calcext:value-type="float">
            <text:p>7</text:p>
          </table:table-cell>
          <table:table-cell table:style-name="ce102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rringer / Kristal</text:p>
          </table:table-cell>
          <table:table-cell/>
          <table:table-cell table:formula="of:=[.N21]*[.T2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5"/>
          <table:table-cell table:style-name="ce180" table:number-columns-spanned="3" table:number-rows-spanned="1"/>
          <table:covered-table-cell table:style-name="ce218"/>
          <table:covered-table-cell table:style-name="ce266"/>
          <table:table-cell table:style-name="ce18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5"/>
          <table:table-cell table:style-name="ce182" office:value-type="string" calcext:value-type="string">
            <text:p>A0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4"/>
          <table:table-cell/>
          <table:table-cell table:style-name="ce222" office:value-type="string" calcext:value-type="string">
            <text:p>A0</text:p>
          </table:table-cell>
          <table:table-cell table:style-name="ce106" office:value-type="string" calcext:value-type="string">
            <text:p>Door seal custom extrusion per roll</text:p>
          </table:table-cell>
          <table:table-cell table:style-name="ce296" office:value-type="string" calcext:value-type="string">
            <text:p>Cirrus</text:p>
          </table:table-cell>
          <table:table-cell table:style-name="ce359" office:value-type="string" calcext:value-type="string">
            <text:p>52010-008U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93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79" calcext:value-type="currency">
            <text:p>79,00 €</text:p>
          </table:table-cell>
          <table:table-cell table:number-columns-repeated="1004"/>
        </table:table-row>
        <table:table-row table:style-name="ro3">
          <table:table-cell table:style-name="ce15"/>
          <table:table-cell table:style-name="ce182"/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5"/>
          <table:table-cell table:style-name="ce182" office:value-type="string" calcext:value-type="string">
            <text:p>A1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A1.1</text:p>
          </table:table-cell>
          <table:table-cell table:style-name="ce106" office:value-type="string" calcext:value-type="string">
            <text:p>Recognition Light (28V)</text:p>
          </table:table-cell>
          <table:table-cell table:style-name="ce296" office:value-type="string" calcext:value-type="string">
            <text:p>Whelen</text:p>
          </table:table-cell>
          <table:table-cell table:style-name="ce359" office:value-type="string" calcext:value-type="string">
            <text:p>01-0770346-03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29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79" calcext:value-type="currency">
            <text:p>79,00 €</text:p>
          </table:table-cell>
          <table:table-cell table:formula="of:=[.N29]*[.T29]" office:value-type="currency" office:currency="EUR" office:value="79" calcext:value-type="currency">
            <text:p>79,00 €</text:p>
          </table:table-cell>
          <table:table-cell table:number-columns-repeated="3"/>
          <table:table-cell office:value-type="float" office:value="94.21" calcext:value-type="float">
            <text:p>94,21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Power Suply / Strobe</text:p>
          </table:table-cell>
          <table:table-cell table:style-name="ce296" office:value-type="string" calcext:value-type="string">
            <text:p>Whelen</text:p>
          </table:table-cell>
          <table:table-cell table:style-name="ce359" office:value-type="string" calcext:value-type="string">
            <text:p>01-0770062-05</text:p>
          </table:table-cell>
          <table:table-cell table:style-name="ce300"/>
          <table:table-cell table:style-name="ce205"/>
          <table:table-cell/>
          <table:table-cell table:style-name="ce299"/>
          <table:table-cell table:number-columns-repeated="3" table:style-name="ce652" office:value-type="string" calcext:value-type="string">
            <text:p>X</text:p>
          </table:table-cell>
          <table:table-cell table:style-name="ce30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LOB'ALL/Farman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[.N30]*[.T30]" office:value-type="currency" office:currency="EUR" office:value="0" calcext:value-type="currency">
            <text:p>0,00 €</text:p>
          </table:table-cell>
          <table:table-cell table:style-name="ce1053" office:value-type="string" calcext:value-type="string">
            <text:p>Model: 7006205</text:p>
          </table:table-cell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BULB 12V 65W</text:p>
          </table:table-cell>
          <table:table-cell table:style-name="ce297" office:value-type="string" calcext:value-type="string">
            <text:p>Hella H9</text:p>
          </table:table-cell>
          <table:table-cell table:style-name="ce300" office:value-type="string" calcext:value-type="string">
            <text:p>PGJ19-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9330-004</text:p>
          </table:table-cell>
          <table:table-cell table:style-name="ce299" table:number-columns-repeated="4"/>
          <table:table-cell table:style-name="ce30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6.45" calcext:value-type="currency">
            <text:p>6,45 €</text:p>
          </table:table-cell>
          <table:table-cell table:formula="of:=[.N31]*[.T31]" office:value-type="currency" office:currency="EUR" office:value="12.9" calcext:value-type="currency">
            <text:p>12,9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BULB</text:p>
          </table:table-cell>
          <table:table-cell table:style-name="ce297" office:value-type="string" calcext:value-type="string">
            <text:p>Textron</text:p>
          </table:table-cell>
          <table:table-cell table:style-name="ce300" office:value-type="string" calcext:value-type="string">
            <text:p>89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30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2]*[.T3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Lamp Halogen (12V/55W-H3)</text:p>
          </table:table-cell>
          <table:table-cell table:style-name="ce297" office:value-type="string" calcext:value-type="string">
            <text:p>SPAHN</text:p>
          </table:table-cell>
          <table:table-cell table:style-name="ce300" office:value-type="string" calcext:value-type="string">
            <text:p>4530-04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0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3]*[.T33]" office:value-type="currency" office:currency="EUR" office:value="0" calcext:value-type="currency">
            <text:p>0,00 €</text:p>
          </table:table-cell>
          <table:table-cell office:value-type="string" calcext:value-type="string">
            <text:p>Lampe 12V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office:value-type="float" office:value="4" calcext:value-type="float">
            <text:p>4</text:p>
          </table:table-cell>
          <table:table-cell table:style-name="ce17" table:number-columns-repeated="4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A1.2</text:p>
          </table:table-cell>
          <table:table-cell office:value-type="string" calcext:value-type="string">
            <text:p>A610 Flashtube assy</text:p>
          </table:table-cell>
          <table:table-cell office:value-type="string" calcext:value-type="string">
            <text:p>Whelen</text:p>
          </table:table-cell>
          <table:table-cell office:value-type="string" calcext:value-type="string">
            <text:p>02-0250276-03</text:p>
          </table:table-cell>
          <table:table-cell table:number-columns-repeated="7"/>
          <table:table-cell table:style-name="ce30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5]*[.T3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5" office:value-type="float" office:value="2427" calcext:value-type="float">
            <text:p>2427</text:p>
          </table:table-cell>
          <table:table-cell table:number-columns-repeated="2"/>
          <table:table-cell office:value-type="string" calcext:value-type="string">
            <text:p>A610 Flashtube assy</text:p>
          </table:table-cell>
          <table:table-cell office:value-type="string" calcext:value-type="string">
            <text:p>Whelen</text:p>
          </table:table-cell>
          <table:table-cell office:value-type="string" calcext:value-type="string">
            <text:p>02-0250276-00</text:p>
          </table:table-cell>
          <table:table-cell table:number-columns-repeated="7"/>
          <table:table-cell table:style-name="ce3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6]*[.T3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5" office:value-type="float" office:value="2427" calcext:value-type="float">
            <text:p>2427</text:p>
          </table:table-cell>
          <table:table-cell table:style-name="ce185"/>
          <table:table-cell table:style-name="ce222" office:value-type="string" calcext:value-type="string">
            <text:p>A1.3</text:p>
          </table:table-cell>
          <table:table-cell table:style-name="ce151" office:value-type="string" calcext:value-type="string">
            <text:p>Strobe Beacon A/C (A612)</text:p>
          </table:table-cell>
          <table:table-cell table:style-name="ce297" office:value-type="string" calcext:value-type="string">
            <text:p>Whelen</text:p>
          </table:table-cell>
          <table:table-cell table:style-name="ce209" office:value-type="string" calcext:value-type="string">
            <text:p>68-2290005-30</text:p>
          </table:table-cell>
          <table:table-cell table:style-name="ce209"/>
          <table:table-cell table:style-name="ce205"/>
          <table:table-cell table:style-name="ce241"/>
          <table:table-cell table:style-name="ce185" table:number-columns-repeated="4"/>
          <table:table-cell table:style-name="ce30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185"/>
          <table:table-cell office:value-type="currency" office:currency="EUR" office:value="0" calcext:value-type="currency">
            <text:p>0,00 €</text:p>
          </table:table-cell>
          <table:table-cell table:formula="of:=[.N38]*[.T38]" office:value-type="currency" office:currency="EUR" office:value="0" calcext:value-type="currency">
            <text:p>0,00 €</text:p>
          </table:table-cell>
          <table:table-cell table:style-name="ce185"/>
          <table:table-cell table:style-name="ce371" table:number-columns-repeated="1001"/>
          <table:table-cell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style-name="ce151" office:value-type="string" calcext:value-type="string">
            <text:p>Flash tube assy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36-0050705-00</text:p>
          </table:table-cell>
          <table:table-cell table:style-name="ce300"/>
          <table:table-cell table:style-name="ce205"/>
          <table:table-cell table:style-name="ce236" office:value-type="string" calcext:value-type="string">
            <text:p>X</text:p>
          </table:table-cell>
          <table:table-cell table:style-name="ce299"/>
          <table:table-cell table:style-name="ce236" office:value-type="string" calcext:value-type="string">
            <text:p>TP ?</text:p>
          </table:table-cell>
          <table:table-cell table:style-name="ce185" table:number-columns-repeated="2"/>
          <table:table-cell table:style-name="ce3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60" calcext:value-type="currency">
            <text:p>160,00 €</text:p>
          </table:table-cell>
          <table:table-cell table:formula="of:=[.N39]*[.T39]" office:value-type="currency" office:currency="EUR" office:value="0" calcext:value-type="currency">
            <text:p>0,00 €</text:p>
          </table:table-cell>
          <table:table-cell office:value-type="string" calcext:value-type="string">
            <text:p>50909-001</text:p>
          </table:table-cell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51" office:value-type="string" calcext:value-type="string">
            <text:p>Gasket W-1283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38-0230021-00</text:p>
          </table:table-cell>
          <table:table-cell table:style-name="ce300"/>
          <table:table-cell table:style-name="ce205"/>
          <table:table-cell table:style-name="ce236" office:value-type="string" calcext:value-type="string">
            <text:p>X</text:p>
          </table:table-cell>
          <table:table-cell table:style-name="ce299"/>
          <table:table-cell table:number-columns-repeated="2" table:style-name="ce236" office:value-type="string" calcext:value-type="string">
            <text:p>X</text:p>
          </table:table-cell>
          <table:table-cell table:style-name="ce185"/>
          <table:table-cell table:style-name="ce30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0]*[.T40]" office:value-type="currency" office:currency="EUR" office:value="0" calcext:value-type="currency">
            <text:p>0,00 €</text:p>
          </table:table-cell>
          <table:table-cell office:value-type="string" calcext:value-type="string">
            <text:p>38-0230021-00H</text:p>
          </table:table-cell>
          <table:table-cell table:number-columns-repeated="1002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style-name="ce151" office:value-type="string" calcext:value-type="string">
            <text:p>Lens, clear tail position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68-3950903A30</text:p>
          </table:table-cell>
          <table:table-cell table:style-name="ce300"/>
          <table:table-cell table:style-name="ce205"/>
          <table:table-cell table:number-columns-repeated="4" table:style-name="ce236" office:value-type="string" calcext:value-type="string">
            <text:p>X</text:p>
          </table:table-cell>
          <table:table-cell table:style-name="ce185"/>
          <table:table-cell table:style-name="ce3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1]*[.T4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6" office:value-type="float" office:value="2427" calcext:value-type="float">
            <text:p>2427</text:p>
          </table:table-cell>
          <table:table-cell table:number-columns-repeated="2"/>
          <table:table-cell table:style-name="ce151"/>
          <table:table-cell table:style-name="ce297"/>
          <table:table-cell table:style-name="ce300" office:value-type="string" calcext:value-type="string">
            <text:p>OSR 2845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236" office:value-type="string" calcext:value-type="string">
            <text:p>X</text:p>
          </table:table-cell>
          <table:table-cell table:style-name="ce299"/>
          <table:table-cell table:style-name="ce185"/>
          <table:table-cell table:style-name="ce3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2]*[.T42]" office:value-type="currency" office:currency="EUR" office:value="0" calcext:value-type="currency">
            <text:p>0,00 €</text:p>
          </table:table-cell>
          <table:table-cell office:value-type="string" calcext:value-type="string">
            <text:p>Lampe plafonnier (DA40)</text:p>
          </table:table-cell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51" office:value-type="string" calcext:value-type="string">
            <text:p>Lens aft nav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A615</text:p>
          </table:table-cell>
          <table:table-cell table:style-name="ce300"/>
          <table:table-cell table:style-name="ce205"/>
          <table:table-cell table:style-name="ce244" office:value-type="string" calcext:value-type="string">
            <text:p>AT01-9310-112</text:p>
          </table:table-cell>
          <table:table-cell table:number-columns-repeated="3" table:style-name="ce236" office:value-type="string" calcext:value-type="string">
            <text:p>X</text:p>
          </table:table-cell>
          <table:table-cell table:style-name="ce185"/>
          <table:table-cell table:style-name="ce30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3]*[.T43]" office:value-type="currency" office:currency="EUR" office:value="0" calcext:value-type="currency">
            <text:p>0,00 €</text:p>
          </table:table-cell>
          <table:table-cell office:value-type="string" calcext:value-type="string">
            <text:p>ALTERNATE : 68-4250066-30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/>
          <table:table-cell table:style-name="ce222" office:value-type="string" calcext:value-type="string">
            <text:p>A1.4</text:p>
          </table:table-cell>
          <table:table-cell table:style-name="ce106" office:value-type="string" calcext:value-type="string">
            <text:p>Lamp Halogen (12V) (ESG L13)</text:p>
          </table:table-cell>
          <table:table-cell table:style-name="ce296" office:value-type="string" calcext:value-type="string">
            <text:p>Avial</text:p>
          </table:table-cell>
          <table:table-cell table:style-name="ce359" office:value-type="string" calcext:value-type="string">
            <text:p>Q4509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3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5]*[.T4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trobe Beacon A/C (A506)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02-0350034-00</text:p>
          </table:table-cell>
          <table:table-cell table:style-name="ce300"/>
          <table:table-cell table:style-name="ce205"/>
          <table:table-cell table:style-name="ce241"/>
          <table:table-cell table:style-name="ce299"/>
          <table:table-cell table:style-name="ce241"/>
          <table:table-cell table:style-name="ce185" table:number-columns-repeated="2"/>
          <table:table-cell table:style-name="ce3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currency" office:currency="EUR" office:value="0" calcext:value-type="currency">
            <text:p>0,00 €</text:p>
          </table:table-cell>
          <table:table-cell office:value-type="string" calcext:value-type="string">
            <text:p>Strobe (A610)</text:p>
          </table:table-cell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Lamp</text:p>
          </table:table-cell>
          <table:table-cell table:style-name="ce297"/>
          <table:table-cell table:style-name="ce300" office:value-type="string" calcext:value-type="string">
            <text:p>104-812</text:p>
          </table:table-cell>
          <table:table-cell table:style-name="ce300"/>
          <table:table-cell table:style-name="ce205"/>
          <table:table-cell table:style-name="ce241"/>
          <table:table-cell table:style-name="ce299"/>
          <table:table-cell table:style-name="ce652" office:value-type="string" calcext:value-type="string">
            <text:p>X</text:p>
          </table:table-cell>
          <table:table-cell table:style-name="ce185" table:number-columns-repeated="2"/>
          <table:table-cell table:style-name="ce31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currency" office:currency="EUR" office:value="0" calcext:value-type="currency">
            <text:p>0,00 €</text:p>
          </table:table-cell>
          <table:table-cell office:value-type="string" calcext:value-type="string">
            <text:p>Strobe (A610)</text:p>
          </table:table-cell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Lens, clear coated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68-2290005-30</text:p>
          </table:table-cell>
          <table:table-cell table:style-name="ce300"/>
          <table:table-cell table:style-name="ce205"/>
          <table:table-cell table:style-name="ce241"/>
          <table:table-cell table:style-name="ce299"/>
          <table:table-cell table:style-name="ce652"/>
          <table:table-cell table:style-name="ce185" table:number-columns-repeated="2"/>
          <table:table-cell table:style-name="ce3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A1.5</text:p>
          </table:table-cell>
          <table:table-cell table:style-name="ce106" office:value-type="string" calcext:value-type="string">
            <text:p>Lamps Halogen (14V)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A508-14 (34-0412070-63)</text:p>
          </table:table-cell>
          <table:table-cell table:style-name="ce300"/>
          <table:table-cell table:style-name="ce205"/>
          <table:table-cell table:number-columns-repeated="2" table:style-name="ce236" office:value-type="string" calcext:value-type="string">
            <text:p>X</text:p>
          </table:table-cell>
          <table:table-cell table:style-name="ce299" table:number-columns-repeated="3"/>
          <table:table-cell table:style-name="ce3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0]*[.T5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Lamps (14V26W)</text:p>
          </table:table-cell>
          <table:table-cell table:style-name="ce297" office:value-type="string" calcext:value-type="string">
            <text:p>WAMCO</text:p>
          </table:table-cell>
          <table:table-cell table:style-name="ce300" office:value-type="string" calcext:value-type="string">
            <text:p>WL-A-7512-12 (14V 26W)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315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1]*[.T5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Lamps Incandescent <text:s/>(28V 21W)</text:p>
          </table:table-cell>
          <table:table-cell table:style-name="ce297" office:value-type="string" calcext:value-type="string">
            <text:p>WAMCO</text:p>
          </table:table-cell>
          <table:table-cell table:style-name="ce300" office:value-type="string" calcext:value-type="string">
            <text:p>WL-1524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table:number-columns-repeated="3"/>
          <table:table-cell table:style-name="ce3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2]*[.T5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5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Lamps Halogen (28V)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A508-28</text:p>
          </table:table-cell>
          <table:table-cell table:style-name="ce300"/>
          <table:table-cell table:style-name="ce205"/>
          <table:table-cell table:style-name="ce299" table:number-columns-repeated="2"/>
          <table:table-cell table:number-columns-repeated="3" table:style-name="ce652" office:value-type="string" calcext:value-type="string">
            <text:p>X</text:p>
          </table:table-cell>
          <table:table-cell table:style-name="ce3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ristal / Farman</text:p>
          </table:table-cell>
          <table:table-cell office:value-type="currency" office:currency="EUR" office:value="46.91" calcext:value-type="currency">
            <text:p>46,91 €</text:p>
          </table:table-cell>
          <table:table-cell table:formula="of:=[.N53]*[.T53]" office:value-type="currency" office:currency="EUR" office:value="187.64" calcext:value-type="currency">
            <text:p>187,64 €</text:p>
          </table:table-cell>
          <table:table-cell office:value-type="string" calcext:value-type="string">
            <text:p>Autre PN : 34-0428070-64 OU 50911-001 / A508-28V</text:p>
          </table:table-cell>
          <table:table-cell table:number-columns-repeated="2"/>
          <table:table-cell office:value-type="float" office:value="53.99" calcext:value-type="float">
            <text:p>53,99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Post Light LED-Version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AT01-9350-107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20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4]*[.T54]" office:value-type="currency" office:currency="EUR" office:value="0" calcext:value-type="currency">
            <text:p>0,00 €</text:p>
          </table:table-cell>
          <table:table-cell office:value-type="string" calcext:value-type="string">
            <text:p>WHELEN MODEL : 7084400 P/N : 11-01215</text:p>
          </table:table-cell>
          <table:table-cell table:number-columns-repeated="1002"/>
        </table:table-row>
        <table:table-row table:style-name="ro3">
          <table:table-cell table:style-name="ce25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helen Light Hood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AT01-9350-11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20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5]*[.T55]" office:value-type="currency" office:currency="EUR" office:value="0" calcext:value-type="currency">
            <text:p>0,00 €</text:p>
          </table:table-cell>
          <table:table-cell office:value-type="string" calcext:value-type="string">
            <text:p>WHELEN MODEL : 7084400 P/N : 11-07775</text:p>
          </table:table-cell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Lamp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Microlamp 336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320" office:value-type="float" office:value="3" calcext:value-type="float">
            <text:p>3</text:p>
          </table:table-cell>
          <table:table-cell table:number-columns-repeated="5"/>
          <table:table-cell office:value-type="currency" office:currency="EUR" office:value="0" calcext:value-type="currency">
            <text:p>0,00 €</text:p>
          </table:table-cell>
          <table:table-cell table:formula="of:=[.N56]*[.T56]" office:value-type="currency" office:currency="EUR" office:value="0" calcext:value-type="currency">
            <text:p>0,00 €</text:p>
          </table:table-cell>
          <table:table-cell office:value-type="string" calcext:value-type="string">
            <text:p>SUPERSEDS GE 336, 11-04183</text:p>
          </table:table-cell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ulb</text:p>
          </table:table-cell>
          <table:table-cell table:style-name="ce297"/>
          <table:table-cell table:style-name="ce300" office:value-type="string" calcext:value-type="string">
            <text:p>GE 330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320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7]*[.T5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Lamp 14V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WM12-90-14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3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8]*[.T58]" office:value-type="currency" office:currency="EUR" office:value="0" calcext:value-type="currency">
            <text:p>0,00 €</text:p>
          </table:table-cell>
          <table:table-cell office:value-type="string" calcext:value-type="string">
            <text:p>7512-12 Bulb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15"/>
          <table:table-cell table:style-name="ce182" office:value-type="string" calcext:value-type="string">
            <text:p>A2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71"/>
          <table:table-cell table:style-name="ce222" office:value-type="string" calcext:value-type="string">
            <text:p>A2.1</text:p>
          </table:table-cell>
          <table:table-cell table:style-name="ce106" office:value-type="string" calcext:value-type="string">
            <text:p>O-Ring</text:p>
          </table:table-cell>
          <table:table-cell office:value-type="string" calcext:value-type="string">
            <text:p>Paker Hannifin</text:p>
          </table:table-cell>
          <table:table-cell office:value-type="string" calcext:value-type="string">
            <text:p>MS29513-137</text:p>
          </table:table-cell>
          <table:table-cell/>
          <table:table-cell table:style-name="ce205"/>
          <table:table-cell table:number-columns-repeated="3"/>
          <table:table-cell table:number-columns-repeated="2" table:style-name="ce236" office:value-type="string" calcext:value-type="string">
            <text:p>X</text:p>
          </table:table-cell>
          <table:table-cell table:style-name="ce32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currency" office:currency="EUR" office:value="0.99" calcext:value-type="currency">
            <text:p>0,99 €</text:p>
          </table:table-cell>
          <table:table-cell table:formula="of:=[.N62]*[.T62]" office:value-type="currency" office:currency="EUR" office:value="8.91" calcext:value-type="currency">
            <text:p>8,91 €</text:p>
          </table:table-cell>
          <table:table-cell table:number-columns-repeated="3"/>
          <table:table-cell office:value-type="float" office:value="0.68" calcext:value-type="float">
            <text:p>0,68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188"/>
          <table:table-cell/>
          <table:table-cell table:style-name="ce106" office:value-type="string" calcext:value-type="string">
            <text:p>O Ring (Starter continental)</text:p>
          </table:table-cell>
          <table:table-cell/>
          <table:table-cell office:value-type="string" calcext:value-type="string">
            <text:p>AS3578-038</text:p>
          </table:table-cell>
          <table:table-cell/>
          <table:table-cell table:style-name="ce205"/>
          <table:table-cell table:number-columns-repeated="2"/>
          <table:table-cell table:style-name="ce236"/>
          <table:table-cell table:number-columns-repeated="2" table:style-name="ce236" office:value-type="string" calcext:value-type="string">
            <text:p>X</text:p>
          </table:table-cell>
          <table:table-cell table:style-name="ce3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3]*[.T6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188"/>
          <table:table-cell/>
          <table:table-cell table:style-name="ce106" office:value-type="string" calcext:value-type="string">
            <text:p>O Ring</text:p>
          </table:table-cell>
          <table:table-cell office:value-type="string" calcext:value-type="string">
            <text:p>Paker Hannifin</text:p>
          </table:table-cell>
          <table:table-cell office:value-type="string" calcext:value-type="string">
            <text:p>MS28775-222</text:p>
          </table:table-cell>
          <table:table-cell/>
          <table:table-cell table:style-name="ce205"/>
          <table:table-cell table:number-columns-repeated="5"/>
          <table:table-cell table:style-name="ce32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4]*[.T6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97"/>
          <table:table-cell table:style-name="ce188"/>
          <table:table-cell/>
          <table:table-cell table:style-name="ce106" office:value-type="string" calcext:value-type="string">
            <text:p>Seal 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25102</text:p>
          </table:table-cell>
          <table:table-cell/>
          <table:table-cell table:style-name="ce205"/>
          <table:table-cell table:number-columns-repeated="3"/>
          <table:table-cell table:number-columns-repeated="2" table:style-name="ce236" office:value-type="string" calcext:value-type="string">
            <text:p>X</text:p>
          </table:table-cell>
          <table:table-cell table:style-name="ce32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currency" office:currency="EUR" office:value="0" calcext:value-type="currency">
            <text:p>0,00 €</text:p>
          </table:table-cell>
          <table:table-cell office:value-type="string" calcext:value-type="string">
            <text:p>Farman parts</text:p>
          </table:table-cell>
          <table:table-cell table:number-columns-repeated="1002"/>
        </table:table-row>
        <table:table-row table:style-name="ro3">
          <table:table-cell table:style-name="ce197" office:value-type="float" office:value="2444" calcext:value-type="float">
            <text:p>2444</text:p>
          </table:table-cell>
          <table:table-cell table:style-name="ce188"/>
          <table:table-cell/>
          <table:table-cell table:style-name="ce106" office:value-type="string" calcext:value-type="string">
            <text:p>O Ring</text:p>
          </table:table-cell>
          <table:table-cell/>
          <table:table-cell office:value-type="string" calcext:value-type="string">
            <text:p>MS28775-210</text:p>
          </table:table-cell>
          <table:table-cell/>
          <table:table-cell table:style-name="ce205"/>
          <table:table-cell/>
          <table:table-cell table:style-name="ce236" office:value-type="string" calcext:value-type="string">
            <text:p>X</text:p>
          </table:table-cell>
          <table:table-cell table:number-columns-repeated="3"/>
          <table:table-cell table:style-name="ce3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.8" calcext:value-type="currency">
            <text:p>0,80 €</text:p>
          </table:table-cell>
          <table:table-cell table:formula="of:=[.N66]*[.T66]" office:value-type="currency" office:currency="EUR" office:value="0.8" calcext:value-type="currency">
            <text:p>0,80 €</text:p>
          </table:table-cell>
          <table:table-cell office:value-type="string" calcext:value-type="string">
            <text:p>Anti Shimmy (PA28)</text:p>
          </table:table-cell>
          <table:table-cell table:number-columns-repeated="1002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71"/>
          <table:table-cell/>
          <table:table-cell table:style-name="ce106" office:value-type="string" calcext:value-type="string">
            <text:p>O-Ring</text:p>
          </table:table-cell>
          <table:table-cell office:value-type="string" calcext:value-type="string">
            <text:p>Paker Hannifin</text:p>
          </table:table-cell>
          <table:table-cell office:value-type="string" calcext:value-type="string">
            <text:p>NAS1523-8B</text:p>
          </table:table-cell>
          <table:table-cell/>
          <table:table-cell table:style-name="ce205"/>
          <table:table-cell table:number-columns-repeated="3"/>
          <table:table-cell table:number-columns-repeated="2" table:style-name="ce236" office:value-type="string" calcext:value-type="string">
            <text:p>X</text:p>
          </table:table-cell>
          <table:table-cell table:style-name="ce3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formula="of:=[.N67]*[.T67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2.07" calcext:value-type="float">
            <text:p>2,07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197"/>
          <table:table-cell table:style-name="ce71"/>
          <table:table-cell/>
          <table:table-cell table:style-name="ce106" office:value-type="string" calcext:value-type="string">
            <text:p>O-Ring</text:p>
          </table:table-cell>
          <table:table-cell office:value-type="string" calcext:value-type="string">
            <text:p>rotax</text:p>
          </table:table-cell>
          <table:table-cell office:value-type="string" calcext:value-type="string">
            <text:p>2300020</text:p>
          </table:table-cell>
          <table:table-cell/>
          <table:table-cell table:style-name="ce205"/>
          <table:table-cell table:style-name="ce236" office:value-type="string" calcext:value-type="string">
            <text:p>X</text:p>
          </table:table-cell>
          <table:table-cell table:number-columns-repeated="4"/>
          <table:table-cell table:style-name="ce3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71"/>
          <table:table-cell/>
          <table:table-cell table:style-name="ce106" office:value-type="string" calcext:value-type="string">
            <text:p>O-Ring</text:p>
          </table:table-cell>
          <table:table-cell office:value-type="string" calcext:value-type="string">
            <text:p>Paker Hannifin</text:p>
          </table:table-cell>
          <table:table-cell office:value-type="string" calcext:value-type="string">
            <text:p>MS28775-218</text:p>
          </table:table-cell>
          <table:table-cell/>
          <table:table-cell table:style-name="ce205"/>
          <table:table-cell table:number-columns-repeated="5"/>
          <table:table-cell table:style-name="ce32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9]*[.T6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71"/>
          <table:table-cell/>
          <table:table-cell table:style-name="ce106" office:value-type="string" calcext:value-type="string">
            <text:p>O Ring</text:p>
          </table:table-cell>
          <table:table-cell office:value-type="string" calcext:value-type="string">
            <text:p>Paker Hannifin</text:p>
          </table:table-cell>
          <table:table-cell office:value-type="string" calcext:value-type="string">
            <text:p>MS28775-214</text:p>
          </table:table-cell>
          <table:table-cell/>
          <table:table-cell table:style-name="ce205"/>
          <table:table-cell table:number-columns-repeated="5"/>
          <table:table-cell table:style-name="ce32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0]*[.T7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188"/>
          <table:table-cell/>
          <table:table-cell table:style-name="ce106" office:value-type="string" calcext:value-type="string">
            <text:p>O Ring</text:p>
          </table:table-cell>
          <table:table-cell office:value-type="string" calcext:value-type="string">
            <text:p>Paker Hannifin</text:p>
          </table:table-cell>
          <table:table-cell office:value-type="string" calcext:value-type="string">
            <text:p>MS28775-213</text:p>
          </table:table-cell>
          <table:table-cell/>
          <table:table-cell table:style-name="ce205"/>
          <table:table-cell table:number-columns-repeated="5"/>
          <table:table-cell table:style-name="ce3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9">
          <table:table-cell table:style-name="ce197" office:value-type="float" office:value="2414" calcext:value-type="float">
            <text:p>2414</text:p>
          </table:table-cell>
          <table:table-cell table:style-name="ce188"/>
          <table:table-cell/>
          <table:table-cell table:style-name="ce106" office:value-type="string" calcext:value-type="string">
            <text:p>O Ring</text:p>
          </table:table-cell>
          <table:table-cell office:value-type="string" calcext:value-type="string">
            <text:p>Paker Hannifin</text:p>
          </table:table-cell>
          <table:table-cell office:value-type="string" calcext:value-type="string">
            <text:p>MS28775-006</text:p>
          </table:table-cell>
          <table:table-cell/>
          <table:table-cell table:style-name="ce205"/>
          <table:table-cell table:number-columns-repeated="5"/>
          <table:table-cell table:style-name="ce32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2]*[.T72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Train TB20</text:p>
          </table:table-cell>
          <table:table-cell table:number-columns-repeated="1001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71"/>
          <table:table-cell/>
          <table:table-cell table:style-name="ce106" office:value-type="string" calcext:value-type="string">
            <text:p>O Ring</text:p>
          </table:table-cell>
          <table:table-cell/>
          <table:table-cell office:value-type="string" calcext:value-type="string">
            <text:p>M83248/1-006</text:p>
          </table:table-cell>
          <table:table-cell/>
          <table:table-cell table:style-name="ce205"/>
          <table:table-cell table:number-columns-repeated="5"/>
          <table:table-cell table:style-name="ce3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3]*[.T7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71"/>
          <table:table-cell/>
          <table:table-cell table:style-name="ce106" office:value-type="string" calcext:value-type="string">
            <text:p>O Ring</text:p>
          </table:table-cell>
          <table:table-cell office:value-type="string" calcext:value-type="string">
            <text:p>Paker Hannifin</text:p>
          </table:table-cell>
          <table:table-cell office:value-type="string" calcext:value-type="string">
            <text:p>MS28775-224</text:p>
          </table:table-cell>
          <table:table-cell/>
          <table:table-cell table:style-name="ce205"/>
          <table:table-cell table:number-columns-repeated="5"/>
          <table:table-cell table:style-name="ce32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4]*[.T7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71"/>
          <table:table-cell/>
          <table:table-cell table:style-name="ce106" office:value-type="string" calcext:value-type="string">
            <text:p>O Ring</text:p>
          </table:table-cell>
          <table:table-cell office:value-type="string" calcext:value-type="string">
            <text:p>Paker Hannifin</text:p>
          </table:table-cell>
          <table:table-cell office:value-type="string" calcext:value-type="string">
            <text:p>MS28775-007</text:p>
          </table:table-cell>
          <table:table-cell/>
          <table:table-cell table:style-name="ce205"/>
          <table:table-cell table:number-columns-repeated="5"/>
          <table:table-cell table:style-name="ce322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5]*[.T7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97" office:value-type="float" office:value="2447" calcext:value-type="float">
            <text:p>2447</text:p>
          </table:table-cell>
          <table:table-cell table:style-name="ce71"/>
          <table:table-cell/>
          <table:table-cell table:style-name="ce106" office:value-type="string" calcext:value-type="string">
            <text:p>O Ring (Propeller O Ring)</text:p>
          </table:table-cell>
          <table:table-cell office:value-type="string" calcext:value-type="string">
            <text:p>MT-Propeller</text:p>
          </table:table-cell>
          <table:table-cell office:value-type="string" calcext:value-type="string">
            <text:p>C-048-A</text:p>
          </table:table-cell>
          <table:table-cell/>
          <table:table-cell table:style-name="ce205"/>
          <table:table-cell table:style-name="ce236" office:value-type="string" calcext:value-type="string">
            <text:p>X</text:p>
          </table:table-cell>
          <table:table-cell table:number-columns-repeated="4"/>
          <table:table-cell table:style-name="ce3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2.74" calcext:value-type="currency">
            <text:p>2,74 €</text:p>
          </table:table-cell>
          <table:table-cell table:formula="of:=[.N76]*[.T76]" office:value-type="currency" office:currency="EUR" office:value="2.74" calcext:value-type="currency">
            <text:p>2,74 €</text:p>
          </table:table-cell>
          <table:table-cell office:value-type="string" calcext:value-type="string">
            <text:p>Propeller Aquila (MTV-21-A) <text:s text:c="2"/>[AT01-7310-104]</text:p>
          </table:table-cell>
          <table:table-cell table:number-columns-repeated="1002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71"/>
          <table:table-cell/>
          <table:table-cell table:style-name="ce106" office:value-type="string" calcext:value-type="string">
            <text:p>O Ring (Propeller O Ring)</text:p>
          </table:table-cell>
          <table:table-cell office:value-type="string" calcext:value-type="string">
            <text:p>MT-Propeller</text:p>
          </table:table-cell>
          <table:table-cell office:value-type="string" calcext:value-type="string">
            <text:p>C-048-B</text:p>
          </table:table-cell>
          <table:table-cell/>
          <table:table-cell table:style-name="ce205"/>
          <table:table-cell table:number-columns-repeated="2"/>
          <table:table-cell table:style-name="ce236" office:value-type="string" calcext:value-type="string">
            <text:p>X</text:p>
          </table:table-cell>
          <table:table-cell table:number-columns-repeated="2"/>
          <table:table-cell table:style-name="ce3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7]*[.T7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188"/>
          <table:table-cell/>
          <table:table-cell table:style-name="ce106" office:value-type="string" calcext:value-type="string">
            <text:p>O Ring (Propeller O Ring)</text:p>
          </table:table-cell>
          <table:table-cell office:value-type="string" calcext:value-type="string">
            <text:p>Hartzell</text:p>
          </table:table-cell>
          <table:table-cell office:value-type="string" calcext:value-type="string">
            <text:p>C-3317-228</text:p>
          </table:table-cell>
          <table:table-cell/>
          <table:table-cell table:style-name="ce205"/>
          <table:table-cell table:number-columns-repeated="3"/>
          <table:table-cell table:number-columns-repeated="2" table:style-name="ce236" office:value-type="string" calcext:value-type="string">
            <text:p>X</text:p>
          </table:table-cell>
          <table:table-cell table:style-name="ce3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8]*[.T78]" office:value-type="currency" office:currency="EUR" office:value="0" calcext:value-type="currency">
            <text:p>0,00 €</text:p>
          </table:table-cell>
          <table:table-cell office:value-type="string" calcext:value-type="string">
            <text:p>PHC-J3F-1BF</text:p>
          </table:table-cell>
          <table:table-cell table:number-columns-repeated="1002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188"/>
          <table:table-cell/>
          <table:table-cell table:style-name="ce106" office:value-type="string" calcext:value-type="string">
            <text:p>O Ring (Diamond Fuel filter)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ORO375</text:p>
          </table:table-cell>
          <table:table-cell/>
          <table:table-cell table:style-name="ce205"/>
          <table:table-cell table:number-columns-repeated="2"/>
          <table:table-cell table:style-name="ce236" office:value-type="string" calcext:value-type="string">
            <text:p>X</text:p>
          </table:table-cell>
          <table:table-cell table:number-columns-repeated="2"/>
          <table:table-cell table:style-name="ce32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6.76" calcext:value-type="currency">
            <text:p>6,76 €</text:p>
          </table:table-cell>
          <table:table-cell table:formula="of:=[.N79]*[.T79]" office:value-type="currency" office:currency="EUR" office:value="67.6" calcext:value-type="currency">
            <text:p>67,60 €</text:p>
          </table:table-cell>
          <table:table-cell office:value-type="string" calcext:value-type="string">
            <text:p>FARMAN / ANDAIR PN : 05-00704</text:p>
          </table:table-cell>
          <table:table-cell table:number-columns-repeated="2"/>
          <table:table-cell office:value-type="float" office:value="5.17" calcext:value-type="float">
            <text:p>5,17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71"/>
          <table:table-cell/>
          <table:table-cell table:style-name="ce106" office:value-type="string" calcext:value-type="string">
            <text:p>O Ring (TCM Fuel injector)</text:p>
          </table:table-cell>
          <table:table-cell/>
          <table:table-cell office:value-type="string" calcext:value-type="string">
            <text:p>MS29513-010</text:p>
          </table:table-cell>
          <table:table-cell/>
          <table:table-cell table:style-name="ce205"/>
          <table:table-cell table:number-columns-repeated="4"/>
          <table:table-cell table:style-name="ce236" office:value-type="string" calcext:value-type="string">
            <text:p>X</text:p>
          </table:table-cell>
          <table:table-cell table:style-name="ce32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N80]*[.T80]" office:value-type="currency" office:currency="EUR" office:value="3" calcext:value-type="currency">
            <text:p>3,00 €</text:p>
          </table:table-cell>
          <table:table-cell table:number-columns-repeated="1003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188"/>
          <table:table-cell/>
          <table:table-cell table:style-name="ce106" office:value-type="string" calcext:value-type="string">
            <text:p>O Ring</text:p>
          </table:table-cell>
          <table:table-cell/>
          <table:table-cell office:value-type="string" calcext:value-type="string">
            <text:p>SL77569</text:p>
          </table:table-cell>
          <table:table-cell/>
          <table:table-cell table:style-name="ce205"/>
          <table:table-cell table:number-columns-repeated="2"/>
          <table:table-cell table:style-name="ce236" office:value-type="string" calcext:value-type="string">
            <text:p>X</text:p>
          </table:table-cell>
          <table:table-cell/>
          <table:table-cell table:style-name="ce236"/>
          <table:table-cell table:style-name="ce3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1]*[.T81]" office:value-type="currency" office:currency="EUR" office:value="0" calcext:value-type="currency">
            <text:p>0,00 €</text:p>
          </table:table-cell>
          <table:table-cell office:value-type="string" calcext:value-type="string">
            <text:p>ALTERNATE : 77569 // 06/2020 : FARMAN 5,90 HT</text:p>
          </table:table-cell>
          <table:table-cell table:number-columns-repeated="2"/>
          <table:table-cell office:value-type="float" office:value="10.28" calcext:value-type="float">
            <text:p>10,28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188"/>
          <table:table-cell/>
          <table:table-cell table:style-name="ce106" office:value-type="string" calcext:value-type="string">
            <text:p>O Ring</text:p>
          </table:table-cell>
          <table:table-cell/>
          <table:table-cell office:value-type="string" calcext:value-type="string">
            <text:p>951789</text:p>
          </table:table-cell>
          <table:table-cell/>
          <table:table-cell table:style-name="ce205"/>
          <table:table-cell table:number-columns-repeated="2"/>
          <table:table-cell table:style-name="ce236" office:value-type="string" calcext:value-type="string">
            <text:p>X</text:p>
          </table:table-cell>
          <table:table-cell/>
          <table:table-cell table:style-name="ce236"/>
          <table:table-cell table:style-name="ce3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2]*[.T82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2.57" calcext:value-type="float">
            <text:p>2,57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188"/>
          <table:table-cell/>
          <table:table-cell table:style-name="ce106" office:value-type="string" calcext:value-type="string">
            <text:p>O Ring</text:p>
          </table:table-cell>
          <table:table-cell/>
          <table:table-cell office:value-type="string" calcext:value-type="string">
            <text:p>MS29512-06</text:p>
          </table:table-cell>
          <table:table-cell/>
          <table:table-cell table:style-name="ce205"/>
          <table:table-cell table:number-columns-repeated="2"/>
          <table:table-cell table:style-name="ce236"/>
          <table:table-cell/>
          <table:table-cell table:style-name="ce236"/>
          <table:table-cell table:style-name="ce32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3]*[.T8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97" office:value-type="float" office:value="2427" calcext:value-type="float">
            <text:p>2427</text:p>
          </table:table-cell>
          <table:table-cell table:style-name="ce188"/>
          <table:table-cell/>
          <table:table-cell table:style-name="ce106" office:value-type="string" calcext:value-type="string">
            <text:p>O Ring</text:p>
          </table:table-cell>
          <table:table-cell/>
          <table:table-cell office:value-type="string" calcext:value-type="string">
            <text:p>MS29513-015</text:p>
          </table:table-cell>
          <table:table-cell/>
          <table:table-cell table:style-name="ce205"/>
          <table:table-cell table:number-columns-repeated="2"/>
          <table:table-cell table:style-name="ce236"/>
          <table:table-cell/>
          <table:table-cell table:style-name="ce236"/>
          <table:table-cell table:style-name="ce32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4]*[.T8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/>
          <table:table-cell table:style-name="ce222" office:value-type="string" calcext:value-type="string">
            <text:p>A2.2</text:p>
          </table:table-cell>
          <table:table-cell table:style-name="ce106" office:value-type="string" calcext:value-type="string">
            <text:p>Gasket</text:p>
          </table:table-cell>
          <table:table-cell/>
          <table:table-cell office:value-type="string" calcext:value-type="string">
            <text:p>,</text:p>
          </table:table-cell>
          <table:table-cell/>
          <table:table-cell table:style-name="ce205" office:value-type="float" office:value="0" calcext:value-type="float">
            <text:p>0</text:p>
          </table:table-cell>
          <table:table-cell table:number-columns-repeated="5"/>
          <table:table-cell table:style-name="ce324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6]*[.T8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</text:p>
          </table:table-cell>
          <table:table-cell/>
          <table:table-cell office:value-type="string" calcext:value-type="string">
            <text:p>AEL71973</text:p>
          </table:table-cell>
          <table:table-cell/>
          <table:table-cell table:style-name="ce205"/>
          <table:table-cell/>
          <table:table-cell table:style-name="ce236" office:value-type="string" calcext:value-type="string">
            <text:p>X</text:p>
          </table:table-cell>
          <table:table-cell/>
          <table:table-cell office:value-type="string" calcext:value-type="string">
            <text:p>hand</text:p>
          </table:table-cell>
          <table:table-cell/>
          <table:table-cell table:style-name="ce3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7]*[.T8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Gasket</text:p>
          </table:table-cell>
          <table:table-cell/>
          <table:table-cell office:value-type="string" calcext:value-type="string">
            <text:p>AE9134</text:p>
          </table:table-cell>
          <table:table-cell/>
          <table:table-cell table:style-name="ce205"/>
          <table:table-cell table:number-columns-repeated="5"/>
          <table:table-cell table:style-name="ce3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8]*[.T8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654227</text:p>
          </table:table-cell>
          <table:table-cell/>
          <table:table-cell table:style-name="ce205"/>
          <table:table-cell table:number-columns-repeated="5"/>
          <table:table-cell table:style-name="ce3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9]*[.T8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654012</text:p>
          </table:table-cell>
          <table:table-cell/>
          <table:table-cell table:style-name="ce207"/>
          <table:table-cell table:number-columns-repeated="4"/>
          <table:table-cell table:style-name="ce236" office:value-type="string" calcext:value-type="string">
            <text:p>X</text:p>
          </table:table-cell>
          <table:table-cell table:style-name="ce3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90]*[.T90]" office:value-type="currency" office:currency="EUR" office:value="0" calcext:value-type="currency">
            <text:p>0,00 €</text:p>
          </table:table-cell>
          <table:table-cell office:value-type="string" calcext:value-type="string">
            <text:p>Kristal</text:p>
          </table:table-cell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Magneto</text:p>
          </table:table-cell>
          <table:table-cell table:style-name="ce297" office:value-type="string" calcext:value-type="string">
            <text:p>Continental</text:p>
          </table:table-cell>
          <table:table-cell table:style-name="ce300" office:value-type="string" calcext:value-type="string">
            <text:p>649954</text:p>
          </table:table-cell>
          <table:table-cell table:style-name="ce300"/>
          <table:table-cell table:style-name="ce205"/>
          <table:table-cell table:style-name="ce299"/>
          <table:table-cell table:style-name="ce236"/>
          <table:table-cell table:style-name="ce259"/>
          <table:table-cell table:number-columns-repeated="2" table:style-name="ce236" office:value-type="string" calcext:value-type="string">
            <text:p>X</text:p>
          </table:table-cell>
          <table:table-cell table:style-name="ce3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arma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91]*[.T91]" office:value-type="currency" office:currency="EUR" office:value="0" calcext:value-type="currency">
            <text:p>0,00 €</text:p>
          </table:table-cell>
          <table:table-cell office:value-type="string" calcext:value-type="string">
            <text:p>For Continental engine Cirus PN SA534750 ( AEL12681 )</text:p>
          </table:table-cell>
          <table:table-cell table:number-columns-repeated="1002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Gasket Magneto</text:p>
          </table:table-cell>
          <table:table-cell table:style-name="ce297" office:value-type="string" calcext:value-type="string">
            <text:p>Continental</text:p>
          </table:table-cell>
          <table:table-cell table:style-name="ce300" office:value-type="string" calcext:value-type="string">
            <text:p>AEL12681</text:p>
          </table:table-cell>
          <table:table-cell table:style-name="ce300"/>
          <table:table-cell table:style-name="ce205"/>
          <table:table-cell table:style-name="ce299"/>
          <table:table-cell table:number-columns-repeated="2"/>
          <table:table-cell table:style-name="ce299" table:number-columns-repeated="2"/>
          <table:table-cell table:style-name="ce3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arma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92]*[.T92]" office:value-type="currency" office:currency="EUR" office:value="0" calcext:value-type="currency">
            <text:p>0,00 €</text:p>
          </table:table-cell>
          <table:table-cell office:value-type="string" calcext:value-type="string">
            <text:p>For BENDIX MAGNETO OR AEL12681.</text:p>
          </table:table-cell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Magneto</text:p>
          </table:table-cell>
          <table:table-cell table:style-name="ce297" office:value-type="string" calcext:value-type="string">
            <text:p>Lycoming</text:p>
          </table:table-cell>
          <table:table-cell table:style-name="ce300" office:value-type="string" calcext:value-type="string">
            <text:p>LW12681</text:p>
          </table:table-cell>
          <table:table-cell table:style-name="ce300"/>
          <table:table-cell table:style-name="ce205"/>
          <table:table-cell table:style-name="ce299"/>
          <table:table-cell table:number-columns-repeated="2" table:style-name="ce236" office:value-type="string" calcext:value-type="string">
            <text:p>X</text:p>
          </table:table-cell>
          <table:table-cell table:style-name="ce299" table:number-columns-repeated="2"/>
          <table:table-cell table:style-name="ce3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93]*[.T93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1.98" calcext:value-type="float">
            <text:p>1,98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Governor</text:p>
          </table:table-cell>
          <table:table-cell table:style-name="ce297"/>
          <table:table-cell table:style-name="ce300" office:value-type="string" calcext:value-type="string">
            <text:p>MS9144-01 (AA9144-01)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A ou Farma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94]*[.T94]" office:value-type="currency" office:currency="EUR" office:value="0" calcext:value-type="currency">
            <text:p>0,00 €</text:p>
          </table:table-cell>
          <table:table-cell office:value-type="string" calcext:value-type="string">
            <text:p>governor gasket (cross references : AA9144 ou AT01-7080-012 )</text:p>
          </table:table-cell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exhaust conti 550N27</text:p>
          </table:table-cell>
          <table:table-cell table:style-name="ce297"/>
          <table:table-cell table:style-name="ce300" office:value-type="string" calcext:value-type="string">
            <text:p>RA628260</text:p>
          </table:table-cell>
          <table:table-cell table:style-name="ce300"/>
          <table:table-cell table:style-name="ce205"/>
          <table:table-cell table:style-name="ce299" table:number-columns-repeated="4"/>
          <table:table-cell table:style-name="ce236" office:value-type="string" calcext:value-type="string">
            <text:p>X</text:p>
          </table:table-cell>
          <table:table-cell table:style-name="ce32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14.36" calcext:value-type="currency">
            <text:p>14,36 €</text:p>
          </table:table-cell>
          <table:table-cell table:formula="of:=[.N95]*[.T95]" office:value-type="currency" office:currency="EUR" office:value="86.16" calcext:value-type="currency">
            <text:p>86,16 €</text:p>
          </table:table-cell>
          <table:table-cell office:value-type="string" calcext:value-type="string">
            <text:p>ALTERNATE : 652458</text:p>
          </table:table-cell>
          <table:table-cell table:number-columns-repeated="1002"/>
        </table:table-row>
        <table:table-row table:style-name="ro3">
          <table:table-cell table:style-name="ce2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(Carburator)</text:p>
          </table:table-cell>
          <table:table-cell table:style-name="ce297"/>
          <table:table-cell table:style-name="ce300" office:value-type="string" calcext:value-type="string">
            <text:p>66224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3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.63" calcext:value-type="currency">
            <text:p>1,63 €</text:p>
          </table:table-cell>
          <table:table-cell table:formula="of:=[.N96]*[.T96]" office:value-type="currency" office:currency="EUR" office:value="3.26" calcext:value-type="currency">
            <text:p>3,26 €</text:p>
          </table:table-cell>
          <table:table-cell table:number-columns-repeated="1003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vaccum pump</text:p>
          </table:table-cell>
          <table:table-cell table:style-name="ce297"/>
          <table:table-cell table:style-name="ce300" office:value-type="string" calcext:value-type="string">
            <text:p>AS3491-01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3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97]*[.T9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gasket rocker cover silicon</text:p>
          </table:table-cell>
          <table:table-cell table:style-name="ce297"/>
          <table:table-cell table:style-name="ce300" office:value-type="string" calcext:value-type="string">
            <text:p>SLR75906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3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98]*[.T98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14.94" calcext:value-type="float">
            <text:p>14,94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9"/>
          <table:table-cell table:style-name="ce300" office:value-type="string" calcext:value-type="string">
            <text:p>X1473</text:p>
          </table:table-cell>
          <table:table-cell table:style-name="ce404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32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352"/>
          <table:table-cell office:value-type="currency" office:currency="EUR" office:value="1.22" calcext:value-type="currency">
            <text:p>1,22 €</text:p>
          </table:table-cell>
          <table:table-cell table:formula="of:=[.N99]*[.T99]" office:value-type="currency" office:currency="EUR" office:value="3.66" calcext:value-type="currency">
            <text:p>3,66 €</text:p>
          </table:table-cell>
          <table:table-cell table:style-name="ce352"/>
          <table:table-cell table:style-name="ce1059" table:number-columns-repeated="1001"/>
          <table:table-cell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/>
          <table:table-cell table:style-name="ce300" office:value-type="string" calcext:value-type="string">
            <text:p>64061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329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EUR" office:value="0.77" calcext:value-type="currency">
            <text:p>0,77 €</text:p>
          </table:table-cell>
          <table:table-cell table:formula="of:=[.N100]*[.T100]" office:value-type="currency" office:currency="EUR" office:value="18.48" calcext:value-type="currency">
            <text:p>18,48 €</text:p>
          </table:table-cell>
          <table:table-cell table:number-columns-repeated="3"/>
          <table:table-cell office:value-type="float" office:value="0.78" calcext:value-type="float">
            <text:p>0,78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gasket wtaer pump rotax</text:p>
          </table:table-cell>
          <table:table-cell table:style-name="ce297" office:value-type="string" calcext:value-type="string">
            <text:p>avirex</text:p>
          </table:table-cell>
          <table:table-cell table:style-name="ce300" office:value-type="string" calcext:value-type="string">
            <text:p>85098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2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01]*[.T10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O-Ring</text:p>
          </table:table-cell>
          <table:table-cell table:style-name="ce297"/>
          <table:table-cell table:style-name="ce300" office:value-type="string" calcext:value-type="string">
            <text:p>SA630979-9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329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.61" calcext:value-type="currency">
            <text:p>1,61 €</text:p>
          </table:table-cell>
          <table:table-cell table:formula="of:=[.N102]*[.T102]" office:value-type="currency" office:currency="EUR" office:value="41.86" calcext:value-type="currency">
            <text:p>41,86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Nozzle-Tuned Cyl #5</text:p>
          </table:table-cell>
          <table:table-cell table:style-name="ce297"/>
          <table:table-cell table:style-name="ce300" office:value-type="string" calcext:value-type="string">
            <text:p>6657068-5236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Default"/>
          <table:table-cell table:style-name="ce652" office:value-type="string" calcext:value-type="string">
            <text:p>X</text:p>
          </table:table-cell>
          <table:table-cell table:style-name="ce3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300" calcext:value-type="currency">
            <text:p>300,00 €</text:p>
          </table:table-cell>
          <table:table-cell table:formula="of:=[.N103]*[.T103]" office:value-type="currency" office:currency="EUR" office:value="300" calcext:value-type="currency">
            <text:p>300,00 €</text:p>
          </table:table-cell>
          <table:table-cell office:value-type="string" calcext:value-type="string">
            <text:p>Injecteur Cyl #5</text:p>
          </table:table-cell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generator</text:p>
          </table:table-cell>
          <table:table-cell table:style-name="ce297" office:value-type="string" calcext:value-type="string">
            <text:p>IO 550N</text:p>
          </table:table-cell>
          <table:table-cell table:style-name="ce300" office:value-type="string" calcext:value-type="string">
            <text:p>653981</text:p>
          </table:table-cell>
          <table:table-cell table:style-name="ce300"/>
          <table:table-cell table:style-name="ce205"/>
          <table:table-cell table:style-name="ce299" table:number-columns-repeated="4"/>
          <table:table-cell table:style-name="ce652" office:value-type="string" calcext:value-type="string">
            <text:p>X</text:p>
          </table:table-cell>
          <table:table-cell table:style-name="ce3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04]*[.T10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</text:p>
          </table:table-cell>
          <table:table-cell table:style-name="ce297"/>
          <table:table-cell table:style-name="ce300" office:value-type="string" calcext:value-type="string">
            <text:p>AN901-5A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32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05]*[.T10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fuel pump</text:p>
          </table:table-cell>
          <table:table-cell table:style-name="ce297" office:value-type="string" calcext:value-type="string">
            <text:p>Lycoming</text:p>
          </table:table-cell>
          <table:table-cell table:style-name="ce300" office:value-type="string" calcext:value-type="string">
            <text:p>60096</text:p>
          </table:table-cell>
          <table:table-cell table:style-name="ce300"/>
          <table:table-cell table:style-name="ce205"/>
          <table:table-cell table:style-name="ce299"/>
          <table:table-cell table:number-columns-repeated="2"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32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06]*[.T10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Gasket</text:p>
          </table:table-cell>
          <table:table-cell table:style-name="ce297" office:value-type="string" calcext:value-type="string">
            <text:p>Continental</text:p>
          </table:table-cell>
          <table:table-cell table:style-name="ce300" office:value-type="string" calcext:value-type="string">
            <text:p>SA534750</text:p>
          </table:table-cell>
          <table:table-cell table:style-name="ce300"/>
          <table:table-cell table:style-name="ce205"/>
          <table:table-cell table:style-name="ce299" table:number-columns-repeated="4"/>
          <table:table-cell table:style-name="ce652" office:value-type="string" calcext:value-type="string">
            <text:p>X</text:p>
          </table:table-cell>
          <table:table-cell table:style-name="ce3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07]*[.T10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eal</text:p>
          </table:table-cell>
          <table:table-cell table:style-name="ce297" office:value-type="string" calcext:value-type="string">
            <text:p>Continental</text:p>
          </table:table-cell>
          <table:table-cell table:style-name="ce300" office:value-type="string" calcext:value-type="string">
            <text:p>633958-2</text:p>
          </table:table-cell>
          <table:table-cell table:style-name="ce300"/>
          <table:table-cell table:style-name="ce205"/>
          <table:table-cell table:style-name="ce299" table:number-columns-repeated="4"/>
          <table:table-cell table:style-name="ce652" office:value-type="string" calcext:value-type="string">
            <text:p>X</text:p>
          </table:table-cell>
          <table:table-cell table:style-name="ce33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08]*[.T10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rocker cover</text:p>
          </table:table-cell>
          <table:table-cell table:style-name="ce297" office:value-type="string" calcext:value-type="string">
            <text:p>Continental</text:p>
          </table:table-cell>
          <table:table-cell table:style-name="ce300" office:value-type="string" calcext:value-type="string">
            <text:p>655704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3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09]*[.T10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control valve conti</text:p>
          </table:table-cell>
          <table:table-cell table:style-name="ce297" office:value-type="string" calcext:value-type="string">
            <text:p>Continental</text:p>
          </table:table-cell>
          <table:table-cell table:style-name="ce300" office:value-type="string" calcext:value-type="string">
            <text:p>625966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3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10]*[.T11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</text:p>
          </table:table-cell>
          <table:table-cell table:style-name="ce297"/>
          <table:table-cell table:style-name="ce300" office:value-type="string" calcext:value-type="string">
            <text:p>AEL75906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table:number-columns-repeated="2"/>
          <table:table-cell table:style-name="ce33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11]*[.T11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53" office:value-type="float" office:value="2442" calcext:value-type="float">
            <text:p>2442</text:p>
          </table:table-cell>
          <table:table-cell table:number-columns-repeated="2"/>
          <table:table-cell table:style-name="ce106" office:value-type="string" calcext:value-type="string">
            <text:p>Seal</text:p>
          </table:table-cell>
          <table:table-cell table:style-name="ce297"/>
          <table:table-cell table:style-name="ce300" office:value-type="string" calcext:value-type="string">
            <text:p>SA632248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330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12]*[.T11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A2.3</text:p>
          </table:table-cell>
          <table:table-cell table:style-name="ce106" office:value-type="string" calcext:value-type="string">
            <text:p>Gasket Ring</text:p>
          </table:table-cell>
          <table:table-cell/>
          <table:table-cell office:value-type="string" calcext:value-type="string">
            <text:p>MS35769-11</text:p>
          </table:table-cell>
          <table:table-cell/>
          <table:table-cell table:style-name="ce205"/>
          <table:table-cell table:number-columns-repeated="5"/>
          <table:table-cell table:style-name="ce33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14]*[.T11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Ring</text:p>
          </table:table-cell>
          <table:table-cell/>
          <table:table-cell office:value-type="string" calcext:value-type="string">
            <text:p>MS35769-21</text:p>
          </table:table-cell>
          <table:table-cell/>
          <table:table-cell table:style-name="ce205"/>
          <table:table-cell table:number-columns-repeated="5"/>
          <table:table-cell table:style-name="ce32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.89" calcext:value-type="currency">
            <text:p>0,89 €</text:p>
          </table:table-cell>
          <table:table-cell table:formula="of:=[.N115]*[.T115]" office:value-type="currency" office:currency="EUR" office:value="7.12" calcext:value-type="currency">
            <text:p>7,12 €</text:p>
          </table:table-cell>
          <table:table-cell office:value-type="string" calcext:value-type="string">
            <text:p>OIL SUCTION STRAINER (LYCOMING : 06E19769-1.00)</text:p>
          </table:table-cell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Ring</text:p>
          </table:table-cell>
          <table:table-cell/>
          <table:table-cell office:value-type="string" calcext:value-type="string">
            <text:p>MS35769-18</text:p>
          </table:table-cell>
          <table:table-cell/>
          <table:table-cell table:style-name="ce205"/>
          <table:table-cell table:number-columns-repeated="5"/>
          <table:table-cell table:style-name="ce33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16]*[.T116]" office:value-type="currency" office:currency="EUR" office:value="0" calcext:value-type="currency">
            <text:p>0,00 €</text:p>
          </table:table-cell>
          <table:table-cell office:value-type="string" calcext:value-type="string">
            <text:p>AN900-14</text:p>
          </table:table-cell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park Plug Gaskets</text:p>
          </table:table-cell>
          <table:table-cell table:style-name="ce297" office:value-type="string" calcext:value-type="string">
            <text:p>CHAMPION</text:p>
          </table:table-cell>
          <table:table-cell table:style-name="ce300" office:value-type="string" calcext:value-type="string">
            <text:p>M674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334"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17]*[.T117]" office:value-type="currency" office:currency="EUR" office:value="0" calcext:value-type="currency">
            <text:p>0,00 €</text:p>
          </table:table-cell>
          <table:table-cell office:value-type="string" calcext:value-type="string">
            <text:p>ALTERNATE : U674</text:p>
          </table:table-cell>
          <table:table-cell table:number-columns-repeated="2"/>
          <table:table-cell office:value-type="float" office:value="85.92" calcext:value-type="float">
            <text:p>85,92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fuel system strainer</text:p>
          </table:table-cell>
          <table:table-cell table:style-name="ce297" office:value-type="string" calcext:value-type="string">
            <text:p>AVIALL</text:p>
          </table:table-cell>
          <table:table-cell table:style-name="ce300" office:value-type="string" calcext:value-type="string">
            <text:p>16-A48</text:p>
          </table:table-cell>
          <table:table-cell table:style-name="ce300"/>
          <table:table-cell table:style-name="ce205"/>
          <table:table-cell table:style-name="ce299"/>
          <table:table-cell table:style-name="ce236" office:value-type="string" calcext:value-type="string">
            <text:p>X</text:p>
          </table:table-cell>
          <table:table-cell table:style-name="ce259"/>
          <table:table-cell table:style-name="ce299" table:number-columns-repeated="2"/>
          <table:table-cell table:style-name="ce33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Farma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118]*[.T11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5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Adapter assy fuel drain valve</text:p>
          </table:table-cell>
          <table:table-cell office:value-type="string" calcext:value-type="string">
            <text:p>LYCOMING</text:p>
          </table:table-cell>
          <table:table-cell office:value-type="string" calcext:value-type="string">
            <text:p>75444</text:p>
          </table:table-cell>
          <table:table-cell/>
          <table:table-cell table:style-name="ce205"/>
          <table:table-cell table:number-columns-repeated="2"/>
          <table:table-cell table:style-name="ce236" office:value-type="string" calcext:value-type="string">
            <text:p>X</text:p>
          </table:table-cell>
          <table:table-cell table:number-columns-repeated="2"/>
          <table:table-cell table:style-name="ce33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130" calcext:value-type="currency">
            <text:p>130,00 €</text:p>
          </table:table-cell>
          <table:table-cell table:formula="of:=[.N119]*[.T11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Exhaust</text:p>
          </table:table-cell>
          <table:table-cell/>
          <table:table-cell office:value-type="string" calcext:value-type="string">
            <text:p>77611</text:p>
          </table:table-cell>
          <table:table-cell/>
          <table:table-cell table:style-name="ce205"/>
          <table:table-cell table:number-columns-repeated="3"/>
          <table:table-cell table:style-name="ce236" office:value-type="string" calcext:value-type="string">
            <text:p>X</text:p>
          </table:table-cell>
          <table:table-cell/>
          <table:table-cell table:style-name="ce336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12" calcext:value-type="currency">
            <text:p>12,00 €</text:p>
          </table:table-cell>
          <table:table-cell table:formula="of:=[.N120]*[.T120]" office:value-type="currency" office:currency="EUR" office:value="132" calcext:value-type="currency">
            <text:p>132,00 €</text:p>
          </table:table-cell>
          <table:table-cell office:value-type="string" calcext:value-type="string">
            <text:p>ALTERNATE - TBC E206</text:p>
          </table:table-cell>
          <table:table-cell table:number-columns-repeated="2"/>
          <table:table-cell office:value-type="float" office:value="9.61" calcext:value-type="float">
            <text:p>9,61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8" office:value-type="float" office:value="2347" calcext:value-type="float">
            <text:p>2347</text:p>
          </table:table-cell>
          <table:table-cell table:number-columns-repeated="2"/>
          <table:table-cell table:style-name="ce106" office:value-type="string" calcext:value-type="string">
            <text:p>SEAL</text:p>
          </table:table-cell>
          <table:table-cell/>
          <table:table-cell office:value-type="string" calcext:value-type="string">
            <text:p>530917</text:p>
          </table:table-cell>
          <table:table-cell/>
          <table:table-cell table:style-name="ce205"/>
          <table:table-cell table:number-columns-repeated="3"/>
          <table:table-cell table:style-name="ce236" office:value-type="string" calcext:value-type="string">
            <text:p>X</text:p>
          </table:table-cell>
          <table:table-cell/>
          <table:table-cell table:style-name="ce3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21]*[.T12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PRING OIL SEAL</text:p>
          </table:table-cell>
          <table:table-cell/>
          <table:table-cell office:value-type="string" calcext:value-type="string">
            <text:p>654070</text:p>
          </table:table-cell>
          <table:table-cell/>
          <table:table-cell table:style-name="ce205"/>
          <table:table-cell table:number-columns-repeated="3"/>
          <table:table-cell table:style-name="ce236" office:value-type="string" calcext:value-type="string">
            <text:p>X</text:p>
          </table:table-cell>
          <table:table-cell/>
          <table:table-cell table:style-name="ce3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22]*[.T12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347" calcext:value-type="float">
            <text:p>2347</text:p>
          </table:table-cell>
          <table:table-cell table:number-columns-repeated="2"/>
          <table:table-cell table:style-name="ce106" office:value-type="string" calcext:value-type="string">
            <text:p>Gasket</text:p>
          </table:table-cell>
          <table:table-cell table:style-name="ce297" office:value-type="string" calcext:value-type="string">
            <text:p>Continental</text:p>
          </table:table-cell>
          <table:table-cell table:style-name="ce300" office:value-type="string" calcext:value-type="string">
            <text:p>649950</text:p>
          </table:table-cell>
          <table:table-cell table:style-name="ce300"/>
          <table:table-cell table:style-name="ce205"/>
          <table:table-cell table:style-name="ce299" table:number-columns-repeated="4"/>
          <table:table-cell table:style-name="ce652" office:value-type="string" calcext:value-type="string">
            <text:p>X</text:p>
          </table:table-cell>
          <table:table-cell table:style-name="ce33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23]*[.T123]" office:value-type="currency" office:currency="EUR" office:value="0" calcext:value-type="currency">
            <text:p>0,00 €</text:p>
          </table:table-cell>
          <table:table-cell office:value-type="string" calcext:value-type="string">
            <text:p>Joint Pipe admission</text:p>
          </table:table-cell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Exhaust</text:p>
          </table:table-cell>
          <table:table-cell table:style-name="ce297" office:value-type="string" calcext:value-type="string">
            <text:p>Continental</text:p>
          </table:table-cell>
          <table:table-cell office:value-type="string" calcext:value-type="string">
            <text:p>RA630365</text:p>
          </table:table-cell>
          <table:table-cell/>
          <table:table-cell table:style-name="ce205"/>
          <table:table-cell table:number-columns-repeated="3"/>
          <table:table-cell table:style-name="ce236" office:value-type="string" calcext:value-type="string">
            <text:p>X</text:p>
          </table:table-cell>
          <table:table-cell/>
          <table:table-cell table:style-name="ce336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12" calcext:value-type="currency">
            <text:p>12,00 €</text:p>
          </table:table-cell>
          <table:table-cell table:formula="of:=[.N124]*[.T124]" office:value-type="currency" office:currency="EUR" office:value="144" calcext:value-type="currency">
            <text:p>144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/>
          <table:table-cell table:style-name="ce183" office:value-type="string" calcext:value-type="string">
            <text:p><text:s/></text:p>
          </table:table-cell>
          <table:table-cell table:style-name="ce183" table:number-columns-repeated="2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A2.4</text:p>
          </table:table-cell>
          <table:table-cell table:style-name="ce106" office:value-type="string" calcext:value-type="string">
            <text:p>sealing ring 10X14 DIN 7603</text:p>
          </table:table-cell>
          <table:table-cell table:style-name="ce297" office:value-type="string" calcext:value-type="string">
            <text:p>Rotax</text:p>
          </table:table-cell>
          <table:table-cell office:value-type="string" calcext:value-type="string">
            <text:p>230150</text:p>
          </table:table-cell>
          <table:table-cell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3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26]*[.T12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/>
          <table:table-cell table:style-name="ce106" office:value-type="string" calcext:value-type="string">
            <text:p>Gasket (8,2/13/1,4)</text:p>
          </table:table-cell>
          <table:table-cell table:style-name="ce297" office:value-type="string" calcext:value-type="string">
            <text:p>Rotax</text:p>
          </table:table-cell>
          <table:table-cell office:value-type="string" calcext:value-type="string">
            <text:p>950143</text:p>
          </table:table-cell>
          <table:table-cell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3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27]*[.T12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Carburetor</text:p>
          </table:table-cell>
          <table:table-cell office:value-type="string" calcext:value-type="string">
            <text:p>Rotax</text:p>
          </table:table-cell>
          <table:table-cell office:value-type="string" calcext:value-type="string">
            <text:p>830721</text:p>
          </table:table-cell>
          <table:table-cell/>
          <table:table-cell table:style-name="ce205"/>
          <table:table-cell table:style-name="ce236" office:value-type="string" calcext:value-type="string">
            <text:p>X</text:p>
          </table:table-cell>
          <table:table-cell table:number-columns-repeated="4"/>
          <table:table-cell table:style-name="ce33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5.72" calcext:value-type="currency">
            <text:p>15,72 €</text:p>
          </table:table-cell>
          <table:table-cell table:formula="of:=[.N128]*[.T128]" office:value-type="currency" office:currency="EUR" office:value="251.52" calcext:value-type="currency">
            <text:p>251,52 €</text:p>
          </table:table-cell>
          <table:table-cell table:style-name="ce996" office:value-type="string" calcext:value-type="string">
            <text:p>EASA Missing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Ring C 12X18</text:p>
          </table:table-cell>
          <table:table-cell office:value-type="string" calcext:value-type="string">
            <text:p>Rotax</text:p>
          </table:table-cell>
          <table:table-cell office:value-type="string" calcext:value-type="string">
            <text:p>250010</text:p>
          </table:table-cell>
          <table:table-cell/>
          <table:table-cell table:style-name="ce205"/>
          <table:table-cell table:style-name="ce236" office:value-type="string" calcext:value-type="string">
            <text:p>X</text:p>
          </table:table-cell>
          <table:table-cell table:number-columns-repeated="4"/>
          <table:table-cell table:style-name="ce33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Joint filtre à huile</text:p>
          </table:table-cell>
          <table:table-cell office:value-type="currency" office:currency="EUR" office:value="1.11" calcext:value-type="currency">
            <text:p>1,11 €</text:p>
          </table:table-cell>
          <table:table-cell table:formula="of:=[.N129]*[.T129]" office:value-type="currency" office:currency="EUR" office:value="1.11" calcext:value-type="currency">
            <text:p>1,11 €</text:p>
          </table:table-cell>
          <table:table-cell office:value-type="string" calcext:value-type="string">
            <text:p>7080-216 (REF AQUILA)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set carburetor</text:p>
          </table:table-cell>
          <table:table-cell office:value-type="string" calcext:value-type="string">
            <text:p>Rotax</text:p>
          </table:table-cell>
          <table:table-cell office:value-type="string" calcext:value-type="string">
            <text:p>996946</text:p>
          </table:table-cell>
          <table:table-cell/>
          <table:table-cell table:style-name="ce205"/>
          <table:table-cell table:style-name="ce236" office:value-type="string" calcext:value-type="string">
            <text:p>X</text:p>
          </table:table-cell>
          <table:table-cell table:number-columns-repeated="4"/>
          <table:table-cell table:style-name="ce340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currency" office:currency="EUR" office:value="165" calcext:value-type="currency">
            <text:p>165,00 €</text:p>
          </table:table-cell>
          <table:table-cell table:formula="of:=[.N130]*[.T130]" office:value-type="currency" office:currency="EUR" office:value="4125" calcext:value-type="currency">
            <text:p>4 125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</text:p>
          </table:table-cell>
          <table:table-cell/>
          <table:table-cell office:value-type="string" calcext:value-type="string">
            <text:p>430622</text:p>
          </table:table-cell>
          <table:table-cell/>
          <table:table-cell table:style-name="ce205"/>
          <table:table-cell table:style-name="ce236" office:value-type="string" calcext:value-type="string">
            <text:p>X</text:p>
          </table:table-cell>
          <table:table-cell table:number-columns-repeated="4"/>
          <table:table-cell table:style-name="ce3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31]*[.T13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O-Ring DIN 3771-5X1,5-N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95042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4.1" calcext:value-type="currency">
            <text:p>4,10 €</text:p>
          </table:table-cell>
          <table:table-cell table:formula="of:=[.N132]*[.T132]" office:value-type="currency" office:currency="EUR" office:value="4.1" calcext:value-type="currency">
            <text:p>4,1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ring (fuel inlet carburetor)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95014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33]*[.T13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Isolating Flange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95022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34]*[.T13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Oil seal A 32X52X7 FPM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85096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35]*[.T13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</text:p>
          </table:table-cell>
          <table:table-cell office:value-type="string" calcext:value-type="string">
            <text:p>Aquila</text:p>
          </table:table-cell>
          <table:table-cell table:style-name="ce300" office:value-type="string" calcext:value-type="string">
            <text:p>1807603A_16X2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36]*[.T136]" office:value-type="currency" office:currency="EUR" office:value="0" calcext:value-type="currency">
            <text:p>0,00 €</text:p>
          </table:table-cell>
          <table:table-cell table:style-name="ce996" office:value-type="string" calcext:value-type="string">
            <text:p>EASA Missing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</text:p>
          </table:table-cell>
          <table:table-cell office:value-type="string" calcext:value-type="string">
            <text:p>Aquila</text:p>
          </table:table-cell>
          <table:table-cell table:style-name="ce300" office:value-type="string" calcext:value-type="string">
            <text:p>1807603A_14X2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37]*[.T13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O’ring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23030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38]*[.T13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ealing ring 6X10 DIN 7603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23041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39]*[.T13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10" calcext:value-type="float">
            <text:p>2410</text:p>
          </table:table-cell>
          <table:table-cell table:number-columns-repeated="2"/>
          <table:table-cell table:style-name="ce106" office:value-type="string" calcext:value-type="string">
            <text:p>O’ring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23091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40]*[.T14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O-Ring Set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88192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41]*[.T141]" office:value-type="currency" office:currency="EUR" office:value="0" calcext:value-type="currency">
            <text:p>0,00 €</text:p>
          </table:table-cell>
          <table:table-cell office:value-type="string" calcext:value-type="string">
            <text:p>Joints Cache culbuteur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4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A2.5</text:p>
          </table:table-cell>
          <table:table-cell table:style-name="ce106" office:value-type="string" calcext:value-type="string">
            <text:p>Carbon Monoxide Detector</text:p>
          </table:table-cell>
          <table:table-cell table:style-name="ce297" office:value-type="string" calcext:value-type="string">
            <text:p>ASA</text:p>
          </table:table-cell>
          <table:table-cell table:style-name="ce300" office:value-type="string" calcext:value-type="string">
            <text:p>ASA-CO-D</text:p>
          </table:table-cell>
          <table:table-cell table:style-name="ce300"/>
          <table:table-cell table:style-name="ce205"/>
          <table:table-cell table:number-columns-repeated="5" table:style-name="ce652" office:value-type="string" calcext:value-type="string">
            <text:p>X</text:p>
          </table:table-cell>
          <table:table-cell table:style-name="ce34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43]*[.T14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15"/>
          <table:table-cell table:style-name="ce182" office:value-type="string" calcext:value-type="string">
            <text:p>A3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8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A3.1</text:p>
          </table:table-cell>
          <table:table-cell table:style-name="ce106" office:value-type="string" calcext:value-type="string">
            <text:p>Spark Plugs</text:p>
          </table:table-cell>
          <table:table-cell table:style-name="ce297" office:value-type="string" calcext:value-type="string">
            <text:p>CHAMPION</text:p>
          </table:table-cell>
          <table:table-cell table:style-name="ce300" office:value-type="string" calcext:value-type="string">
            <text:p>REM40E ([C] 627643)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343" office:value-type="float" office:value="24" calcext:value-type="float">
            <text:p>24</text:p>
          </table:table-cell>
          <table:table-cell table:style-name="ce1029" office:value-type="float" office:value="8" calcext:value-type="float">
            <text:p>8</text:p>
          </table:table-cell>
          <table:table-cell table:number-columns-repeated="4"/>
          <table:table-cell office:value-type="currency" office:currency="EUR" office:value="48" calcext:value-type="currency">
            <text:p>48,00 €</text:p>
          </table:table-cell>
          <table:table-cell table:formula="of:=[.N147]*[.T147]" office:value-type="currency" office:currency="EUR" office:value="1152" calcext:value-type="currency">
            <text:p>1 152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8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A3.2</text:p>
          </table:table-cell>
          <table:table-cell table:style-name="ce106" office:value-type="string" calcext:value-type="string">
            <text:p>Spark Plugs</text:p>
          </table:table-cell>
          <table:table-cell table:style-name="ce297" office:value-type="string" calcext:value-type="string">
            <text:p>CHAMPION</text:p>
          </table:table-cell>
          <table:table-cell table:style-name="ce300" office:value-type="string" calcext:value-type="string">
            <text:p>REM38E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348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currency" office:currency="EUR" office:value="50.07" calcext:value-type="currency">
            <text:p>50,07 €</text:p>
          </table:table-cell>
          <table:table-cell table:formula="of:=[.N149]*[.T149]" office:value-type="currency" office:currency="EUR" office:value="550.77" calcext:value-type="currency">
            <text:p>550,77 €</text:p>
          </table:table-cell>
          <table:table-cell table:number-columns-repeated="3"/>
          <table:table-cell office:value-type="float" office:value="39.6" calcext:value-type="float">
            <text:p>39,6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8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A3.3</text:p>
          </table:table-cell>
          <table:table-cell table:style-name="ce106" office:value-type="string" calcext:value-type="string">
            <text:p>Spark Plugs</text:p>
          </table:table-cell>
          <table:table-cell table:style-name="ce297" office:value-type="string" calcext:value-type="string">
            <text:p>CHAMPION</text:p>
          </table:table-cell>
          <table:table-cell table:style-name="ce300" office:value-type="string" calcext:value-type="string">
            <text:p>RHM38E ([C] 63049 [L] 1182-F7)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office:value-type="string" calcext:value-type="string">
            <text:p>X</text:p>
          </table:table-cell>
          <table:table-cell table:style-name="ce299"/>
          <table:table-cell table:style-name="ce349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currency" office:currency="EUR" office:value="41.54" calcext:value-type="currency">
            <text:p>41,54 €</text:p>
          </table:table-cell>
          <table:table-cell table:formula="of:=[.N151]*[.T151]" office:value-type="currency" office:currency="EUR" office:value="1204.66" calcext:value-type="currency">
            <text:p>1 204,66 €</text:p>
          </table:table-cell>
          <table:table-cell office:value-type="string" calcext:value-type="string">
            <text:p>Farman (40,74€) Global (40€ environ)</text:p>
          </table:table-cell>
          <table:table-cell table:number-columns-repeated="2"/>
          <table:table-cell office:value-type="float" office:value="37.56" calcext:value-type="float">
            <text:p>37,56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8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A3.4</text:p>
          </table:table-cell>
          <table:table-cell table:style-name="ce106" office:value-type="string" calcext:value-type="string">
            <text:p>Spark Plugs</text:p>
          </table:table-cell>
          <table:table-cell table:style-name="ce297" office:value-type="string" calcext:value-type="string">
            <text:p>CHAMPION</text:p>
          </table:table-cell>
          <table:table-cell table:style-name="ce300" office:value-type="string" calcext:value-type="string">
            <text:p>RHB32E ([C] 634675)</text:p>
          </table:table-cell>
          <table:table-cell table:style-name="ce300"/>
          <table:table-cell table:style-name="ce205"/>
          <table:table-cell table:style-name="ce299" table:number-columns-repeated="4"/>
          <table:table-cell table:style-name="ce652" office:value-type="string" calcext:value-type="string">
            <text:p>X</text:p>
          </table:table-cell>
          <table:table-cell table:style-name="ce350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currency" office:currency="EUR" office:value="53.41" calcext:value-type="currency">
            <text:p>53,41 €</text:p>
          </table:table-cell>
          <table:table-cell table:formula="of:=[.N153]*[.T153]" office:value-type="currency" office:currency="EUR" office:value="1922.76" calcext:value-type="currency">
            <text:p>1 922,76 €</text:p>
          </table:table-cell>
          <table:table-cell table:number-columns-repeated="3"/>
          <table:table-cell office:value-type="float" office:value="45.42" calcext:value-type="float">
            <text:p>45,42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8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A3.5</text:p>
          </table:table-cell>
          <table:table-cell table:style-name="ce106" office:value-type="string" calcext:value-type="string">
            <text:p>Spark plug 12</text:p>
          </table:table-cell>
          <table:table-cell table:style-name="ce297" office:value-type="string" calcext:value-type="string">
            <text:p>Rotax</text:p>
          </table:table-cell>
          <table:table-cell table:style-name="ce300" office:value-type="string" calcext:value-type="string">
            <text:p>29765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51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virex</text:p>
          </table:table-cell>
          <table:table-cell office:value-type="currency" office:currency="EUR" office:value="25.78" calcext:value-type="currency">
            <text:p>25,78 €</text:p>
          </table:table-cell>
          <table:table-cell table:formula="of:=[.N155]*[.T155]" office:value-type="currency" office:currency="EUR" office:value="644.5" calcext:value-type="currency">
            <text:p>644,5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10" calcext:value-type="float">
            <text:p>2410</text:p>
          </table:table-cell>
          <table:table-cell/>
          <table:table-cell table:style-name="ce222" office:value-type="string" calcext:value-type="string">
            <text:p>A3.6</text:p>
          </table:table-cell>
          <table:table-cell table:style-name="ce106" office:value-type="string" calcext:value-type="string">
            <text:p>Brake Linings</text:p>
          </table:table-cell>
          <table:table-cell table:style-name="ce296" office:value-type="string" calcext:value-type="string">
            <text:p>Cleveland</text:p>
          </table:table-cell>
          <table:table-cell table:style-name="ce359" office:value-type="string" calcext:value-type="string">
            <text:p>066-1410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35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currency" office:currency="EUR" office:value="33" calcext:value-type="currency">
            <text:p>33,00 €</text:p>
          </table:table-cell>
          <table:table-cell table:formula="of:=[.N157]*[.T157]" office:value-type="currency" office:currency="EUR" office:value="198" calcext:value-type="currency">
            <text:p>198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rake Linings</text:p>
          </table:table-cell>
          <table:table-cell table:style-name="ce296" office:value-type="string" calcext:value-type="string">
            <text:p>Cleveland</text:p>
          </table:table-cell>
          <table:table-cell table:style-name="ce359" office:value-type="string" calcext:value-type="string">
            <text:p>066-1060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01"/>
          <table:table-cell table:style-name="ce299" table:number-columns-repeated="3"/>
          <table:table-cell table:style-name="ce35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13.89" calcext:value-type="currency">
            <text:p>13,89 €</text:p>
          </table:table-cell>
          <table:table-cell table:formula="of:=[.N158]*[.T158]" office:value-type="currency" office:currency="EUR" office:value="194.46" calcext:value-type="currency">
            <text:p>194,46 €</text:p>
          </table:table-cell>
          <table:table-cell table:number-columns-repeated="3"/>
          <table:table-cell office:value-type="float" office:value="12.24" calcext:value-type="float">
            <text:p>12,24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rake Linings</text:p>
          </table:table-cell>
          <table:table-cell table:style-name="ce296" office:value-type="string" calcext:value-type="string">
            <text:p>Cleveland</text:p>
          </table:table-cell>
          <table:table-cell table:style-name="ce359" office:value-type="string" calcext:value-type="string">
            <text:p>066-10500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35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currency" office:currency="EUR" office:value="15.24" calcext:value-type="currency">
            <text:p>15,24 €</text:p>
          </table:table-cell>
          <table:table-cell table:formula="of:=[.N159]*[.T159]" office:value-type="currency" office:currency="EUR" office:value="182.88" calcext:value-type="currency">
            <text:p>182,88 €</text:p>
          </table:table-cell>
          <table:table-cell table:number-columns-repeated="3"/>
          <table:table-cell office:value-type="float" office:value="17.1" calcext:value-type="float">
            <text:p>17,1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Rivet</text:p>
          </table:table-cell>
          <table:table-cell table:style-name="ce296" office:value-type="string" calcext:value-type="string">
            <text:p>Rapco</text:p>
          </table:table-cell>
          <table:table-cell table:style-name="ce359" office:value-type="string" calcext:value-type="string">
            <text:p>RA105-00200</text:p>
          </table:table-cell>
          <table:table-cell table:style-name="ce300"/>
          <table:table-cell table:style-name="ce205"/>
          <table:table-cell table:number-columns-repeated="2" table:style-name="ce652" office:value-type="string" calcext:value-type="string">
            <text:p>X</text:p>
          </table:table-cell>
          <table:table-cell table:style-name="ce299"/>
          <table:table-cell table:number-columns-repeated="2" table:style-name="ce652" office:value-type="string" calcext:value-type="string">
            <text:p>X</text:p>
          </table:table-cell>
          <table:table-cell table:style-name="ce355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currency" office:currency="EUR" office:value="0.66" calcext:value-type="currency">
            <text:p>0,66 €</text:p>
          </table:table-cell>
          <table:table-cell table:formula="of:=[.N160]*[.T160]" office:value-type="currency" office:currency="EUR" office:value="66" calcext:value-type="currency">
            <text:p>66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rake PAD (Beringer)</text:p>
          </table:table-cell>
          <table:table-cell table:style-name="ce296" office:value-type="string" calcext:value-type="string">
            <text:p>Beringer</text:p>
          </table:table-cell>
          <table:table-cell table:style-name="ce359" office:value-type="string" calcext:value-type="string">
            <text:p>PQT-010(A)</text:p>
          </table:table-cell>
          <table:table-cell table:style-name="ce300"/>
          <table:table-cell table:style-name="ce205"/>
          <table:table-cell table:style-name="ce299" table:number-columns-repeated="4"/>
          <table:table-cell table:style-name="ce652" office:value-type="string" calcext:value-type="string">
            <text:p>Beringer</text:p>
          </table:table-cell>
          <table:table-cell table:style-name="ce355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68.5" calcext:value-type="currency">
            <text:p>68,50 €</text:p>
          </table:table-cell>
          <table:table-cell table:formula="of:=[.N161]*[.T161]" office:value-type="currency" office:currency="EUR" office:value="1096" calcext:value-type="currency">
            <text:p>1 096,00 €</text:p>
          </table:table-cell>
          <table:table-cell office:value-type="string" calcext:value-type="string">
            <text:p>Avion équipé de Frein Beringer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rake Disk (Beringer)</text:p>
          </table:table-cell>
          <table:table-cell table:style-name="ce296" office:value-type="string" calcext:value-type="string">
            <text:p>Beringer</text:p>
          </table:table-cell>
          <table:table-cell table:style-name="ce359" office:value-type="string" calcext:value-type="string">
            <text:p>DSC-009.3(A)</text:p>
          </table:table-cell>
          <table:table-cell table:style-name="ce300"/>
          <table:table-cell table:style-name="ce205"/>
          <table:table-cell table:style-name="ce299" table:number-columns-repeated="4"/>
          <table:table-cell table:style-name="ce652" office:value-type="string" calcext:value-type="string">
            <text:p>Beringer</text:p>
          </table:table-cell>
          <table:table-cell table:style-name="ce35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307.83" calcext:value-type="currency">
            <text:p>307,83 €</text:p>
          </table:table-cell>
          <table:table-cell table:formula="of:=[.N162]*[.T162]" office:value-type="currency" office:currency="EUR" office:value="615.66" calcext:value-type="currency">
            <text:p>615,66 €</text:p>
          </table:table-cell>
          <table:table-cell office:value-type="string" calcext:value-type="string">
            <text:p>Avion équipé de Frein Beringer</text:p>
          </table:table-cell>
          <table:table-cell table:number-columns-repeated="1002"/>
        </table:table-row>
        <table:table-row table:style-name="ro3">
          <table:table-cell table:style-name="ce43" office:value-type="float" office:value="2410" calcext:value-type="float">
            <text:p>2410</text:p>
          </table:table-cell>
          <table:table-cell table:number-columns-repeated="2"/>
          <table:table-cell table:style-name="ce106" office:value-type="string" calcext:value-type="string">
            <text:p>KIT repair master cylinder</text:p>
          </table:table-cell>
          <table:table-cell table:style-name="ce296" office:value-type="string" calcext:value-type="string">
            <text:p>Parker</text:p>
          </table:table-cell>
          <table:table-cell table:style-name="ce359" office:value-type="string" calcext:value-type="string">
            <text:p>199-516</text:p>
          </table:table-cell>
          <table:table-cell table:style-name="ce300"/>
          <table:table-cell table:style-name="ce205"/>
          <table:table-cell table:style-name="ce652" table:number-columns-repeated="2"/>
          <table:table-cell table:style-name="ce299"/>
          <table:table-cell table:style-name="ce652" table:number-columns-repeated="2"/>
          <table:table-cell table:style-name="ce35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35.81" calcext:value-type="currency">
            <text:p>35,81 €</text:p>
          </table:table-cell>
          <table:table-cell table:formula="of:=[.N163]*[.T163]" office:value-type="currency" office:currency="EUR" office:value="35.81" calcext:value-type="currency">
            <text:p>35,81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O-Ring (Rubber, For 60-13 Parking Valve)</text:p>
          </table:table-cell>
          <table:table-cell table:style-name="ce296" office:value-type="string" calcext:value-type="string">
            <text:p>Parker</text:p>
          </table:table-cell>
          <table:table-cell table:style-name="ce359" office:value-type="string" calcext:value-type="string">
            <text:p>101-50353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35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16.74" calcext:value-type="currency">
            <text:p>16,74 €</text:p>
          </table:table-cell>
          <table:table-cell table:formula="of:=[.N164]*[.T164]" office:value-type="currency" office:currency="EUR" office:value="33.48" calcext:value-type="currency">
            <text:p>33,48 €</text:p>
          </table:table-cell>
          <table:table-cell office:value-type="string" calcext:value-type="string">
            <text:p>Parking Valve for Aquila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15"/>
          <table:table-cell table:style-name="ce182" office:value-type="string" calcext:value-type="string">
            <text:p>A4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9">
          <table:table-cell table:style-name="ce24" office:value-type="float" office:value="2414" calcext:value-type="float">
            <text:p>2414</text:p>
          </table:table-cell>
          <table:table-cell/>
          <table:table-cell table:style-name="ce222" office:value-type="string" calcext:value-type="string">
            <text:p>A4.1</text:p>
          </table:table-cell>
          <table:table-cell table:style-name="ce106" office:value-type="string" calcext:value-type="string">
            <text:p>Oil Filter</text:p>
          </table:table-cell>
          <table:table-cell table:style-name="ce297" office:value-type="string" calcext:value-type="string">
            <text:p>Rotax</text:p>
          </table:table-cell>
          <table:table-cell table:style-name="ce300" office:value-type="string" calcext:value-type="string">
            <text:p>82501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5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41" office:value-type="string" calcext:value-type="string">
            <text:p>X</text:p>
          </table:table-cell>
          <table:table-cell office:value-type="string" calcext:value-type="string">
            <text:p>Avirex</text:p>
          </table:table-cell>
          <table:table-cell office:value-type="currency" office:currency="EUR" office:value="14" calcext:value-type="currency">
            <text:p>14,00 €</text:p>
          </table:table-cell>
          <table:table-cell table:formula="of:=[.N168]*[.T168]" office:value-type="currency" office:currency="EUR" office:value="126" calcext:value-type="currency">
            <text:p>126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149" office:value-type="float" office:value="2416" calcext:value-type="float">
            <text:p>2416</text:p>
          </table:table-cell>
          <table:table-cell/>
          <table:table-cell table:style-name="ce222" office:value-type="string" calcext:value-type="string">
            <text:p>A4.2</text:p>
          </table:table-cell>
          <table:table-cell table:style-name="ce106" office:value-type="string" calcext:value-type="string">
            <text:p>Oil Filter</text:p>
          </table:table-cell>
          <table:table-cell table:style-name="ce297" office:value-type="string" calcext:value-type="string">
            <text:p>CHAMPION</text:p>
          </table:table-cell>
          <table:table-cell table:style-name="ce300" office:value-type="string" calcext:value-type="string">
            <text:p>CH48110-1</text:p>
          </table:table-cell>
          <table:table-cell table:style-name="ce300"/>
          <table:table-cell table:style-name="ce205"/>
          <table:table-cell table:style-name="ce299"/>
          <table:table-cell table:number-columns-repeated="2"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36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41" office:value-type="string" calcext:value-type="string">
            <text:p>X</text:p>
          </table:table-cell>
          <table:table-cell/>
          <table:table-cell office:value-type="currency" office:currency="EUR" office:value="49" calcext:value-type="currency">
            <text:p>49,00 €</text:p>
          </table:table-cell>
          <table:table-cell table:formula="of:=[.N170]*[.T170]" office:value-type="currency" office:currency="EUR" office:value="490" calcext:value-type="currency">
            <text:p>490,00 €</text:p>
          </table:table-cell>
          <table:table-cell office:value-type="string" calcext:value-type="string">
            <text:p><text:span text:style-name="T5">0H) // 07/2020 : 33,45 HT FARMAN</text:span>// 07/2020 : 33,45 HT FARMAN // 06/2020 : FARMAN 31,62 HT</text:p>
          </table:table-cell>
          <table:table-cell table:number-columns-repeated="2"/>
          <table:table-cell office:value-type="float" office:value="29.44" calcext:value-type="float">
            <text:p>29,44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149" office:value-type="float" office:value="2416" calcext:value-type="float">
            <text:p>2416</text:p>
          </table:table-cell>
          <table:table-cell/>
          <table:table-cell table:style-name="ce222" office:value-type="string" calcext:value-type="string">
            <text:p>A4.3</text:p>
          </table:table-cell>
          <table:table-cell table:style-name="ce106" office:value-type="string" calcext:value-type="string">
            <text:p>Oil Filter</text:p>
          </table:table-cell>
          <table:table-cell table:style-name="ce297" office:value-type="string" calcext:value-type="string">
            <text:p>CHAMPION</text:p>
          </table:table-cell>
          <table:table-cell table:style-name="ce300" office:value-type="string" calcext:value-type="string">
            <text:p>CH48108-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36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currency" office:currency="EUR" office:value="49" calcext:value-type="currency">
            <text:p>49,00 €</text:p>
          </table:table-cell>
          <table:table-cell table:formula="of:=[.N172]*[.T172]" office:value-type="currency" office:currency="EUR" office:value="98" calcext:value-type="currency">
            <text:p>98,00 €</text:p>
          </table:table-cell>
          <table:table-cell office:value-type="string" calcext:value-type="string">
            <text:p>Global / Farman (50H/100H) // 07/2020 : 31,62 HT FARMAN</text:p>
          </table:table-cell>
          <table:table-cell table:number-columns-repeated="2"/>
          <table:table-cell office:value-type="float" office:value="31.09" calcext:value-type="float">
            <text:p>31,09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149" office:value-type="float" office:value="2434" calcext:value-type="float">
            <text:p>2434</text:p>
          </table:table-cell>
          <table:table-cell/>
          <table:table-cell table:style-name="ce222" office:value-type="string" calcext:value-type="string">
            <text:p>A4.3</text:p>
          </table:table-cell>
          <table:table-cell table:style-name="ce106" office:value-type="string" calcext:value-type="string">
            <text:p>Oil Filter (Solution recomandée)</text:p>
          </table:table-cell>
          <table:table-cell table:style-name="ce297" office:value-type="string" calcext:value-type="string">
            <text:p>Textron</text:p>
          </table:table-cell>
          <table:table-cell table:style-name="ce300" office:value-type="string" calcext:value-type="string">
            <text:p>AA48109-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36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currency" office:currency="EUR" office:value="49" calcext:value-type="currency">
            <text:p>49,00 €</text:p>
          </table:table-cell>
          <table:table-cell table:formula="of:=[.N173]*[.T173]" office:value-type="currency" office:currency="EUR" office:value="588" calcext:value-type="currency">
            <text:p>588,00 €</text:p>
          </table:table-cell>
          <table:table-cell office:value-type="string" calcext:value-type="string">
            <text:p>Global / Farman (50H/100H) // 07/2020 : 31,62 HT FARMAN</text:p>
          </table:table-cell>
          <table:table-cell table:number-columns-repeated="2"/>
          <table:table-cell office:value-type="float" office:value="31.09" calcext:value-type="float">
            <text:p>31,09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/>
          <table:table-cell table:style-name="ce222" office:value-type="string" calcext:value-type="string">
            <text:p>A4.4</text:p>
          </table:table-cell>
          <table:table-cell table:style-name="ce106" office:value-type="string" calcext:value-type="string">
            <text:p>Inner Wheel Half</text:p>
          </table:table-cell>
          <table:table-cell table:style-name="ce297" office:value-type="string" calcext:value-type="string">
            <text:p>Cleveland</text:p>
          </table:table-cell>
          <table:table-cell table:style-name="ce300" office:value-type="string" calcext:value-type="string">
            <text:p>161-0470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01"/>
          <table:table-cell table:style-name="ce299"/>
          <table:table-cell table:style-name="ce36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75]*[.T17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Brake Disk</text:p>
          </table:table-cell>
          <table:table-cell table:style-name="ce297" office:value-type="string" calcext:value-type="string">
            <text:p>Cleveland</text:p>
          </table:table-cell>
          <table:table-cell table:style-name="ce300" office:value-type="string" calcext:value-type="string">
            <text:p>164-2440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01"/>
          <table:table-cell table:style-name="ce299"/>
          <table:table-cell table:style-name="ce36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76]*[.T17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/>
          <table:table-cell table:style-name="ce201"/>
          <table:table-cell table:style-name="ce106" office:value-type="string" calcext:value-type="string">
            <text:p>Brake Disk</text:p>
          </table:table-cell>
          <table:table-cell table:style-name="ce297"/>
          <table:table-cell table:style-name="ce300" office:value-type="string" calcext:value-type="string">
            <text:p>164-0170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6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77]*[.T17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4"/>
          <table:table-cell/>
          <table:table-cell table:style-name="ce201"/>
          <table:table-cell table:style-name="ce106" office:value-type="string" calcext:value-type="string">
            <text:p>Brake Disk</text:p>
          </table:table-cell>
          <table:table-cell table:style-name="ce297" office:value-type="string" calcext:value-type="string">
            <text:p>rapco</text:p>
          </table:table-cell>
          <table:table-cell table:style-name="ce300" office:value-type="string" calcext:value-type="string">
            <text:p>RA164-01700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36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15"/>
          <table:table-cell table:style-name="ce182" office:value-type="string" calcext:value-type="string">
            <text:p>A5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2" office:value-type="float" office:value="24" calcext:value-type="float">
            <text:p>24</text:p>
          </table:table-cell>
          <table:table-cell/>
          <table:table-cell table:style-name="ce222" office:value-type="string" calcext:value-type="string">
            <text:p>A5.1</text:p>
          </table:table-cell>
          <table:table-cell table:style-name="ce106" office:value-type="string" calcext:value-type="string">
            <text:p>Air Filter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FR-08504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float" office:value="450370" calcext:value-type="float">
            <text:p>450370</text:p>
          </table:table-cell>
          <table:table-cell table:style-name="ce299" table:number-columns-repeated="2"/>
          <table:table-cell table:style-name="ce3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TA</text:p>
          </table:table-cell>
          <table:table-cell office:value-type="currency" office:currency="EUR" office:value="320.54" calcext:value-type="currency">
            <text:p>320,54 €</text:p>
          </table:table-cell>
          <table:table-cell table:formula="of:=[.N182]*[.T182]" office:value-type="currency" office:currency="EUR" office:value="1282.16" calcext:value-type="currency">
            <text:p>1 282,16 €</text:p>
          </table:table-cell>
          <table:table-cell office:value-type="float" office:value="450370" calcext:value-type="float">
            <text:p>450370</text:p>
          </table:table-cell>
          <table:table-cell table:number-columns-repeated="2"/>
          <table:table-cell office:value-type="float" office:value="276.89" calcext:value-type="float">
            <text:p>276,89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2" office:value-type="float" office:value="24" calcext:value-type="float">
            <text:p>24</text:p>
          </table:table-cell>
          <table:table-cell/>
          <table:table-cell table:style-name="ce222" office:value-type="string" calcext:value-type="string">
            <text:p>A5.2</text:p>
          </table:table-cell>
          <table:table-cell table:style-name="ce106" office:value-type="string" calcext:value-type="string">
            <text:p>Air filter Cartridg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7040-10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6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3" office:value-type="string" calcext:value-type="string">
            <text:p>X</text:p>
          </table:table-cell>
          <table:table-cell office:value-type="string" calcext:value-type="string">
            <text:p>Aquila</text:p>
          </table:table-cell>
          <table:table-cell office:value-type="currency" office:currency="EUR" office:value="55.63" calcext:value-type="currency">
            <text:p>55,63 €</text:p>
          </table:table-cell>
          <table:table-cell table:formula="of:=[.N184]*[.T184]" office:value-type="currency" office:currency="EUR" office:value="222.52" calcext:value-type="currency">
            <text:p>222,52 €</text:p>
          </table:table-cell>
          <table:table-cell office:value-type="string" calcext:value-type="string">
            <text:p>Filtre a Air (RU-0810)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/>
          <table:table-cell table:style-name="ce222" office:value-type="string" calcext:value-type="string">
            <text:p>A5.3</text:p>
          </table:table-cell>
          <table:table-cell table:style-name="ce106" office:value-type="string" calcext:value-type="string">
            <text:p>Air ilter</text:p>
          </table:table-cell>
          <table:table-cell table:style-name="ce297" office:value-type="string" calcext:value-type="string">
            <text:p>Brackett Aero</text:p>
          </table:table-cell>
          <table:table-cell table:style-name="ce300" office:value-type="string" calcext:value-type="string">
            <text:p>BA16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37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86]*[.T18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8" office:value-type="float" office:value="39" calcext:value-type="float">
            <text:p>39</text:p>
          </table:table-cell>
          <table:table-cell/>
          <table:table-cell table:style-name="ce222" office:value-type="string" calcext:value-type="string">
            <text:p>A5.4</text:p>
          </table:table-cell>
          <table:table-cell table:style-name="ce106" office:value-type="string" calcext:value-type="string">
            <text:p>Air filter</text:p>
          </table:table-cell>
          <table:table-cell table:style-name="ce297" office:value-type="string" calcext:value-type="string">
            <text:p>Brackett Aero</text:p>
          </table:table-cell>
          <table:table-cell table:style-name="ce300" office:value-type="string" calcext:value-type="string">
            <text:p>BA-3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3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19.53" calcext:value-type="currency">
            <text:p>19,53 €</text:p>
          </table:table-cell>
          <table:table-cell table:formula="of:=[.N188]*[.T188]" office:value-type="currency" office:currency="EUR" office:value="58.59" calcext:value-type="currency">
            <text:p>58,59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2" office:value-type="float" office:value="24" calcext:value-type="float">
            <text:p>24</text:p>
          </table:table-cell>
          <table:table-cell/>
          <table:table-cell table:style-name="ce222" office:value-type="string" calcext:value-type="string">
            <text:p>A5.5</text:p>
          </table:table-cell>
          <table:table-cell table:style-name="ce106" office:value-type="string" calcext:value-type="string">
            <text:p>Aircraft Filter</text:p>
          </table:table-cell>
          <table:table-cell table:style-name="ce297" office:value-type="string" calcext:value-type="string">
            <text:p>Brackett Aero</text:p>
          </table:table-cell>
          <table:table-cell table:style-name="ce300" office:value-type="string" calcext:value-type="string">
            <text:p>BA-24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37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21.79" calcext:value-type="currency">
            <text:p>21,79 €</text:p>
          </table:table-cell>
          <table:table-cell table:formula="of:=[.N190]*[.T190]" office:value-type="currency" office:currency="EUR" office:value="43.58" calcext:value-type="currency">
            <text:p>43,58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15"/>
          <table:table-cell table:style-name="ce182" office:value-type="string" calcext:value-type="string">
            <text:p>B1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1.1</text:p>
          </table:table-cell>
          <table:table-cell table:style-name="ce106" office:value-type="string" calcext:value-type="string">
            <text:p>Cup Bearing</text:p>
          </table:table-cell>
          <table:table-cell table:style-name="ce300" office:value-type="string" calcext:value-type="string">
            <text:p>Timken Corp</text:p>
          </table:table-cell>
          <table:table-cell table:style-name="ce300" office:value-type="string" calcext:value-type="string">
            <text:p>AT01-5150-200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37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36.23" calcext:value-type="currency">
            <text:p>36,23 €</text:p>
          </table:table-cell>
          <table:table-cell table:formula="of:=[.N194]*[.T194]" office:value-type="currency" office:currency="EUR" office:value="217.38" calcext:value-type="currency">
            <text:p>217,38 €</text:p>
          </table:table-cell>
          <table:table-cell office:value-type="string" calcext:value-type="string">
            <text:p>LM67010-20629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one Bearing NLG</text:p>
          </table:table-cell>
          <table:table-cell table:style-name="ce300" office:value-type="string" calcext:value-type="string">
            <text:p>Timken Corp</text:p>
          </table:table-cell>
          <table:table-cell table:style-name="ce300" office:value-type="string" calcext:value-type="string">
            <text:p>AT01-5150-201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37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36.27" calcext:value-type="currency">
            <text:p>36,27 €</text:p>
          </table:table-cell>
          <table:table-cell table:formula="of:=[.N195]*[.T195]" office:value-type="currency" office:currency="EUR" office:value="0" calcext:value-type="currency">
            <text:p>0,00 €</text:p>
          </table:table-cell>
          <table:table-cell office:value-type="string" calcext:value-type="string">
            <text:p>LM67048-20629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1.2</text:p>
          </table:table-cell>
          <table:table-cell table:style-name="ce106" office:value-type="string" calcext:value-type="string">
            <text:p>Cup Bearing</text:p>
          </table:table-cell>
          <table:table-cell table:style-name="ce300" office:value-type="string" calcext:value-type="string">
            <text:p>Timken Corp</text:p>
          </table:table-cell>
          <table:table-cell table:style-name="ce300" office:value-type="string" calcext:value-type="string">
            <text:p>214-0030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7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31.43" calcext:value-type="currency">
            <text:p>31,43 €</text:p>
          </table:table-cell>
          <table:table-cell table:formula="of:=[.N196]*[.T196]" office:value-type="currency" office:currency="EUR" office:value="62.86" calcext:value-type="currency">
            <text:p>62,86 €</text:p>
          </table:table-cell>
          <table:table-cell office:value-type="string" calcext:value-type="string">
            <text:p>PN : 08231-20629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one Bearing</text:p>
          </table:table-cell>
          <table:table-cell table:style-name="ce300" office:value-type="string" calcext:value-type="string">
            <text:p>Timken Corp</text:p>
          </table:table-cell>
          <table:table-cell table:style-name="ce300" office:value-type="string" calcext:value-type="string">
            <text:p>214-0040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8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59.1" calcext:value-type="currency">
            <text:p>59,10 €</text:p>
          </table:table-cell>
          <table:table-cell table:formula="of:=[.N197]*[.T197]" office:value-type="currency" office:currency="EUR" office:value="118.2" calcext:value-type="currency">
            <text:p>118,20 €</text:p>
          </table:table-cell>
          <table:table-cell office:value-type="string" calcext:value-type="string">
            <text:p>PN : 08125-20629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1.3</text:p>
          </table:table-cell>
          <table:table-cell table:style-name="ce106" office:value-type="string" calcext:value-type="string">
            <text:p>Spacer Sleeve Axle</text:p>
          </table:table-cell>
          <table:table-cell table:style-name="ce300" office:value-type="string" calcext:value-type="string">
            <text:p>Aquila</text:p>
          </table:table-cell>
          <table:table-cell table:style-name="ce300" office:value-type="string" calcext:value-type="string">
            <text:p>AT01-5150-100-R0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199]*[.T19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earing rac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5150-10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8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00]*[.T20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47" calcext:value-type="float">
            <text:p>2447</text:p>
          </table:table-cell>
          <table:table-cell table:number-columns-repeated="2"/>
          <table:table-cell table:style-name="ce106" office:value-type="string" calcext:value-type="string">
            <text:p>Spacer Sliv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5150-10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01]*[.T201]" office:value-type="currency" office:currency="EUR" office:value="0" calcext:value-type="currency">
            <text:p>0,00 €</text:p>
          </table:table-cell>
          <table:table-cell office:value-type="string" calcext:value-type="string">
            <text:p>Nose gear</text:p>
          </table:table-cell>
          <table:table-cell table:number-columns-repeated="1002"/>
        </table:table-row>
        <table:table-row table:style-name="ro3">
          <table:table-cell table:style-name="ce43" office:value-type="float" office:value="2447" calcext:value-type="float">
            <text:p>2447</text:p>
          </table:table-cell>
          <table:table-cell table:number-columns-repeated="2"/>
          <table:table-cell table:style-name="ce106" office:value-type="string" calcext:value-type="string">
            <text:p>Front axle cap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5150-13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8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1.4</text:p>
          </table:table-cell>
          <table:table-cell table:style-name="ce106" office:value-type="string" calcext:value-type="string">
            <text:p>Main gear Fairing Bracket LH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5030-00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8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34.73" calcext:value-type="currency">
            <text:p>34,73 €</text:p>
          </table:table-cell>
          <table:table-cell table:formula="of:=[.N204]*[.T204]" office:value-type="currency" office:currency="EUR" office:value="34.73" calcext:value-type="currency">
            <text:p>34,73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Main gear Fairing Bracket RH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5030-004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05]*[.T20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rake Hos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5020-02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8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06]*[.T20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/>
          <table:table-cell table:style-name="ce222" office:value-type="string" calcext:value-type="string">
            <text:p>B1.5</text:p>
          </table:table-cell>
          <table:table-cell table:style-name="ce106" office:value-type="string" calcext:value-type="string">
            <text:p>Pressure Disk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112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8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08]*[.T20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Pressure Disk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113</text:p>
          </table:table-cell>
          <table:table-cell table:style-name="ce359"/>
          <table:table-cell table:style-name="ce205"/>
          <table:table-cell table:style-name="ce652"/>
          <table:table-cell table:style-name="ce299" table:number-columns-repeated="4"/>
          <table:table-cell table:style-name="ce38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32.27" calcext:value-type="currency">
            <text:p>32,27 €</text:p>
          </table:table-cell>
          <table:table-cell table:formula="of:=[.N209]*[.T209]" office:value-type="currency" office:currency="EUR" office:value="96.81" calcext:value-type="currency">
            <text:p>96,81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Pressure Disk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107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8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10]*[.T21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Damper Slide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108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8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11]*[.T21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47" calcext:value-type="float">
            <text:p>2447</text:p>
          </table:table-cell>
          <table:table-cell table:number-columns-repeated="2"/>
          <table:table-cell table:style-name="ce106" office:value-type="string" calcext:value-type="string">
            <text:p>Plate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103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32.27" calcext:value-type="currency">
            <text:p>32,27 €</text:p>
          </table:table-cell>
          <table:table-cell table:formula="of:=[.N212]*[.T212]" office:value-type="currency" office:currency="EUR" office:value="193.62" calcext:value-type="currency">
            <text:p>193,62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Damper Plate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102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8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174.9" calcext:value-type="currency">
            <text:p>174,90 €</text:p>
          </table:table-cell>
          <table:table-cell table:formula="of:=[.N213]*[.T21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Threaded element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106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14]*[.T21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Swivel Head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005-R00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15]*[.T21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13" calcext:value-type="float">
            <text:p>2413</text:p>
          </table:table-cell>
          <table:table-cell table:number-columns-repeated="2"/>
          <table:table-cell table:style-name="ce106" office:value-type="string" calcext:value-type="string">
            <text:p>Swivel Head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111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16]*[.T21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Grooved PIN 5DIN 1473 3x12)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1801473 FST 3x12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17]*[.T21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Collar Bushing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1850033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18]*[.T21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Collar Bushing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1850013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19]*[.T21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Lock Nu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DIN 985 M10</text:p>
          </table:table-cell>
          <table:table-cell table:style-name="ce300"/>
          <table:table-cell table:style-name="ce205"/>
          <table:table-cell table:style-name="ce187" office:value-type="string" calcext:value-type="string">
            <text:p>X</text:p>
          </table:table-cell>
          <table:table-cell table:style-name="ce299" table:number-columns-repeated="4"/>
          <table:table-cell table:style-name="ce2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12.26" calcext:value-type="currency">
            <text:p>12,26 €</text:p>
          </table:table-cell>
          <table:table-cell table:formula="of:=[.N220]*[.T22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Swivel Head M8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1850-12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13.87" calcext:value-type="currency">
            <text:p>13,87 €</text:p>
          </table:table-cell>
          <table:table-cell table:formula="of:=[.N221]*[.T221]" office:value-type="currency" office:currency="EUR" office:value="124.83" calcext:value-type="currency">
            <text:p>124,83 €</text:p>
          </table:table-cell>
          <table:table-cell office:value-type="string" calcext:value-type="string">
            <text:p>DIN648</text:p>
          </table:table-cell>
          <table:table-cell table:number-columns-repeated="1002"/>
        </table:table-row>
        <table:table-row table:style-name="ro3">
          <table:table-cell table:style-name="Default" table:number-columns-repeated="1023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/>
          <table:table-cell table:style-name="ce222" office:value-type="string" calcext:value-type="string">
            <text:p>B1.6</text:p>
          </table:table-cell>
          <table:table-cell table:style-name="ce106" office:value-type="string" calcext:value-type="string">
            <text:p>Bearing (DIN 648 10mm)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1850-103</text:p>
          </table:table-cell>
          <table:table-cell table:style-name="ce18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24]*[.T22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Bol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1806912_M6X30</text:p>
          </table:table-cell>
          <table:table-cell table:style-name="ce18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25]*[.T22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asher (DIN 125 15x28)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1800125_15 (DIN 125 15x28)</text:p>
          </table:table-cell>
          <table:table-cell table:style-name="ce18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26]*[.T226]" office:value-type="currency" office:currency="EUR" office:value="0" calcext:value-type="currency">
            <text:p>0,00 €</text:p>
          </table:table-cell>
          <table:table-cell office:value-type="string" calcext:value-type="string">
            <text:p>1800125_15</text:p>
          </table:table-cell>
          <table:table-cell table:number-columns-repeated="1002"/>
        </table:table-row>
        <table:table-row table:style-name="ro3">
          <table:table-cell table:style-name="ce43" office:value-type="float" office:value="2447" calcext:value-type="float">
            <text:p>2447</text:p>
          </table:table-cell>
          <table:table-cell table:number-columns-repeated="2"/>
          <table:table-cell table:style-name="ce106" office:value-type="string" calcext:value-type="string">
            <text:p>Spacer sleeve (upper bearing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5110-105</text:p>
          </table:table-cell>
          <table:table-cell table:style-name="ce189"/>
          <table:table-cell table:style-name="ce205"/>
          <table:table-cell table:style-name="ce652"/>
          <table:table-cell table:style-name="ce299" table:number-columns-repeated="4"/>
          <table:table-cell table:style-name="ce40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27]*[.T22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asher (DIN 125 10,5x20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1800125_10,5</text:p>
          </table:table-cell>
          <table:table-cell table:style-name="ce18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.72" calcext:value-type="currency">
            <text:p>0,72 €</text:p>
          </table:table-cell>
          <table:table-cell table:formula="of:=[.N228]*[.T22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Bolt (DIN 931 M10x50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1800931_M10x50</text:p>
          </table:table-cell>
          <table:table-cell table:style-name="ce189"/>
          <table:table-cell table:style-name="ce205"/>
          <table:table-cell table:style-name="ce652"/>
          <table:table-cell table:style-name="ce299" table:number-columns-repeated="4"/>
          <table:table-cell table:style-name="ce40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29]*[.T22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6" office:value-type="float" office:value="2447" calcext:value-type="float">
            <text:p>2447</text:p>
          </table:table-cell>
          <table:table-cell table:style-name="ce191" table:number-columns-spanned="1" table:number-rows-spanned="2"/>
          <table:table-cell table:style-name="ce191" table:number-columns-spanned="1" table:number-rows-spanned="2"/>
          <table:table-cell table:style-name="ce106" office:value-type="string" calcext:value-type="string">
            <text:p>bearing ring + 3 rivets (DIN 7337 4,0x6 ES/ES)</text:p>
          </table:table-cell>
          <table:table-cell table:style-name="ce296" office:value-type="string" calcext:value-type="string" table:number-columns-spanned="1" table:number-rows-spanned="2">
            <text:p>Aquila</text:p>
          </table:table-cell>
          <table:table-cell table:style-name="ce300" office:value-type="string" calcext:value-type="string">
            <text:p>5130-103-R01</text:p>
          </table:table-cell>
          <table:table-cell table:style-name="ce190" table:number-columns-spanned="1" table:number-rows-spanned="2"/>
          <table:table-cell table:style-name="ce205"/>
          <table:table-cell table:style-name="ce652" office:value-type="string" calcext:value-type="string" table:number-columns-spanned="1" table:number-rows-spanned="2">
            <text:p>X</text:p>
          </table:table-cell>
          <table:table-cell table:style-name="ce191" table:number-columns-spanned="1" table:number-rows-spanned="2"/>
          <table:table-cell table:style-name="ce191" table:number-columns-spanned="1" table:number-rows-spanned="2"/>
          <table:table-cell table:style-name="ce191" table:number-columns-spanned="1" table:number-rows-spanned="2"/>
          <table:table-cell table:style-name="ce191" table:number-columns-spanned="1" table:number-rows-spanned="2"/>
          <table:table-cell table:style-name="ce413" office:value-type="float" office:value="1" calcext:value-type="float">
            <text:p>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30]*[.T230]" office:value-type="currency" office:currency="EUR" office:value="0" calcext:value-type="currency">
            <text:p>0,00 €</text:p>
          </table:table-cell>
          <table:table-cell office:value-type="string" calcext:value-type="string">
            <text:p>Certificate of Conformity (Aquila)</text:p>
          </table:table-cell>
          <table:table-cell table:number-columns-repeated="1002"/>
        </table:table-row>
        <table:table-row table:style-name="ro3">
          <table:table-cell table:style-name="ce26" office:value-type="float" office:value="2427" calcext:value-type="float">
            <text:p>2427</text:p>
          </table:table-cell>
          <table:covered-table-cell/>
          <table:covered-table-cell table:style-name="ce218"/>
          <table:table-cell table:style-name="ce106"/>
          <table:covered-table-cell table:style-name="ce285"/>
          <table:table-cell table:style-name="ce300" office:value-type="string" calcext:value-type="string">
            <text:p>1807337_4,0x6ES</text:p>
          </table:table-cell>
          <table:covered-table-cell table:style-name="ce344"/>
          <table:table-cell table:style-name="ce205"/>
          <table:covered-table-cell table:number-columns-repeated="5"/>
          <table:table-cell table:style-name="ce24" office:value-type="float" office:value="0" calcext:value-type="float">
            <text:p>0</text:p>
          </table:table-cell>
          <table:covered-table-cell table:style-name="ce24"/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31]*[.T23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Nose gear Bearing shaft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10-102</text:p>
          </table:table-cell>
          <table:table-cell table:style-name="ce18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32]*[.T23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47" calcext:value-type="float">
            <text:p>2447</text:p>
          </table:table-cell>
          <table:table-cell table:number-columns-repeated="2"/>
          <table:table-cell table:style-name="ce106" office:value-type="string" calcext:value-type="string">
            <text:p>Bush Bearing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1850022</text:p>
          </table:table-cell>
          <table:table-cell table:style-name="ce18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0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33]*[.T23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Thread pin (DIN 913 M6x35)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1800913_M06x35</text:p>
          </table:table-cell>
          <table:table-cell table:style-name="ce18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0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34]*[.T23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Thread pin (DIN 913 M6x30)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1800913_M06x30</text:p>
          </table:table-cell>
          <table:table-cell table:style-name="ce18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0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35]*[.T23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47" calcext:value-type="float">
            <text:p>2447</text:p>
          </table:table-cell>
          <table:table-cell table:number-columns-repeated="2"/>
          <table:table-cell table:style-name="ce106" office:value-type="string" calcext:value-type="string">
            <text:p>Bolt (DIN 931 M8x110)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1800931_M8x110</text:p>
          </table:table-cell>
          <table:table-cell table:style-name="ce18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36]*[.T23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Locknut (ISO 10511 M10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1800985_M10</text:p>
          </table:table-cell>
          <table:table-cell table:style-name="ce18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68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37]*[.T23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Upper bearing sleev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5130-101</text:p>
          </table:table-cell>
          <table:table-cell table:style-name="ce18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68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38]*[.T23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lower bearing sleev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5130-100</text:p>
          </table:table-cell>
          <table:table-cell table:style-name="ce189"/>
          <table:table-cell table:style-name="ce205"/>
          <table:table-cell table:style-name="ce652"/>
          <table:table-cell table:style-name="ce299" table:number-columns-repeated="4"/>
          <table:table-cell table:style-name="ce68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39]*[.T23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19" calcext:value-type="float">
            <text:p>2419</text:p>
          </table:table-cell>
          <table:table-cell table:number-columns-repeated="2"/>
          <table:table-cell table:style-name="ce106" office:value-type="string" calcext:value-type="string">
            <text:p>Bolt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5110-111-R01</text:p>
          </table:table-cell>
          <table:table-cell table:style-name="ce18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40]*[.T24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Spacer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109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28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41]*[.T24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Main rubber element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104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68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42]*[.T24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Rebound rubber element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105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6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43]*[.T24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washer (ISO 7089 15x28)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1800125_15</text:p>
          </table:table-cell>
          <table:table-cell table:style-name="ce359"/>
          <table:table-cell table:style-name="ce205"/>
          <table:table-cell table:style-name="ce652"/>
          <table:table-cell table:style-name="ce299" table:number-columns-repeated="4"/>
          <table:table-cell table:style-name="ce68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44]*[.T24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Guide tube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5140-101-R01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45]*[.T24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Spacer sleeve 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4510-127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46]*[.T24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Disk with 2 lobes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1800463_10,5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47]*[.T24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Adjusting washer (DIN 988 8x14x1)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1800988_8/1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48]*[.T24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Spacer sleeve (upper bearing)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5110-120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9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49]*[.T24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1.7</text:p>
          </table:table-cell>
          <table:table-cell table:style-name="ce106" office:value-type="string" calcext:value-type="string">
            <text:p>Leg Protection Foil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1440-17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51]*[.T25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Sealing for Main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160-11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1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52]*[.T25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38" calcext:value-type="float">
            <text:p>2438</text:p>
          </table:table-cell>
          <table:table-cell/>
          <table:table-cell table:style-name="ce232"/>
          <table:table-cell table:style-name="ce106" office:value-type="string" calcext:value-type="string">
            <text:p>Silent-block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7050-11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1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15"/>
          <table:table-cell table:style-name="ce182" office:value-type="string" calcext:value-type="string">
            <text:p>B2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2.1</text:p>
          </table:table-cell>
          <table:table-cell table:style-name="ce106" office:value-type="string" calcext:value-type="string">
            <text:p>Bearing pin 1,5 mm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4510-10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57]*[.T25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earing pin 3 mm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4510-13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1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58]*[.T25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earing pin 4 mm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4510-13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16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59]*[.T25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earing pin 5 mm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4510-134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1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60]*[.T26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ushing VI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4510-11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1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61]*[.T26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ushing V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4510-11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19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62]*[.T26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ol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1809037_084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0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63]*[.T263]" office:value-type="currency" office:currency="EUR" office:value="0" calcext:value-type="currency">
            <text:p>0,00 €</text:p>
          </table:table-cell>
          <table:table-cell office:value-type="string" calcext:value-type="string">
            <text:p>LN 9037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ollar Bushing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185001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0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64]*[.T264]" office:value-type="currency" office:currency="EUR" office:value="0" calcext:value-type="currency">
            <text:p>0,00 €</text:p>
          </table:table-cell>
          <table:table-cell office:value-type="string" calcext:value-type="string">
            <text:p>DIN ISO 3547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otter pin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1800094_1,6x1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0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65]*[.T26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olt (Rudder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1809037_0805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7.99" calcext:value-type="currency">
            <text:p>7,99 €</text:p>
          </table:table-cell>
          <table:table-cell table:formula="of:=[.N266]*[.T266]" office:value-type="currency" office:currency="EUR" office:value="23.97" calcext:value-type="currency">
            <text:p>23,97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earing pin (Rudder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4510-10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28" calcext:value-type="currency">
            <text:p>28,00 €</text:p>
          </table:table-cell>
          <table:table-cell table:formula="of:=[.N267]*[.T267]" office:value-type="currency" office:currency="EUR" office:value="84" calcext:value-type="currency">
            <text:p>84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 office:value-type="string" calcext:value-type="string">
            <text:p>B2.2</text:p>
          </table:table-cell>
          <table:table-cell table:style-name="ce106" office:value-type="string" calcext:value-type="string">
            <text:p>Rail window bottom RH top LH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320-20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32.4" calcext:value-type="currency">
            <text:p>32,40 €</text:p>
          </table:table-cell>
          <table:table-cell table:formula="of:=[.N269]*[.T269]" office:value-type="currency" office:currency="EUR" office:value="0" calcext:value-type="currency">
            <text:p>0,00 €</text:p>
          </table:table-cell>
          <table:table-cell office:value-type="string" calcext:value-type="string">
            <text:p>Fenestrons</text:p>
          </table:table-cell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Rail window top RH bottom LH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320-204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32.4" calcext:value-type="currency">
            <text:p>32,40 €</text:p>
          </table:table-cell>
          <table:table-cell table:formula="of:=[.N270]*[.T270]" office:value-type="currency" office:currency="EUR" office:value="0" calcext:value-type="currency">
            <text:p>0,00 €</text:p>
          </table:table-cell>
          <table:table-cell office:value-type="string" calcext:value-type="string">
            <text:p>Fenestrons</text:p>
          </table:table-cell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Slide ba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320-20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4" table:formula="of:=SUM([WO_EASAs.I10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271]*[.T271]" office:value-type="currency" office:currency="EUR" office:value="0" calcext:value-type="currency">
            <text:p>0,00 €</text:p>
          </table:table-cell>
          <table:table-cell office:value-type="string" calcext:value-type="string">
            <text:p>Fenestrons</text:p>
          </table:table-cell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Canopy Window RH Clea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320-201 / AT01-2320-24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272]*[.T272]" office:value-type="currency" office:currency="EUR" office:value="0" calcext:value-type="currency">
            <text:p>0,00 €</text:p>
          </table:table-cell>
          <table:table-cell office:value-type="string" calcext:value-type="string">
            <text:p>Fenestrons</text:p>
          </table:table-cell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Canopy Window LH Clea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320-20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323.19" calcext:value-type="currency">
            <text:p>323,19 €</text:p>
          </table:table-cell>
          <table:table-cell table:formula="of:=[.N273]*[.T273]" office:value-type="currency" office:currency="EUR" office:value="969.57" calcext:value-type="currency">
            <text:p>969,57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Canopy Window LH blu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320-22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286.36" calcext:value-type="currency">
            <text:p>286,36 €</text:p>
          </table:table-cell>
          <table:table-cell table:formula="of:=[.N274]*[.T274]" office:value-type="currency" office:currency="EUR" office:value="286.36" calcext:value-type="currency">
            <text:p>286,36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Stop block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320-20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275]*[.T275]" office:value-type="currency" office:currency="EUR" office:value="0" calcext:value-type="currency">
            <text:p>0,00 €</text:p>
          </table:table-cell>
          <table:table-cell office:value-type="string" calcext:value-type="string">
            <text:p>Fenestrons</text:p>
          </table:table-cell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Screw bad weather window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320-207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276]*[.T276]" office:value-type="currency" office:currency="EUR" office:value="0" calcext:value-type="currency">
            <text:p>0,00 €</text:p>
          </table:table-cell>
          <table:table-cell office:value-type="string" calcext:value-type="string">
            <text:p>Fenestrons</text:p>
          </table:table-cell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Canopy Lock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4540-104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12.6" calcext:value-type="currency">
            <text:p>12,60 €</text:p>
          </table:table-cell>
          <table:table-cell table:formula="of:=[.N277]*[.T277]" office:value-type="currency" office:currency="EUR" office:value="25.2" calcext:value-type="currency">
            <text:p>25,2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Push stake L/H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340-11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120.12" calcext:value-type="currency">
            <text:p>120,12 €</text:p>
          </table:table-cell>
          <table:table-cell table:formula="of:=[.N278]*[.T278]" office:value-type="currency" office:currency="EUR" office:value="120.12" calcext:value-type="currency">
            <text:p>120,12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DIN 648 GAW Rechtsgewind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1850-11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21" calcext:value-type="currency">
            <text:p>21,00 €</text:p>
          </table:table-cell>
          <table:table-cell table:formula="of:=[.N279]*[.T279]" office:value-type="currency" office:currency="EUR" office:value="21" calcext:value-type="currency">
            <text:p>21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ES-Bolzen für Gabelkopf 6x12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1850-207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2.4" calcext:value-type="currency">
            <text:p>2,40 €</text:p>
          </table:table-cell>
          <table:table-cell table:formula="of:=[.N280]*[.T280]" office:value-type="currency" office:currency="EUR" office:value="2.4" calcext:value-type="currency">
            <text:p>2,4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Schliessbolzen hinten links SKL III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2340-10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97"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281]*[.T28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Schlechtwetter- Fenster komplett</text:p>
          </table:table-cell>
          <table:table-cell table:style-name="ce297"/>
          <table:table-cell table:style-name="ce300" office:value-type="string" calcext:value-type="string">
            <text:p>2320-241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428" office:value-type="float" office:value="1" calcext:value-type="float">
            <text:p>1</text:p>
          </table:table-cell>
          <table:table-cell table:number-columns-repeated="4"/>
          <table:table-cell table:style-name="ce297"/>
          <table:table-cell table:number-columns-repeated="1005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1" office:value-type="float" office:value="28" calcext:value-type="float">
            <text:p>28</text:p>
          </table:table-cell>
          <table:table-cell/>
          <table:table-cell table:style-name="ce222" office:value-type="string" calcext:value-type="string">
            <text:p>B2.3</text:p>
          </table:table-cell>
          <table:table-cell table:style-name="ce106" office:value-type="string" calcext:value-type="string">
            <text:p>Stick Handl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6010-017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84]*[.T28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tall Warning switch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4020-028-040-R0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0" table:formula="of:=SUM([WO_EASAs.I10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85]*[.T285]" office:value-type="currency" office:currency="EUR" office:value="0" calcext:value-type="currency">
            <text:p>0,00 €</text:p>
          </table:table-cell>
          <table:table-cell office:value-type="string" calcext:value-type="string">
            <text:p>AT01-028-040-R02</text:p>
          </table:table-cell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plit Master switch</text:p>
          </table:table-cell>
          <table:table-cell table:style-name="ce297" office:value-type="string" calcext:value-type="string">
            <text:p>Cesna</text:p>
          </table:table-cell>
          <table:table-cell table:style-name="ce300" office:value-type="string" calcext:value-type="string">
            <text:p>11-1590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8250-104</text:p>
          </table:table-cell>
          <table:table-cell table:style-name="ce299" table:number-columns-repeated="4"/>
          <table:table-cell table:style-name="ce43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86]*[.T28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8" calcext:value-type="float">
            <text:p>28</text:p>
          </table:table-cell>
          <table:table-cell table:number-columns-repeated="2"/>
          <table:table-cell table:style-name="ce106" office:value-type="string" calcext:value-type="string">
            <text:p>Avionic Master switch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4530-42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287]*[.T28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8" calcext:value-type="float">
            <text:p>28</text:p>
          </table:table-cell>
          <table:table-cell table:number-columns-repeated="2"/>
          <table:table-cell table:style-name="ce106" office:value-type="string" calcext:value-type="string">
            <text:p>Flap switch, assembled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8220-067-R0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200.25" calcext:value-type="currency">
            <text:p>200,25 €</text:p>
          </table:table-cell>
          <table:table-cell table:formula="of:=[.N288]*[.T28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32" calcext:value-type="float">
            <text:p>2432</text:p>
          </table:table-cell>
          <table:table-cell table:number-columns-repeated="2"/>
          <table:table-cell table:style-name="ce106" office:value-type="string" calcext:value-type="string">
            <text:p>Ignition Switch with Starter Position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8250-10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number-columns-repeated="2" table:style-name="ce652" office:value-type="string" calcext:value-type="string">
            <text:p>X</text:p>
          </table:table-cell>
          <table:table-cell table:style-name="ce43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89]*[.T28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8" calcext:value-type="float">
            <text:p>28</text:p>
          </table:table-cell>
          <table:table-cell table:number-columns-repeated="2"/>
          <table:table-cell table:style-name="ce106" office:value-type="string" calcext:value-type="string">
            <text:p>Trim Position Indicato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840-18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90]*[.T29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38" calcext:value-type="float">
            <text:p>2438</text:p>
          </table:table-cell>
          <table:table-cell table:number-columns-repeated="2"/>
          <table:table-cell table:style-name="ce106" office:value-type="string" calcext:value-type="string">
            <text:p>Trim Switch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8250-10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0.76" calcext:value-type="currency">
            <text:p>10,76 €</text:p>
          </table:table-cell>
          <table:table-cell table:formula="of:=[.N291]*[.T291]" office:value-type="currency" office:currency="EUR" office:value="21.52" calcext:value-type="currency">
            <text:p>21,52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8" calcext:value-type="float">
            <text:p>28</text:p>
          </table:table-cell>
          <table:table-cell table:number-columns-repeated="2"/>
          <table:table-cell table:style-name="ce106" office:value-type="string" calcext:value-type="string">
            <text:p>Trim Actuato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6050-105-09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92]*[.T29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8" calcext:value-type="float">
            <text:p>28</text:p>
          </table:table-cell>
          <table:table-cell table:number-columns-repeated="2"/>
          <table:table-cell table:style-name="ce106" office:value-type="string" calcext:value-type="string">
            <text:p>Led (RED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4530-80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4.44" calcext:value-type="currency">
            <text:p>14,44 €</text:p>
          </table:table-cell>
          <table:table-cell table:formula="of:=[.N293]*[.T29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Hella H9 <text:s/>Connecto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9330-00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94]*[.T29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Trim position indicato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6050-13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295]*[.T29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ircuit break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4530-41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29.7" calcext:value-type="currency">
            <text:p>29,70 €</text:p>
          </table:table-cell>
          <table:table-cell table:formula="of:=[.N296]*[.T296]" office:value-type="currency" office:currency="EUR" office:value="59.4" calcext:value-type="currency">
            <text:p>59,4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ircuit break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4530-40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5.3" calcext:value-type="currency">
            <text:p>15,30 €</text:p>
          </table:table-cell>
          <table:table-cell table:formula="of:=[.N297]*[.T297]" office:value-type="currency" office:currency="EUR" office:value="45.9" calcext:value-type="currency">
            <text:p>45,9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onnecor housing, socket for Ldg ligh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4530-563 &amp; AT01-4530-567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7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5.3" calcext:value-type="currency">
            <text:p>15,30 €</text:p>
          </table:table-cell>
          <table:table-cell table:formula="of:=[.N298]*[.T298]" office:value-type="currency" office:currency="EUR" office:value="137.7" calcext:value-type="currency">
            <text:p>137,7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Dual fuel gauge 0-5 V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2840-20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5.3" calcext:value-type="currency">
            <text:p>15,30 €</text:p>
          </table:table-cell>
          <table:table-cell table:formula="of:=[.N299]*[.T299]" office:value-type="currency" office:currency="EUR" office:value="15.3" calcext:value-type="currency">
            <text:p>15,30 €</text:p>
          </table:table-cell>
          <table:table-cell office:value-type="string" calcext:value-type="string">
            <text:p>New gauge</text:p>
          </table:table-cell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Kit <text:s/>voyant d’alarm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8260-00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300]*[.T300]" office:value-type="currency" office:currency="EUR" office:value="0" calcext:value-type="currency">
            <text:p>0,00 €</text:p>
          </table:table-cell>
          <table:table-cell office:value-type="string" calcext:value-type="string">
            <text:p>Kit de modification pour Aquila MV, CF , AT</text:p>
          </table:table-cell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teckergehâuse 3pol</text:p>
          </table:table-cell>
          <table:table-cell table:style-name="ce297"/>
          <table:table-cell table:style-name="ce300" office:value-type="string" calcext:value-type="string">
            <text:p>4530-560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437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Flaschsteckhülse 6,3 0,8-2,1mm</text:p>
          </table:table-cell>
          <table:table-cell table:style-name="ce297"/>
          <table:table-cell table:style-name="ce300" office:value-type="string" calcext:value-type="string">
            <text:p>4530-569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437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adapterblech warnleuchten</text:p>
          </table:table-cell>
          <table:table-cell table:style-name="ce297"/>
          <table:table-cell table:style-name="ce300" office:value-type="string" calcext:value-type="string">
            <text:p>2820-251-R00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437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2.4</text:p>
          </table:table-cell>
          <table:table-cell table:style-name="ce106" office:value-type="string" calcext:value-type="string">
            <text:p>Oil Pressure Gaug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840-16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97.63" calcext:value-type="currency">
            <text:p>97,63 €</text:p>
          </table:table-cell>
          <table:table-cell table:formula="of:=[.N305]*[.T305]" office:value-type="currency" office:currency="EUR" office:value="97.63" calcext:value-type="currency">
            <text:p>97,63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Ammeter</text:p>
          </table:table-cell>
          <table:table-cell table:style-name="ce297"/>
          <table:table-cell table:style-name="ce300" office:value-type="string" calcext:value-type="string">
            <text:p>2840-12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08.36" calcext:value-type="currency">
            <text:p>108,36 €</text:p>
          </table:table-cell>
          <table:table-cell table:formula="of:=[.N306]*[.T306]" office:value-type="currency" office:currency="EUR" office:value="325.08" calcext:value-type="currency">
            <text:p>325,08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Tachometer</text:p>
          </table:table-cell>
          <table:table-cell table:style-name="ce297"/>
          <table:table-cell table:style-name="ce300" office:value-type="string" calcext:value-type="string">
            <text:p>7030-103-R0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220.22" calcext:value-type="currency">
            <text:p>220,22 €</text:p>
          </table:table-cell>
          <table:table-cell table:formula="of:=[.N307]*[.T307]" office:value-type="currency" office:currency="EUR" office:value="220.22" calcext:value-type="currency">
            <text:p>220,22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10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2.5</text:p>
          </table:table-cell>
          <table:table-cell table:style-name="ce106" office:value-type="string" calcext:value-type="string">
            <text:p>Access Panel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4020-034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09]*[.T30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Access Panel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4020-027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10]*[.T31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Edge quard profil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9910-30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9.88" calcext:value-type="currency">
            <text:p>9,88 €</text:p>
          </table:table-cell>
          <table:table-cell table:formula="of:=[.N311]*[.T311]" office:value-type="currency" office:currency="EUR" office:value="9.88" calcext:value-type="currency">
            <text:p>9,88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office:value-type="string" calcext:value-type="string">
            <text:p>LN9037-M6X58</text:p>
          </table:table-cell>
          <table:table-cell table:style-name="ce106" office:value-type="string" calcext:value-type="string">
            <text:p>Cover for control stick LH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2150-149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32.5" calcext:value-type="currency">
            <text:p>32,50 €</text:p>
          </table:table-cell>
          <table:table-cell table:formula="of:=[.N312]*[.T312]" office:value-type="currency" office:currency="EUR" office:value="32.5" calcext:value-type="currency">
            <text:p>32,5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Kantenschutzprofil metallverstärk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9910-303-R0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2.9" calcext:value-type="currency">
            <text:p>12,90 €</text:p>
          </table:table-cell>
          <table:table-cell table:formula="of:=[.N313]*[.T313]" office:value-type="currency" office:currency="EUR" office:value="12.9" calcext:value-type="currency">
            <text:p>12,9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2.6</text:p>
          </table:table-cell>
          <table:table-cell table:style-name="ce106" office:value-type="string" calcext:value-type="string">
            <text:p>Knob Adjustment Friction Control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7020-10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7020-102</text:p>
          </table:table-cell>
          <table:table-cell table:style-name="ce299" table:number-columns-repeated="4"/>
          <table:table-cell table:style-name="ce439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15]*[.T31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Throttle bowden cabl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7020-10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7020-122</text:p>
          </table:table-cell>
          <table:table-cell table:style-name="ce299" table:number-columns-repeated="4"/>
          <table:table-cell table:style-name="ce4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16]*[.T31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lamp screw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7020-136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42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17]*[.T31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lamping Bush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7020-12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7020-122</text:p>
          </table:table-cell>
          <table:table-cell table:style-name="ce299" table:number-columns-repeated="4"/>
          <table:table-cell table:style-name="ce420"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18]*[.T31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friction wash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7020-112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42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19]*[.T31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ushing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7020-119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4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20]*[.T32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owden cable housing</text:p>
          </table:table-cell>
          <table:table-cell table:style-name="ce297"/>
          <table:table-cell table:style-name="ce300" office:value-type="string" calcext:value-type="string">
            <text:p>7020-130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4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able 5,0m</text:p>
          </table:table-cell>
          <table:table-cell table:style-name="ce297"/>
          <table:table-cell table:style-name="ce300" office:value-type="string" calcext:value-type="string">
            <text:p>7020-129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4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7"/>
          <table:table-cell table:style-name="ce183" table:number-columns-repeated="6"/>
          <table:table-cell table:style-name="ce210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15"/>
          <table:table-cell table:style-name="ce182" office:value-type="string" calcext:value-type="string">
            <text:p>B3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10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3.1</text:p>
          </table:table-cell>
          <table:table-cell table:style-name="ce106" office:value-type="string" calcext:value-type="string">
            <text:p>Fuel Drain Valve with Gasket 7/16-20</text:p>
          </table:table-cell>
          <table:table-cell table:style-name="ce297"/>
          <table:table-cell table:style-name="ce300" office:value-type="string" calcext:value-type="string">
            <text:p>CAV-170 7/16-2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8010-012</text:p>
          </table:table-cell>
          <table:table-cell table:style-name="ce299" table:number-columns-repeated="4"/>
          <table:table-cell table:style-name="ce440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18.3" calcext:value-type="currency">
            <text:p>18,30 €</text:p>
          </table:table-cell>
          <table:table-cell table:formula="of:=[.N326]*[.T326]" office:value-type="currency" office:currency="EUR" office:value="146.4" calcext:value-type="currency">
            <text:p>146,40 €</text:p>
          </table:table-cell>
          <table:table-cell office:value-type="string" calcext:value-type="string">
            <text:p>Purge essence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Fuel Drain Valve</text:p>
          </table:table-cell>
          <table:table-cell table:style-name="ce297"/>
          <table:table-cell table:style-name="ce300" office:value-type="string" calcext:value-type="string">
            <text:p>CCA2900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40" office:value-type="string" calcext:value-type="string">
            <text:p>brake lining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327]*[.T327]" office:value-type="string" office:string-value="" calcext:value-type="error">
            <text:p>#VALEUR !</text:p>
          </table:table-cell>
          <table:table-cell office:value-type="string" calcext:value-type="string">
            <text:p>Purge essence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Seal Kit (Fuel Drain Valve)</text:p>
          </table:table-cell>
          <table:table-cell table:style-name="ce297"/>
          <table:table-cell table:style-name="ce300" office:value-type="string" calcext:value-type="string">
            <text:p>CAV-170K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44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6.1" calcext:value-type="currency">
            <text:p>6,10 €</text:p>
          </table:table-cell>
          <table:table-cell table:formula="of:=[.N328]*[.T328]" office:value-type="currency" office:currency="EUR" office:value="12.2" calcext:value-type="currency">
            <text:p>12,2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</text:p>
          </table:table-cell>
          <table:table-cell table:style-name="ce297"/>
          <table:table-cell table:style-name="ce300" office:value-type="string" calcext:value-type="string">
            <text:p>AT01-8010-11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4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29]*[.T32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Filter and Gasket</text:p>
          </table:table-cell>
          <table:table-cell table:style-name="ce297"/>
          <table:table-cell table:style-name="ce300" office:value-type="string" calcext:value-type="string">
            <text:p>AT01-8010-114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4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30]*[.T33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O-Ring HNBR green 2,9x1,78 ARP 006</text:p>
          </table:table-cell>
          <table:table-cell table:style-name="ce297"/>
          <table:table-cell table:style-name="ce300" office:value-type="string" calcext:value-type="string">
            <text:p>AT01_8010-11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4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31]*[.T33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O-Ring Fuel resistant 9,25 For Drain Valve</text:p>
          </table:table-cell>
          <table:table-cell table:style-name="ce297"/>
          <table:table-cell table:style-name="ce300" office:value-type="string" calcext:value-type="string">
            <text:p>AT01-8010-11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4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32]*[.T33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creen filte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651-799</text:p>
          </table:table-cell>
          <table:table-cell table:style-name="ce300"/>
          <table:table-cell table:style-name="ce205"/>
          <table:table-cell table:number-columns-repeated="2"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4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31.08" calcext:value-type="currency">
            <text:p>31,08 €</text:p>
          </table:table-cell>
          <table:table-cell table:formula="of:=[.N333]*[.T333]" office:value-type="currency" office:currency="EUR" office:value="186.48" calcext:value-type="currency">
            <text:p>186,48 €</text:p>
          </table:table-cell>
          <table:table-cell office:value-type="string" calcext:value-type="string">
            <text:p>ALTERNATE 651-799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, Fuel straine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751-872</text:p>
          </table:table-cell>
          <table:table-cell table:style-name="ce300"/>
          <table:table-cell table:style-name="ce205"/>
          <table:table-cell table:number-columns-repeated="2"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4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15.61" calcext:value-type="currency">
            <text:p>15,61 €</text:p>
          </table:table-cell>
          <table:table-cell table:formula="of:=[.N334]*[.T334]" office:value-type="currency" office:currency="EUR" office:value="78.05" calcext:value-type="currency">
            <text:p>78,05 €</text:p>
          </table:table-cell>
          <table:table-cell office:value-type="string" calcext:value-type="string">
            <text:p>ALTERNATE 479136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Fuel system Gasket (Replaces Piper P/N 462-049)</text:p>
          </table:table-cell>
          <table:table-cell/>
          <table:table-cell office:value-type="string" calcext:value-type="string">
            <text:p>CA462-049</text:p>
          </table:table-cell>
          <table:table-cell/>
          <table:table-cell table:style-name="ce205"/>
          <table:table-cell table:style-name="ce652" office:value-type="string" calcext:value-type="string">
            <text:p>X</text:p>
          </table:table-cell>
          <table:table-cell table:number-columns-repeated="4"/>
          <table:table-cell table:style-name="ce28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35]*[.T33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Drive valve cap</text:p>
          </table:table-cell>
          <table:table-cell/>
          <table:table-cell office:value-type="string" calcext:value-type="string">
            <text:p>8010-010-R01</text:p>
          </table:table-cell>
          <table:table-cell/>
          <table:table-cell table:style-name="ce205"/>
          <table:table-cell table:style-name="ce652" office:value-type="string" calcext:value-type="string">
            <text:p>X</text:p>
          </table:table-cell>
          <table:table-cell table:number-columns-repeated="4"/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36]*[.T33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3.2</text:p>
          </table:table-cell>
          <table:table-cell table:style-name="ce106" office:value-type="string" calcext:value-type="string">
            <text:p>Hose (4x7)</text:p>
          </table:table-cell>
          <table:table-cell table:style-name="ce297" office:value-type="string" calcext:value-type="string">
            <text:p>Rotax</text:p>
          </table:table-cell>
          <table:table-cell office:value-type="string" calcext:value-type="string">
            <text:p>860660</text:p>
          </table:table-cell>
          <table:table-cell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4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Rotax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38]*[.T33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onnecting Hose 35mm</text:p>
          </table:table-cell>
          <table:table-cell table:style-name="ce297" office:value-type="string" calcext:value-type="string">
            <text:p>Rotax</text:p>
          </table:table-cell>
          <table:table-cell table:style-name="ce300" office:value-type="string" calcext:value-type="string">
            <text:p>86098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4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39]*[.T33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style-name="ce72" table:number-columns-repeated="2"/>
          <table:table-cell table:style-name="ce106" office:value-type="string" calcext:value-type="string">
            <text:p>Fuel Pump</text:p>
          </table:table-cell>
          <table:table-cell table:style-name="ce72" office:value-type="string" calcext:value-type="string">
            <text:p>Rotax</text:p>
          </table:table-cell>
          <table:table-cell table:style-name="ce72" office:value-type="float" office:value="893115" calcext:value-type="float">
            <text:p>893115</text:p>
          </table:table-cell>
          <table:table-cell table:style-name="ce72"/>
          <table:table-cell table:style-name="ce205"/>
          <table:table-cell table:style-name="ce652" office:value-type="string" calcext:value-type="string">
            <text:p>X</text:p>
          </table:table-cell>
          <table:table-cell table:style-name="ce72" table:number-columns-repeated="4"/>
          <table:table-cell table:number-columns-repeated="2" table:style-name="ce446" office:value-type="float" office:value="0" calcext:value-type="float">
            <text:p>0</text:p>
          </table:table-cell>
          <table:table-cell table:style-name="ce446" table:number-columns-repeated="3"/>
          <table:table-cell table:style-name="ce72" office:value-type="string" calcext:value-type="string">
            <text:p>Rotax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40]*[.T340]" office:value-type="currency" office:currency="EUR" office:value="0" calcext:value-type="currency">
            <text:p>0,00 €</text:p>
          </table:table-cell>
          <table:table-cell table:style-name="ce72"/>
          <table:table-cell table:style-name="ce1060" table:number-columns-repeated="1001"/>
          <table:table-cell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style-name="ce72" table:number-columns-repeated="2"/>
          <table:table-cell table:style-name="ce106" office:value-type="string" calcext:value-type="string">
            <text:p>Carburetor overhaul kit</text:p>
          </table:table-cell>
          <table:table-cell table:style-name="ce72" office:value-type="string" calcext:value-type="string">
            <text:p>Rotax</text:p>
          </table:table-cell>
          <table:table-cell table:style-name="ce72" office:value-type="float" office:value="889534" calcext:value-type="float">
            <text:p>889534</text:p>
          </table:table-cell>
          <table:table-cell table:style-name="ce72"/>
          <table:table-cell table:style-name="ce205"/>
          <table:table-cell table:style-name="ce652" office:value-type="string" calcext:value-type="string">
            <text:p>X</text:p>
          </table:table-cell>
          <table:table-cell table:style-name="ce72" table:number-columns-repeated="4"/>
          <table:table-cell table:style-name="ce446" office:value-type="float" office:value="4" calcext:value-type="float">
            <text:p>4</text:p>
          </table:table-cell>
          <table:table-cell table:style-name="ce446" office:value-type="float" office:value="1" calcext:value-type="float">
            <text:p>1</text:p>
          </table:table-cell>
          <table:table-cell table:style-name="ce446" table:number-columns-repeated="3"/>
          <table:table-cell table:style-name="ce72" office:value-type="string" calcext:value-type="string">
            <text:p>Rotax</text:p>
          </table:table-cell>
          <table:table-cell office:value-type="currency" office:currency="EUR" office:value="187.22" calcext:value-type="currency">
            <text:p>187,22 €</text:p>
          </table:table-cell>
          <table:table-cell table:formula="of:=[.N341]*[.T341]" office:value-type="currency" office:currency="EUR" office:value="748.88" calcext:value-type="currency">
            <text:p>748,88 €</text:p>
          </table:table-cell>
          <table:table-cell table:style-name="ce72"/>
          <table:table-cell table:style-name="ce1060" table:number-columns-repeated="1001"/>
          <table:table-cell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style-name="ce72" table:number-columns-repeated="2"/>
          <table:table-cell table:style-name="ce106" office:value-type="string" calcext:value-type="string">
            <text:p>Rubber flange assy</text:p>
          </table:table-cell>
          <table:table-cell table:style-name="ce72" office:value-type="string" calcext:value-type="string">
            <text:p>Rotax</text:p>
          </table:table-cell>
          <table:table-cell table:style-name="ce72" office:value-type="float" office:value="267789" calcext:value-type="float">
            <text:p>267789</text:p>
          </table:table-cell>
          <table:table-cell table:style-name="ce72"/>
          <table:table-cell table:style-name="ce205"/>
          <table:table-cell table:style-name="ce652" office:value-type="string" calcext:value-type="string">
            <text:p>X</text:p>
          </table:table-cell>
          <table:table-cell table:style-name="ce72" table:number-columns-repeated="4"/>
          <table:table-cell table:style-name="ce446" office:value-type="float" office:value="2" calcext:value-type="float">
            <text:p>2</text:p>
          </table:table-cell>
          <table:table-cell table:style-name="ce446" office:value-type="float" office:value="0" calcext:value-type="float">
            <text:p>0</text:p>
          </table:table-cell>
          <table:table-cell table:style-name="ce446" table:number-columns-repeated="3"/>
          <table:table-cell table:style-name="ce72" office:value-type="string" calcext:value-type="string">
            <text:p>Rotax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42]*[.T342]" office:value-type="currency" office:currency="EUR" office:value="0" calcext:value-type="currency">
            <text:p>0,00 €</text:p>
          </table:table-cell>
          <table:table-cell table:style-name="ce72" office:value-type="string" calcext:value-type="string">
            <text:p>+2 Incomplets</text:p>
          </table:table-cell>
          <table:table-cell table:style-name="ce1060" table:number-columns-repeated="1001"/>
          <table:table-cell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style-name="ce72" table:number-columns-repeated="2"/>
          <table:table-cell table:style-name="ce106" office:value-type="string" calcext:value-type="string">
            <text:p>Engine shock mount</text:p>
          </table:table-cell>
          <table:table-cell table:style-name="ce72" office:value-type="string" calcext:value-type="string">
            <text:p>Rotax</text:p>
          </table:table-cell>
          <table:table-cell table:style-name="ce72" office:value-type="string" calcext:value-type="string">
            <text:p>AT01-7010-111</text:p>
          </table:table-cell>
          <table:table-cell table:style-name="ce72"/>
          <table:table-cell table:style-name="ce205"/>
          <table:table-cell table:style-name="ce652" office:value-type="string" calcext:value-type="string">
            <text:p>X</text:p>
          </table:table-cell>
          <table:table-cell table:style-name="ce72" table:number-columns-repeated="4"/>
          <table:table-cell table:number-columns-repeated="2" table:style-name="ce446" office:value-type="float" office:value="0" calcext:value-type="float">
            <text:p>0</text:p>
          </table:table-cell>
          <table:table-cell table:style-name="ce446" table:number-columns-repeated="3"/>
          <table:table-cell table:style-name="ce72" office:value-type="string" calcext:value-type="string">
            <text:p>Rotax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43]*[.T343]" office:value-type="currency" office:currency="EUR" office:value="0" calcext:value-type="currency">
            <text:p>0,00 €</text:p>
          </table:table-cell>
          <table:table-cell table:style-name="ce72"/>
          <table:table-cell table:style-name="ce1060" table:number-columns-repeated="1001"/>
          <table:table-cell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style-name="ce72" table:number-columns-repeated="2"/>
          <table:table-cell table:style-name="ce106" office:value-type="string" calcext:value-type="string">
            <text:p>Air Vent Line 120 MM</text:p>
          </table:table-cell>
          <table:table-cell table:style-name="ce72" office:value-type="string" calcext:value-type="string">
            <text:p>Rotax</text:p>
          </table:table-cell>
          <table:table-cell table:style-name="ce72" office:value-type="float" office:value="256035" calcext:value-type="float">
            <text:p>256035</text:p>
          </table:table-cell>
          <table:table-cell table:style-name="ce72"/>
          <table:table-cell table:style-name="ce205"/>
          <table:table-cell table:style-name="ce652" office:value-type="string" calcext:value-type="string">
            <text:p>X</text:p>
          </table:table-cell>
          <table:table-cell table:style-name="ce72" table:number-columns-repeated="4"/>
          <table:table-cell table:style-name="ce446" office:value-type="float" office:value="2" calcext:value-type="float">
            <text:p>2</text:p>
          </table:table-cell>
          <table:table-cell table:style-name="ce446" office:value-type="float" office:value="0" calcext:value-type="float">
            <text:p>0</text:p>
          </table:table-cell>
          <table:table-cell table:style-name="ce446" table:number-columns-repeated="3"/>
          <table:table-cell table:style-name="ce72" office:value-type="string" calcext:value-type="string">
            <text:p>Rotax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44]*[.T344]" office:value-type="currency" office:currency="EUR" office:value="0" calcext:value-type="currency">
            <text:p>0,00 €</text:p>
          </table:table-cell>
          <table:table-cell table:style-name="ce72"/>
          <table:table-cell table:style-name="ce1060" table:number-columns-repeated="1001"/>
          <table:table-cell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style-name="ce72" table:number-columns-repeated="2"/>
          <table:table-cell table:style-name="ce106" office:value-type="string" calcext:value-type="string">
            <text:p>Tube 81MM</text:p>
          </table:table-cell>
          <table:table-cell table:style-name="ce72" office:value-type="string" calcext:value-type="string">
            <text:p>Rotax</text:p>
          </table:table-cell>
          <table:table-cell table:style-name="ce72" office:value-type="float" office:value="956141" calcext:value-type="float">
            <text:p>956141</text:p>
          </table:table-cell>
          <table:table-cell table:style-name="ce72"/>
          <table:table-cell table:style-name="ce205"/>
          <table:table-cell table:style-name="ce652" office:value-type="string" calcext:value-type="string">
            <text:p>X</text:p>
          </table:table-cell>
          <table:table-cell table:style-name="ce72" table:number-columns-repeated="4"/>
          <table:table-cell table:style-name="ce446" office:value-type="float" office:value="1" calcext:value-type="float">
            <text:p>1</text:p>
          </table:table-cell>
          <table:table-cell table:style-name="ce446" office:value-type="float" office:value="0" calcext:value-type="float">
            <text:p>0</text:p>
          </table:table-cell>
          <table:table-cell table:style-name="ce446" table:number-columns-repeated="3"/>
          <table:table-cell table:style-name="ce72" office:value-type="string" calcext:value-type="string">
            <text:p>Rotax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45]*[.T345]" office:value-type="currency" office:currency="EUR" office:value="0" calcext:value-type="currency">
            <text:p>0,00 €</text:p>
          </table:table-cell>
          <table:table-cell table:style-name="ce72"/>
          <table:table-cell table:style-name="ce1060" table:number-columns-repeated="1001"/>
          <table:table-cell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style-name="ce72" table:number-columns-repeated="2"/>
          <table:table-cell table:style-name="ce106" office:value-type="string" calcext:value-type="string">
            <text:p>Tube 66<text:span text:style-name="T3">± MM</text:span></text:p>
          </table:table-cell>
          <table:table-cell table:style-name="ce72" office:value-type="string" calcext:value-type="string">
            <text:p>Rotax</text:p>
          </table:table-cell>
          <table:table-cell table:style-name="ce72" office:value-type="float" office:value="956143" calcext:value-type="float">
            <text:p>956143</text:p>
          </table:table-cell>
          <table:table-cell table:style-name="ce72"/>
          <table:table-cell table:style-name="ce205"/>
          <table:table-cell table:style-name="ce652" office:value-type="string" calcext:value-type="string">
            <text:p>X</text:p>
          </table:table-cell>
          <table:table-cell table:style-name="ce72" table:number-columns-repeated="4"/>
          <table:table-cell table:style-name="ce446" office:value-type="float" office:value="1" calcext:value-type="float">
            <text:p>1</text:p>
          </table:table-cell>
          <table:table-cell table:style-name="ce446" office:value-type="float" office:value="0" calcext:value-type="float">
            <text:p>0</text:p>
          </table:table-cell>
          <table:table-cell table:style-name="ce446" table:number-columns-repeated="3"/>
          <table:table-cell table:style-name="ce72" office:value-type="string" calcext:value-type="string">
            <text:p>Rotax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46]*[.T346]" office:value-type="currency" office:currency="EUR" office:value="0" calcext:value-type="currency">
            <text:p>0,00 €</text:p>
          </table:table-cell>
          <table:table-cell table:style-name="ce72"/>
          <table:table-cell table:style-name="ce1060" table:number-columns-repeated="1001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3.3</text:p>
          </table:table-cell>
          <table:table-cell table:style-name="ce106" office:value-type="string" calcext:value-type="string">
            <text:p>Governor</text:p>
          </table:table-cell>
          <table:table-cell table:style-name="ce297" office:value-type="string" calcext:value-type="string">
            <text:p>MT-Propeller</text:p>
          </table:table-cell>
          <table:table-cell table:style-name="ce300" office:value-type="string" calcext:value-type="string">
            <text:p>P-850-1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chnicAviation (Revision)</text:p>
          </table:table-cell>
          <table:table-cell/>
          <table:table-cell table:formula="of:=[.N348]*[.T348]" office:value-type="currency" office:currency="EUR" office:value="0" calcext:value-type="currency">
            <text:p>0,00 €</text:p>
          </table:table-cell>
          <table:table-cell office:value-type="string" calcext:value-type="string">
            <text:p>Régulateur hélice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Filler plate</text:p>
          </table:table-cell>
          <table:table-cell table:style-name="ce297" office:value-type="string" calcext:value-type="string">
            <text:p>MT-Propeller</text:p>
          </table:table-cell>
          <table:table-cell office:value-type="string" calcext:value-type="string">
            <text:p>P-521-AB-05-A</text:p>
          </table:table-cell>
          <table:table-cell/>
          <table:table-cell table:style-name="ce205"/>
          <table:table-cell table:style-name="ce652" office:value-type="string" calcext:value-type="string">
            <text:p>AT01-7310-105</text:p>
          </table:table-cell>
          <table:table-cell table:style-name="ce299" table:number-columns-repeated="4"/>
          <table:table-cell table:style-name="ce4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47.25" calcext:value-type="currency">
            <text:p>47,25 €</text:p>
          </table:table-cell>
          <table:table-cell table:formula="of:=[.N349]*[.T349]" office:value-type="currency" office:currency="EUR" office:value="47.25" calcext:value-type="currency">
            <text:p>47,25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47" calcext:value-type="float">
            <text:p>2447</text:p>
          </table:table-cell>
          <table:table-cell table:style-name="ce188"/>
          <table:table-cell table:style-name="ce232"/>
          <table:table-cell table:style-name="ce106" office:value-type="string" calcext:value-type="string">
            <text:p>Propeller nut MT12</text:p>
          </table:table-cell>
          <table:table-cell table:style-name="ce296" office:value-type="string" calcext:value-type="string">
            <text:p>MT-Propeller</text:p>
          </table:table-cell>
          <table:table-cell table:style-name="ce184" office:value-type="string" calcext:value-type="string">
            <text:p>C-328</text:p>
          </table:table-cell>
          <table:table-cell table:style-name="ce195"/>
          <table:table-cell table:style-name="ce205"/>
          <table:table-cell table:style-name="ce652" office:value-type="string" calcext:value-type="string">
            <text:p>X</text:p>
          </table:table-cell>
          <table:table-cell table:style-name="ce662" table:number-columns-repeated="4"/>
          <table:table-cell table:style-name="ce449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1" table:number-columns-repeated="3"/>
          <table:table-cell table:style-name="ce1039"/>
          <table:table-cell table:style-name="ce1043" office:value-type="currency" office:currency="EUR" office:value="13.07" calcext:value-type="currency">
            <text:p>13,07 €</text:p>
          </table:table-cell>
          <table:table-cell table:style-name="ce1043" table:formula="of:=[.N350]*[.T350]" office:value-type="currency" office:currency="EUR" office:value="104.56" calcext:value-type="currency">
            <text:p>104,56 €</text:p>
          </table:table-cell>
          <table:table-cell table:style-name="ce1039" office:value-type="string" calcext:value-type="string">
            <text:p>Propeller Aquila (MTV-21-A)</text:p>
          </table:table-cell>
          <table:table-cell table:style-name="ce371" table:number-columns-repeated="1001"/>
          <table:table-cell table:style-name="ce1074"/>
        </table:table-row>
        <table:table-row table:style-name="ro3">
          <table:table-cell table:style-name="ce41" office:value-type="float" office:value="2447" calcext:value-type="float">
            <text:p>2447</text:p>
          </table:table-cell>
          <table:table-cell table:style-name="ce188"/>
          <table:table-cell table:style-name="ce232"/>
          <table:table-cell table:style-name="ce106" office:value-type="string" calcext:value-type="string">
            <text:p>Washer</text:p>
          </table:table-cell>
          <table:table-cell table:style-name="ce296" office:value-type="string" calcext:value-type="string">
            <text:p>MT-Propeller</text:p>
          </table:table-cell>
          <table:table-cell table:style-name="ce184" office:value-type="string" calcext:value-type="string">
            <text:p>C-336-7</text:p>
          </table:table-cell>
          <table:table-cell table:style-name="ce195"/>
          <table:table-cell table:style-name="ce205"/>
          <table:table-cell table:style-name="ce652" office:value-type="string" calcext:value-type="string">
            <text:p>X</text:p>
          </table:table-cell>
          <table:table-cell table:style-name="ce662" table:number-columns-repeated="4"/>
          <table:table-cell table:style-name="ce449" office:value-type="float" office:value="12" calcext:value-type="float">
            <text:p>12</text:p>
          </table:table-cell>
          <table:table-cell table:style-name="ce41" office:value-type="float" office:value="6" calcext:value-type="float">
            <text:p>6</text:p>
          </table:table-cell>
          <table:table-cell table:style-name="ce41" table:number-columns-repeated="3"/>
          <table:table-cell table:style-name="ce1039"/>
          <table:table-cell table:style-name="ce1043" office:value-type="currency" office:currency="EUR" office:value="0.82" calcext:value-type="currency">
            <text:p>0,82 €</text:p>
          </table:table-cell>
          <table:table-cell table:style-name="ce1043" table:formula="of:=[.N351]*[.T351]" office:value-type="currency" office:currency="EUR" office:value="9.84" calcext:value-type="currency">
            <text:p>9,84 €</text:p>
          </table:table-cell>
          <table:table-cell table:style-name="ce1039" office:value-type="string" calcext:value-type="string">
            <text:p>Propeller Aquila (MTV-21-A)</text:p>
          </table:table-cell>
          <table:table-cell table:style-name="ce371" table:number-columns-repeated="1001"/>
          <table:table-cell table:style-name="ce1074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Propeller nut MT6</text:p>
          </table:table-cell>
          <table:table-cell table:style-name="ce297" office:value-type="string" calcext:value-type="string">
            <text:p>MT-Propeller</text:p>
          </table:table-cell>
          <table:table-cell office:value-type="string" calcext:value-type="string">
            <text:p>C-061-A</text:p>
          </table:table-cell>
          <table:table-cell table:style-name="ce423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4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52]*[.T35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MT-Propeller</text:p>
          </table:table-cell>
          <table:table-cell office:value-type="string" calcext:value-type="string">
            <text:p>C-076-A</text:p>
          </table:table-cell>
          <table:table-cell table:style-name="ce423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4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53]*[.T35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/>
          <table:table-cell office:value-type="string" calcext:value-type="string">
            <text:p>C-205-0.2</text:p>
          </table:table-cell>
          <table:table-cell table:style-name="ce423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4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54]*[.T35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3.4</text:p>
          </table:table-cell>
          <table:table-cell table:style-name="ce106" office:value-type="string" calcext:value-type="string">
            <text:p>V-Belt 9,5X675 (Alternator)</text:p>
          </table:table-cell>
          <table:table-cell table:style-name="ce297" office:value-type="string" calcext:value-type="string">
            <text:p>Rotax</text:p>
          </table:table-cell>
          <table:table-cell table:style-name="ce300" office:value-type="string" calcext:value-type="string">
            <text:p>98040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7080-030</text:p>
          </table:table-cell>
          <table:table-cell table:style-name="ce299" table:number-columns-repeated="4"/>
          <table:table-cell table:style-name="ce45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21.85" calcext:value-type="currency">
            <text:p>21,85 €</text:p>
          </table:table-cell>
          <table:table-cell table:formula="of:=[.N356]*[.T356]" office:value-type="currency" office:currency="EUR" office:value="65.55" calcext:value-type="currency">
            <text:p>65,55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Alternator Set</text:p>
          </table:table-cell>
          <table:table-cell table:style-name="ce297" office:value-type="string" calcext:value-type="string">
            <text:p>Rotax</text:p>
          </table:table-cell>
          <table:table-cell table:style-name="ce300" office:value-type="string" calcext:value-type="string">
            <text:p>887254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57]*[.T357]" office:value-type="currency" office:currency="EUR" office:value="0" calcext:value-type="currency">
            <text:p>0,00 €</text:p>
          </table:table-cell>
          <table:table-cell office:value-type="string" calcext:value-type="string">
            <text:p>External Generator (All Parts)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tater Relay ASSY</text:p>
          </table:table-cell>
          <table:table-cell table:style-name="ce297" office:value-type="string" calcext:value-type="string">
            <text:p>Rotax</text:p>
          </table:table-cell>
          <table:table-cell table:style-name="ce300" office:value-type="string" calcext:value-type="string">
            <text:p>99281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4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85.62" calcext:value-type="currency">
            <text:p>185,62 €</text:p>
          </table:table-cell>
          <table:table-cell table:formula="of:=[.N358]*[.T358]" office:value-type="currency" office:currency="EUR" office:value="371.24" calcext:value-type="currency">
            <text:p>371,24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Rectifier alt #2</text:p>
          </table:table-cell>
          <table:table-cell table:style-name="ce297" office:value-type="string" calcext:value-type="string">
            <text:p>Rotax</text:p>
          </table:table-cell>
          <table:table-cell table:style-name="ce300" office:value-type="string" calcext:value-type="string">
            <text:p>965349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59]*[.T359]" office:value-type="currency" office:currency="EUR" office:value="0" calcext:value-type="currency">
            <text:p>0,00 €</text:p>
          </table:table-cell>
          <table:table-cell office:value-type="string" calcext:value-type="string">
            <text:p>Ref Aquila : 7080-025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/>
          <table:table-cell table:style-name="ce222" office:value-type="string" calcext:value-type="string">
            <text:p>B3.5</text:p>
          </table:table-cell>
          <table:table-cell table:style-name="ce106" office:value-type="string" calcext:value-type="string">
            <text:p>Silent Bloc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7070-15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61]*[.T361]" office:value-type="currency" office:currency="EUR" office:value="0" calcext:value-type="currency">
            <text:p>0,00 €</text:p>
          </table:table-cell>
          <table:table-cell table:style-name="ce996" office:value-type="string" calcext:value-type="string">
            <text:p>EASA Missing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ilent Bloc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7070-15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1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62]*[.T36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Hose for cooler RH</text:p>
          </table:table-cell>
          <table:table-cell table:style-name="ce297" office:value-type="string" calcext:value-type="string">
            <text:p>Aquila</text:p>
          </table:table-cell>
          <table:table-cell table:style-name="ce256" office:value-type="string" calcext:value-type="string" table:number-columns-spanned="1" table:number-rows-spanned="2">
            <text:p>1870-222</text:p>
          </table:table-cell>
          <table:table-cell table:style-name="ce191" table:number-columns-spanned="1" table:number-rows-spanned="2"/>
          <table:table-cell table:style-name="ce205"/>
          <table:table-cell table:style-name="ce652" office:value-type="string" calcext:value-type="string">
            <text:p>AT01-7050-109</text:p>
          </table:table-cell>
          <table:table-cell table:style-name="ce299" table:number-columns-repeated="4"/>
          <table:table-cell table:style-name="ce73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63]*[.T363]" office:value-type="currency" office:currency="EUR" office:value="0" calcext:value-type="currency">
            <text:p>0,00 €</text:p>
          </table:table-cell>
          <table:table-cell office:value-type="string" calcext:value-type="string">
            <text:p>1870-222 (replaced 7050-109)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Hose for cooler LH</text:p>
          </table:table-cell>
          <table:table-cell table:style-name="ce297" office:value-type="string" calcext:value-type="string">
            <text:p>Aquila</text:p>
          </table:table-cell>
          <table:covered-table-cell table:number-columns-repeated="2" table:style-name="ce344"/>
          <table:table-cell table:style-name="ce205"/>
          <table:table-cell table:style-name="ce652" office:value-type="string" calcext:value-type="string">
            <text:p>AT01-7050-111</text:p>
          </table:table-cell>
          <table:table-cell table:style-name="ce299" table:number-columns-repeated="4"/>
          <table:table-cell table:style-name="ce7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64]*[.T364]" office:value-type="currency" office:currency="EUR" office:value="0" calcext:value-type="currency">
            <text:p>0,00 €</text:p>
          </table:table-cell>
          <table:table-cell office:value-type="string" calcext:value-type="string">
            <text:p>1870-222 (replaced 7050-109)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park plug connector</text:p>
          </table:table-cell>
          <table:table-cell table:style-name="ce297" office:value-type="string" calcext:value-type="string">
            <text:p>Rotax</text:p>
          </table:table-cell>
          <table:table-cell table:style-name="ce300" office:value-type="string" calcext:value-type="string">
            <text:p>265249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virex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65]*[.T365]" office:value-type="currency" office:currency="EUR" office:value="0" calcext:value-type="currency">
            <text:p>0,00 €</text:p>
          </table:table-cell>
          <table:table-cell office:value-type="string" calcext:value-type="string">
            <text:p>Protection connecteur bougies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Hose Clamp 10/7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4520-46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66]*[.T366]" office:value-type="currency" office:currency="EUR" office:value="0" calcext:value-type="currency">
            <text:p>0,00 €</text:p>
          </table:table-cell>
          <table:table-cell office:value-type="string" calcext:value-type="string">
            <text:p>Collier de serrage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Radiator cap with gasket</text:p>
          </table:table-cell>
          <table:table-cell table:style-name="ce297" office:value-type="string" calcext:value-type="string">
            <text:p>Rotax</text:p>
          </table:table-cell>
          <table:table-cell office:value-type="string" calcext:value-type="string">
            <text:p>922072</text:p>
          </table:table-cell>
          <table:table-cell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73.32" calcext:value-type="currency">
            <text:p>73,32 €</text:p>
          </table:table-cell>
          <table:table-cell table:formula="of:=[.N367]*[.T367]" office:value-type="currency" office:currency="EUR" office:value="146.64" calcext:value-type="currency">
            <text:p>146,64 €</text:p>
          </table:table-cell>
          <table:table-cell office:value-type="string" calcext:value-type="string">
            <text:p>Bouchon radiateur (Refroidissement)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lamp</text:p>
          </table:table-cell>
          <table:table-cell table:style-name="ce297" office:value-type="string" calcext:value-type="string">
            <text:p>Aquila</text:p>
          </table:table-cell>
          <table:table-cell office:value-type="string" calcext:value-type="string">
            <text:p>AT01-7070-006</text:p>
          </table:table-cell>
          <table:table-cell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68]*[.T36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racket (ignition module)</text:p>
          </table:table-cell>
          <table:table-cell office:value-type="string" calcext:value-type="string">
            <text:p>Rotax</text:p>
          </table:table-cell>
          <table:table-cell office:value-type="string" calcext:value-type="string">
            <text:p>851481</text:p>
          </table:table-cell>
          <table:table-cell/>
          <table:table-cell table:style-name="ce205"/>
          <table:table-cell table:style-name="ce236" office:value-type="string" calcext:value-type="string">
            <text:p>X</text:p>
          </table:table-cell>
          <table:table-cell table:number-columns-repeated="4"/>
          <table:table-cell table:style-name="ce45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8.3" calcext:value-type="currency">
            <text:p>8,30 €</text:p>
          </table:table-cell>
          <table:table-cell table:formula="of:=[.N369]*[.T369]" office:value-type="currency" office:currency="EUR" office:value="16.6" calcext:value-type="currency">
            <text:p>16,60 €</text:p>
          </table:table-cell>
          <table:table-cell table:style-name="ce996" office:value-type="string" calcext:value-type="string">
            <text:p>EASA Missing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Temperature Sensor</text:p>
          </table:table-cell>
          <table:table-cell table:style-name="ce297" office:value-type="string" calcext:value-type="string">
            <text:p>Rotax</text:p>
          </table:table-cell>
          <table:table-cell table:style-name="ce300" office:value-type="string" calcext:value-type="string">
            <text:p>96553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370]*[.T370]" office:value-type="currency" office:currency="EUR" office:value="0" calcext:value-type="currency">
            <text:p>0,00 €</text:p>
          </table:table-cell>
          <table:table-cell office:value-type="string" calcext:value-type="string">
            <text:p>Capteur de temperature</text:p>
          </table:table-cell>
          <table:table-cell table:number-columns-repeated="1002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Fuel Pressure sensor</text:p>
          </table:table-cell>
          <table:table-cell table:style-name="ce297" office:value-type="string" calcext:value-type="string">
            <text:p>Bosch</text:p>
          </table:table-cell>
          <table:table-cell office:value-type="string" calcext:value-type="string">
            <text:p>AT01-7030-200</text:p>
          </table:table-cell>
          <table:table-cell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148.79" calcext:value-type="currency">
            <text:p>148,79 €</text:p>
          </table:table-cell>
          <table:table-cell table:formula="of:=[.N371]*[.T371]" office:value-type="currency" office:currency="EUR" office:value="148.79" calcext:value-type="currency">
            <text:p>148,79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ilent Bloc cooling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XX-1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34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72]*[.T37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Return spring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93828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73]*[.T37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Jet needle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96121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74]*[.T37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irclip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94578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75]*[.T37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Diaphragm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86111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67.28" calcext:value-type="currency">
            <text:p>67,28 €</text:p>
          </table:table-cell>
          <table:table-cell table:formula="of:=[.N376]*[.T376]" office:value-type="currency" office:currency="EUR" office:value="134.56" calcext:value-type="currency">
            <text:p>134,56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Temperature Sensor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96553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48.79" calcext:value-type="currency">
            <text:p>148,79 €</text:p>
          </table:table-cell>
          <table:table-cell table:formula="of:=[.N377]*[.T377]" office:value-type="currency" office:currency="EUR" office:value="148.79" calcext:value-type="currency">
            <text:p>148,79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O-ring 8x2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43080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78]*[.T37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O-ring DIN3771-3,2X1,8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83171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79]*[.T37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leeve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96301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80]*[.T38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Float needle valve w.viton tip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26170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1" calcext:value-type="float">
            <text:p>1</text:p>
          </table:table-cell>
          <table:table-cell table:number-columns-repeated="5"/>
          <table:table-cell office:value-type="currency" office:currency="EUR" office:value="0" calcext:value-type="currency">
            <text:p>0,00 €</text:p>
          </table:table-cell>
          <table:table-cell table:formula="of:=[.N381]*[.T38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Disk Spring B80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83821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82]*[.T38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arburetor piston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96123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83]*[.T38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hamber top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96125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84]*[.T38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Air tube DIA 83 mm</text:p>
          </table:table-cell>
          <table:table-cell office:value-type="string" calcext:value-type="string">
            <text:p>Aquila</text:p>
          </table:table-cell>
          <table:table-cell table:style-name="ce300" office:value-type="string" calcext:value-type="string">
            <text:p>4520-55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85]*[.T38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Hex screw ISO 4017 M6X6-8.8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64107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386]*[.T38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Intake Manifold 1/3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86793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433.91" calcext:value-type="currency">
            <text:p>433,91 €</text:p>
          </table:table-cell>
          <table:table-cell table:formula="of:=[.N387]*[.T387]" office:value-type="currency" office:currency="EUR" office:value="433.91" calcext:value-type="currency">
            <text:p>433,91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Intake Manifold 2/3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86793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433.91" calcext:value-type="currency">
            <text:p>433,91 €</text:p>
          </table:table-cell>
          <table:table-cell table:formula="of:=[.N388]*[.T388]" office:value-type="currency" office:currency="EUR" office:value="433.91" calcext:value-type="currency">
            <text:p>433,91 €</text:p>
          </table:table-cell>
          <table:table-cell table:number-columns-repeated="1003"/>
        </table:table-row>
        <table:table-row table:style-name="ro3">
          <table:table-cell table:style-name="ce43" office:value-type="float" office:value="2444" calcext:value-type="float">
            <text:p>2444</text:p>
          </table:table-cell>
          <table:table-cell table:number-columns-repeated="2"/>
          <table:table-cell table:style-name="ce106" office:value-type="string" calcext:value-type="string">
            <text:p>O-Ring DIN 3771-19X2-N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95018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1.09" calcext:value-type="currency">
            <text:p>11,09 €</text:p>
          </table:table-cell>
          <table:table-cell table:formula="of:=[.N389]*[.T389]" office:value-type="currency" office:currency="EUR" office:value="88.72" calcext:value-type="currency">
            <text:p>88,72 €</text:p>
          </table:table-cell>
          <table:table-cell office:value-type="string" calcext:value-type="string">
            <text:p>Joint Torrique Cullasse moteur Rotax Colle Loctite 577)</text:p>
          </table:table-cell>
          <table:table-cell table:number-columns-repeated="1002"/>
        </table:table-row>
        <table:table-row table:style-name="ro3">
          <table:table-cell table:style-name="ce43" office:value-type="float" office:value="2444" calcext:value-type="float">
            <text:p>2444</text:p>
          </table:table-cell>
          <table:table-cell table:number-columns-repeated="2"/>
          <table:table-cell table:style-name="ce106" office:value-type="string" calcext:value-type="string">
            <text:p>Fiche Male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26527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28" calcext:value-type="currency">
            <text:p>28,00 €</text:p>
          </table:table-cell>
          <table:table-cell table:formula="of:=[.N390]*[.T390]" office:value-type="currency" office:currency="EUR" office:value="224" calcext:value-type="currency">
            <text:p>224,00 €</text:p>
          </table:table-cell>
          <table:table-cell office:value-type="string" calcext:value-type="string">
            <text:p>Prise boitier d’allumage</text:p>
          </table:table-cell>
          <table:table-cell table:number-columns-repeated="1002"/>
        </table:table-row>
        <table:table-row table:style-name="ro3">
          <table:table-cell table:style-name="ce43" office:value-type="float" office:value="2444" calcext:value-type="float">
            <text:p>2444</text:p>
          </table:table-cell>
          <table:table-cell table:number-columns-repeated="2"/>
          <table:table-cell table:style-name="ce106" office:value-type="string" calcext:value-type="string">
            <text:p>Fiche Femelle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265269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28" calcext:value-type="currency">
            <text:p>28,00 €</text:p>
          </table:table-cell>
          <table:table-cell table:formula="of:=[.N391]*[.T391]" office:value-type="currency" office:currency="EUR" office:value="224" calcext:value-type="currency">
            <text:p>224,00 €</text:p>
          </table:table-cell>
          <table:table-cell office:value-type="string" calcext:value-type="string">
            <text:p>Prise boitier d’allumage</text:p>
          </table:table-cell>
          <table:table-cell table:number-columns-repeated="1002"/>
        </table:table-row>
        <table:table-row table:style-name="ro3">
          <table:table-cell table:style-name="ce43" office:value-type="float" office:value="2447" calcext:value-type="float">
            <text:p>2447</text:p>
          </table:table-cell>
          <table:table-cell table:number-columns-repeated="2"/>
          <table:table-cell table:style-name="ce106" office:value-type="string" calcext:value-type="string">
            <text:p>Carburator Overhaul set</text:p>
          </table:table-cell>
          <table:table-cell office:value-type="string" calcext:value-type="string">
            <text:p>Rotax</text:p>
          </table:table-cell>
          <table:table-cell table:style-name="ce300" office:value-type="string" calcext:value-type="string">
            <text:p>889534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34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187" calcext:value-type="currency">
            <text:p>187,00 €</text:p>
          </table:table-cell>
          <table:table-cell table:formula="of:=[.N392]*[.T392]" office:value-type="currency" office:currency="EUR" office:value="374" calcext:value-type="currency">
            <text:p>374,00 €</text:p>
          </table:table-cell>
          <table:table-cell office:value-type="string" calcext:value-type="string">
            <text:p>Prise boitier d’allumage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5"/>
          <table:table-cell table:style-name="ce182" office:value-type="string" calcext:value-type="string">
            <text:p>B4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1" office:value-type="float" office:value="3" calcext:value-type="float">
            <text:p>3</text:p>
          </table:table-cell>
          <table:table-cell table:style-name="ce185"/>
          <table:table-cell table:style-name="ce238"/>
          <table:table-cell table:style-name="ce106" office:value-type="string" calcext:value-type="string">
            <text:p>Safety walk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4000-130</text:p>
          </table:table-cell>
          <table:table-cell table:style-name="ce359"/>
          <table:table-cell table:style-name="ce211"/>
          <table:table-cell table:style-name="ce652" office:value-type="string" calcext:value-type="string">
            <text:p>X</text:p>
          </table:table-cell>
          <table:table-cell table:style-name="ce662" table:number-columns-repeated="4"/>
          <table:table-cell table:style-name="ce454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1039"/>
          <table:table-cell table:style-name="ce1043" office:value-type="currency" office:currency="EUR" office:value="0" calcext:value-type="currency">
            <text:p>0,00 €</text:p>
          </table:table-cell>
          <table:table-cell table:formula="of:=[.N396]*[.T396]" office:value-type="currency" office:currency="EUR" office:value="0" calcext:value-type="currency">
            <text:p>0,00 €</text:p>
          </table:table-cell>
          <table:table-cell table:style-name="ce1039"/>
          <table:table-cell table:style-name="ce371" table:number-columns-repeated="1001"/>
          <table:table-cell/>
        </table:table-row>
        <table:table-row table:style-name="ro3">
          <table:table-cell table:style-name="ce41" office:value-type="float" office:value="3" calcext:value-type="float">
            <text:p>3</text:p>
          </table:table-cell>
          <table:table-cell table:style-name="ce185"/>
          <table:table-cell table:style-name="ce238"/>
          <table:table-cell table:style-name="ce106" office:value-type="string" calcext:value-type="string">
            <text:p>Gas Strut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2150-007</text:p>
          </table:table-cell>
          <table:table-cell table:style-name="ce359"/>
          <table:table-cell table:style-name="ce211"/>
          <table:table-cell table:style-name="ce652" office:value-type="string" calcext:value-type="string">
            <text:p>X</text:p>
          </table:table-cell>
          <table:table-cell table:style-name="ce662" table:number-columns-repeated="4"/>
          <table:table-cell table:style-name="ce45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1039"/>
          <table:table-cell table:style-name="ce1043" office:value-type="currency" office:currency="EUR" office:value="0" calcext:value-type="currency">
            <text:p>0,00 €</text:p>
          </table:table-cell>
          <table:table-cell table:formula="of:=[.N397]*[.T397]" office:value-type="currency" office:currency="EUR" office:value="0" calcext:value-type="currency">
            <text:p>0,00 €</text:p>
          </table:table-cell>
          <table:table-cell table:style-name="ce1039"/>
          <table:table-cell table:style-name="ce371" table:number-columns-repeated="1001"/>
          <table:table-cell/>
        </table:table-row>
        <table:table-row table:style-name="ro3">
          <table:table-cell table:style-name="ce41" office:value-type="float" office:value="3" calcext:value-type="float">
            <text:p>3</text:p>
          </table:table-cell>
          <table:table-cell table:style-name="ce185"/>
          <table:table-cell table:style-name="ce238"/>
          <table:table-cell table:style-name="ce106" office:value-type="string" calcext:value-type="string">
            <text:p>Coolant Tube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7050-129-R01</text:p>
          </table:table-cell>
          <table:table-cell table:style-name="ce359"/>
          <table:table-cell table:style-name="ce211"/>
          <table:table-cell table:style-name="ce652" office:value-type="string" calcext:value-type="string">
            <text:p>X</text:p>
          </table:table-cell>
          <table:table-cell table:style-name="ce662" table:number-columns-repeated="4"/>
          <table:table-cell table:style-name="ce456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1039"/>
          <table:table-cell table:style-name="ce1043" office:value-type="currency" office:currency="EUR" office:value="0" calcext:value-type="currency">
            <text:p>0,00 €</text:p>
          </table:table-cell>
          <table:table-cell table:formula="of:=[.N398]*[.T398]" office:value-type="currency" office:currency="EUR" office:value="0" calcext:value-type="currency">
            <text:p>0,00 €</text:p>
          </table:table-cell>
          <table:table-cell table:style-name="ce1039"/>
          <table:table-cell table:style-name="ce371" table:number-columns-repeated="1001"/>
          <table:table-cell/>
        </table:table-row>
        <table:table-row table:style-name="ro3">
          <table:table-cell table:style-name="ce41" office:value-type="float" office:value="3" calcext:value-type="float">
            <text:p>3</text:p>
          </table:table-cell>
          <table:table-cell table:style-name="ce185"/>
          <table:table-cell table:style-name="ce238"/>
          <table:table-cell table:style-name="ce106" office:value-type="string" calcext:value-type="string">
            <text:p>Adjusting Button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2150-162</text:p>
          </table:table-cell>
          <table:table-cell table:style-name="ce359"/>
          <table:table-cell table:style-name="ce211"/>
          <table:table-cell table:style-name="ce652" office:value-type="string" calcext:value-type="string">
            <text:p>X</text:p>
          </table:table-cell>
          <table:table-cell table:style-name="ce662" table:number-columns-repeated="4"/>
          <table:table-cell table:style-name="ce457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1039"/>
          <table:table-cell table:style-name="ce1043" office:value-type="currency" office:currency="EUR" office:value="0" calcext:value-type="currency">
            <text:p>0,00 €</text:p>
          </table:table-cell>
          <table:table-cell table:formula="of:=[.N399]*[.T399]" office:value-type="currency" office:currency="EUR" office:value="0" calcext:value-type="currency">
            <text:p>0,00 €</text:p>
          </table:table-cell>
          <table:table-cell table:style-name="ce1039"/>
          <table:table-cell table:style-name="ce371" table:number-columns-repeated="1001"/>
          <table:table-cell/>
        </table:table-row>
        <table:table-row table:style-name="ro3">
          <table:table-cell table:style-name="ce41" office:value-type="float" office:value="3" calcext:value-type="float">
            <text:p>3</text:p>
          </table:table-cell>
          <table:table-cell table:style-name="ce185"/>
          <table:table-cell table:style-name="ce238"/>
          <table:table-cell table:style-name="ce106" office:value-type="string" calcext:value-type="string">
            <text:p>Placards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2820-121</text:p>
          </table:table-cell>
          <table:table-cell table:style-name="ce359"/>
          <table:table-cell table:style-name="ce211"/>
          <table:table-cell table:style-name="ce652" office:value-type="string" calcext:value-type="string">
            <text:p>X</text:p>
          </table:table-cell>
          <table:table-cell table:style-name="ce662" table:number-columns-repeated="4"/>
          <table:table-cell table:style-name="ce457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1039"/>
          <table:table-cell table:style-name="ce1043" office:value-type="currency" office:currency="EUR" office:value="0" calcext:value-type="currency">
            <text:p>0,00 €</text:p>
          </table:table-cell>
          <table:table-cell table:formula="of:=[.N400]*[.T400]" office:value-type="currency" office:currency="EUR" office:value="0" calcext:value-type="currency">
            <text:p>0,00 €</text:p>
          </table:table-cell>
          <table:table-cell table:style-name="ce1039"/>
          <table:table-cell table:style-name="ce371" table:number-columns-repeated="1001"/>
          <table:table-cell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Nose Wheel Fork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5110-002-R01</text:p>
          </table:table-cell>
          <table:table-cell table:style-name="ce300" office:value-type="string" calcext:value-type="string">
            <text:p>91/WB/2018</text:p>
          </table:table-cell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1117.2" calcext:value-type="currency">
            <text:p>1 117,20 €</text:p>
          </table:table-cell>
          <table:table-cell table:formula="of:=[.N401]*[.T401]" office:value-type="currency" office:currency="EUR" office:value="1117.2" calcext:value-type="currency">
            <text:p>1 117,20 €</text:p>
          </table:table-cell>
          <table:table-cell office:value-type="string" calcext:value-type="string">
            <text:p>Fourche Roulette de nez</text:p>
          </table:table-cell>
          <table:table-cell table:number-columns-repeated="1002"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Kit SB AT01-033-096</text:p>
          </table:table-cell>
          <table:table-cell table:style-name="ce297" office:value-type="string" calcext:value-type="string">
            <text:p>Aquila</text:p>
          </table:table-cell>
          <table:table-cell table:style-name="ce296" office:value-type="string" calcext:value-type="string">
            <text:p>Kit SB AT01-033-09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02]*[.T40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electric fuel pump</text:p>
          </table:table-cell>
          <table:table-cell table:style-name="ce297" office:value-type="string" calcext:value-type="string">
            <text:p>Aquila</text:p>
          </table:table-cell>
          <table:table-cell table:style-name="ce296" office:value-type="string" calcext:value-type="string">
            <text:p>AT01-8010-011</text:p>
          </table:table-cell>
          <table:table-cell table:style-name="ce300"/>
          <table:table-cell table:style-name="ce205"/>
          <table:table-cell table:style-name="ce652"/>
          <table:table-cell table:style-name="ce299" table:number-columns-repeated="4"/>
          <table:table-cell table:style-name="ce45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43" office:value-type="float" office:value="2434" calcext:value-type="float">
            <text:p>2434</text:p>
          </table:table-cell>
          <table:table-cell table:style-name="ce185"/>
          <table:table-cell table:style-name="ce238"/>
          <table:table-cell table:style-name="ce106" office:value-type="string" calcext:value-type="string">
            <text:p>Gas Strut</text:p>
          </table:table-cell>
          <table:table-cell table:style-name="ce297" office:value-type="string" calcext:value-type="string">
            <text:p>Cirrus</text:p>
          </table:table-cell>
          <table:table-cell table:style-name="ce359" office:value-type="string" calcext:value-type="string">
            <text:p>182000-005</text:p>
          </table:table-cell>
          <table:table-cell table:style-name="ce359"/>
          <table:table-cell table:style-name="ce211"/>
          <table:table-cell table:style-name="ce662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455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1039"/>
          <table:table-cell table:style-name="ce1043" office:value-type="currency" office:currency="EUR" office:value="0" calcext:value-type="currency">
            <text:p>0,00 €</text:p>
          </table:table-cell>
          <table:table-cell table:formula="of:=[.N404]*[.T404]" office:value-type="currency" office:currency="EUR" office:value="0" calcext:value-type="currency">
            <text:p>0,00 €</text:p>
          </table:table-cell>
          <table:table-cell table:style-name="ce1039"/>
          <table:table-cell table:style-name="ce371" table:number-columns-repeated="1001"/>
          <table:table-cell/>
        </table:table-row>
        <table:table-row table:style-name="ro3">
          <table:table-cell table:style-name="ce43" office:value-type="float" office:value="2434" calcext:value-type="float">
            <text:p>2434</text:p>
          </table:table-cell>
          <table:table-cell table:style-name="ce185"/>
          <table:table-cell table:style-name="ce238"/>
          <table:table-cell table:style-name="ce106" office:value-type="string" calcext:value-type="string">
            <text:p>Crew Seat Track Assembly (Left)</text:p>
          </table:table-cell>
          <table:table-cell table:style-name="ce297" office:value-type="string" calcext:value-type="string">
            <text:p>Cirrus</text:p>
          </table:table-cell>
          <table:table-cell table:style-name="ce359" office:value-type="string" calcext:value-type="string">
            <text:p>12490-009</text:p>
          </table:table-cell>
          <table:table-cell table:style-name="ce359"/>
          <table:table-cell table:style-name="ce211"/>
          <table:table-cell table:style-name="ce662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45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1039"/>
          <table:table-cell table:style-name="ce1043" office:value-type="currency" office:currency="EUR" office:value="220" calcext:value-type="currency">
            <text:p>220,00 €</text:p>
          </table:table-cell>
          <table:table-cell table:formula="of:=[.N405]*[.T405]" office:value-type="currency" office:currency="EUR" office:value="220" calcext:value-type="currency">
            <text:p>220,00 €</text:p>
          </table:table-cell>
          <table:table-cell table:style-name="ce1039"/>
          <table:table-cell table:style-name="ce371" table:number-columns-repeated="1001"/>
          <table:table-cell/>
        </table:table-row>
        <table:table-row table:style-name="ro3">
          <table:table-cell table:style-name="ce43" office:value-type="float" office:value="2434" calcext:value-type="float">
            <text:p>2434</text:p>
          </table:table-cell>
          <table:table-cell table:style-name="ce185"/>
          <table:table-cell table:style-name="ce238"/>
          <table:table-cell table:style-name="ce106" office:value-type="string" calcext:value-type="string">
            <text:p>Crew Seat Track Assembly (Right)</text:p>
          </table:table-cell>
          <table:table-cell table:style-name="ce297" office:value-type="string" calcext:value-type="string">
            <text:p>Cirrus</text:p>
          </table:table-cell>
          <table:table-cell table:style-name="ce359" office:value-type="string" calcext:value-type="string">
            <text:p>12490-010</text:p>
          </table:table-cell>
          <table:table-cell table:style-name="ce359"/>
          <table:table-cell table:style-name="ce211"/>
          <table:table-cell table:style-name="ce662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45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1039"/>
          <table:table-cell table:style-name="ce1043" office:value-type="currency" office:currency="EUR" office:value="220" calcext:value-type="currency">
            <text:p>220,00 €</text:p>
          </table:table-cell>
          <table:table-cell table:formula="of:=[.N406]*[.T406]" office:value-type="currency" office:currency="EUR" office:value="220" calcext:value-type="currency">
            <text:p>220,00 €</text:p>
          </table:table-cell>
          <table:table-cell table:style-name="ce1039"/>
          <table:table-cell table:style-name="ce371" table:number-columns-repeated="1001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5"/>
          <table:table-cell table:style-name="ce182" office:value-type="string" calcext:value-type="string">
            <text:p>B5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/>
          <table:table-cell table:style-name="ce88" office:value-type="string" calcext:value-type="string">
            <text:p>B5.0</text:p>
          </table:table-cell>
          <table:table-cell table:style-name="ce106" office:value-type="string" calcext:value-type="string">
            <text:p>Battery 12V/23AH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8210-12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10]*[.T41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19" calcext:value-type="float">
            <text:p>2419</text:p>
          </table:table-cell>
          <table:table-cell table:style-name="ce175"/>
          <table:table-cell table:style-name="ce220"/>
          <table:table-cell table:style-name="ce106" office:value-type="string" calcext:value-type="string">
            <text:p>Rear Muffler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7070-019-R01</text:p>
          </table:table-cell>
          <table:table-cell table:style-name="ce452"/>
          <table:table-cell table:style-name="ce205"/>
          <table:table-cell table:style-name="ce652" office:value-type="string" calcext:value-type="string">
            <text:p>X</text:p>
          </table:table-cell>
          <table:table-cell table:style-name="ce284" table:number-columns-repeated="4"/>
          <table:table-cell table:style-name="ce46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1039"/>
          <table:table-cell table:style-name="ce1043" office:value-type="currency" office:currency="EUR" office:value="1683.04" calcext:value-type="currency">
            <text:p>1 683,04 €</text:p>
          </table:table-cell>
          <table:table-cell table:formula="of:=[.N411]*[.T411]" office:value-type="currency" office:currency="EUR" office:value="1683.04" calcext:value-type="currency">
            <text:p>1 683,04 €</text:p>
          </table:table-cell>
          <table:table-cell table:style-name="ce1039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46" office:value-type="float" office:value="11" calcext:value-type="float">
            <text:p>11</text:p>
          </table:table-cell>
          <table:table-cell table:number-columns-repeated="2"/>
          <table:table-cell table:style-name="ce106" office:value-type="string" calcext:value-type="string">
            <text:p>Fuel Probe Righ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8030-13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75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349" calcext:value-type="currency">
            <text:p>349,00 €</text:p>
          </table:table-cell>
          <table:table-cell table:formula="of:=[.N412]*[.T412]" office:value-type="currency" office:currency="EUR" office:value="349" calcext:value-type="currency">
            <text:p>349,00 €</text:p>
          </table:table-cell>
          <table:table-cell office:value-type="string" calcext:value-type="string">
            <text:p>Fuel Probe (New)</text:p>
          </table:table-cell>
          <table:table-cell table:number-columns-repeated="1002"/>
        </table:table-row>
        <table:table-row table:style-name="ro3">
          <table:table-cell table:style-name="ce46" office:value-type="float" office:value="11" calcext:value-type="float">
            <text:p>11</text:p>
          </table:table-cell>
          <table:table-cell table:number-columns-repeated="2"/>
          <table:table-cell table:style-name="ce106" office:value-type="string" calcext:value-type="string">
            <text:p>Fuel Probe Lef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8030-13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75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349" calcext:value-type="currency">
            <text:p>349,00 €</text:p>
          </table:table-cell>
          <table:table-cell table:formula="of:=[.N413]*[.T413]" office:value-type="currency" office:currency="EUR" office:value="349" calcext:value-type="currency">
            <text:p>349,00 €</text:p>
          </table:table-cell>
          <table:table-cell office:value-type="string" calcext:value-type="string">
            <text:p>Fuel Probe (New)</text:p>
          </table:table-cell>
          <table:table-cell table:number-columns-repeated="1002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style-name="ce185"/>
          <table:table-cell table:style-name="ce238"/>
          <table:table-cell table:style-name="ce106" office:value-type="string" calcext:value-type="string">
            <text:p>Second Exhaust Muffler</text:p>
          </table:table-cell>
          <table:table-cell table:style-name="ce209" office:value-type="string" calcext:value-type="string">
            <text:p>Aquila</text:p>
          </table:table-cell>
          <table:table-cell table:style-name="ce359" office:value-type="string" calcext:value-type="string">
            <text:p>AT01-7070-003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662" table:number-columns-repeated="4"/>
          <table:table-cell table:style-name="ce462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1039"/>
          <table:table-cell table:style-name="ce1043" office:value-type="currency" office:currency="EUR" office:value="0" calcext:value-type="currency">
            <text:p>0,00 €</text:p>
          </table:table-cell>
          <table:table-cell table:formula="of:=[.N414]*[.T414]" office:value-type="currency" office:currency="EUR" office:value="0" calcext:value-type="currency">
            <text:p>0,00 €</text:p>
          </table:table-cell>
          <table:table-cell table:style-name="ce1039"/>
          <table:table-cell table:style-name="ce371" table:number-columns-repeated="1001"/>
          <table:table-cell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Locknut</text:p>
          </table:table-cell>
          <table:table-cell table:style-name="ce297" office:value-type="string" calcext:value-type="string">
            <text:p>Rotax</text:p>
          </table:table-cell>
          <table:table-cell office:value-type="string" calcext:value-type="string">
            <text:p>842950</text:p>
          </table:table-cell>
          <table:table-cell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6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1.69" calcext:value-type="currency">
            <text:p>1,69 €</text:p>
          </table:table-cell>
          <table:table-cell table:formula="of:=[.N415]*[.T415]" office:value-type="currency" office:currency="EUR" office:value="0" calcext:value-type="currency">
            <text:p>0,00 €</text:p>
          </table:table-cell>
          <table:table-cell office:value-type="string" calcext:value-type="string">
            <text:p>7070-103</text:p>
          </table:table-cell>
          <table:table-cell table:number-columns-repeated="1002"/>
        </table:table-row>
        <table:table-row table:style-name="ro3">
          <table:table-cell table:style-name="ce47" office:value-type="float" office:value="2419" calcext:value-type="float">
            <text:p>2419</text:p>
          </table:table-cell>
          <table:table-cell table:number-columns-repeated="2"/>
          <table:table-cell table:style-name="ce106" office:value-type="string" calcext:value-type="string">
            <text:p>Gas -filled strut for canopy</text:p>
          </table:table-cell>
          <table:table-cell table:style-name="ce297" office:value-type="string" calcext:value-type="string">
            <text:p>Aquila</text:p>
          </table:table-cell>
          <table:table-cell office:value-type="string" calcext:value-type="string">
            <text:p>AT01-2330-006</text:p>
          </table:table-cell>
          <table:table-cell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6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1.69" calcext:value-type="currency">
            <text:p>1,69 €</text:p>
          </table:table-cell>
          <table:table-cell table:formula="of:=[.N416]*[.T416]" office:value-type="currency" office:currency="EUR" office:value="5.07" calcext:value-type="currency">
            <text:p>5,07 €</text:p>
          </table:table-cell>
          <table:table-cell office:value-type="string" calcext:value-type="string">
            <text:p>7070-103</text:p>
          </table:table-cell>
          <table:table-cell table:number-columns-repeated="1002"/>
        </table:table-row>
        <table:table-row table:style-name="ro3">
          <table:table-cell table:style-name="ce47" office:value-type="float" office:value="2419" calcext:value-type="float">
            <text:p>2419</text:p>
          </table:table-cell>
          <table:table-cell table:number-columns-repeated="2"/>
          <table:table-cell table:style-name="ce106" office:value-type="string" calcext:value-type="string">
            <text:p>Oil hose</text:p>
          </table:table-cell>
          <table:table-cell table:style-name="ce297" office:value-type="string" calcext:value-type="string">
            <text:p>Aquila</text:p>
          </table:table-cell>
          <table:table-cell office:value-type="string" calcext:value-type="string">
            <text:p>7000-018</text:p>
          </table:table-cell>
          <table:table-cell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.69" calcext:value-type="currency">
            <text:p>1,69 €</text:p>
          </table:table-cell>
          <table:table-cell table:formula="of:=[.N417]*[.T417]" office:value-type="currency" office:currency="EUR" office:value="1.69" calcext:value-type="currency">
            <text:p>1,69 €</text:p>
          </table:table-cell>
          <table:table-cell office:value-type="string" calcext:value-type="string">
            <text:p>7070-103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7" office:value-type="float" office:value="2419" calcext:value-type="float">
            <text:p>2419</text:p>
          </table:table-cell>
          <table:table-cell/>
          <table:table-cell table:style-name="ce222" office:value-type="string" calcext:value-type="string">
            <text:p>B5.2</text:p>
          </table:table-cell>
          <table:table-cell table:style-name="ce106" office:value-type="string" calcext:value-type="string">
            <text:p>Spring for Exhaust system (Short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7070-10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64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currency" office:currency="EUR" office:value="14.1" calcext:value-type="currency">
            <text:p>14,10 €</text:p>
          </table:table-cell>
          <table:table-cell table:formula="of:=[.N419]*[.T419]" office:value-type="currency" office:currency="EUR" office:value="408.9" calcext:value-type="currency">
            <text:p>408,9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19" calcext:value-type="float">
            <text:p>2419</text:p>
          </table:table-cell>
          <table:table-cell table:number-columns-repeated="2"/>
          <table:table-cell table:style-name="ce106" office:value-type="string" calcext:value-type="string">
            <text:p>Spring for Exhaust system (long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7070-10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6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13.5" calcext:value-type="currency">
            <text:p>13,50 €</text:p>
          </table:table-cell>
          <table:table-cell table:formula="of:=[.N420]*[.T420]" office:value-type="currency" office:currency="EUR" office:value="283.5" calcext:value-type="currency">
            <text:p>283,50 €</text:p>
          </table:table-cell>
          <table:table-cell office:value-type="string" calcext:value-type="string">
            <text:p>Ressort (Échappement)</text:p>
          </table:table-cell>
          <table:table-cell table:number-columns-repeated="1002"/>
        </table:table-row>
        <table:table-row table:style-name="ro3">
          <table:table-cell table:style-name="ce47" office:value-type="float" office:value="2419" calcext:value-type="float">
            <text:p>2419</text:p>
          </table:table-cell>
          <table:table-cell table:number-columns-repeated="2"/>
          <table:table-cell table:style-name="ce106" office:value-type="string" calcext:value-type="string">
            <text:p>Exhaust manifold RH rear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AT01-7070-040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872.93" calcext:value-type="currency">
            <text:p>872,93 €</text:p>
          </table:table-cell>
          <table:table-cell table:formula="of:=[.N421]*[.T421]" office:value-type="currency" office:currency="EUR" office:value="872.93" calcext:value-type="currency">
            <text:p>872,93 €</text:p>
          </table:table-cell>
          <table:table-cell office:value-type="string" calcext:value-type="string">
            <text:p>Pipe d'échappement</text:p>
          </table:table-cell>
          <table:table-cell table:number-columns-repeated="1002"/>
        </table:table-row>
        <table:table-row table:style-name="ro3">
          <table:table-cell table:style-name="ce47" office:value-type="float" office:value="2419" calcext:value-type="float">
            <text:p>2419</text:p>
          </table:table-cell>
          <table:table-cell table:number-columns-repeated="2"/>
          <table:table-cell table:style-name="ce106" office:value-type="string" calcext:value-type="string">
            <text:p>Exhaust manifold LH rea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7070-007-R02/R03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quila</text:p>
          </table:table-cell>
          <table:table-cell office:value-type="currency" office:currency="EUR" office:value="982.14" calcext:value-type="currency">
            <text:p>982,14 €</text:p>
          </table:table-cell>
          <table:table-cell table:formula="of:=[.N422]*[.T422]" office:value-type="currency" office:currency="EUR" office:value="1964.28" calcext:value-type="currency">
            <text:p>1 964,28 €</text:p>
          </table:table-cell>
          <table:table-cell office:value-type="string" calcext:value-type="string">
            <text:p>Pipe d'échappement</text:p>
          </table:table-cell>
          <table:table-cell table:number-columns-repeated="1002"/>
        </table:table-row>
        <table:table-row table:style-name="ro3">
          <table:table-cell table:style-name="ce47" office:value-type="float" office:value="2419" calcext:value-type="float">
            <text:p>2419</text:p>
          </table:table-cell>
          <table:table-cell table:number-columns-repeated="2"/>
          <table:table-cell table:style-name="ce106" office:value-type="string" calcext:value-type="string">
            <text:p>Exhaust Manifold Right Fron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7070-009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884.53" calcext:value-type="currency">
            <text:p>884,53 €</text:p>
          </table:table-cell>
          <table:table-cell table:formula="of:=[.N423]*[.T423]" office:value-type="currency" office:currency="EUR" office:value="884.53" calcext:value-type="currency">
            <text:p>884,53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19" calcext:value-type="float">
            <text:p>2419</text:p>
          </table:table-cell>
          <table:table-cell table:number-columns-repeated="2"/>
          <table:table-cell table:style-name="ce106" office:value-type="string" calcext:value-type="string">
            <text:p>Exhaust Manifold Left Fron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7070-00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45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173.28" calcext:value-type="currency">
            <text:p>1 173,28 €</text:p>
          </table:table-cell>
          <table:table-cell table:formula="of:=[.N424]*[.T424]" office:value-type="currency" office:currency="EUR" office:value="1173.28" calcext:value-type="currency">
            <text:p>1 173,28 €</text:p>
          </table:table-cell>
          <table:table-cell table:number-columns-repeated="1003"/>
        </table:table-row>
        <table:table-row table:style-name="ro3">
          <table:table-cell table:style-name="ce45"/>
          <table:table-cell table:style-name="ce182" office:value-type="string" calcext:value-type="string">
            <text:p>C0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8" office:value-type="float" office:value="26" calcext:value-type="float">
            <text:p>26</text:p>
          </table:table-cell>
          <table:table-cell table:number-columns-repeated="2"/>
          <table:table-cell table:style-name="ce106" office:value-type="string" calcext:value-type="string">
            <text:p>Safety Walk DA42 RH – DA40 LH</text:p>
          </table:table-cell>
          <table:table-cell table:style-name="ce297" office:value-type="string" calcext:value-type="string">
            <text:p>Diamond</text:p>
          </table:table-cell>
          <table:table-cell table:style-name="ce297" office:value-type="string" calcext:value-type="string">
            <text:p>D60-1127-10-52-1</text:p>
          </table:table-cell>
          <table:table-cell table:style-name="ce297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27]*[.T42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5"/>
          <table:table-cell table:style-name="ce182" office:value-type="string" calcext:value-type="string">
            <text:p>C1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/>
          <table:table-cell table:style-name="ce88" office:value-type="string" calcext:value-type="string">
            <text:p>C1.1</text:p>
          </table:table-cell>
          <table:table-cell table:style-name="ce106" office:value-type="string" calcext:value-type="string">
            <text:p>Seal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485-315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30]*[.T43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/>
          <table:table-cell table:style-name="ce201"/>
          <table:table-cell table:style-name="ce106" office:value-type="string" calcext:value-type="string">
            <text:p>Molding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63186-004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31]*[.T43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Head light, position, white</text:p>
          </table:table-cell>
          <table:table-cell table:style-name="ce297"/>
          <table:table-cell table:style-name="ce300" office:value-type="string" calcext:value-type="string">
            <text:p>02-0350281-00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7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currency" office:currency="EUR" office:value="30" calcext:value-type="currency">
            <text:p>30,00 €</text:p>
          </table:table-cell>
          <table:table-cell table:formula="of:=[.N432]*[.T432]" office:value-type="currency" office:currency="EUR" office:value="120" calcext:value-type="currency">
            <text:p>12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Drain valve</text:p>
          </table:table-cell>
          <table:table-cell table:style-name="ce297"/>
          <table:table-cell table:style-name="ce300" office:value-type="string" calcext:value-type="string">
            <text:p>CCA-36150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33]*[.T43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Elbow 45°</text:p>
          </table:table-cell>
          <table:table-cell table:style-name="ce297"/>
          <table:table-cell table:style-name="ce300" office:value-type="string" calcext:value-type="string">
            <text:p>AN915-1D</text:p>
          </table:table-cell>
          <table:table-cell table:style-name="ce300"/>
          <table:table-cell table:style-name="ce205"/>
          <table:table-cell table:style-name="ce299"/>
          <table:table-cell table:style-name="ce652"/>
          <table:table-cell table:style-name="ce299" table:number-columns-repeated="3"/>
          <table:table-cell table:style-name="ce4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34]*[.T43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5 hole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755-049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35]*[.T43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rush holder</text:p>
          </table:table-cell>
          <table:table-cell table:style-name="ce297" office:value-type="string" calcext:value-type="string">
            <text:p>HARTZELL</text:p>
          </table:table-cell>
          <table:table-cell table:style-name="ce300" office:value-type="string" calcext:value-type="string">
            <text:p>ES4311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36]*[.T436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4.16" calcext:value-type="float">
            <text:p>4,16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Pin, taper, threaded</text:p>
          </table:table-cell>
          <table:table-cell table:style-name="ce297"/>
          <table:table-cell table:style-name="ce300" office:value-type="string" calcext:value-type="string">
            <text:p>AN386-1-6A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37]*[.T437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/>
          <table:table-cell table:style-name="ce300" office:value-type="string" calcext:value-type="string">
            <text:p>AN975-3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38]*[.T438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2.42" calcext:value-type="float">
            <text:p>2,42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rush set</text:p>
          </table:table-cell>
          <table:table-cell table:style-name="ce297"/>
          <table:table-cell table:style-name="ce300" office:value-type="string" calcext:value-type="string">
            <text:p>ALE-1013AS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7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39]*[.T43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rush set</text:p>
          </table:table-cell>
          <table:table-cell table:style-name="ce297"/>
          <table:table-cell table:style-name="ce300" office:value-type="string" calcext:value-type="string">
            <text:p>ALE-2013AS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7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40]*[.T44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ping seat back adju</text:p>
          </table:table-cell>
          <table:table-cell table:style-name="ce297"/>
          <table:table-cell table:style-name="ce300" office:value-type="string" calcext:value-type="string">
            <text:p>487-352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41]*[.T441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5.13" calcext:value-type="float">
            <text:p>5,13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PIN ROLL</text:p>
          </table:table-cell>
          <table:table-cell table:style-name="ce297"/>
          <table:table-cell table:style-name="ce300" office:value-type="string" calcext:value-type="string">
            <text:p>480-732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42]*[.T442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2.77" calcext:value-type="float">
            <text:p>2,77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tall switch assy</text:p>
          </table:table-cell>
          <table:table-cell table:style-name="ce297"/>
          <table:table-cell table:style-name="ce300" office:value-type="string" calcext:value-type="string">
            <text:p>CA450-742N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43]*[.T44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31" office:value-type="float" office:value="30" calcext:value-type="float">
            <text:p>30</text:p>
          </table:table-cell>
          <table:table-cell/>
          <table:table-cell table:style-name="ce88" office:value-type="string" calcext:value-type="string">
            <text:p>C1.2</text:p>
          </table:table-cell>
          <table:table-cell table:style-name="ce106" office:value-type="string" calcext:value-type="string">
            <text:p>Snap Ring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474-720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45]*[.T44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690-612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46]*[.T44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7" calcext:value-type="float">
            <text:p>27</text:p>
          </table:table-cell>
          <table:table-cell table:number-columns-repeated="2"/>
          <table:table-cell table:style-name="ce106" office:value-type="string" calcext:value-type="string">
            <text:p>Snap Ring</text:p>
          </table:table-cell>
          <table:table-cell table:style-name="ce297"/>
          <table:table-cell table:style-name="ce300" office:value-type="string" calcext:value-type="string">
            <text:p>484-720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47]*[.T44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trip Wipe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187-625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48]*[.T44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Plug W/Dessicant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15206-002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49]*[.T44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494-025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50]*[.T45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/>
          <table:table-cell table:style-name="ce297" office:value-type="string" calcext:value-type="string">
            <text:p>690-619</text:p>
          </table:table-cell>
          <table:table-cell table:style-name="ce297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7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51]*[.T45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earing Washe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63311-000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52]*[.T45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utton plug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453-724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7.44" calcext:value-type="currency">
            <text:p>7,44 €</text:p>
          </table:table-cell>
          <table:table-cell table:formula="of:=[.N453]*[.T453]" office:value-type="currency" office:currency="EUR" office:value="14.88" calcext:value-type="currency">
            <text:p>14,88 €</text:p>
          </table:table-cell>
          <table:table-cell office:value-type="string" calcext:value-type="string">
            <text:p>ALTERNATE – TBC 453-674</text:p>
          </table:table-cell>
          <table:table-cell table:number-columns-repeated="2"/>
          <table:table-cell office:value-type="float" office:value="8.12" calcext:value-type="float">
            <text:p>8,12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3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Rod end</text:p>
          </table:table-cell>
          <table:table-cell table:style-name="ce297"/>
          <table:table-cell table:style-name="ce300" office:value-type="string" calcext:value-type="string">
            <text:p>CA452-336A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54]*[.T454]" office:value-type="currency" office:currency="EUR" office:value="0" calcext:value-type="currency">
            <text:p>0,00 €</text:p>
          </table:table-cell>
          <table:table-cell office:value-type="string" calcext:value-type="string">
            <text:p>ALTERNATE : 131553-3F</text:p>
          </table:table-cell>
          <table:table-cell table:number-columns-repeated="1002"/>
        </table:table-row>
        <table:table-row table:style-name="ro3">
          <table:table-cell table:style-name="ce3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Rod end</text:p>
          </table:table-cell>
          <table:table-cell table:style-name="ce297"/>
          <table:table-cell table:style-name="ce300" office:value-type="string" calcext:value-type="string">
            <text:p>CA452-335A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55]*[.T455]" office:value-type="currency" office:currency="EUR" office:value="0" calcext:value-type="currency">
            <text:p>0,00 €</text:p>
          </table:table-cell>
          <table:table-cell office:value-type="string" calcext:value-type="string">
            <text:p>ALTERNATE : 131553-3F</text:p>
          </table:table-cell>
          <table:table-cell table:number-columns-repeated="1002"/>
        </table:table-row>
        <table:table-row table:style-name="ro3">
          <table:table-cell table:style-name="ce31" office:value-type="float" office:value="27" calcext:value-type="float">
            <text:p>27</text:p>
          </table:table-cell>
          <table:table-cell table:number-columns-repeated="2"/>
          <table:table-cell table:style-name="ce106" office:value-type="string" calcext:value-type="string">
            <text:p>Gasket fuel cap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CA66815-000A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7.79" calcext:value-type="currency">
            <text:p>7,79 €</text:p>
          </table:table-cell>
          <table:table-cell table:formula="of:=[.N456]*[.T456]" office:value-type="currency" office:currency="EUR" office:value="15.58" calcext:value-type="currency">
            <text:p>15,58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Quad ring Nose Strut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CA484-770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57]*[.T45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Placard MLG Oleo SVC Inst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580-880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58]*[.T45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RECEPTACLE</text:p>
          </table:table-cell>
          <table:table-cell table:style-name="ce297"/>
          <table:table-cell table:style-name="ce300" office:value-type="string" calcext:value-type="string">
            <text:p>484-198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59]*[.T459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3.1" calcext:value-type="float">
            <text:p>3,1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Quad Ring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484-769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arma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460]*[.T460]" office:value-type="currency" office:currency="EUR" office:value="0" calcext:value-type="currency">
            <text:p>0,00 €</text:p>
          </table:table-cell>
          <table:table-cell office:value-type="string" calcext:value-type="string">
            <text:p>main gear strut</text:p>
          </table:table-cell>
          <table:table-cell table:number-columns-repeated="1002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Main strut seal kit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JMPMS1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61]*[.T46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Pulley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481-611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62]*[.T46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pace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494-308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63]*[.T46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Bolt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37881-003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64]*[.T464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313.75" calcext:value-type="float">
            <text:p>313,75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3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airbox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MC63684-04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0.91" calcext:value-type="currency">
            <text:p>10,91 €</text:p>
          </table:table-cell>
          <table:table-cell table:formula="of:=[.N465]*[.T465]" office:value-type="currency" office:currency="EUR" office:value="120.01" calcext:value-type="currency">
            <text:p>120,01 €</text:p>
          </table:table-cell>
          <table:table-cell table:number-columns-repeated="3"/>
          <table:table-cell office:value-type="float" office:value="313.75" calcext:value-type="float">
            <text:p>313,75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3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Transisto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2N3055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66]*[.T466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313.75" calcext:value-type="float">
            <text:p>313,75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31" office:value-type="float" office:value="13" calcext:value-type="float">
            <text:p>13</text:p>
          </table:table-cell>
          <table:table-cell table:number-columns-repeated="2"/>
          <table:table-cell table:style-name="ce106" office:value-type="string" calcext:value-type="string">
            <text:p>Soket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487-075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67]*[.T467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313.75" calcext:value-type="float">
            <text:p>313,75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3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85012-072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68]*[.T468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313.75" calcext:value-type="float">
            <text:p>313,75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3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494-113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69]*[.T46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/>
          <table:table-cell table:style-name="ce88" office:value-type="string" calcext:value-type="string">
            <text:p>C1.3</text:p>
          </table:table-cell>
          <table:table-cell table:style-name="ce106" office:value-type="string" calcext:value-type="string">
            <text:p>Clip (Fairing)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63342-00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287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40.53" calcext:value-type="currency">
            <text:p>40,53 €</text:p>
          </table:table-cell>
          <table:table-cell table:formula="of:=[.N471]*[.T471]" office:value-type="currency" office:currency="EUR" office:value="486.36" calcext:value-type="currency">
            <text:p>486,36 €</text:p>
          </table:table-cell>
          <table:table-cell table:number-columns-repeated="1003"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Bracket</text:p>
          </table:table-cell>
          <table:table-cell table:style-name="ce297" office:value-type="string" calcext:value-type="string">
            <text:p>Lycoming</text:p>
          </table:table-cell>
          <table:table-cell table:style-name="ce300" office:value-type="string" calcext:value-type="string">
            <text:p>76908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8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72]*[.T47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Bolt</text:p>
          </table:table-cell>
          <table:table-cell table:style-name="ce297" office:value-type="string" calcext:value-type="string">
            <text:p>Lycoming</text:p>
          </table:table-cell>
          <table:table-cell table:style-name="ce300" office:value-type="string" calcext:value-type="string">
            <text:p>LW31H0.75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8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73]*[.T47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Lycoming</text:p>
          </table:table-cell>
          <table:table-cell table:style-name="ce300" office:value-type="string" calcext:value-type="string">
            <text:p>STD690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8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74]*[.T47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Lycoming</text:p>
          </table:table-cell>
          <table:table-cell table:style-name="ce300" office:value-type="string" calcext:value-type="string">
            <text:p>STD425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8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75]*[.T47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30" calcext:value-type="float">
            <text:p>30</text:p>
          </table:table-cell>
          <table:table-cell table:number-columns-repeated="2"/>
          <table:table-cell table:style-name="ce106" office:value-type="string" calcext:value-type="string">
            <text:p>Plate</text:p>
          </table:table-cell>
          <table:table-cell table:style-name="ce297" office:value-type="string" calcext:value-type="string">
            <text:p>Lycoming</text:p>
          </table:table-cell>
          <table:table-cell table:style-name="ce300" office:value-type="string" calcext:value-type="string">
            <text:p>73383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8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76]*[.T47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trut</text:p>
          </table:table-cell>
          <table:table-cell table:style-name="ce297" office:value-type="string" calcext:value-type="string">
            <text:p>Lycoming</text:p>
          </table:table-cell>
          <table:table-cell table:style-name="ce300" office:value-type="string" calcext:value-type="string">
            <text:p>07F23268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8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77]*[.T47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Bolt</text:p>
          </table:table-cell>
          <table:table-cell table:style-name="ce297" office:value-type="string" calcext:value-type="string">
            <text:p>Lycoming</text:p>
          </table:table-cell>
          <table:table-cell table:style-name="ce300" office:value-type="string" calcext:value-type="string">
            <text:p>LW31H0.88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8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78]*[.T47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30" calcext:value-type="float">
            <text:p>30</text:p>
          </table:table-cell>
          <table:table-cell table:number-columns-repeated="2"/>
          <table:table-cell table:style-name="ce106" office:value-type="string" calcext:value-type="string">
            <text:p>Bolt</text:p>
          </table:table-cell>
          <table:table-cell table:style-name="ce297" office:value-type="string" calcext:value-type="string">
            <text:p>Lycoming</text:p>
          </table:table-cell>
          <table:table-cell table:style-name="ce300" office:value-type="string" calcext:value-type="string">
            <text:p>LW31H0.94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48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79]*[.T47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V-Belt for Piper Aircraft PA28 and PA32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MC73965-015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80]*[.T48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utton</text:p>
          </table:table-cell>
          <table:table-cell table:style-name="ce297" office:value-type="string" calcext:value-type="string">
            <text:p>Lycoming</text:p>
          </table:table-cell>
          <table:table-cell table:style-name="ce300" office:value-type="string" calcext:value-type="string">
            <text:p>LW12892 (AEL12892)</text:p>
          </table:table-cell>
          <table:table-cell table:style-name="ce300"/>
          <table:table-cell table:style-name="ce205"/>
          <table:table-cell table:style-name="ce299"/>
          <table:table-cell table:number-columns-repeated="2"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8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81]*[.T48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affle</text:p>
          </table:table-cell>
          <table:table-cell table:style-name="ce297" office:value-type="string" calcext:value-type="string">
            <text:p>Brown</text:p>
          </table:table-cell>
          <table:table-cell table:style-name="ce300" office:value-type="string" calcext:value-type="string">
            <text:p>T8071-3IN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82]*[.T48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/>
          <table:table-cell table:style-name="ce88" office:value-type="string" calcext:value-type="string">
            <text:p>C1.4</text:p>
          </table:table-cell>
          <table:table-cell table:style-name="ce106" office:value-type="string" calcext:value-type="string">
            <text:p>Vacuum Pump Assembly</text:p>
          </table:table-cell>
          <table:table-cell table:style-name="ce296" office:value-type="string" calcext:value-type="string">
            <text:p>Tempest</text:p>
          </table:table-cell>
          <table:table-cell table:style-name="ce359" office:value-type="string" calcext:value-type="string">
            <text:p>215CCO/H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35" calcext:value-type="currency">
            <text:p>135,00 €</text:p>
          </table:table-cell>
          <table:table-cell table:formula="of:=[.N484]*[.T48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1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NUT</text:p>
          </table:table-cell>
          <table:table-cell table:style-name="ce296"/>
          <table:table-cell table:style-name="ce359" office:value-type="string" calcext:value-type="string">
            <text:p>13071-000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485]*[.T48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7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Clamp</text:p>
          </table:table-cell>
          <table:table-cell table:style-name="ce296"/>
          <table:table-cell table:style-name="ce359" office:value-type="string" calcext:value-type="string">
            <text:p>LW-16266-10-13</text:p>
          </table:table-cell>
          <table:table-cell table:style-name="ce300"/>
          <table:table-cell table:style-name="ce205"/>
          <table:table-cell table:style-name="ce299"/>
          <table:table-cell table:style-name="ce652"/>
          <table:table-cell table:style-name="ce299" table:number-columns-repeated="3"/>
          <table:table-cell table:style-name="ce48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486]*[.T48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7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Clamp</text:p>
          </table:table-cell>
          <table:table-cell table:style-name="ce296"/>
          <table:table-cell table:style-name="ce359" office:value-type="string" calcext:value-type="string">
            <text:p>LW-16266-10-75</text:p>
          </table:table-cell>
          <table:table-cell table:style-name="ce300"/>
          <table:table-cell table:style-name="ce205"/>
          <table:table-cell table:style-name="ce299"/>
          <table:table-cell table:style-name="ce652"/>
          <table:table-cell table:style-name="ce299" table:number-columns-repeated="3"/>
          <table:table-cell table:style-name="ce48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487]*[.T48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7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Screw</text:p>
          </table:table-cell>
          <table:table-cell table:style-name="ce296"/>
          <table:table-cell table:style-name="ce359" office:value-type="string" calcext:value-type="string">
            <text:p>STD-860</text:p>
          </table:table-cell>
          <table:table-cell table:style-name="ce300"/>
          <table:table-cell table:style-name="ce205"/>
          <table:table-cell table:style-name="ce299"/>
          <table:table-cell table:style-name="ce652"/>
          <table:table-cell table:style-name="ce299" table:number-columns-repeated="3"/>
          <table:table-cell table:style-name="ce48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488]*[.T48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7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NUT</text:p>
          </table:table-cell>
          <table:table-cell table:style-name="ce296"/>
          <table:table-cell table:style-name="ce359" office:value-type="string" calcext:value-type="string">
            <text:p>STD-670</text:p>
          </table:table-cell>
          <table:table-cell table:style-name="ce300"/>
          <table:table-cell table:style-name="ce205"/>
          <table:table-cell table:style-name="ce299"/>
          <table:table-cell table:style-name="ce652"/>
          <table:table-cell table:style-name="ce299" table:number-columns-repeated="3"/>
          <table:table-cell table:style-name="ce48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489]*[.T48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/>
          <table:table-cell table:style-name="ce88" office:value-type="string" calcext:value-type="string">
            <text:p>C1.5</text:p>
          </table:table-cell>
          <table:table-cell table:style-name="ce106" office:value-type="string" calcext:value-type="string">
            <text:p>Air Filter</text:p>
          </table:table-cell>
          <table:table-cell table:style-name="ce297" office:value-type="string" calcext:value-type="string">
            <text:p>Rapco</text:p>
          </table:table-cell>
          <table:table-cell table:style-name="ce300" office:value-type="string" calcext:value-type="string">
            <text:p>RA-B3-5-1</text:p>
          </table:table-cell>
          <table:table-cell table:style-name="ce300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91]*[.T491]" office:value-type="currency" office:currency="EUR" office:value="0" calcext:value-type="currency">
            <text:p>0,00 €</text:p>
          </table:table-cell>
          <table:table-cell office:value-type="string" calcext:value-type="string">
            <text:p>ALTERNATE : ARB3-5-1 / RAB3-5-1 / B3-5-1 / C48200</text:p>
          </table:table-cell>
          <table:table-cell table:number-columns-repeated="2"/>
          <table:table-cell office:value-type="float" office:value="4.01" calcext:value-type="float">
            <text:p>4,01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Air Filter</text:p>
          </table:table-cell>
          <table:table-cell table:style-name="ce297" office:value-type="string" calcext:value-type="string">
            <text:p>Rapco</text:p>
          </table:table-cell>
          <table:table-cell table:style-name="ce201" office:value-type="string" calcext:value-type="string">
            <text:p>RA-D9-18-1</text:p>
          </table:table-cell>
          <table:table-cell table:style-name="ce201"/>
          <table:table-cell table:style-name="ce205"/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3"/>
          <table:table-cell table:style-name="ce48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92]*[.T492]" office:value-type="currency" office:currency="EUR" office:value="0" calcext:value-type="currency">
            <text:p>0,00 €</text:p>
          </table:table-cell>
          <table:table-cell office:value-type="string" calcext:value-type="string">
            <text:p>PIPER 757-899 (D9-14-5) OU (D9-18-1) OU (AAD9-18-1)</text:p>
          </table:table-cell>
          <table:table-cell table:number-columns-repeated="2"/>
          <table:table-cell office:value-type="float" office:value="21.63" calcext:value-type="float">
            <text:p>21,63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45"/>
          <table:table-cell table:style-name="ce182" office:value-type="string" calcext:value-type="string">
            <text:p>C2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1" office:value-type="float" office:value="2419" calcext:value-type="float">
            <text:p>2419</text:p>
          </table:table-cell>
          <table:table-cell/>
          <table:table-cell table:style-name="ce88" office:value-type="string" calcext:value-type="string">
            <text:p>C2.1</text:p>
          </table:table-cell>
          <table:table-cell table:style-name="ce106" office:value-type="string" calcext:value-type="string">
            <text:p>Sensor Oil Pressure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2635-004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48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416.45" calcext:value-type="currency">
            <text:p>416,45 €</text:p>
          </table:table-cell>
          <table:table-cell table:formula="of:=[.N495]*[.T495]" office:value-type="currency" office:currency="EUR" office:value="0" calcext:value-type="currency">
            <text:p>0,00 €</text:p>
          </table:table-cell>
          <table:table-cell office:value-type="string" calcext:value-type="string">
            <text:p>12635-004</text:p>
          </table:table-cell>
          <table:table-cell table:number-columns-repeated="1002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ensor CHT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6578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4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arman / Cirrus</text:p>
          </table:table-cell>
          <table:table-cell office:value-type="currency" office:currency="EUR" office:value="291.37" calcext:value-type="currency">
            <text:p>291,37 €</text:p>
          </table:table-cell>
          <table:table-cell table:formula="of:=[.N496]*[.T496]" office:value-type="currency" office:currency="EUR" office:value="0" calcext:value-type="currency">
            <text:p>0,00 €</text:p>
          </table:table-cell>
          <table:table-cell office:value-type="string" calcext:value-type="string">
            <text:p>Verifier Avion</text:p>
          </table:table-cell>
          <table:table-cell table:number-columns-repeated="1002"/>
        </table:table-row>
        <table:table-row table:style-name="ro3">
          <table:table-cell table:style-name="ce153" office:value-type="float" office:value="2437" calcext:value-type="float">
            <text:p>2437</text:p>
          </table:table-cell>
          <table:table-cell table:number-columns-repeated="2"/>
          <table:table-cell table:style-name="ce106" office:value-type="string" calcext:value-type="string">
            <text:p>Sensor EGT Large Clamp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6579-00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4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arman / Cirrus</text:p>
          </table:table-cell>
          <table:table-cell office:value-type="currency" office:currency="EUR" office:value="166.1" calcext:value-type="currency">
            <text:p>166,10 €</text:p>
          </table:table-cell>
          <table:table-cell table:formula="of:=[.N497]*[.T497]" office:value-type="currency" office:currency="EUR" office:value="332.2" calcext:value-type="currency">
            <text:p>332,2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19" calcext:value-type="float">
            <text:p>2419</text:p>
          </table:table-cell>
          <table:table-cell table:number-columns-repeated="2"/>
          <table:table-cell table:style-name="ce106" office:value-type="string" calcext:value-type="string">
            <text:p>Fuel Drain Valve</text:p>
          </table:table-cell>
          <table:table-cell table:style-name="ce297"/>
          <table:table-cell table:style-name="ce300" office:value-type="string" calcext:value-type="string">
            <text:p>TD-0676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48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rma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498]*[.T49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53" office:value-type="float" office:value="2437" calcext:value-type="float">
            <text:p>2437</text:p>
          </table:table-cell>
          <table:table-cell table:number-columns-repeated="2"/>
          <table:table-cell table:style-name="ce106" office:value-type="string" calcext:value-type="string">
            <text:p>Clamp Exhaust, D, 2.0 DIA PIPE SR2</text:p>
          </table:table-cell>
          <table:table-cell office:value-type="string" calcext:value-type="string">
            <text:p>Cirrus</text:p>
          </table:table-cell>
          <table:table-cell office:value-type="string" calcext:value-type="string">
            <text:p>20553-001</text:p>
          </table:table-cell>
          <table:table-cell office:value-type="string" calcext:value-type="string">
            <text:p>a verifier</text:p>
          </table:table-cell>
          <table:table-cell table:style-name="ce205"/>
          <table:table-cell table:number-columns-repeated="3"/>
          <table:table-cell table:style-name="ce652" office:value-type="string" calcext:value-type="string">
            <text:p>X</text:p>
          </table:table-cell>
          <table:table-cell/>
          <table:table-cell table:style-name="ce4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499]*[.T49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19" calcext:value-type="float">
            <text:p>2419</text:p>
          </table:table-cell>
          <table:table-cell table:number-columns-repeated="2"/>
          <table:table-cell table:style-name="ce106" office:value-type="string" calcext:value-type="string">
            <text:p>Sensor CHT SR22 950</text:p>
          </table:table-cell>
          <table:table-cell office:value-type="string" calcext:value-type="string">
            <text:p>Cirrus</text:p>
          </table:table-cell>
          <table:table-cell office:value-type="string" calcext:value-type="string">
            <text:p>14880-003</text:p>
          </table:table-cell>
          <table:table-cell/>
          <table:table-cell table:style-name="ce205"/>
          <table:table-cell table:number-columns-repeated="3"/>
          <table:table-cell table:style-name="ce652"/>
          <table:table-cell table:style-name="ce652" office:value-type="string" calcext:value-type="string">
            <text:p>X</text:p>
          </table:table-cell>
          <table:table-cell table:style-name="ce4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00]*[.T50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Tachometer sensor (Cirrus W/O DAU)</text:p>
          </table:table-cell>
          <table:table-cell office:value-type="string" calcext:value-type="string">
            <text:p>Cirrus</text:p>
          </table:table-cell>
          <table:table-cell office:value-type="string" calcext:value-type="string">
            <text:p>12323-002</text:p>
          </table:table-cell>
          <table:table-cell/>
          <table:table-cell table:style-name="ce205"/>
          <table:table-cell table:number-columns-repeated="3"/>
          <table:table-cell table:style-name="ce652" table:number-columns-repeated="2"/>
          <table:table-cell table:style-name="ce4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530" calcext:value-type="currency">
            <text:p>530,00 €</text:p>
          </table:table-cell>
          <table:table-cell table:formula="of:=[.N501]*[.T50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53" office:value-type="float" office:value="2437" calcext:value-type="float">
            <text:p>2437</text:p>
          </table:table-cell>
          <table:table-cell table:number-columns-repeated="2"/>
          <table:table-cell table:style-name="ce106" office:value-type="string" calcext:value-type="string">
            <text:p>Siwitch Rocker</text:p>
          </table:table-cell>
          <table:table-cell office:value-type="string" calcext:value-type="string">
            <text:p>Cirrus</text:p>
          </table:table-cell>
          <table:table-cell office:value-type="string" calcext:value-type="string">
            <text:p>50331-001</text:p>
          </table:table-cell>
          <table:table-cell/>
          <table:table-cell table:style-name="ce205"/>
          <table:table-cell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4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Kristal</text:p>
          </table:table-cell>
          <table:table-cell/>
          <table:table-cell table:formula="of:=[.N502]*[.T50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/>
          <table:table-cell table:style-name="ce88" office:value-type="string" calcext:value-type="string">
            <text:p>C2.2</text:p>
          </table:table-cell>
          <table:table-cell table:style-name="ce106" office:value-type="string" calcext:value-type="string">
            <text:p>Riser Assy Cylinder 1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A40-101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04]*[.T50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ack Plate</text:p>
          </table:table-cell>
          <table:table-cell table:style-name="ce297"/>
          <table:table-cell table:style-name="ce300" office:value-type="string" calcext:value-type="string">
            <text:p>064-0150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05]*[.T50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Pressure plate</text:p>
          </table:table-cell>
          <table:table-cell table:style-name="ce297"/>
          <table:table-cell table:style-name="ce300" office:value-type="string" calcext:value-type="string">
            <text:p>063-0120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06]*[.T50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uide bolt</text:p>
          </table:table-cell>
          <table:table-cell table:style-name="ce297"/>
          <table:table-cell table:style-name="ce300" office:value-type="string" calcext:value-type="string">
            <text:p>D41-7166-20-3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07]*[.T50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Tension Spring</text:p>
          </table:table-cell>
          <table:table-cell table:style-name="ce297"/>
          <table:table-cell table:style-name="ce300" office:value-type="string" calcext:value-type="string">
            <text:p>RZ-063E-12X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08]*[.T50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6" office:value-type="float" office:value="11" calcext:value-type="float">
            <text:p>11</text:p>
          </table:table-cell>
          <table:table-cell table:number-columns-repeated="2"/>
          <table:table-cell table:style-name="ce106" office:value-type="string" calcext:value-type="string">
            <text:p>Refective Sleeve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PRF-20-12-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09]*[.T50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/>
          <table:table-cell table:style-name="ce88" office:value-type="string" calcext:value-type="string">
            <text:p>C2.3</text:p>
          </table:table-cell>
          <table:table-cell table:style-name="ce106" office:value-type="string" calcext:value-type="string">
            <text:p>Sheibe Washer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IN 125-AM10-ZP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11]*[.T51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3-point belt with diagonal shoulder belt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5-01-1C0701 REVD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12]*[.T51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Lock serie 2000 BL20mm and keys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3802-002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13]*[.T51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able Bushing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V2-5540-00-06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14]*[.T51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lamp for Brake Hose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420420-1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57.69" calcext:value-type="currency">
            <text:p>57,69 €</text:p>
          </table:table-cell>
          <table:table-cell table:formula="of:=[.N515]*[.T515]" office:value-type="currency" office:currency="EUR" office:value="346.14" calcext:value-type="currency">
            <text:p>346,14 €</text:p>
          </table:table-cell>
          <table:table-cell table:number-columns-repeated="1003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ushing Collar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PAF10090P1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16]*[.T51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ushing Collar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PAF10070P11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17]*[.T51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6" office:value-type="float" office:value="11" calcext:value-type="float">
            <text:p>11</text:p>
          </table:table-cell>
          <table:table-cell table:number-columns-repeated="2"/>
          <table:table-cell table:style-name="ce106" office:value-type="string" calcext:value-type="string">
            <text:p>Seal, clamping profile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10.2508.8961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18]*[.T51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53" office:value-type="float" office:value="2442" calcext:value-type="float">
            <text:p>2442</text:p>
          </table:table-cell>
          <table:table-cell table:number-columns-repeated="2"/>
          <table:table-cell table:style-name="ce106" office:value-type="string" calcext:value-type="string">
            <text:p>Receptacle (Oil trap)</text:p>
          </table:table-cell>
          <table:table-cell table:style-name="ce297"/>
          <table:table-cell table:style-name="ce300" office:value-type="string" calcext:value-type="string">
            <text:p>99R10-01A1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19]*[.T51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/>
          <table:table-cell table:style-name="ce88" office:value-type="string" calcext:value-type="string">
            <text:p>C2.4</text:p>
          </table:table-cell>
          <table:table-cell table:style-name="ce106" office:value-type="string" calcext:value-type="string">
            <text:p>Jack Point</text:p>
          </table:table-cell>
          <table:table-cell table:style-name="ce297"/>
          <table:table-cell table:style-name="ce300" office:value-type="string" calcext:value-type="string">
            <text:p>DV2-1200-00-0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21]*[.T52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Rudder Pedal Adjust Assembly</text:p>
          </table:table-cell>
          <table:table-cell table:style-name="ce297"/>
          <table:table-cell table:style-name="ce300" office:value-type="string" calcext:value-type="string">
            <text:p>20-2700-21-0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126.14" calcext:value-type="currency">
            <text:p>126,14 €</text:p>
          </table:table-cell>
          <table:table-cell table:formula="of:=[.N522]*[.T522]" office:value-type="currency" office:currency="EUR" office:value="126.14" calcext:value-type="currency">
            <text:p>126,14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Articulated Joint M12x28</text:p>
          </table:table-cell>
          <table:table-cell table:style-name="ce297"/>
          <table:table-cell table:style-name="ce300" office:value-type="string" calcext:value-type="string">
            <text:p>SA12E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3" office:value-type="string" calcext:value-type="string">
            <text:p>A</text:p>
          </table:table-cell>
          <table:table-cell/>
          <table:table-cell office:value-type="currency" office:currency="EUR" office:value="107.01" calcext:value-type="currency">
            <text:p>107,01 €</text:p>
          </table:table-cell>
          <table:table-cell table:formula="of:=[.N523]*[.T523]" office:value-type="currency" office:currency="EUR" office:value="107.01" calcext:value-type="currency">
            <text:p>107,01 €</text:p>
          </table:table-cell>
          <table:table-cell table:number-columns-repeated="1003"/>
        </table:table-row>
        <table:table-row table:style-name="ro3">
          <table:table-cell table:style-name="ce28" office:value-type="float" office:value="30" calcext:value-type="float">
            <text:p>30</text:p>
          </table:table-cell>
          <table:table-cell table:number-columns-repeated="2"/>
          <table:table-cell table:style-name="ce106" office:value-type="string" calcext:value-type="string">
            <text:p>Ball joint KA6-Dx50</text:p>
          </table:table-cell>
          <table:table-cell table:style-name="ce297"/>
          <table:table-cell table:style-name="ce300" office:value-type="string" calcext:value-type="string">
            <text:p>DAI-9027-00-01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3" office:value-type="string" calcext:value-type="string">
            <text:p>A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formula="of:=[.N524]*[.T52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olt , Hexagon Head</text:p>
          </table:table-cell>
          <table:table-cell table:style-name="ce297"/>
          <table:table-cell table:style-name="ce300" office:value-type="string" calcext:value-type="string">
            <text:p>LN9037-M12X85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3" office:value-type="string" calcext:value-type="string">
            <text:p>A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formula="of:=[.N525]*[.T52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olt , Hexagon Head</text:p>
          </table:table-cell>
          <table:table-cell table:style-name="ce297"/>
          <table:table-cell table:style-name="ce300" office:value-type="string" calcext:value-type="string">
            <text:p>LN9037-06040 (M6x40)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26]*[.T52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olt , Hexagon Head</text:p>
          </table:table-cell>
          <table:table-cell table:style-name="ce297"/>
          <table:table-cell table:style-name="ce300" office:value-type="string" calcext:value-type="string">
            <text:p>LN9037-M6x4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9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27]*[.T52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olt , Hexagon Head</text:p>
          </table:table-cell>
          <table:table-cell table:style-name="ce297"/>
          <table:table-cell table:style-name="ce300" office:value-type="string" calcext:value-type="string">
            <text:p>LN9037-M6x46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9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28]*[.T52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ackrest Latch Assembly</text:p>
          </table:table-cell>
          <table:table-cell table:style-name="ce297"/>
          <table:table-cell table:style-name="ce300" office:value-type="string" calcext:value-type="string">
            <text:p>DA4-2522-60-00-1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29]*[.T52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Lever for Kock Out Window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301.25.411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30]*[.T53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over Plate, PL-SPB, Beige (445040)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54384_681_09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31]*[.T53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Mini PAR 5, 401-544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AN7-44A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FASP-17-02-01183</text:p>
          </table:table-cell>
          <table:table-cell table:style-name="ce299" table:number-columns-repeated="2"/>
          <table:table-cell table:style-name="ce50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32]*[.T532]" office:value-type="currency" office:currency="EUR" office:value="0" calcext:value-type="currency">
            <text:p>0,00 €</text:p>
          </table:table-cell>
          <table:table-cell office:value-type="string" calcext:value-type="string">
            <text:p>Engine attach</text:p>
          </table:table-cell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MLG Fairing Mounting Sheet RH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41-3213-31-01-RH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33]*[.T53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5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MLG Fairing Mounting Sheet LH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41-3213-31-01-LH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97.26" calcext:value-type="currency">
            <text:p>197,26 €</text:p>
          </table:table-cell>
          <table:table-cell table:formula="of:=[.N534]*[.T534]" office:value-type="currency" office:currency="EUR" office:value="197.26" calcext:value-type="currency">
            <text:p>197,26 €</text:p>
          </table:table-cell>
          <table:table-cell table:number-columns-repeated="1003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MLG Fairing bracket assy RH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A4-3215-32-0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106.09" calcext:value-type="currency">
            <text:p>106,09 €</text:p>
          </table:table-cell>
          <table:table-cell table:formula="of:=[.N535]*[.T535]" office:value-type="currency" office:currency="EUR" office:value="106.09" calcext:value-type="currency">
            <text:p>106,09 €</text:p>
          </table:table-cell>
          <table:table-cell table:number-columns-repeated="1003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MLG Fairing bracket assy LH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A4-3215-31-0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159.69" calcext:value-type="currency">
            <text:p>159,69 €</text:p>
          </table:table-cell>
          <table:table-cell table:formula="of:=[.N536]*[.T536]" office:value-type="currency" office:currency="EUR" office:value="159.69" calcext:value-type="currency">
            <text:p>159,69 €</text:p>
          </table:table-cell>
          <table:table-cell table:number-columns-repeated="1003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Bowden Cable Alternate Air</text:p>
          </table:table-cell>
          <table:table-cell table:style-name="ce297"/>
          <table:table-cell table:style-name="ce300" office:value-type="string" calcext:value-type="string">
            <text:p>DAI-9076-00-04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37]*[.T53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pring, tension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MS24586-C207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38]*[.T53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1" office:value-type="float" office:value="30" calcext:value-type="float">
            <text:p>30</text:p>
          </table:table-cell>
          <table:table-cell table:number-columns-repeated="2"/>
          <table:table-cell table:style-name="ce106" office:value-type="string" calcext:value-type="string">
            <text:p>Static wicks diamond</text:p>
          </table:table-cell>
          <table:table-cell table:style-name="ce297"/>
          <table:table-cell table:style-name="ce300" office:value-type="string" calcext:value-type="string">
            <text:p>DG1663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65.24" calcext:value-type="currency">
            <text:p>65,24 €</text:p>
          </table:table-cell>
          <table:table-cell table:formula="of:=[.N539]*[.T539]" office:value-type="currency" office:currency="EUR" office:value="130.48" calcext:value-type="currency">
            <text:p>130,48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Plate back (3 holes linings type)</text:p>
          </table:table-cell>
          <table:table-cell table:style-name="ce297"/>
          <table:table-cell table:style-name="ce300" office:value-type="string" calcext:value-type="string">
            <text:p>064-0050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40]*[.T54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Plate pressure (3 holes linings type)</text:p>
          </table:table-cell>
          <table:table-cell table:style-name="ce297"/>
          <table:table-cell table:style-name="ce300" office:value-type="string" calcext:value-type="string">
            <text:p>063-0050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41]*[.T54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106" office:value-type="string" calcext:value-type="string">
            <text:p>Alternator drive belt</text:p>
          </table:table-cell>
          <table:table-cell table:style-name="ce297" office:value-type="string" calcext:value-type="string">
            <text:p>Lycoming</text:p>
          </table:table-cell>
          <table:table-cell table:style-name="ce300" office:value-type="string" calcext:value-type="string">
            <text:p>37A19773-376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42]*[.T542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ushing (Long range fuel tank)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A4-2817-00-34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ec circlips</text:p>
          </table:table-cell>
          <table:table-cell office:value-type="currency" office:currency="EUR" office:value="169.38" calcext:value-type="currency">
            <text:p>169,38 €</text:p>
          </table:table-cell>
          <table:table-cell table:formula="of:=[.N543]*[.T543]" office:value-type="currency" office:currency="EUR" office:value="338.76" calcext:value-type="currency">
            <text:p>338,76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olt Drilled</text:p>
          </table:table-cell>
          <table:table-cell table:style-name="ce297"/>
          <table:table-cell table:style-name="ce300" office:value-type="string" calcext:value-type="string">
            <text:p>AN6-16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5.6" calcext:value-type="currency">
            <text:p>5,60 €</text:p>
          </table:table-cell>
          <table:table-cell table:formula="of:=[.N544]*[.T544]" office:value-type="currency" office:currency="EUR" office:value="5.6" calcext:value-type="currency">
            <text:p>5,60 €</text:p>
          </table:table-cell>
          <table:table-cell table:style-name="ce1039" office:value-type="string" calcext:value-type="string">
            <text:p>Require to mount Alternator</text:p>
          </table:table-cell>
          <table:table-cell table:number-columns-repeated="1002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olt Drilled</text:p>
          </table:table-cell>
          <table:table-cell table:style-name="ce297"/>
          <table:table-cell table:style-name="ce300" office:value-type="string" calcext:value-type="string">
            <text:p>AN6-17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5.6" calcext:value-type="currency">
            <text:p>5,60 €</text:p>
          </table:table-cell>
          <table:table-cell table:formula="of:=[.N545]*[.T545]" office:value-type="currency" office:currency="EUR" office:value="5.6" calcext:value-type="currency">
            <text:p>5,60 €</text:p>
          </table:table-cell>
          <table:table-cell table:style-name="ce1039" office:value-type="string" calcext:value-type="string">
            <text:p>Required to mount Alternator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/>
          <table:table-cell table:style-name="ce88" office:value-type="string" calcext:value-type="string">
            <text:p>C2.5</text:p>
          </table:table-cell>
          <table:table-cell table:style-name="ce106" office:value-type="string" calcext:value-type="string">
            <text:p>Bulb for Flap Control Unit (12V)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A40.500515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47]*[.T54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6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ulb for Flap Control Unit (24V)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43055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48]*[.T54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crew , Instrument M4x20 , black ano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9007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49]*[.T54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witch Toggle With Screw Term (Flaps)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2TL124-1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50]*[.T550]" office:value-type="currency" office:currency="EUR" office:value="0" calcext:value-type="currency">
            <text:p>0,00 €</text:p>
          </table:table-cell>
          <table:table-cell office:value-type="string" calcext:value-type="string">
            <text:p>1 TO BE REPAIRED</text:p>
          </table:table-cell>
          <table:table-cell table:number-columns-repeated="1002"/>
        </table:table-row>
        <table:table-row table:style-name="ro3">
          <table:table-cell table:style-name="ce1029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low lamp, green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102157110150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51]*[.T551]" office:value-type="currency" office:currency="EUR" office:value="0" calcext:value-type="currency">
            <text:p>0,00 €</text:p>
          </table:table-cell>
          <table:table-cell office:value-type="string" calcext:value-type="string">
            <text:p>ALTERNATE : DIN 125-AM5,3-PA</text:p>
          </table:table-cell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NKK Switch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MB2061SS4W01-CC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52]*[.T552]" office:value-type="currency" office:currency="EUR" office:value="0" calcext:value-type="currency">
            <text:p>0,00 €</text:p>
          </table:table-cell>
          <table:table-cell table:style-name="ce1039" office:value-type="string" calcext:value-type="string">
            <text:p>WARNING: Manque le bouton rouge</text:p>
          </table:table-cell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Alu Rivnut 4x6x11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641003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53]*[.T553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Trailing Edge Discharger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16863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54]*[.T554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1029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Trailing Edge Discharger</text:p>
          </table:table-cell>
          <table:table-cell table:style-name="ce297" office:value-type="string" calcext:value-type="string">
            <text:p>Dayton Granger</text:p>
          </table:table-cell>
          <table:table-cell table:style-name="ce300" office:value-type="string" calcext:value-type="string">
            <text:p>1663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55]*[.T555]" office:value-type="currency" office:currency="EUR" office:value="0" calcext:value-type="currency">
            <text:p>0,00 €</text:p>
          </table:table-cell>
          <table:table-cell table:style-name="ce1039" office:value-type="string" calcext:value-type="string">
            <text:p>Compatible Diamond</text:p>
          </table:table-cell>
          <table:table-cell table:number-columns-repeated="1002"/>
        </table:table-row>
        <table:table-row table:style-name="ro3">
          <table:table-cell table:style-name="ce28" office:value-type="float" office:value="25" calcext:value-type="float">
            <text:p>25</text:p>
          </table:table-cell>
          <table:table-cell table:number-columns-repeated="2"/>
          <table:table-cell table:style-name="ce106" office:value-type="string" calcext:value-type="string">
            <text:p>Fuel filter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FIA375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56]*[.T556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Trim Edge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V2-5540-00-03_P47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57]*[.T557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Micro switch flaps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AI-9052-00-0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58]*[.T558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opper sealant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in7603-14x18x1,5-CU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59]*[.T559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Xducer CHT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1020061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285.35" calcext:value-type="currency">
            <text:p>285,35 €</text:p>
          </table:table-cell>
          <table:table-cell table:formula="of:=[.N560]*[.T560]" office:value-type="currency" office:currency="EUR" office:value="285.35" calcext:value-type="currency">
            <text:p>285,35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15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Xducer EGT (F-HLTP)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102006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TP</text:p>
          </table:table-cell>
          <table:table-cell table:style-name="ce299" table:number-columns-repeated="2"/>
          <table:table-cell table:style-name="ce5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454.41" calcext:value-type="currency">
            <text:p>454,41 €</text:p>
          </table:table-cell>
          <table:table-cell table:formula="of:=[.N561]*[.T561]" office:value-type="currency" office:currency="EUR" office:value="454.41" calcext:value-type="currency">
            <text:p>454,41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153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Xducer EGT (F-HXET)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A002BG-WIP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ET</text:p>
          </table:table-cell>
          <table:table-cell table:style-name="ce299" table:number-columns-repeated="2"/>
          <table:table-cell table:style-name="ce5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315.27" calcext:value-type="currency">
            <text:p>315,27 €</text:p>
          </table:table-cell>
          <table:table-cell table:formula="of:=[.N562]*[.T562]" office:value-type="currency" office:currency="EUR" office:value="315.27" calcext:value-type="currency">
            <text:p>315,27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Oil pressure switch</text:p>
          </table:table-cell>
          <table:table-cell table:style-name="ce297" office:value-type="string" calcext:value-type="string">
            <text:p>Diamond(Bosch)</text:p>
          </table:table-cell>
          <table:table-cell table:style-name="ce300" office:value-type="string" calcext:value-type="string">
            <text:p>0-986-344-077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50.93" calcext:value-type="currency">
            <text:p>50,93 €</text:p>
          </table:table-cell>
          <table:table-cell table:formula="of:=[.N563]*[.T563]" office:value-type="currency" office:currency="EUR" office:value="50.93" calcext:value-type="currency">
            <text:p>50,93 €</text:p>
          </table:table-cell>
          <table:table-cell table:style-name="ce1039" office:value-type="string" calcext:value-type="string">
            <text:p>Ref Bosch : 30010018</text:p>
          </table:table-cell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ompression gas spring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41-9052-11-01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64]*[.T564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Valve – fuel drain – 3/8-24</text:p>
          </table:table-cell>
          <table:table-cell table:style-name="ce297" office:value-type="string" calcext:value-type="string">
            <text:p>CAV</text:p>
          </table:table-cell>
          <table:table-cell table:style-name="ce300" office:value-type="string" calcext:value-type="string">
            <text:p>CAV-18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0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65]*[.T565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witch</text:p>
          </table:table-cell>
          <table:table-cell table:style-name="ce297"/>
          <table:table-cell table:style-name="ce300" office:value-type="string" calcext:value-type="string">
            <text:p>031-00428-000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/>
          <table:table-cell table:style-name="ce299" table:number-columns-repeated="2"/>
          <table:table-cell table:style-name="ce5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566]*[.T566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/>
          <table:table-cell table:style-name="ce88" office:value-type="string" calcext:value-type="string">
            <text:p>C2.6</text:p>
          </table:table-cell>
          <table:table-cell table:style-name="ce106" office:value-type="string" calcext:value-type="string">
            <text:p>Cone Bearing</text:p>
          </table:table-cell>
          <table:table-cell table:style-name="ce297" office:value-type="string" calcext:value-type="string">
            <text:p>Diamond</text:p>
          </table:table-cell>
          <table:table-cell table:style-name="ce297" office:value-type="string" calcext:value-type="string">
            <text:p>13889-20629</text:p>
          </table:table-cell>
          <table:table-cell table:style-name="ce297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10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68]*[.T56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1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one Bearing</text:p>
          </table:table-cell>
          <table:table-cell table:style-name="ce297" office:value-type="string" calcext:value-type="string">
            <text:p>Diamond</text:p>
          </table:table-cell>
          <table:table-cell table:style-name="ce297" office:value-type="string" calcext:value-type="string">
            <text:p>13836-20629</text:p>
          </table:table-cell>
          <table:table-cell table:style-name="ce297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69]*[.T56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crew <text:s/>bleeder Brake</text:p>
          </table:table-cell>
          <table:table-cell table:style-name="ce297"/>
          <table:table-cell table:style-name="ce300" office:value-type="string" calcext:value-type="string">
            <text:p>079-00300</text:p>
          </table:table-cell>
          <table:table-cell table:style-name="ce201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1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70]*[.T57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leeder Seat</text:p>
          </table:table-cell>
          <table:table-cell table:style-name="ce297"/>
          <table:table-cell table:style-name="ce300" office:value-type="string" calcext:value-type="string">
            <text:p>081-00100</text:p>
          </table:table-cell>
          <table:table-cell table:style-name="ce300"/>
          <table:table-cell table:style-name="ce205" office:value-type="float" office:value="3" calcext:value-type="float">
            <text:p>3</text:p>
          </table:table-cell>
          <table:table-cell table:style-name="ce652" office:value-type="string" calcext:value-type="string">
            <text:p>X</text:p>
          </table:table-cell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1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71]*[.T57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Wrapped muffler insert</text:p>
          </table:table-cell>
          <table:table-cell table:style-name="ce297" office:value-type="string" calcext:value-type="string">
            <text:p>Power Flow Systems</text:p>
          </table:table-cell>
          <table:table-cell table:style-name="ce300" office:value-type="string" calcext:value-type="string">
            <text:p>8016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N807DS</text:p>
          </table:table-cell>
          <table:table-cell table:style-name="ce299" table:number-columns-repeated="2"/>
          <table:table-cell table:style-name="ce5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72]*[.T57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Neoprene Strap PFS-15102</text:p>
          </table:table-cell>
          <table:table-cell table:style-name="ce297" office:value-type="string" calcext:value-type="string">
            <text:p>Power Flow Systems</text:p>
          </table:table-cell>
          <table:table-cell table:style-name="ce300" office:value-type="string" calcext:value-type="string">
            <text:p>211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N807DS</text:p>
          </table:table-cell>
          <table:table-cell table:style-name="ce299" table:number-columns-repeated="2"/>
          <table:table-cell table:style-name="ce51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73]*[.T57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Washer Square</text:p>
          </table:table-cell>
          <table:table-cell table:style-name="ce297" office:value-type="string" calcext:value-type="string">
            <text:p>Power Flow Systems</text:p>
          </table:table-cell>
          <table:table-cell table:style-name="ce300" office:value-type="string" calcext:value-type="string">
            <text:p>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N807DS</text:p>
          </table:table-cell>
          <table:table-cell table:style-name="ce299" table:number-columns-repeated="2"/>
          <table:table-cell table:style-name="ce5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74]*[.T57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leeder cap</text:p>
          </table:table-cell>
          <table:table-cell table:style-name="ce297" office:value-type="string" calcext:value-type="string">
            <text:p>Aviall</text:p>
          </table:table-cell>
          <table:table-cell table:style-name="ce300" office:value-type="string" calcext:value-type="string">
            <text:p>183-00100</text:p>
          </table:table-cell>
          <table:table-cell table:style-name="ce300"/>
          <table:table-cell table:style-name="ce205"/>
          <table:table-cell table:number-columns-repeated="5" table:style-name="ce652" office:value-type="string" calcext:value-type="string">
            <text:p>X</text:p>
          </table:table-cell>
          <table:table-cell table:style-name="ce5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75]*[.T57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pring Washer</text:p>
          </table:table-cell>
          <table:table-cell table:style-name="ce297"/>
          <table:table-cell table:style-name="ce300" office:value-type="string" calcext:value-type="string">
            <text:p>DIN2093-A25X12,2X1,5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76]*[.T57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Repair Kit seal</text:p>
          </table:table-cell>
          <table:table-cell table:style-name="ce297"/>
          <table:table-cell table:style-name="ce300" office:value-type="string" calcext:value-type="string">
            <text:p>199-516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/>
          <table:table-cell table:style-name="ce299" table:number-columns-repeated="2"/>
          <table:table-cell table:style-name="ce5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577]*[.T57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5"/>
          <table:table-cell table:style-name="ce182" office:value-type="string" calcext:value-type="string">
            <text:p>C3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45"/>
          <table:table-cell table:style-name="ce182"/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34" office:value-type="float" office:value="2340" calcext:value-type="float">
            <text:p>2340</text:p>
          </table:table-cell>
          <table:table-cell/>
          <table:table-cell table:style-name="ce88" office:value-type="string" calcext:value-type="string">
            <text:p>C3.1</text:p>
          </table:table-cell>
          <table:table-cell table:style-name="ce106" office:value-type="string" calcext:value-type="string">
            <text:p>FCM Alternator 2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29434-003 (&amp;002) ???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045" office:value-type="currency" office:currency="EUR" office:value="210.3" calcext:value-type="currency">
            <text:p>210,30 €</text:p>
          </table:table-cell>
          <table:table-cell table:formula="of:=[.N581]*[.T58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34" office:value-type="float" office:value="2340" calcext:value-type="float">
            <text:p>2340</text:p>
          </table:table-cell>
          <table:table-cell table:number-columns-repeated="2"/>
          <table:table-cell table:style-name="ce106" office:value-type="string" calcext:value-type="string">
            <text:p>FCM Alternator 1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44030-001 (29435-002)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82]*[.T582]" office:value-type="currency" office:currency="EUR" office:value="0" calcext:value-type="currency">
            <text:p>0,00 €</text:p>
          </table:table-cell>
          <table:table-cell office:value-type="string" calcext:value-type="string">
            <text:p>29435-002 is supersed by 44030-001</text:p>
          </table:table-cell>
          <table:table-cell table:number-columns-repeated="1002"/>
        </table:table-row>
        <table:table-row table:style-name="ro3">
          <table:table-cell table:style-name="ce3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Logic Module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4610-004</text:p>
          </table:table-cell>
          <table:table-cell table:style-name="ce300"/>
          <table:table-cell table:style-name="ce205"/>
          <table:table-cell table:style-name="ce299" table:number-columns-repeated="4"/>
          <table:table-cell table:style-name="ce652" office:value-type="string" calcext:value-type="string">
            <text:p>X</text:p>
          </table:table-cell>
          <table:table-cell table:style-name="ce5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689.65" calcext:value-type="currency">
            <text:p>689,65 €</text:p>
          </table:table-cell>
          <table:table-cell table:formula="of:=[.N583]*[.T58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Relay SDPT 24VDC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V23234-A0004-X05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14.74" calcext:value-type="currency">
            <text:p>14,74 €</text:p>
          </table:table-cell>
          <table:table-cell table:formula="of:=[.N584]*[.T584]" office:value-type="currency" office:currency="EUR" office:value="73.7" calcext:value-type="currency">
            <text:p>73,70 €</text:p>
          </table:table-cell>
          <table:table-cell office:value-type="string" calcext:value-type="string">
            <text:p>CIRRUS REF : 50288-1</text:p>
          </table:table-cell>
          <table:table-cell table:number-columns-repeated="1002"/>
        </table:table-row>
        <table:table-row table:style-name="ro3">
          <table:table-cell table:style-name="ce34" office:value-type="float" office:value="2340" calcext:value-type="float">
            <text:p>2340</text:p>
          </table:table-cell>
          <table:table-cell table:number-columns-repeated="2"/>
          <table:table-cell table:style-name="ce106" office:value-type="string" calcext:value-type="string">
            <text:p>Start Switch 5 positions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9537-00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number-columns-repeated="2" table:style-name="ce652" office:value-type="string" calcext:value-type="string">
            <text:p>X</text:p>
          </table:table-cell>
          <table:table-cell table:style-name="ce51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566.43" calcext:value-type="currency">
            <text:p>566,43 €</text:p>
          </table:table-cell>
          <table:table-cell table:formula="of:=[.N585]*[.T585]" office:value-type="currency" office:currency="EUR" office:value="566.43" calcext:value-type="currency">
            <text:p>566,43 €</text:p>
          </table:table-cell>
          <table:table-cell table:number-columns-repeated="1003"/>
        </table:table-row>
        <table:table-row table:style-name="ro3">
          <table:table-cell table:style-name="ce34" office:value-type="float" office:value="2340" calcext:value-type="float">
            <text:p>2340</text:p>
          </table:table-cell>
          <table:table-cell table:number-columns-repeated="2"/>
          <table:table-cell table:style-name="ce106" office:value-type="string" calcext:value-type="string">
            <text:p>SAA connector airbag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550415A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office:value-type="string" calcext:value-type="string">
            <text:p>X</text:p>
          </table:table-cell>
          <table:table-cell table:style-name="ce662"/>
          <table:table-cell table:style-name="ce51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17" calcext:value-type="currency">
            <text:p>17,00 €</text:p>
          </table:table-cell>
          <table:table-cell table:formula="of:=[.N586]*[.T586]" office:value-type="currency" office:currency="EUR" office:value="51" calcext:value-type="currency">
            <text:p>51,00 €</text:p>
          </table:table-cell>
          <table:table-cell table:number-columns-repeated="1003"/>
        </table:table-row>
        <table:table-row table:style-name="ro3">
          <table:table-cell table:style-name="ce3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witch differential pressure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4128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70" calcext:value-type="currency">
            <text:p>70,00 €</text:p>
          </table:table-cell>
          <table:table-cell table:formula="of:=[.N587]*[.T587]" office:value-type="currency" office:currency="EUR" office:value="140" calcext:value-type="currency">
            <text:p>140,00 €</text:p>
          </table:table-cell>
          <table:table-cell table:number-columns-repeated="1003"/>
        </table:table-row>
        <table:table-row table:style-name="ro3">
          <table:table-cell table:style-name="ce3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witch Push To Talk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50339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32.97" calcext:value-type="currency">
            <text:p>32,97 €</text:p>
          </table:table-cell>
          <table:table-cell table:formula="of:=[.N588]*[.T588]" office:value-type="currency" office:currency="EUR" office:value="0" calcext:value-type="currency">
            <text:p>0,00 €</text:p>
          </table:table-cell>
          <table:table-cell office:value-type="string" calcext:value-type="string">
            <text:p>Push to Talk (PTT)</text:p>
          </table:table-cell>
          <table:table-cell table:number-columns-repeated="1002"/>
        </table:table-row>
        <table:table-row table:style-name="ro3">
          <table:table-cell table:style-name="ce34" office:value-type="float" office:value="2340" calcext:value-type="float">
            <text:p>2340</text:p>
          </table:table-cell>
          <table:table-cell table:number-columns-repeated="2"/>
          <table:table-cell table:style-name="ce106" office:value-type="string" calcext:value-type="string">
            <text:p>ELT remote switch battery</text:p>
          </table:table-cell>
          <table:table-cell table:style-name="ce297" office:value-type="string" calcext:value-type="string">
            <text:p>Duracell</text:p>
          </table:table-cell>
          <table:table-cell table:style-name="ce300" office:value-type="string" calcext:value-type="string">
            <text:p>596-06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89]*[.T589]" office:value-type="currency" office:currency="EUR" office:value="0" calcext:value-type="currency">
            <text:p>0,00 €</text:p>
          </table:table-cell>
          <table:table-cell office:value-type="string" calcext:value-type="string">
            <text:p>PX28L</text:p>
          </table:table-cell>
          <table:table-cell table:number-columns-repeated="1002"/>
        </table:table-row>
        <table:table-row table:style-name="ro3">
          <table:table-cell table:style-name="ce3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4-40X1/4 PHIL-PAN SEMS W/INT L/W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51146-440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90]*[.T590]" office:value-type="currency" office:currency="EUR" office:value="0" calcext:value-type="currency">
            <text:p>0,00 €</text:p>
          </table:table-cell>
          <table:table-cell office:value-type="string" calcext:value-type="string">
            <text:p>PX28L</text:p>
          </table:table-cell>
          <table:table-cell table:number-columns-repeated="1002"/>
        </table:table-row>
        <table:table-row table:style-name="ro3">
          <table:table-cell table:style-name="ce34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Fuse. 50A 32V midi fuse series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51136-050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91]*[.T591]" office:value-type="currency" office:currency="EUR" office:value="0" calcext:value-type="currency">
            <text:p>0,00 €</text:p>
          </table:table-cell>
          <table:table-cell office:value-type="string" calcext:value-type="string">
            <text:p>PX28L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/>
          <table:table-cell table:style-name="ce88" office:value-type="string" calcext:value-type="string">
            <text:p>C3.2</text:p>
          </table:table-cell>
          <table:table-cell table:style-name="ce106" office:value-type="string" calcext:value-type="string">
            <text:p>Alternator (2)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3565-001</text:p>
          </table:table-cell>
          <table:table-cell table:style-name="ce300" office:value-type="string" calcext:value-type="string">
            <text:p>08128405K</text:p>
          </table:table-cell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560" calcext:value-type="currency">
            <text:p>1 560,00 €</text:p>
          </table:table-cell>
          <table:table-cell table:formula="of:=[.N593]*[.T593]" office:value-type="currency" office:currency="EUR" office:value="0" calcext:value-type="currency">
            <text:p>0,00 €</text:p>
          </table:table-cell>
          <table:table-cell office:value-type="string" calcext:value-type="string">
            <text:p>B&amp;C Speciality Products PN: BC 410-1 (Compatible) (1560€ + Core deposit 700€)</text:p>
          </table:table-cell>
          <table:table-cell table:number-columns-repeated="1002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/>
          <table:table-cell table:style-name="ce232"/>
          <table:table-cell table:style-name="ce106" office:value-type="string" calcext:value-type="string">
            <text:p>Anchorage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1669-003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94]*[.T59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WASHER TEFLON 10x,875 O,D 95630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50823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7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95]*[.T59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Power lever engine control SR20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5590-003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office:value-type="string" calcext:value-type="string">
            <text:p>X</text:p>
          </table:table-cell>
          <table:table-cell table:style-name="ce299"/>
          <table:table-cell table:style-name="ce5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96]*[.T59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Tube, acid resistant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50209-001U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97]*[.T59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Linkage HVAC short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2111-00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98]*[.T59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End Fitting Elevator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4940-003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599]*[.T59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Gasket airbox</text:p>
          </table:table-cell>
          <table:table-cell table:style-name="ce297" office:value-type="string" calcext:value-type="string">
            <text:p>Continental</text:p>
          </table:table-cell>
          <table:table-cell table:style-name="ce300" office:value-type="string" calcext:value-type="string">
            <text:p>653742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table:number-columns-repeated="2"/>
          <table:table-cell table:style-name="ce51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00]*[.T60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/>
          <table:table-cell table:style-name="ce232"/>
          <table:table-cell table:style-name="ce106" office:value-type="string" calcext:value-type="string">
            <text:p>Gasket airbox</text:p>
          </table:table-cell>
          <table:table-cell table:style-name="ce297" office:value-type="string" calcext:value-type="string">
            <text:p>Continental</text:p>
          </table:table-cell>
          <table:table-cell table:style-name="ce300" office:value-type="string" calcext:value-type="string">
            <text:p>649981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table:number-columns-repeated="2"/>
          <table:table-cell table:style-name="ce5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01]*[.T60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Elevator Torque Tube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1168-002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table:number-columns-repeated="2"/>
          <table:table-cell table:style-name="ce5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02]*[.T60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Bolt, AN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AN3-34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.88" calcext:value-type="currency">
            <text:p>1,88 €</text:p>
          </table:table-cell>
          <table:table-cell table:formula="of:=[.N603]*[.T603]" office:value-type="currency" office:currency="EUR" office:value="9.4" calcext:value-type="currency">
            <text:p>9,40 €</text:p>
          </table:table-cell>
          <table:table-cell office:value-type="string" calcext:value-type="string">
            <text:p>Aircraft Bolt (Landing gear)</text:p>
          </table:table-cell>
          <table:table-cell table:number-columns-repeated="1002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NAS6207-64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NAS6207-64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63.72" calcext:value-type="currency">
            <text:p>63,72 €</text:p>
          </table:table-cell>
          <table:table-cell table:formula="of:=[.N604]*[.T604]" office:value-type="currency" office:currency="EUR" office:value="254.88" calcext:value-type="currency">
            <text:p>254,88 €</text:p>
          </table:table-cell>
          <table:table-cell office:value-type="string" calcext:value-type="string">
            <text:p>Landing gear</text:p>
          </table:table-cell>
          <table:table-cell table:number-columns-repeated="1002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232"/>
          <table:table-cell table:style-name="ce106" office:value-type="string" calcext:value-type="string">
            <text:p>Belt Drive</text:p>
          </table:table-cell>
          <table:table-cell table:style-name="ce297"/>
          <table:table-cell table:style-name="ce300" office:value-type="string" calcext:value-type="string">
            <text:p>657504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table:number-columns-repeated="2"/>
          <table:table-cell table:style-name="ce5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605]*[.T60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/>
          <table:table-cell table:style-name="ce88" office:value-type="string" calcext:value-type="string">
            <text:p>C3.3</text:p>
          </table:table-cell>
          <table:table-cell table:style-name="ce106" office:value-type="string" calcext:value-type="string">
            <text:p>HID, Landing light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8969-1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07]*[.T60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number-columns-repeated="2"/>
          <table:table-cell table:style-name="ce106" office:value-type="string" calcext:value-type="string">
            <text:p>Aileron Gap Seal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4390-003</text:p>
          </table:table-cell>
          <table:table-cell table:style-name="ce300"/>
          <table:table-cell table:style-name="ce205"/>
          <table:table-cell table:style-name="ce299" table:number-columns-repeated="4"/>
          <table:table-cell table:style-name="ce652" office:value-type="string" calcext:value-type="string">
            <text:p>X</text:p>
          </table:table-cell>
          <table:table-cell table:style-name="ce51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49.37" calcext:value-type="currency">
            <text:p>49,37 €</text:p>
          </table:table-cell>
          <table:table-cell table:formula="of:=[.N608]*[.T608]" office:value-type="currency" office:currency="EUR" office:value="98.74" calcext:value-type="currency">
            <text:p>98,74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37" calcext:value-type="float">
            <text:p>2437</text:p>
          </table:table-cell>
          <table:table-cell/>
          <table:table-cell table:style-name="ce178"/>
          <table:table-cell table:style-name="ce106" office:value-type="string" calcext:value-type="string">
            <text:p>Filter element, TKS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908-01</text:p>
          </table:table-cell>
          <table:table-cell table:number-columns-repeated="6"/>
          <table:table-cell table:style-name="ce652" office:value-type="string" calcext:value-type="string">
            <text:p>X</text:p>
          </table:table-cell>
          <table:table-cell table:style-name="ce51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95.97" calcext:value-type="currency">
            <text:p>195,97 €</text:p>
          </table:table-cell>
          <table:table-cell table:formula="of:=[.T609]*[.N609]" office:value-type="currency" office:currency="EUR" office:value="587.91" calcext:value-type="currency">
            <text:p>587,91 €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/>
          <table:table-cell table:style-name="ce178"/>
          <table:table-cell table:style-name="ce106" office:value-type="string" calcext:value-type="string">
            <text:p>KIT FLAP SYSTEM ACTUATOR</text:p>
          </table:table-cell>
          <table:table-cell/>
          <table:table-cell office:value-type="string" calcext:value-type="string">
            <text:p>70255-002</text:p>
          </table:table-cell>
          <table:table-cell table:number-columns-repeated="5"/>
          <table:table-cell table:number-columns-repeated="2" table:style-name="ce652" office:value-type="string" calcext:value-type="string">
            <text:p>X</text:p>
          </table:table-cell>
          <table:table-cell table:style-name="ce5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10]*[.T61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WASHER PROPELLER HARTZELL</text:p>
          </table:table-cell>
          <table:table-cell/>
          <table:table-cell office:value-type="string" calcext:value-type="string">
            <text:p>A-1381</text:p>
          </table:table-cell>
          <table:table-cell table:number-columns-repeated="5"/>
          <table:table-cell table:number-columns-repeated="2" table:style-name="ce652" office:value-type="string" calcext:value-type="string">
            <text:p>X</text:p>
          </table:table-cell>
          <table:table-cell table:style-name="ce51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11]*[.T61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RADIUS FILLER</text:p>
          </table:table-cell>
          <table:table-cell/>
          <table:table-cell office:value-type="string" calcext:value-type="string">
            <text:p>20158-001</text:p>
          </table:table-cell>
          <table:table-cell table:number-columns-repeated="5"/>
          <table:table-cell table:number-columns-repeated="2" table:style-name="ce652" office:value-type="string" calcext:value-type="string">
            <text:p>X</text:p>
          </table:table-cell>
          <table:table-cell table:style-name="ce5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12]*[.T61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SHIM UPPER ENGINE</text:p>
          </table:table-cell>
          <table:table-cell/>
          <table:table-cell office:value-type="string" calcext:value-type="string">
            <text:p>28637-001</text:p>
          </table:table-cell>
          <table:table-cell table:number-columns-repeated="5"/>
          <table:table-cell table:number-columns-repeated="2" table:style-name="ce652" office:value-type="string" calcext:value-type="string">
            <text:p>X</text:p>
          </table:table-cell>
          <table:table-cell table:style-name="ce5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13]*[.T61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BUSHING FLANGED</text:p>
          </table:table-cell>
          <table:table-cell/>
          <table:table-cell office:value-type="string" calcext:value-type="string">
            <text:p>NAS77-10-013</text:p>
          </table:table-cell>
          <table:table-cell table:number-columns-repeated="5"/>
          <table:table-cell table:number-columns-repeated="2" table:style-name="ce652" office:value-type="string" calcext:value-type="string">
            <text:p>X</text:p>
          </table:table-cell>
          <table:table-cell table:style-name="ce51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14]*[.T61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/>
          <table:table-cell table:style-name="ce178"/>
          <table:table-cell table:style-name="ce106" office:value-type="string" calcext:value-type="string">
            <text:p>BUSHING FLANGED</text:p>
          </table:table-cell>
          <table:table-cell/>
          <table:table-cell office:value-type="string" calcext:value-type="string">
            <text:p>14929-001</text:p>
          </table:table-cell>
          <table:table-cell table:number-columns-repeated="5"/>
          <table:table-cell table:number-columns-repeated="2" table:style-name="ce652" office:value-type="string" calcext:value-type="string">
            <text:p>X</text:p>
          </table:table-cell>
          <table:table-cell table:style-name="ce5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15]*[.T61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178"/>
          <table:table-cell table:style-name="ce106" office:value-type="string" calcext:value-type="string">
            <text:p>ACS Ignition Switch Service Kit</text:p>
          </table:table-cell>
          <table:table-cell office:value-type="string" calcext:value-type="string">
            <text:p>Kristal</text:p>
          </table:table-cell>
          <table:table-cell office:value-type="string" calcext:value-type="string">
            <text:p>A-3650-2</text:p>
          </table:table-cell>
          <table:table-cell table:number-columns-repeated="5"/>
          <table:table-cell table:number-columns-repeated="2" table:style-name="ce652" office:value-type="string" calcext:value-type="string">
            <text:p>X</text:p>
          </table:table-cell>
          <table:table-cell table:style-name="ce5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16]*[.T61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/>
          <table:table-cell table:style-name="ce88" office:value-type="string" calcext:value-type="string">
            <text:p>C3.4</text:p>
          </table:table-cell>
          <table:table-cell table:style-name="ce106" office:value-type="string" calcext:value-type="string">
            <text:p>Shoc Cord, Interconnect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2983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2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18]*[.T61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Plug 2.0 Diameter</text:p>
          </table:table-cell>
          <table:table-cell table:style-name="ce297"/>
          <table:table-cell table:style-name="ce297" office:value-type="string" calcext:value-type="string">
            <text:p>50498-200</text:p>
          </table:table-cell>
          <table:table-cell table:style-name="ce297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1" calcext:value-type="currency">
            <text:p>1,00 €</text:p>
          </table:table-cell>
          <table:table-cell table:formula="of:=[.N619]*[.T619]" office:value-type="currency" office:currency="EUR" office:value="2" calcext:value-type="currency">
            <text:p>2,00 €</text:p>
          </table:table-cell>
          <table:table-cell office:value-type="string" calcext:value-type="string">
            <text:p>(Cache carenage)</text:p>
          </table:table-cell>
          <table:table-cell table:number-columns-repeated="1002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NUT-Self locking (Hartzell Prop)</text:p>
          </table:table-cell>
          <table:table-cell table:style-name="ce297" office:value-type="string" calcext:value-type="string">
            <text:p>Hartzell</text:p>
          </table:table-cell>
          <table:table-cell table:style-name="ce297" office:value-type="string" calcext:value-type="string">
            <text:p>A-2044</text:p>
          </table:table-cell>
          <table:table-cell table:style-name="ce297"/>
          <table:table-cell table:style-name="ce205"/>
          <table:table-cell table:style-name="ce299" table:number-columns-repeated="3"/>
          <table:table-cell table:style-name="ce652" table:number-columns-repeated="2"/>
          <table:table-cell table:style-name="ce52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20]*[.T62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atcher diverter kit</text:p>
          </table:table-cell>
          <table:table-cell table:style-name="ce297" office:value-type="string" calcext:value-type="string">
            <text:p>Cirrus</text:p>
          </table:table-cell>
          <table:table-cell table:style-name="ce297" office:value-type="string" calcext:value-type="string">
            <text:p>70544-001</text:p>
          </table:table-cell>
          <table:table-cell table:style-name="ce297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90" calcext:value-type="currency">
            <text:p>90,00 €</text:p>
          </table:table-cell>
          <table:table-cell table:formula="of:=[.N621]*[.T62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table:style-name="ce106" office:value-type="string" calcext:value-type="string">
            <text:p>Bushing, Flanged, Shoulder</text:p>
          </table:table-cell>
          <table:table-cell table:style-name="ce297"/>
          <table:table-cell table:style-name="ce297" office:value-type="string" calcext:value-type="string">
            <text:p>50200-001</text:p>
          </table:table-cell>
          <table:table-cell table:style-name="ce297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2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22]*[.T62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Rod end (Pas à droite)</text:p>
          </table:table-cell>
          <table:table-cell table:style-name="ce297" office:value-type="string" calcext:value-type="string">
            <text:p>cirrus</text:p>
          </table:table-cell>
          <table:table-cell table:style-name="ce297" office:value-type="string" calcext:value-type="string">
            <text:p>11314-003</text:p>
          </table:table-cell>
          <table:table-cell table:style-name="ce297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2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23]*[.T62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Fiber frax paper</text:p>
          </table:table-cell>
          <table:table-cell table:style-name="ce297"/>
          <table:table-cell table:style-name="ce297" office:value-type="string" calcext:value-type="string">
            <text:p>50020-125</text:p>
          </table:table-cell>
          <table:table-cell table:style-name="ce297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2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24]*[.T62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Door Inside Handle (LH)</text:p>
          </table:table-cell>
          <table:table-cell table:style-name="ce297" office:value-type="string" calcext:value-type="string">
            <text:p>Cirrus</text:p>
          </table:table-cell>
          <table:table-cell table:style-name="ce297" office:value-type="string" calcext:value-type="string">
            <text:p>20274-003</text:p>
          </table:table-cell>
          <table:table-cell table:style-name="ce297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rman / Cirrus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625]*[.T625]" office:value-type="currency" office:currency="EUR" office:value="0" calcext:value-type="currency">
            <text:p>0,00 €</text:p>
          </table:table-cell>
          <table:table-cell office:value-type="string" calcext:value-type="string">
            <text:p>Door Handle</text:p>
          </table:table-cell>
          <table:table-cell table:number-columns-repeated="1002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number-columns-repeated="2"/>
          <table:table-cell table:style-name="ce106" office:value-type="string" calcext:value-type="string">
            <text:p>Door Inside Handle (RH)</text:p>
          </table:table-cell>
          <table:table-cell table:style-name="ce297" office:value-type="string" calcext:value-type="string">
            <text:p>Cirrus</text:p>
          </table:table-cell>
          <table:table-cell table:style-name="ce297" office:value-type="string" calcext:value-type="string">
            <text:p>20274-002 20274-004</text:p>
          </table:table-cell>
          <table:table-cell table:style-name="ce297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rman / Cirrus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626]*[.T626]" office:value-type="currency" office:currency="EUR" office:value="0" calcext:value-type="currency">
            <text:p>0,00 €</text:p>
          </table:table-cell>
          <table:table-cell office:value-type="string" calcext:value-type="string">
            <text:p>Door Handle</text:p>
          </table:table-cell>
          <table:table-cell table:number-columns-repeated="1002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Switch 4 Way Trim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50340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27]*[.T62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Bushing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50200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28]*[.T62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Bushing (Power Level)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4929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29]*[.T62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Catcher/Diverter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7582-008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30]*[.T63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Catcher/Diverter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7582-007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31]*[.T63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End fitting , Gas Strut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8200-10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32]*[.T63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Wire Safety Clip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8200-103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33]*[.T63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Hinge Assembly, Cabin door (Rod End)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21845-00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34]*[.T63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Valve Drain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25038-001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table:number-columns-repeated="2"/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35]*[.T63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Spring Pin</text:p>
          </table:table-cell>
          <table:table-cell table:style-name="ce297"/>
          <table:table-cell table:style-name="ce300" office:value-type="string" calcext:value-type="string">
            <text:p>MS16562-223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/>
          <table:table-cell table:style-name="ce652" office:value-type="string" calcext:value-type="string">
            <text:p>X</text:p>
          </table:table-cell>
          <table:table-cell table:style-name="ce28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.4" calcext:value-type="currency">
            <text:p>0,40 €</text:p>
          </table:table-cell>
          <table:table-cell table:formula="of:=[.N636]*[.T636]" office:value-type="currency" office:currency="EUR" office:value="4" calcext:value-type="currency">
            <text:p>4,00 €</text:p>
          </table:table-cell>
          <table:table-cell office:value-type="string" calcext:value-type="string">
            <text:p>SR22 Doors</text:p>
          </table:table-cell>
          <table:table-cell table:number-columns-repeated="1002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Bushing</text:p>
          </table:table-cell>
          <table:table-cell table:style-name="ce297"/>
          <table:table-cell table:style-name="ce300" office:value-type="string" calcext:value-type="string">
            <text:p>50200-101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table:number-columns-repeated="2"/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637]*[.T63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34" calcext:value-type="float">
            <text:p>2434</text:p>
          </table:table-cell>
          <table:table-cell/>
          <table:table-cell table:style-name="ce89"/>
          <table:table-cell table:style-name="ce106" office:value-type="string" calcext:value-type="string">
            <text:p>Aileron Bearing</text:p>
          </table:table-cell>
          <table:table-cell table:style-name="ce297"/>
          <table:table-cell table:style-name="ce300" office:value-type="string" calcext:value-type="string">
            <text:p>MS27645-3A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68.33" calcext:value-type="currency">
            <text:p>68,33 €</text:p>
          </table:table-cell>
          <table:table-cell table:formula="of:=[.N638]*[.T638]" office:value-type="currency" office:currency="EUR" office:value="546.64" calcext:value-type="currency">
            <text:p>546,64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34" calcext:value-type="float">
            <text:p>2434</text:p>
          </table:table-cell>
          <table:table-cell/>
          <table:table-cell table:style-name="ce89"/>
          <table:table-cell table:style-name="ce106" office:value-type="string" calcext:value-type="string">
            <text:p>Bearing Flaps</text:p>
          </table:table-cell>
          <table:table-cell table:style-name="ce297"/>
          <table:table-cell table:style-name="ce300" office:value-type="string" calcext:value-type="string">
            <text:p>MS27645-4A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72.53" calcext:value-type="currency">
            <text:p>72,53 €</text:p>
          </table:table-cell>
          <table:table-cell table:formula="of:=[.N639]*[.T639]" office:value-type="currency" office:currency="EUR" office:value="580.24" calcext:value-type="currency">
            <text:p>580,24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34" calcext:value-type="float">
            <text:p>2434</text:p>
          </table:table-cell>
          <table:table-cell/>
          <table:table-cell table:style-name="ce89"/>
          <table:table-cell table:style-name="ce106" office:value-type="string" calcext:value-type="string">
            <text:p>Collar Bushing</text:p>
          </table:table-cell>
          <table:table-cell table:style-name="ce297"/>
          <table:table-cell table:style-name="ce300" office:value-type="string" calcext:value-type="string">
            <text:p>NAS77-18-085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640]*[.T64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8" office:value-type="string" calcext:value-type="string">
            <text:p>C3.5</text:p>
          </table:table-cell>
          <table:table-cell table:style-name="ce106" office:value-type="string" calcext:value-type="string">
            <text:p>Temperature Label 300° (Yellow)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51698-003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2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42]*[.T64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Temperature Label 330° (Blue)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51698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2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43]*[.T64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number-columns-repeated="2"/>
          <table:table-cell table:style-name="ce106" office:value-type="string" calcext:value-type="string">
            <text:p>Decal Roll Tream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2391-00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2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Farman / Cirrus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[.N644]*[.T644]" office:value-type="currency" office:currency="EUR" office:value="0" calcext:value-type="currency">
            <text:p>0,00 €</text:p>
          </table:table-cell>
          <table:table-cell office:value-type="string" calcext:value-type="string">
            <text:p>Sticker (Position du trim)</text:p>
          </table:table-cell>
          <table:table-cell table:number-columns-repeated="1002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table:style-name="ce106" office:value-type="string" calcext:value-type="string">
            <text:p>Thrust washer (cirus fork assy)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50545-001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table:number-columns-repeated="2"/>
          <table:table-cell table:style-name="ce5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45]*[.T64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pindle cup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8110-001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table:number-columns-repeated="2"/>
          <table:table-cell table:style-name="ce5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46]*[.T64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RKT, WHEEL FRNG, MLG? LWR,LH</text:p>
          </table:table-cell>
          <table:table-cell table:style-name="ce297"/>
          <table:table-cell table:style-name="ce300" office:value-type="string" calcext:value-type="string">
            <text:p>17205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47]*[.T647]" office:value-type="currency" office:currency="EUR" office:value="0" calcext:value-type="currency">
            <text:p>0,00 €</text:p>
          </table:table-cell>
          <table:table-cell office:value-type="string" calcext:value-type="string">
            <text:p>Farman (50,28€) Aerolithe (78,76€)</text:p>
          </table:table-cell>
          <table:table-cell table:number-columns-repeated="1002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table:style-name="ce106" office:value-type="string" calcext:value-type="string">
            <text:p>BRKT, WHEEL FRNG, MLG? LWR,RH</text:p>
          </table:table-cell>
          <table:table-cell table:style-name="ce297"/>
          <table:table-cell table:style-name="ce300" office:value-type="string" calcext:value-type="string">
            <text:p>17205-00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48]*[.T648]" office:value-type="currency" office:currency="EUR" office:value="0" calcext:value-type="currency">
            <text:p>0,00 €</text:p>
          </table:table-cell>
          <table:table-cell office:value-type="string" calcext:value-type="string">
            <text:p>Farman (50,28€) Aerolithe (78,76€)</text:p>
          </table:table-cell>
          <table:table-cell table:number-columns-repeated="1002"/>
        </table:table-row>
        <table:table-row table:style-name="ro3">
          <table:table-cell table:style-name="ce47" office:value-type="float" office:value="2447" calcext:value-type="float">
            <text:p>2447</text:p>
          </table:table-cell>
          <table:table-cell table:number-columns-repeated="2"/>
          <table:table-cell table:style-name="ce106" office:value-type="string" calcext:value-type="string">
            <text:p>Pant Bracket MLG</text:p>
          </table:table-cell>
          <table:table-cell table:style-name="ce297"/>
          <table:table-cell table:style-name="ce300" office:value-type="string" calcext:value-type="string">
            <text:p>13522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236.04" calcext:value-type="currency">
            <text:p>236,04 €</text:p>
          </table:table-cell>
          <table:table-cell table:formula="of:=[.N649]*[.T649]" office:value-type="currency" office:currency="EUR" office:value="472.08" calcext:value-type="currency">
            <text:p>472,08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47" calcext:value-type="float">
            <text:p>2447</text:p>
          </table:table-cell>
          <table:table-cell table:number-columns-repeated="2"/>
          <table:table-cell table:style-name="ce106" office:value-type="string" calcext:value-type="string">
            <text:p>Pant Bracket</text:p>
          </table:table-cell>
          <table:table-cell table:style-name="ce297"/>
          <table:table-cell table:style-name="ce300" office:value-type="string" calcext:value-type="string">
            <text:p>11799-004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50]*[.T650]" office:value-type="currency" office:currency="EUR" office:value="0" calcext:value-type="currency">
            <text:p>0,00 €</text:p>
          </table:table-cell>
          <table:table-cell office:value-type="string" calcext:value-type="string">
            <text:p>Farman (104€)</text:p>
          </table:table-cell>
          <table:table-cell table:number-columns-repeated="1002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elleville washer</text:p>
          </table:table-cell>
          <table:table-cell table:style-name="ce297"/>
          <table:table-cell table:style-name="ce300" office:value-type="string" calcext:value-type="string">
            <text:p>51853-001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office:value-type="string" calcext:value-type="string">
            <text:p>X</text:p>
          </table:table-cell>
          <table:table-cell table:style-name="ce299"/>
          <table:table-cell table:style-name="ce52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51]*[.T65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AFT Tie Down Bumper</text:p>
          </table:table-cell>
          <table:table-cell table:style-name="ce297"/>
          <table:table-cell table:style-name="ce300" office:value-type="string" calcext:value-type="string">
            <text:p>16678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52]*[.T65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Clip MLG</text:p>
          </table:table-cell>
          <table:table-cell table:style-name="ce297"/>
          <table:table-cell table:style-name="ce300" office:value-type="string" calcext:value-type="string">
            <text:p>12976-1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53]*[.T65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SPACER ANTI CHAFE</text:p>
          </table:table-cell>
          <table:table-cell table:style-name="ce297"/>
          <table:table-cell table:style-name="ce300" office:value-type="string" calcext:value-type="string">
            <text:p>16180-001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/>
          <table:table-cell table:style-name="ce652" office:value-type="string" calcext:value-type="string">
            <text:p>X</text:p>
          </table:table-cell>
          <table:table-cell table:style-name="ce28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54]*[.T65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BOLT ATTACH MAIN WHL FAIR</text:p>
          </table:table-cell>
          <table:table-cell table:style-name="ce297"/>
          <table:table-cell table:style-name="ce300" office:value-type="string" calcext:value-type="string">
            <text:p>37881-003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55]*[.T65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SPACER BUSHING NLG</text:p>
          </table:table-cell>
          <table:table-cell table:style-name="ce297"/>
          <table:table-cell table:style-name="ce300" office:value-type="string" calcext:value-type="string">
            <text:p>13705-003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56]*[.T65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BUSHING</text:p>
          </table:table-cell>
          <table:table-cell table:style-name="ce297"/>
          <table:table-cell table:style-name="ce300" office:value-type="string" calcext:value-type="string">
            <text:p>NAS77-8-050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28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57]*[.T65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Nut-Hex</text:p>
          </table:table-cell>
          <table:table-cell table:style-name="ce297" office:value-type="string" calcext:value-type="string">
            <text:p>Continental</text:p>
          </table:table-cell>
          <table:table-cell table:style-name="ce300" office:value-type="string" calcext:value-type="string">
            <text:p>642589</text:p>
          </table:table-cell>
          <table:table-cell table:style-name="ce300"/>
          <table:table-cell table:style-name="ce205"/>
          <table:table-cell table:style-name="ce299" table:number-columns-repeated="4"/>
          <table:table-cell table:style-name="ce652" office:value-type="string" calcext:value-type="string">
            <text:p>X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58]*[.T658]" office:value-type="currency" office:currency="EUR" office:value="0" calcext:value-type="currency">
            <text:p>0,00 €</text:p>
          </table:table-cell>
          <table:table-cell office:value-type="string" calcext:value-type="string">
            <text:p>Ecrou Alternateur</text:p>
          </table:table-cell>
          <table:table-cell table:number-columns-repeated="1002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Rebound bumper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4020-001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office:value-type="string" calcext:value-type="string">
            <text:p>X</text:p>
          </table:table-cell>
          <table:table-cell table:style-name="ce299"/>
          <table:table-cell table:style-name="ce28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59]*[.T659]" office:value-type="currency" office:currency="EUR" office:value="0" calcext:value-type="currency">
            <text:p>0,00 €</text:p>
          </table:table-cell>
          <table:table-cell office:value-type="string" calcext:value-type="string">
            <text:p>Ecrou Alternateur</text:p>
          </table:table-cell>
          <table:table-cell table:number-columns-repeated="1002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9"/>
          <table:table-cell table:style-name="ce106" office:value-type="string" calcext:value-type="string">
            <text:p>Shim NLG puck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2938-003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office:value-type="string" calcext:value-type="string">
            <text:p>X</text:p>
          </table:table-cell>
          <table:table-cell table:style-name="ce299"/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60]*[.T660]" office:value-type="currency" office:currency="EUR" office:value="0" calcext:value-type="currency">
            <text:p>0,00 €</text:p>
          </table:table-cell>
          <table:table-cell office:value-type="string" calcext:value-type="string">
            <text:p>Ecrou Alternateur</text:p>
          </table:table-cell>
          <table:table-cell table:number-columns-repeated="1002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/>
          <table:table-cell table:style-name="ce88" office:value-type="string" calcext:value-type="string">
            <text:p>C3.6</text:p>
          </table:table-cell>
          <table:table-cell table:style-name="ce106" office:value-type="string" calcext:value-type="string">
            <text:p>Washer</text:p>
          </table:table-cell>
          <table:table-cell table:style-name="ce297"/>
          <table:table-cell table:style-name="ce300" office:value-type="string" calcext:value-type="string">
            <text:p>628556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5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asket Fuel Level Send unit</text:p>
          </table:table-cell>
          <table:table-cell table:style-name="ce297"/>
          <table:table-cell table:style-name="ce300" office:value-type="string" calcext:value-type="string">
            <text:p>12638-102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52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63]*[.T66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Bracket, Exhaust, aft</text:p>
          </table:table-cell>
          <table:table-cell office:value-type="string" calcext:value-type="string">
            <text:p>Cirrus</text:p>
          </table:table-cell>
          <table:table-cell office:value-type="string" calcext:value-type="string">
            <text:p>20599-001</text:p>
          </table:table-cell>
          <table:table-cell/>
          <table:table-cell table:style-name="ce205"/>
          <table:table-cell table:number-columns-repeated="3"/>
          <table:table-cell table:style-name="ce236" office:value-type="string" calcext:value-type="string">
            <text:p>X</text:p>
          </table:table-cell>
          <table:table-cell/>
          <table:table-cell table:style-name="ce3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64]*[.T66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pring (ignition lead)</text:p>
          </table:table-cell>
          <table:table-cell table:style-name="ce297" office:value-type="string" calcext:value-type="string">
            <text:p>Continental</text:p>
          </table:table-cell>
          <table:table-cell office:value-type="string" calcext:value-type="string">
            <text:p>10-32326</text:p>
          </table:table-cell>
          <table:table-cell/>
          <table:table-cell table:style-name="ce205"/>
          <table:table-cell table:number-columns-repeated="3"/>
          <table:table-cell table:number-columns-repeated="2" table:style-name="ce236" office:value-type="string" calcext:value-type="string">
            <text:p>X</text:p>
          </table:table-cell>
          <table:table-cell table:style-name="ce33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5.01" calcext:value-type="currency">
            <text:p>5,01 €</text:p>
          </table:table-cell>
          <table:table-cell table:formula="of:=[.N665]*[.T665]" office:value-type="currency" office:currency="EUR" office:value="10.02" calcext:value-type="currency">
            <text:p>10,02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Terminal (ignition lead)</text:p>
          </table:table-cell>
          <table:table-cell table:style-name="ce297" office:value-type="string" calcext:value-type="string">
            <text:p>Continental</text:p>
          </table:table-cell>
          <table:table-cell office:value-type="string" calcext:value-type="string">
            <text:p>10-320467</text:p>
          </table:table-cell>
          <table:table-cell/>
          <table:table-cell table:style-name="ce205"/>
          <table:table-cell table:number-columns-repeated="3"/>
          <table:table-cell table:number-columns-repeated="2" table:style-name="ce236" office:value-type="string" calcext:value-type="string">
            <text:p>X</text:p>
          </table:table-cell>
          <table:table-cell table:style-name="ce3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66]*[.T66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Spring IO360 Baffle</text:p>
          </table:table-cell>
          <table:table-cell table:style-name="ce297" office:value-type="string" calcext:value-type="string">
            <text:p>Continental</text:p>
          </table:table-cell>
          <table:table-cell office:value-type="string" calcext:value-type="string">
            <text:p>50217-001</text:p>
          </table:table-cell>
          <table:table-cell/>
          <table:table-cell table:style-name="ce205"/>
          <table:table-cell table:number-columns-repeated="3"/>
          <table:table-cell table:style-name="ce236" office:value-type="string" calcext:value-type="string">
            <text:p>X</text:p>
          </table:table-cell>
          <table:table-cell/>
          <table:table-cell table:style-name="ce3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67]*[.T66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Wire piano</text:p>
          </table:table-cell>
          <table:table-cell table:style-name="ce297" office:value-type="string" calcext:value-type="string">
            <text:p>Continental</text:p>
          </table:table-cell>
          <table:table-cell office:value-type="string" calcext:value-type="string">
            <text:p>50218-001</text:p>
          </table:table-cell>
          <table:table-cell/>
          <table:table-cell table:style-name="ce205"/>
          <table:table-cell table:number-columns-repeated="3"/>
          <table:table-cell table:style-name="ce236" office:value-type="string" calcext:value-type="string">
            <text:p>X</text:p>
          </table:table-cell>
          <table:table-cell/>
          <table:table-cell table:style-name="ce5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68]*[.T66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Exhaust spring</text:p>
          </table:table-cell>
          <table:table-cell table:style-name="ce297" office:value-type="string" calcext:value-type="string">
            <text:p>Cirrus</text:p>
          </table:table-cell>
          <table:table-cell office:value-type="string" calcext:value-type="string">
            <text:p>50221-001</text:p>
          </table:table-cell>
          <table:table-cell/>
          <table:table-cell table:style-name="ce205"/>
          <table:table-cell table:number-columns-repeated="3"/>
          <table:table-cell table:number-columns-repeated="2" table:style-name="ce236" office:value-type="string" calcext:value-type="string">
            <text:p>X</text:p>
          </table:table-cell>
          <table:table-cell table:style-name="ce52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69]*[.T66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number-columns-repeated="2"/>
          <table:table-cell table:style-name="ce106" office:value-type="string" calcext:value-type="string">
            <text:p>Spring extension</text:p>
          </table:table-cell>
          <table:table-cell table:style-name="ce297"/>
          <table:table-cell office:value-type="string" calcext:value-type="string">
            <text:p>51381-001</text:p>
          </table:table-cell>
          <table:table-cell/>
          <table:table-cell table:style-name="ce205"/>
          <table:table-cell table:number-columns-repeated="3"/>
          <table:table-cell table:style-name="ce236"/>
          <table:table-cell table:style-name="ce236" office:value-type="string" calcext:value-type="string">
            <text:p>X</text:p>
          </table:table-cell>
          <table:table-cell table:style-name="ce5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70]*[.T67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number-columns-repeated="2"/>
          <table:table-cell table:style-name="ce106" office:value-type="string" calcext:value-type="string">
            <text:p>Locking Ring</text:p>
          </table:table-cell>
          <table:table-cell table:style-name="ce297" office:value-type="string" calcext:value-type="string">
            <text:p>Cirrus</text:p>
          </table:table-cell>
          <table:table-cell office:value-type="string" calcext:value-type="string">
            <text:p>50704-001</text:p>
          </table:table-cell>
          <table:table-cell/>
          <table:table-cell table:style-name="ce205"/>
          <table:table-cell table:number-columns-repeated="3"/>
          <table:table-cell table:number-columns-repeated="2" table:style-name="ce236" office:value-type="string" calcext:value-type="string">
            <text:p>X</text:p>
          </table:table-cell>
          <table:table-cell table:style-name="ce52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.9" calcext:value-type="currency">
            <text:p>0,90 €</text:p>
          </table:table-cell>
          <table:table-cell table:formula="of:=[.N671]*[.T671]" office:value-type="currency" office:currency="EUR" office:value="4.5" calcext:value-type="currency">
            <text:p>4,5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Grommet</text:p>
          </table:table-cell>
          <table:table-cell table:style-name="ce297" office:value-type="string" calcext:value-type="string">
            <text:p>Cirrus</text:p>
          </table:table-cell>
          <table:table-cell office:value-type="string" calcext:value-type="string">
            <text:p>50788-002</text:p>
          </table:table-cell>
          <table:table-cell/>
          <table:table-cell table:style-name="ce205"/>
          <table:table-cell table:number-columns-repeated="3"/>
          <table:table-cell table:number-columns-repeated="2" table:style-name="ce236" office:value-type="string" calcext:value-type="string">
            <text:p>X</text:p>
          </table:table-cell>
          <table:table-cell table:style-name="ce52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2.81" calcext:value-type="currency">
            <text:p>2,81 €</text:p>
          </table:table-cell>
          <table:table-cell table:formula="of:=[.N672]*[.T672]" office:value-type="currency" office:currency="EUR" office:value="14.05" calcext:value-type="currency">
            <text:p>14,05 €</text:p>
          </table:table-cell>
          <table:table-cell table:number-columns-repeated="1003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table:style-name="ce106" office:value-type="string" calcext:value-type="string">
            <text:p>Grommet</text:p>
          </table:table-cell>
          <table:table-cell table:style-name="ce297" office:value-type="string" calcext:value-type="string">
            <text:p>Cirrus</text:p>
          </table:table-cell>
          <table:table-cell office:value-type="string" calcext:value-type="string">
            <text:p>4002H</text:p>
          </table:table-cell>
          <table:table-cell/>
          <table:table-cell table:style-name="ce205"/>
          <table:table-cell table:number-columns-repeated="3"/>
          <table:table-cell table:style-name="ce236" table:number-columns-repeated="2"/>
          <table:table-cell table:style-name="ce52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673]*[.T67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Camlock</text:p>
          </table:table-cell>
          <table:table-cell table:style-name="ce297" office:value-type="string" calcext:value-type="string">
            <text:p>Cirrus</text:p>
          </table:table-cell>
          <table:table-cell office:value-type="string" calcext:value-type="string">
            <text:p>50699-007</text:p>
          </table:table-cell>
          <table:table-cell/>
          <table:table-cell table:style-name="ce205"/>
          <table:table-cell table:number-columns-repeated="3"/>
          <table:table-cell table:number-columns-repeated="2" table:style-name="ce236" office:value-type="string" calcext:value-type="string">
            <text:p>X</text:p>
          </table:table-cell>
          <table:table-cell table:style-name="ce52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11.01" calcext:value-type="currency">
            <text:p>11,01 €</text:p>
          </table:table-cell>
          <table:table-cell table:formula="of:=[.N674]*[.T674]" office:value-type="currency" office:currency="EUR" office:value="44.04" calcext:value-type="currency">
            <text:p>44,04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number-columns-repeated="2"/>
          <table:table-cell table:style-name="ce106" office:value-type="string" calcext:value-type="string">
            <text:p>Assembly Tube support baffle</text:p>
          </table:table-cell>
          <table:table-cell table:style-name="ce297" office:value-type="string" calcext:value-type="string">
            <text:p>Cirrus</text:p>
          </table:table-cell>
          <table:table-cell office:value-type="string" calcext:value-type="string">
            <text:p>20598-001</text:p>
          </table:table-cell>
          <table:table-cell/>
          <table:table-cell table:style-name="ce205"/>
          <table:table-cell table:number-columns-repeated="3"/>
          <table:table-cell table:style-name="ce236" table:number-columns-repeated="2"/>
          <table:table-cell table:style-name="ce5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213.91" calcext:value-type="currency">
            <text:p>1 213,91 €</text:p>
          </table:table-cell>
          <table:table-cell table:formula="of:=[.N675]*[.T67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7" office:value-type="float" office:value="2427" calcext:value-type="float">
            <text:p>2427</text:p>
          </table:table-cell>
          <table:table-cell table:number-columns-repeated="2"/>
          <table:table-cell table:style-name="ce106" office:value-type="string" calcext:value-type="string">
            <text:p>Tab washer</text:p>
          </table:table-cell>
          <table:table-cell table:style-name="ce297"/>
          <table:table-cell office:value-type="string" calcext:value-type="string">
            <text:p>MS9276-13</text:p>
          </table:table-cell>
          <table:table-cell/>
          <table:table-cell table:style-name="ce205"/>
          <table:table-cell table:number-columns-repeated="3"/>
          <table:table-cell table:style-name="ce236" table:number-columns-repeated="2"/>
          <table:table-cell table:style-name="ce528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currency" office:currency="EUR" office:value="1213.91" calcext:value-type="currency">
            <text:p>1 213,91 €</text:p>
          </table:table-cell>
          <table:table-cell table:formula="of:=[.N676]*[.T676]" office:value-type="currency" office:currency="EUR" office:value="7283.46" calcext:value-type="currency">
            <text:p>7 283,46 €</text:p>
          </table:table-cell>
          <table:table-cell table:number-columns-repeated="1003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Continental</text:p>
          </table:table-cell>
          <table:table-cell office:value-type="string" calcext:value-type="string">
            <text:p>501867</text:p>
          </table:table-cell>
          <table:table-cell/>
          <table:table-cell table:style-name="ce205"/>
          <table:table-cell table:number-columns-repeated="3"/>
          <table:table-cell table:style-name="ce236" office:value-type="string" calcext:value-type="string">
            <text:p>X</text:p>
          </table:table-cell>
          <table:table-cell table:style-name="ce236"/>
          <table:table-cell table:style-name="ce52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77]*[.T67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5"/>
          <table:table-cell table:style-name="ce182" office:value-type="string" calcext:value-type="string">
            <text:p>C4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8">
          <table:table-cell table:style-name="ce47" office:value-type="float" office:value="20" calcext:value-type="float">
            <text:p>20</text:p>
          </table:table-cell>
          <table:table-cell/>
          <table:table-cell table:style-name="ce89"/>
          <table:table-cell table:style-name="ce106" office:value-type="string" calcext:value-type="string">
            <text:p>Engine air filter</text:p>
          </table:table-cell>
          <table:table-cell office:value-type="string" calcext:value-type="string">
            <text:p>Aerospool</text:p>
          </table:table-cell>
          <table:table-cell office:value-type="string" calcext:value-type="string">
            <text:p>N4631-001</text:p>
          </table:table-cell>
          <table:table-cell table:number-columns-repeated="7"/>
          <table:table-cell table:style-name="ce5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667.42" calcext:value-type="currency">
            <text:p>1 667,42 €</text:p>
          </table:table-cell>
          <table:table-cell table:formula="of:=[.N679]*[.T679]" office:value-type="currency" office:currency="EUR" office:value="0" calcext:value-type="currency">
            <text:p>0,00 €</text:p>
          </table:table-cell>
          <table:table-cell table:style-name="ce1055" office:value-type="string" calcext:value-type="string">
            <text:p>S/N 16070820, TTSN 1238:45 hrs, installed on May 2017 with New Engine IO360-M1A , S/N RL-19870-51E, on F-HLTP. 500h isnp performed</text:p>
            <text:p>06/2020 : FARMAN 5100-00-9CJE – 847,69 HT</text:p>
          </table:table-cell>
          <table:table-cell table:number-columns-repeated="2"/>
          <table:table-cell office:value-type="float" office:value="847.69" calcext:value-type="float">
            <text:p>847,69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8">
          <table:table-cell table:style-name="ce47" office:value-type="float" office:value="20" calcext:value-type="float">
            <text:p>20</text:p>
          </table:table-cell>
          <table:table-cell/>
          <table:table-cell table:style-name="ce89"/>
          <table:table-cell table:style-name="ce106" office:value-type="string" calcext:value-type="string">
            <text:p>Water thermostat</text:p>
          </table:table-cell>
          <table:table-cell office:value-type="string" calcext:value-type="string">
            <text:p>Aerospool</text:p>
          </table:table-cell>
          <table:table-cell office:value-type="string" calcext:value-type="string">
            <text:p>N4644-100</text:p>
          </table:table-cell>
          <table:table-cell table:number-columns-repeated="7"/>
          <table:table-cell table:style-name="ce5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667.42" calcext:value-type="currency">
            <text:p>1 667,42 €</text:p>
          </table:table-cell>
          <table:table-cell table:formula="of:=[.N680]*[.T680]" office:value-type="currency" office:currency="EUR" office:value="1667.42" calcext:value-type="currency">
            <text:p>1 667,42 €</text:p>
          </table:table-cell>
          <table:table-cell table:style-name="ce1055" office:value-type="string" calcext:value-type="string">
            <text:p>S/N 16070820, TTSN 1238:45 hrs, installed on May 2017 with New Engine IO360-M1A , S/N RL-19870-51E, on F-HLTP. 500h isnp performed</text:p>
            <text:p>06/2020 : FARMAN 5100-00-9CJE – 847,69 HT</text:p>
          </table:table-cell>
          <table:table-cell table:number-columns-repeated="2"/>
          <table:table-cell office:value-type="float" office:value="847.69" calcext:value-type="float">
            <text:p>847,69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8">
          <table:table-cell table:style-name="ce47" office:value-type="float" office:value="20" calcext:value-type="float">
            <text:p>20</text:p>
          </table:table-cell>
          <table:table-cell/>
          <table:table-cell table:style-name="ce89"/>
          <table:table-cell table:style-name="ce106" office:value-type="string" calcext:value-type="string">
            <text:p>MAP sensor</text:p>
          </table:table-cell>
          <table:table-cell office:value-type="string" calcext:value-type="string">
            <text:p>Aerospool</text:p>
          </table:table-cell>
          <table:table-cell office:value-type="string" calcext:value-type="string">
            <text:p>100434-000</text:p>
          </table:table-cell>
          <table:table-cell table:number-columns-repeated="7"/>
          <table:table-cell table:style-name="ce5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667.42" calcext:value-type="currency">
            <text:p>1 667,42 €</text:p>
          </table:table-cell>
          <table:table-cell table:formula="of:=[.N681]*[.T681]" office:value-type="currency" office:currency="EUR" office:value="0" calcext:value-type="currency">
            <text:p>0,00 €</text:p>
          </table:table-cell>
          <table:table-cell table:style-name="ce1055" office:value-type="string" calcext:value-type="string">
            <text:p>S/N 16070820, TTSN 1238:45 hrs, installed on May 2017 with New Engine IO360-M1A , S/N RL-19870-51E, on F-HLTP. 500h isnp performed</text:p>
            <text:p>06/2020 : FARMAN 5100-00-9CJE – 847,69 HT</text:p>
          </table:table-cell>
          <table:table-cell table:number-columns-repeated="2"/>
          <table:table-cell office:value-type="float" office:value="847.69" calcext:value-type="float">
            <text:p>847,69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8">
          <table:table-cell table:style-name="ce47" office:value-type="float" office:value="2434" calcext:value-type="float">
            <text:p>2434</text:p>
          </table:table-cell>
          <table:table-cell/>
          <table:table-cell table:style-name="ce89"/>
          <table:table-cell table:style-name="ce106" office:value-type="string" calcext:value-type="string">
            <text:p>Alternateur</text:p>
          </table:table-cell>
          <table:table-cell office:value-type="string" calcext:value-type="string">
            <text:p>Rotax</text:p>
          </table:table-cell>
          <table:table-cell office:value-type="string" calcext:value-type="string">
            <text:p>887254</text:p>
          </table:table-cell>
          <table:table-cell table:number-columns-repeated="7"/>
          <table:table-cell table:style-name="ce5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N682]*[.T682]" office:value-type="currency" office:currency="EUR" office:value="0" calcext:value-type="currency">
            <text:p>0,00 €</text:p>
          </table:table-cell>
          <table:table-cell table:style-name="ce1055"/>
          <table:table-cell table:number-columns-repeated="1002"/>
        </table:table-row>
        <table:table-row table:style-name="ro8">
          <table:table-cell table:style-name="ce47" office:value-type="float" office:value="20" calcext:value-type="float">
            <text:p>20</text:p>
          </table:table-cell>
          <table:table-cell/>
          <table:table-cell table:style-name="ce89"/>
          <table:table-cell table:style-name="ce106" office:value-type="string" calcext:value-type="string">
            <text:p>Brake PAD </text:p>
          </table:table-cell>
          <table:table-cell office:value-type="string" calcext:value-type="string">
            <text:p>Aerospool ??</text:p>
          </table:table-cell>
          <table:table-cell office:value-type="string" calcext:value-type="string">
            <text:p>PQT-003(A)/PQT-004(A)</text:p>
          </table:table-cell>
          <table:table-cell table:number-columns-repeated="7"/>
          <table:table-cell table:style-name="ce52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055"/>
          <table:table-cell table:number-columns-repeated="1002"/>
        </table:table-row>
        <table:table-row table:style-name="ro11">
          <table:table-cell table:style-name="ce48" office:value-type="float" office:value="20" calcext:value-type="float">
            <text:p>20</text:p>
          </table:table-cell>
          <table:table-cell table:style-name="ce73"/>
          <table:table-cell table:style-name="ce91"/>
          <table:table-cell table:style-name="ce270" office:value-type="string" calcext:value-type="string">
            <text:p>Fuel pump</text:p>
          </table:table-cell>
          <table:table-cell table:style-name="ce167"/>
          <table:table-cell table:style-name="ce176" office:value-type="string" calcext:value-type="string">
            <text:p>AF15473</text:p>
          </table:table-cell>
          <table:table-cell table:style-name="ce199"/>
          <table:table-cell table:style-name="ce216"/>
          <table:table-cell table:style-name="ce24" table:number-columns-repeated="2"/>
          <table:table-cell table:style-name="ce282" office:value-type="string" calcext:value-type="string">
            <text:p>X</text:p>
          </table:table-cell>
          <table:table-cell table:style-name="ce24" table:number-columns-repeated="2"/>
          <table:table-cell table:style-name="ce530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1046" office:value-type="currency" office:currency="EUR" office:value="1667.42" calcext:value-type="currency">
            <text:p>1 667,42 €</text:p>
          </table:table-cell>
          <table:table-cell table:style-name="ce1046" table:formula="of:=[.N684]*[.T684]" office:value-type="currency" office:currency="EUR" office:value="1667.42" calcext:value-type="currency">
            <text:p>1 667,42 €</text:p>
          </table:table-cell>
          <table:table-cell table:style-name="ce1056" office:value-type="string" calcext:value-type="string">
            <text:p>S/N 16070820, TTSN 1238:45 hrs, installed on May 2017 with New Engine IO360-M1A , S/N RL-19870-51E, on F-HLTP. 500h isnp performed</text:p>
            <text:p>06/2020 : FARMAN 5100-00-9CJE – 847,69 HT</text:p>
          </table:table-cell>
          <table:table-cell table:style-name="ce1061" table:number-columns-repeated="2"/>
          <table:table-cell table:style-name="ce1061" office:value-type="float" office:value="847.69" calcext:value-type="float">
            <text:p>847,69</text:p>
          </table:table-cell>
          <table:table-cell table:style-name="ce1061" office:value-type="string" calcext:value-type="string">
            <text:p>Farman</text:p>
          </table:table-cell>
          <table:table-cell table:style-name="ce1061" table:number-columns-repeated="997"/>
          <table:table-cell table:style-name="ce1066"/>
        </table:table-row>
        <table:table-row table:style-name="ro15">
          <table:table-cell table:style-name="ce48" office:value-type="float" office:value="20" calcext:value-type="float">
            <text:p>20</text:p>
          </table:table-cell>
          <table:table-cell table:style-name="ce73"/>
          <table:table-cell table:style-name="ce91"/>
          <table:table-cell table:style-name="ce106" office:value-type="string" calcext:value-type="string">
            <text:p>Magneto S6LSC-25 BL-500556-3 / D21CA184R</text:p>
          </table:table-cell>
          <table:table-cell table:style-name="ce167"/>
          <table:table-cell table:style-name="ce176" office:value-type="string" calcext:value-type="string">
            <text:p>TTSO 220:04</text:p>
          </table:table-cell>
          <table:table-cell table:style-name="ce199"/>
          <table:table-cell table:style-name="ce216"/>
          <table:table-cell table:style-name="ce24" table:number-columns-repeated="2"/>
          <table:table-cell table:style-name="ce282"/>
          <table:table-cell table:style-name="ce24" table:number-columns-repeated="2"/>
          <table:table-cell table:style-name="ce530"/>
          <table:table-cell table:style-name="ce24" table:number-columns-repeated="5"/>
          <table:table-cell table:style-name="ce1046"/>
          <table:table-cell table:formula="of:=[.N685]*[.T685]" office:value-type="currency" office:currency="EUR" office:value="0" calcext:value-type="currency">
            <text:p>0,00 €</text:p>
          </table:table-cell>
          <table:table-cell table:style-name="ce1056"/>
          <table:table-cell table:style-name="ce1061" table:number-columns-repeated="1001"/>
          <table:table-cell table:style-name="ce1066"/>
        </table:table-row>
        <table:table-row table:style-name="ro15">
          <table:table-cell table:style-name="ce47" office:value-type="float" office:value="20" calcext:value-type="float">
            <text:p>20</text:p>
          </table:table-cell>
          <table:table-cell/>
          <table:table-cell table:style-name="ce89"/>
          <table:table-cell table:style-name="ce106" office:value-type="string" calcext:value-type="string">
            <text:p>Magneto Slick</text:p>
          </table:table-cell>
          <table:table-cell office:value-type="string" calcext:value-type="string">
            <text:p>Champion Aerospace</text:p>
          </table:table-cell>
          <table:table-cell office:value-type="string" calcext:value-type="string">
            <text:p>4347 <text:s/>S/N : 16070820</text:p>
          </table:table-cell>
          <table:table-cell table:number-columns-repeated="4"/>
          <table:table-cell table:style-name="ce236" office:value-type="string" calcext:value-type="string">
            <text:p>X</text:p>
          </table:table-cell>
          <table:table-cell table:number-columns-repeated="2"/>
          <table:table-cell table:style-name="ce5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86]*[.T686]" office:value-type="currency" office:currency="EUR" office:value="0" calcext:value-type="currency">
            <text:p>0,00 €</text:p>
          </table:table-cell>
          <table:table-cell table:style-name="ce1055"/>
          <table:table-cell table:number-columns-repeated="1002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/>
          <table:table-cell table:style-name="ce89"/>
          <table:table-cell table:style-name="ce106" office:value-type="string" calcext:value-type="string">
            <text:p>Magneto Slick</text:p>
          </table:table-cell>
          <table:table-cell office:value-type="string" calcext:value-type="string">
            <text:p>Champion Aerospace</text:p>
          </table:table-cell>
          <table:table-cell office:value-type="string" calcext:value-type="string">
            <text:p>4370 <text:s/>S/N : 16120189</text:p>
          </table:table-cell>
          <table:table-cell table:number-columns-repeated="4"/>
          <table:table-cell table:style-name="ce236" office:value-type="string" calcext:value-type="string">
            <text:p>X</text:p>
          </table:table-cell>
          <table:table-cell table:number-columns-repeated="2"/>
          <table:table-cell table:style-name="ce5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87]*[.T687]" office:value-type="currency" office:currency="EUR" office:value="0" calcext:value-type="currency">
            <text:p>0,00 €</text:p>
          </table:table-cell>
          <table:table-cell table:style-name="ce1055"/>
          <table:table-cell table:number-columns-repeated="1002"/>
        </table:table-row>
        <table:table-row table:style-name="ro3">
          <table:table-cell table:style-name="ce45"/>
          <table:table-cell table:style-name="ce182" office:value-type="string" calcext:value-type="string">
            <text:p>C5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16">
          <table:table-cell table:style-name="ce28" office:value-type="float" office:value="3" calcext:value-type="float">
            <text:p>3</text:p>
          </table:table-cell>
          <table:table-cell/>
          <table:table-cell table:style-name="ce89"/>
          <table:table-cell table:style-name="ce106" office:value-type="string" calcext:value-type="string">
            <text:p>Magneto</text:p>
          </table:table-cell>
          <table:table-cell/>
          <table:table-cell office:value-type="string" calcext:value-type="string">
            <text:p>4347 <text:s/>S/N : </text:p>
          </table:table-cell>
          <table:table-cell table:number-columns-repeated="4"/>
          <table:table-cell table:style-name="ce236" office:value-type="string" calcext:value-type="string">
            <text:p>X</text:p>
          </table:table-cell>
          <table:table-cell table:number-columns-repeated="2"/>
          <table:table-cell table:style-name="ce5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667.42" calcext:value-type="currency">
            <text:p>1 667,42 €</text:p>
          </table:table-cell>
          <table:table-cell table:formula="of:=[.N689]*[.T689]" office:value-type="currency" office:currency="EUR" office:value="1667.42" calcext:value-type="currency">
            <text:p>1 667,42 €</text:p>
          </table:table-cell>
          <table:table-cell table:style-name="ce1055" office:value-type="string" calcext:value-type="string">
            <text:p>S/N 16070820, TTSN 1238:45 hrs, installed on May 2017 with New Engine IO360-M1A , S/N RL-19870-51E, on F-HLTP. 500h isnp performed</text:p>
          </table:table-cell>
          <table:table-cell table:number-columns-repeated="1002"/>
        </table:table-row>
        <table:table-row table:style-name="ro16">
          <table:table-cell table:style-name="ce28" office:value-type="float" office:value="3" calcext:value-type="float">
            <text:p>3</text:p>
          </table:table-cell>
          <table:table-cell/>
          <table:table-cell table:style-name="ce89"/>
          <table:table-cell table:style-name="ce106" office:value-type="string" calcext:value-type="string">
            <text:p>Magneto</text:p>
          </table:table-cell>
          <table:table-cell/>
          <table:table-cell office:value-type="string" calcext:value-type="string">
            <text:p>4370 <text:s/>S/N : </text:p>
          </table:table-cell>
          <table:table-cell table:number-columns-repeated="4"/>
          <table:table-cell table:style-name="ce236" office:value-type="string" calcext:value-type="string">
            <text:p>X</text:p>
          </table:table-cell>
          <table:table-cell table:number-columns-repeated="2"/>
          <table:table-cell table:style-name="ce53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1006.74" calcext:value-type="currency">
            <text:p>1 006,74 €</text:p>
          </table:table-cell>
          <table:table-cell table:formula="of:=[.N690]*[.T690]" office:value-type="currency" office:currency="EUR" office:value="1006.74" calcext:value-type="currency">
            <text:p>1 006,74 €</text:p>
          </table:table-cell>
          <table:table-cell table:style-name="ce1055" office:value-type="string" calcext:value-type="string">
            <text:p>S/N 16120189 TTSN 1238:45 hrs, installed on May 2017 with New Engine IO360-M1A , S/N RL-19870-51E, on F-HLTP. 500h isnp performed</text:p>
          </table:table-cell>
          <table:table-cell table:number-columns-repeated="1002"/>
        </table:table-row>
        <table:table-row table:style-name="ro3">
          <table:table-cell table:style-name="ce28" office:value-type="float" office:value="2350" calcext:value-type="float">
            <text:p>2350</text:p>
          </table:table-cell>
          <table:table-cell/>
          <table:table-cell table:style-name="ce89"/>
          <table:table-cell table:style-name="ce106" office:value-type="string" calcext:value-type="string">
            <text:p>Battery 24V</text:p>
          </table:table-cell>
          <table:table-cell office:value-type="string" calcext:value-type="string">
            <text:p>Concorde</text:p>
          </table:table-cell>
          <table:table-cell office:value-type="string" calcext:value-type="string">
            <text:p>RG24-11M</text:p>
          </table:table-cell>
          <table:table-cell table:number-columns-repeated="4"/>
          <table:table-cell table:style-name="ce236" office:value-type="string" calcext:value-type="string">
            <text:p>X</text:p>
          </table:table-cell>
          <table:table-cell table:number-columns-repeated="2"/>
          <table:table-cell table:style-name="ce5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91]*[.T691]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float" office:value="752.02" calcext:value-type="float">
            <text:p>752,02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41"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Alternator</text:p>
          </table:table-cell>
          <table:table-cell table:style-name="ce297" office:value-type="string" calcext:value-type="string">
            <text:p>Hartzell</text:p>
          </table:table-cell>
          <table:table-cell table:style-name="ce359" office:value-type="string" calcext:value-type="string">
            <text:p>4111810R</text:p>
          </table:table-cell>
          <table:table-cell table:style-name="ce359"/>
          <table:table-cell table:style-name="ce205"/>
          <table:table-cell table:style-name="ce662"/>
          <table:table-cell table:style-name="ce236" office:value-type="string" calcext:value-type="string">
            <text:p>X</text:p>
          </table:table-cell>
          <table:table-cell table:style-name="ce299" table:number-columns-repeated="3"/>
          <table:table-cell table:style-name="ce4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92]*[.T692]" office:value-type="currency" office:currency="EUR" office:value="0" calcext:value-type="currency">
            <text:p>0,00 €</text:p>
          </table:table-cell>
          <table:table-cell office:value-type="string" calcext:value-type="string">
            <text:p>S/N: H-V101753</text:p>
          </table:table-cell>
          <table:table-cell table:number-columns-repeated="1002"/>
        </table:table-row>
        <table:table-row table:style-name="ro3">
          <table:table-cell table:style-name="ce41" office:value-type="float" office:value="25" calcext:value-type="float">
            <text:p>25</text:p>
          </table:table-cell>
          <table:table-cell table:number-columns-repeated="2"/>
          <table:table-cell table:style-name="ce106" office:value-type="string" calcext:value-type="string">
            <text:p>Mixture Cable</text:p>
          </table:table-cell>
          <table:table-cell table:style-name="ce297" office:value-type="string" calcext:value-type="string">
            <text:p>Cirrus</text:p>
          </table:table-cell>
          <table:table-cell table:style-name="ce359" office:value-type="string" calcext:value-type="string">
            <text:p>14395-101</text:p>
          </table:table-cell>
          <table:table-cell table:style-name="ce359"/>
          <table:table-cell table:style-name="ce205"/>
          <table:table-cell table:style-name="ce662"/>
          <table:table-cell table:style-name="Default"/>
          <table:table-cell table:style-name="ce299"/>
          <table:table-cell table:number-columns-repeated="2" table:style-name="ce236" office:value-type="string" calcext:value-type="string">
            <text:p>X</text:p>
          </table:table-cell>
          <table:table-cell table:style-name="ce4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93]*[.T69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17">
          <table:table-cell table:style-name="ce28" office:value-type="float" office:value="3" calcext:value-type="float">
            <text:p>3</text:p>
          </table:table-cell>
          <table:table-cell/>
          <table:table-cell table:style-name="ce89"/>
          <table:table-cell table:style-name="ce106" office:value-type="string" calcext:value-type="string">
            <text:p>cable SR20 PROP ASSY PUSH-PULL SR-2</text:p>
          </table:table-cell>
          <table:table-cell/>
          <table:table-cell office:value-type="string" calcext:value-type="string">
            <text:p>14392-102</text:p>
          </table:table-cell>
          <table:table-cell table:number-columns-repeated="4"/>
          <table:table-cell table:style-name="ce236" office:value-type="string" calcext:value-type="string">
            <text:p>X</text:p>
          </table:table-cell>
          <table:table-cell table:number-columns-repeated="2"/>
          <table:table-cell table:style-name="ce5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694]*[.T694]" office:value-type="currency" office:currency="EUR" office:value="0" calcext:value-type="currency">
            <text:p>0,00 €</text:p>
          </table:table-cell>
          <table:table-cell table:style-name="ce1055"/>
          <table:table-cell table:number-columns-repeated="1002"/>
        </table:table-row>
        <table:table-row table:style-name="ro3">
          <table:table-cell table:style-name="ce41" office:value-type="float" office:value="25" calcext:value-type="float">
            <text:p>25</text:p>
          </table:table-cell>
          <table:table-cell table:number-columns-repeated="2"/>
          <table:table-cell table:style-name="ce106" office:value-type="string" calcext:value-type="string">
            <text:p>Spring Guide Rod Assy</text:p>
          </table:table-cell>
          <table:table-cell table:style-name="ce297" office:value-type="string" calcext:value-type="string">
            <text:p>DA40</text:p>
          </table:table-cell>
          <table:table-cell table:style-name="ce359" office:value-type="string" calcext:value-type="string">
            <text:p>D41-3223-21-00</text:p>
          </table:table-cell>
          <table:table-cell table:style-name="ce359"/>
          <table:table-cell table:style-name="ce205"/>
          <table:table-cell table:style-name="ce662"/>
          <table:table-cell table:style-name="Default"/>
          <table:table-cell table:style-name="ce236" office:value-type="string" calcext:value-type="string">
            <text:p>X</text:p>
          </table:table-cell>
          <table:table-cell table:style-name="ce299" table:number-columns-repeated="2"/>
          <table:table-cell table:style-name="ce4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828.12" calcext:value-type="currency">
            <text:p>828,12 €</text:p>
          </table:table-cell>
          <table:table-cell table:formula="of:=[.N695]*[.T695]" office:value-type="currency" office:currency="EUR" office:value="828.12" calcext:value-type="currency">
            <text:p>828,12 €</text:p>
          </table:table-cell>
          <table:table-cell table:number-columns-repeated="1003"/>
        </table:table-row>
        <table:table-row table:style-name="ro3">
          <table:table-cell table:style-name="ce51"/>
          <table:table-cell table:style-name="ce182"/>
          <table:table-cell table:style-name="ce253" office:value-type="string" calcext:value-type="string">
            <text:p>Rangement Extérieur (Matériel Trop Volumineux)</text:p>
          </table:table-cell>
          <table:table-cell table:style-name="ce129"/>
          <table:table-cell table:style-name="ce18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46" office:value-type="float" office:value="19" calcext:value-type="float">
            <text:p>19</text:p>
          </table:table-cell>
          <table:table-cell table:number-columns-repeated="2"/>
          <table:table-cell table:style-name="ce106" office:value-type="string" calcext:value-type="string">
            <text:p>Fuel Tank Assy</text:p>
          </table:table-cell>
          <table:table-cell table:style-name="ce297" office:value-type="string" calcext:value-type="string">
            <text:p>Diamond</text:p>
          </table:table-cell>
          <table:table-cell table:style-name="ce359" office:value-type="string" calcext:value-type="string">
            <text:p>DA4-2817-10-00_1</text:p>
          </table:table-cell>
          <table:table-cell table:style-name="ce359"/>
          <table:table-cell table:style-name="ce205"/>
          <table:table-cell table:style-name="ce662"/>
          <table:table-cell table:style-name="Default"/>
          <table:table-cell table:style-name="ce236" office:value-type="string" calcext:value-type="string">
            <text:p>X</text:p>
          </table:table-cell>
          <table:table-cell table:style-name="ce299" table:number-columns-repeated="2"/>
          <table:table-cell table:style-name="ce4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966.06" calcext:value-type="currency">
            <text:p>966,06 €</text:p>
          </table:table-cell>
          <table:table-cell table:formula="of:=[.N697]*[.T697]" office:value-type="currency" office:currency="EUR" office:value="966.06" calcext:value-type="currency">
            <text:p>966,06 €</text:p>
          </table:table-cell>
          <table:table-cell table:number-columns-repeated="1003"/>
        </table:table-row>
        <table:table-row table:style-name="ro3">
          <table:table-cell table:style-name="ce46" office:value-type="float" office:value="19" calcext:value-type="float">
            <text:p>19</text:p>
          </table:table-cell>
          <table:table-cell table:number-columns-repeated="2"/>
          <table:table-cell table:style-name="ce106" office:value-type="string" calcext:value-type="string">
            <text:p>Outer Tank Assy</text:p>
          </table:table-cell>
          <table:table-cell table:style-name="ce297" office:value-type="string" calcext:value-type="string">
            <text:p>Diamond</text:p>
          </table:table-cell>
          <table:table-cell table:style-name="ce359" office:value-type="string" calcext:value-type="string">
            <text:p>D41-2817-20-00_2</text:p>
          </table:table-cell>
          <table:table-cell table:style-name="ce359"/>
          <table:table-cell table:style-name="ce205"/>
          <table:table-cell table:style-name="ce662"/>
          <table:table-cell table:style-name="Default"/>
          <table:table-cell table:style-name="ce236" office:value-type="string" calcext:value-type="string">
            <text:p>X</text:p>
          </table:table-cell>
          <table:table-cell table:style-name="ce299" table:number-columns-repeated="2"/>
          <table:table-cell table:style-name="ce4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526.41" calcext:value-type="currency">
            <text:p>526,41 €</text:p>
          </table:table-cell>
          <table:table-cell table:formula="of:=[.N698]*[.T698]" office:value-type="currency" office:currency="EUR" office:value="526.41" calcext:value-type="currency">
            <text:p>526,41 €</text:p>
          </table:table-cell>
          <table:table-cell table:number-columns-repeated="1003"/>
        </table:table-row>
        <table:table-row table:style-name="ro3">
          <table:table-cell table:style-name="ce46" office:value-type="float" office:value="19" calcext:value-type="float">
            <text:p>19</text:p>
          </table:table-cell>
          <table:table-cell table:number-columns-repeated="2"/>
          <table:table-cell table:style-name="ce106" office:value-type="string" calcext:value-type="string">
            <text:p>Auxillary Tank Assy</text:p>
          </table:table-cell>
          <table:table-cell table:style-name="ce297" office:value-type="string" calcext:value-type="string">
            <text:p>Diamond</text:p>
          </table:table-cell>
          <table:table-cell table:style-name="ce359" office:value-type="string" calcext:value-type="string">
            <text:p>D41-2817-20-00</text:p>
          </table:table-cell>
          <table:table-cell table:style-name="ce359"/>
          <table:table-cell table:style-name="ce205"/>
          <table:table-cell table:style-name="ce662"/>
          <table:table-cell table:style-name="Default"/>
          <table:table-cell table:style-name="ce236" office:value-type="string" calcext:value-type="string">
            <text:p>X</text:p>
          </table:table-cell>
          <table:table-cell table:style-name="ce299" table:number-columns-repeated="2"/>
          <table:table-cell table:style-name="ce4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526.41" calcext:value-type="currency">
            <text:p>526,41 €</text:p>
          </table:table-cell>
          <table:table-cell table:formula="of:=[.N699]*[.T699]" office:value-type="currency" office:currency="EUR" office:value="526.41" calcext:value-type="currency">
            <text:p>526,41 €</text:p>
          </table:table-cell>
          <table:table-cell table:number-columns-repeated="1003"/>
        </table:table-row>
        <table:table-row table:style-name="ro3">
          <table:table-cell table:style-name="ce51"/>
          <table:table-cell table:style-name="ce182"/>
          <table:table-cell table:style-name="ce253" office:value-type="string" calcext:value-type="string">
            <text:p>Rangement Extérieur (Matériel Trop Volumineux)</text:p>
          </table:table-cell>
          <table:table-cell table:style-name="ce129"/>
          <table:table-cell table:style-name="ce18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46" office:value-type="float" office:value="19" calcext:value-type="float">
            <text:p>19</text:p>
          </table:table-cell>
          <table:table-cell table:number-columns-repeated="2"/>
          <table:table-cell table:style-name="ce106" office:value-type="string" calcext:value-type="string">
            <text:p>Propeller</text:p>
          </table:table-cell>
          <table:table-cell table:style-name="ce297" office:value-type="string" calcext:value-type="string">
            <text:p>MT-Propeller</text:p>
          </table:table-cell>
          <table:table-cell table:style-name="ce359" table:number-columns-repeated="2"/>
          <table:table-cell table:style-name="ce205"/>
          <table:table-cell table:style-name="ce662"/>
          <table:table-cell table:style-name="Default"/>
          <table:table-cell table:style-name="ce236" office:value-type="string" calcext:value-type="string">
            <text:p>X</text:p>
          </table:table-cell>
          <table:table-cell table:style-name="ce299" table:number-columns-repeated="2"/>
          <table:table-cell table:style-name="ce4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526.41" calcext:value-type="currency">
            <text:p>526,41 €</text:p>
          </table:table-cell>
          <table:table-cell table:formula="of:=[.N701]*[.T701]" office:value-type="currency" office:currency="EUR" office:value="526.41" calcext:value-type="currency">
            <text:p>526,41 €</text:p>
          </table:table-cell>
          <table:table-cell table:number-columns-repeated="1003"/>
        </table:table-row>
        <table:table-row table:style-name="ro3">
          <table:table-cell table:style-name="ce46" office:value-type="float" office:value="19" calcext:value-type="float">
            <text:p>19</text:p>
          </table:table-cell>
          <table:table-cell table:number-columns-repeated="2"/>
          <table:table-cell table:style-name="ce106" office:value-type="string" calcext:value-type="string">
            <text:p>Governor</text:p>
          </table:table-cell>
          <table:table-cell table:style-name="ce297"/>
          <table:table-cell table:style-name="ce359" table:number-columns-repeated="2"/>
          <table:table-cell table:style-name="ce205"/>
          <table:table-cell table:style-name="ce662"/>
          <table:table-cell table:style-name="Default"/>
          <table:table-cell table:style-name="ce236"/>
          <table:table-cell table:style-name="ce299" table:number-columns-repeated="2"/>
          <table:table-cell table:style-name="ce466"/>
          <table:table-cell table:number-columns-repeated="6"/>
          <table:table-cell table:formula="of:=[.N702]*[.T70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46" office:value-type="float" office:value="19" calcext:value-type="float">
            <text:p>19</text:p>
          </table:table-cell>
          <table:table-cell table:number-columns-repeated="2"/>
          <table:table-cell table:style-name="ce106" office:value-type="string" calcext:value-type="string">
            <text:p>Engine </text:p>
          </table:table-cell>
          <table:table-cell table:style-name="ce297"/>
          <table:table-cell table:style-name="ce359" table:number-columns-repeated="2"/>
          <table:table-cell table:style-name="ce205"/>
          <table:table-cell table:style-name="ce662"/>
          <table:table-cell table:style-name="Default"/>
          <table:table-cell table:style-name="ce236"/>
          <table:table-cell table:style-name="ce299" table:number-columns-repeated="2"/>
          <table:table-cell table:style-name="ce466"/>
          <table:table-cell table:number-columns-repeated="6"/>
          <table:table-cell table:formula="of:=[.N703]*[.T70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51"/>
          <table:table-cell table:style-name="ce182"/>
          <table:table-cell table:style-name="ce253" office:value-type="string" calcext:value-type="string">
            <text:p><text:s text:c="8"/>Coffrets</text:p>
          </table:table-cell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3">
          <table:table-cell table:style-name="ce28"/>
          <table:table-cell/>
          <table:table-cell table:style-name="ce88" office:value-type="string" calcext:value-type="string">
            <text:p>DA40 (1)</text:p>
          </table:table-cell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532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05]*[.T70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/>
          <table:table-cell table:style-name="ce300" office:value-type="string" calcext:value-type="string">
            <text:p>DIN9021-M6-ZP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3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3" office:value-type="string" calcext:value-type="string">
            <text:p>A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formula="of:=[.N706]*[.T70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Screw, Internal Hexagonal Head</text:p>
          </table:table-cell>
          <table:table-cell table:style-name="ce297"/>
          <table:table-cell table:style-name="ce300" office:value-type="string" calcext:value-type="string">
            <text:p>ISO7380-M5X16-A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34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07]*[.T707]" office:value-type="currency" office:currency="EUR" office:value="0" calcext:value-type="currency">
            <text:p>0,00 €</text:p>
          </table:table-cell>
          <table:table-cell office:value-type="string" calcext:value-type="string">
            <text:p>Flaps (DA40 AILERON STRUCTURE)</text:p>
          </table:table-cell>
          <table:table-cell table:number-columns-repeated="1002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Screw, Internal Hexagonal Head</text:p>
          </table:table-cell>
          <table:table-cell table:style-name="ce297"/>
          <table:table-cell table:style-name="ce300" office:value-type="string" calcext:value-type="string">
            <text:p>ISO7380-M5X12-A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3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08]*[.T70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Retaining ring 4 mm A2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IN6799-4MM-A2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536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09]*[.T70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Bolt , Hexagon Head without Shank</text:p>
          </table:table-cell>
          <table:table-cell table:style-name="ce297"/>
          <table:table-cell table:style-name="ce300" office:value-type="string" calcext:value-type="string">
            <text:p>DIN933-M6X 16-8.8-ZP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3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3" office:value-type="string" calcext:value-type="string">
            <text:p>A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formula="of:=[.N710]*[.T71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Screw, Recessed Head Raised Fillister</text:p>
          </table:table-cell>
          <table:table-cell table:style-name="ce297"/>
          <table:table-cell table:style-name="ce300" office:value-type="string" calcext:value-type="string">
            <text:p>DIN7985-M4X12-ZP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38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11]*[.T71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Screw, Internal Hexagonal Head</text:p>
          </table:table-cell>
          <table:table-cell table:style-name="ce297"/>
          <table:table-cell table:style-name="ce300" office:value-type="string" calcext:value-type="string">
            <text:p>ISO7380-M5X20-A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39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12]*[.T71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540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13]*[.T71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Camloc Snap Ring</text:p>
          </table:table-cell>
          <table:table-cell table:style-name="ce297"/>
          <table:table-cell table:style-name="ce300" office:value-type="string" calcext:value-type="string">
            <text:p>R4G-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4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3" office:value-type="string" calcext:value-type="string">
            <text:p>A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formula="of:=[.N714]*[.T71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Washe, Poliamid</text:p>
          </table:table-cell>
          <table:table-cell table:style-name="ce297"/>
          <table:table-cell table:style-name="ce300" office:value-type="string" calcext:value-type="string">
            <text:p>DIN 125-AM5,3-PA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4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15]*[.T71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Washe, Poliamid</text:p>
          </table:table-cell>
          <table:table-cell table:style-name="ce297"/>
          <table:table-cell table:style-name="ce300" office:value-type="string" calcext:value-type="string">
            <text:p>DIN 125-AM4,3-PA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3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16]*[.T71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8"/>
          <table:table-cell/>
          <table:table-cell table:style-name="ce88" office:value-type="string" calcext:value-type="string">
            <text:p>DA40 (2)</text:p>
          </table:table-cell>
          <table:table-cell table:style-name="ce106" office:value-type="string" calcext:value-type="string">
            <text:p>Camloc Locking Tappet</text:p>
          </table:table-cell>
          <table:table-cell table:style-name="ce297"/>
          <table:table-cell table:style-name="ce300" office:value-type="string" calcext:value-type="string">
            <text:p>40S5-7D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4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43"/>
          <table:table-cell table:number-columns-repeated="2"/>
          <table:table-cell office:value-type="currency" office:currency="EUR" office:value="0" calcext:value-type="currency">
            <text:p>0,00 €</text:p>
          </table:table-cell>
          <table:table-cell table:formula="of:=[.N718]*[.T71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Washer</text:p>
          </table:table-cell>
          <table:table-cell table:style-name="ce297"/>
          <table:table-cell table:style-name="ce300" office:value-type="string" calcext:value-type="string">
            <text:p>D41-3213-01-30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4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19]*[.T719]" office:value-type="currency" office:currency="EUR" office:value="0" calcext:value-type="currency">
            <text:p>0,00 €</text:p>
          </table:table-cell>
          <table:table-cell office:value-type="string" calcext:value-type="string">
            <text:p>Landing Gear</text:p>
          </table:table-cell>
          <table:table-cell table:number-columns-repeated="1002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Bolt, Hexagon Head Without Shrank</text:p>
          </table:table-cell>
          <table:table-cell table:style-name="ce297"/>
          <table:table-cell table:style-name="ce300" office:value-type="string" calcext:value-type="string">
            <text:p>DIN933-M6x16-8.8-ZP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4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20]*[.T72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546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21]*[.T72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Camloc Guiding Ring</text:p>
          </table:table-cell>
          <table:table-cell table:style-name="ce297"/>
          <table:table-cell table:style-name="ce300" office:value-type="string" calcext:value-type="string">
            <text:p>4002-N-3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47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43"/>
          <table:table-cell table:number-columns-repeated="2"/>
          <table:table-cell office:value-type="currency" office:currency="EUR" office:value="0" calcext:value-type="currency">
            <text:p>0,00 €</text:p>
          </table:table-cell>
          <table:table-cell table:formula="of:=[.N722]*[.T72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Anchor Nut</text:p>
          </table:table-cell>
          <table:table-cell table:style-name="ce297"/>
          <table:table-cell table:style-name="ce300" office:value-type="string" calcext:value-type="string">
            <text:p>LN29910-M6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48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23]*[.T72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River</text:p>
          </table:table-cell>
          <table:table-cell table:style-name="ce297"/>
          <table:table-cell table:style-name="ce300" office:value-type="string" calcext:value-type="string">
            <text:p>MS20426-AD3-4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49"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24]*[.T72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Bolt, Drilled Head</text:p>
          </table:table-cell>
          <table:table-cell table:style-name="ce297"/>
          <table:table-cell table:style-name="ce300" office:value-type="string" calcext:value-type="string">
            <text:p>AN4H-17A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5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25]*[.T72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Camloc Holding Cam</text:p>
          </table:table-cell>
          <table:table-cell table:style-name="ce297"/>
          <table:table-cell table:style-name="ce300" office:value-type="string" calcext:value-type="string">
            <text:p>244-16G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5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43"/>
          <table:table-cell table:number-columns-repeated="2"/>
          <table:table-cell office:value-type="currency" office:currency="EUR" office:value="0" calcext:value-type="currency">
            <text:p>0,00 €</text:p>
          </table:table-cell>
          <table:table-cell table:formula="of:=[.N726]*[.T72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Bushing Collar</text:p>
          </table:table-cell>
          <table:table-cell table:style-name="ce297"/>
          <table:table-cell table:style-name="ce300" office:value-type="string" calcext:value-type="string">
            <text:p>PAF10120P11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5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27]*[.T72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231" table:number-columns-spanned="1" table:number-rows-spanned="4"/>
          <table:table-cell table:style-name="ce238" office:value-type="string" calcext:value-type="string" table:number-columns-spanned="1" table:number-rows-spanned="4">
            <text:p>Trim Edge</text:p>
          </table:table-cell>
          <table:table-cell table:style-name="ce106" office:value-type="string" calcext:value-type="string">
            <text:p>Washer (Trim Edge)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IN 125-A3.2-A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53" office:value-type="float" office:value="16" calcext:value-type="float">
            <text:p>16</text:p>
          </table:table-cell>
          <table:table-cell table:number-columns-repeated="5"/>
          <table:table-cell office:value-type="currency" office:currency="EUR" office:value="0" calcext:value-type="currency">
            <text:p>0,00 €</text:p>
          </table:table-cell>
          <table:table-cell table:formula="of:=[.N728]*[.T728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28"/>
          <table:covered-table-cell/>
          <table:covered-table-cell table:style-name="ce218"/>
          <table:table-cell table:style-name="ce106" office:value-type="string" calcext:value-type="string">
            <text:p>Nut Exagon Self Locking(Trim Edge)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IN985-M3-A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53" office:value-type="float" office:value="16" calcext:value-type="float">
            <text:p>16</text:p>
          </table:table-cell>
          <table:table-cell table:number-columns-repeated="5"/>
          <table:table-cell office:value-type="currency" office:currency="EUR" office:value="0" calcext:value-type="currency">
            <text:p>0,00 €</text:p>
          </table:table-cell>
          <table:table-cell table:formula="of:=[.N729]*[.T729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28"/>
          <table:covered-table-cell/>
          <table:covered-table-cell table:style-name="ce218"/>
          <table:table-cell table:style-name="ce106" office:value-type="string" calcext:value-type="string">
            <text:p>Srew Hexagon Socket (Trim Edge)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ISO7380-M3X12-A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53" office:value-type="float" office:value="16" calcext:value-type="float">
            <text:p>16</text:p>
          </table:table-cell>
          <table:table-cell table:number-columns-repeated="5"/>
          <table:table-cell office:value-type="currency" office:currency="EUR" office:value="0" calcext:value-type="currency">
            <text:p>0,00 €</text:p>
          </table:table-cell>
          <table:table-cell table:formula="of:=[.N730]*[.T730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28"/>
          <table:covered-table-cell/>
          <table:covered-table-cell table:style-name="ce218"/>
          <table:table-cell table:style-name="ce106" office:value-type="string" calcext:value-type="string">
            <text:p>Washer Polyamid (Trim Edge)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IN 125-AM3-PA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53" office:value-type="float" office:value="16" calcext:value-type="float">
            <text:p>16</text:p>
          </table:table-cell>
          <table:table-cell table:number-columns-repeated="5"/>
          <table:table-cell office:value-type="currency" office:currency="EUR" office:value="0" calcext:value-type="currency">
            <text:p>0,00 €</text:p>
          </table:table-cell>
          <table:table-cell table:formula="of:=[.N731]*[.T731]" office:value-type="currency" office:currency="EUR" office:value="0" calcext:value-type="currency">
            <text:p>0,00 €</text:p>
          </table:table-cell>
          <table:table-cell table:style-name="ce1039"/>
          <table:table-cell table:number-columns-repeated="1002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554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32]*[.T73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DS Bushing</text:p>
          </table:table-cell>
          <table:table-cell table:style-name="ce297"/>
          <table:table-cell table:style-name="ce296" office:value-type="string" calcext:value-type="string">
            <text:p>BU7-10R7-06-0346C</text:p>
          </table:table-cell>
          <table:table-cell table:style-name="ce296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55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33]*[.T73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DS Bushing</text:p>
          </table:table-cell>
          <table:table-cell table:style-name="ce297"/>
          <table:table-cell table:style-name="ce300" office:value-type="string" calcext:value-type="string">
            <text:p>BU7-10G7-06-0346-C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5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34]*[.T73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DS Bushing</text:p>
          </table:table-cell>
          <table:table-cell table:style-name="ce297"/>
          <table:table-cell table:style-name="ce300" office:value-type="string" calcext:value-type="string">
            <text:p>BU7-10N7-06-0346-C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57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35]*[.T73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DS Bushing</text:p>
          </table:table-cell>
          <table:table-cell table:style-name="ce297"/>
          <table:table-cell table:style-name="ce300" office:value-type="string" calcext:value-type="string">
            <text:p>BU7-10X7-06-0346-C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558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36]*[.T73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style-name="ce28"/>
          <table:table-cell/>
          <table:table-cell table:style-name="ce88" office:value-type="string" calcext:value-type="string">
            <text:p>SR20 / SR22 (1)</text:p>
          </table:table-cell>
          <table:table-cell table:style-name="ce106" office:value-type="string" calcext:value-type="string">
            <text:p>Bolt</text:p>
          </table:table-cell>
          <table:table-cell table:style-name="ce297"/>
          <table:table-cell table:style-name="ce300" office:value-type="string" calcext:value-type="string">
            <text:p>AN4C3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5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38]*[.T738]" office:value-type="currency" office:currency="EUR" office:value="0" calcext:value-type="currency">
            <text:p>0,00 €</text:p>
          </table:table-cell>
          <table:table-cell office:value-type="string" calcext:value-type="string">
            <text:p>Exhaust System</text:p>
          </table:table-cell>
          <table:table-cell table:number-columns-repeated="1002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560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39]*[.T73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Bushing NLG, PUCK PIN <text:s/>??</text:p>
          </table:table-cell>
          <table:table-cell table:style-name="ce297"/>
          <table:table-cell table:style-name="ce300" office:value-type="string" calcext:value-type="string">
            <text:p>12937-001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office:value-type="string" calcext:value-type="string">
            <text:p>X</text:p>
          </table:table-cell>
          <table:table-cell table:style-name="ce299"/>
          <table:table-cell table:style-name="ce56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40]*[.T74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/>
          <table:table-cell table:style-name="ce201"/>
          <table:table-cell table:style-name="ce106" office:value-type="string" calcext:value-type="string">
            <text:p>Bolt (Air Filter)</text:p>
          </table:table-cell>
          <table:table-cell table:style-name="ce297"/>
          <table:table-cell table:style-name="ce300" office:value-type="string" calcext:value-type="string">
            <text:p>AN 3-34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6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rman / Cirrus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741]*[.T741]" office:value-type="currency" office:currency="EUR" office:value="0" calcext:value-type="currency">
            <text:p>0,00 €</text:p>
          </table:table-cell>
          <table:table-cell office:value-type="string" calcext:value-type="string">
            <text:p>Axe filtre a air</text:p>
          </table:table-cell>
          <table:table-cell table:number-columns-repeated="1002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Bolt</text:p>
          </table:table-cell>
          <table:table-cell table:style-name="ce297"/>
          <table:table-cell table:style-name="ce300" office:value-type="string" calcext:value-type="string">
            <text:p>AN4-13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6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42]*[.T74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52"/>
          <table:table-cell table:style-name="ce201" table:number-columns-repeated="2"/>
          <table:table-cell table:style-name="ce106"/>
          <table:table-cell table:style-name="ce201" table:number-columns-repeated="3"/>
          <table:table-cell table:style-name="ce58"/>
          <table:table-cell table:style-name="ce201" table:number-columns-repeated="5"/>
          <table:table-cell table:style-name="ce58" table:number-columns-repeated="5"/>
          <table:table-cell table:style-name="ce201" table:number-columns-repeated="2"/>
          <table:table-cell table:formula="of:=[.N743]*[.T743]" office:value-type="currency" office:currency="EUR" office:value="0" calcext:value-type="currency">
            <text:p>0,00 €</text:p>
          </table:table-cell>
          <table:table-cell table:style-name="ce201"/>
          <table:table-cell table:number-columns-repeated="1002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Screw cross recessed 8-32 1/2”</text:p>
          </table:table-cell>
          <table:table-cell table:style-name="ce297"/>
          <table:table-cell table:style-name="ce300" office:value-type="string" calcext:value-type="string">
            <text:p>AN525-832R8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6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44]*[.T744]" office:value-type="currency" office:currency="EUR" office:value="0" calcext:value-type="currency">
            <text:p>0,00 €</text:p>
          </table:table-cell>
          <table:table-cell office:value-type="string" calcext:value-type="string">
            <text:p>MLG Fairing (Support carenage)</text:p>
          </table:table-cell>
          <table:table-cell table:number-columns-repeated="1002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Screw cross recessed 10-32 1/2”</text:p>
          </table:table-cell>
          <table:table-cell table:style-name="ce297"/>
          <table:table-cell table:style-name="ce300" office:value-type="string" calcext:value-type="string">
            <text:p>AN525-10R8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65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45]*[.T74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Towbar Lug, Nose (Landing Gear)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1869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6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arman / Cirrus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746]*[.T746]" office:value-type="currency" office:currency="EUR" office:value="0" calcext:value-type="currency">
            <text:p>0,00 €</text:p>
          </table:table-cell>
          <table:table-cell office:value-type="string" calcext:value-type="string">
            <text:p>Fixation barre d'attelage</text:p>
          </table:table-cell>
          <table:table-cell table:number-columns-repeated="1002"/>
        </table:table-row>
        <table:table-row table:style-name="ro3">
          <table:table-cell table:style-name="ce52"/>
          <table:table-cell table:style-name="ce201" table:number-columns-repeated="2"/>
          <table:table-cell table:style-name="ce106"/>
          <table:table-cell table:style-name="ce201" table:number-columns-repeated="3"/>
          <table:table-cell table:style-name="ce58"/>
          <table:table-cell table:style-name="ce201" table:number-columns-repeated="5"/>
          <table:table-cell table:style-name="ce58" table:number-columns-repeated="5"/>
          <table:table-cell table:style-name="ce201" table:number-columns-repeated="4"/>
          <table:table-cell table:number-columns-repeated="1002"/>
        </table:table-row>
        <table:table-row table:style-name="ro3">
          <table:table-cell table:style-name="ce28"/>
          <table:table-cell table:number-columns-repeated="2"/>
          <table:table-cell table:style-name="ce106" office:value-type="string" calcext:value-type="string">
            <text:p>Bolt</text:p>
          </table:table-cell>
          <table:table-cell table:style-name="ce297"/>
          <table:table-cell table:style-name="ce300" office:value-type="string" calcext:value-type="string">
            <text:p>AN3-14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6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arma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748]*[.T748]" office:value-type="currency" office:currency="EUR" office:value="0" calcext:value-type="currency">
            <text:p>0,00 €</text:p>
          </table:table-cell>
          <table:table-cell office:value-type="string" calcext:value-type="string">
            <text:p>Vis Echapement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106" office:value-type="string" calcext:value-type="string">
            <text:p>Screw</text:p>
          </table:table-cell>
          <table:table-cell table:style-name="ce297"/>
          <table:table-cell table:style-name="ce300" office:value-type="string" calcext:value-type="string">
            <text:p>AN5266C832R8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51219-050</text:p>
          </table:table-cell>
          <table:table-cell table:style-name="ce568"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49]*[.T74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8" office:value-type="string" calcext:value-type="string">
            <text:p>SR20 / SR22 (2)</text:p>
          </table:table-cell>
          <table:table-cell table:style-name="ce106" office:value-type="string" calcext:value-type="string">
            <text:p>Screw</text:p>
          </table:table-cell>
          <table:table-cell table:style-name="ce297"/>
          <table:table-cell table:style-name="ce300" office:value-type="string" calcext:value-type="string">
            <text:p>51377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6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irrus Europ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751]*[.T751]" office:value-type="currency" office:currency="EUR" office:value="0" calcext:value-type="currency">
            <text:p>0,00 €</text:p>
          </table:table-cell>
          <table:table-cell office:value-type="string" calcext:value-type="string">
            <text:p>Door Handle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106" office:value-type="string" calcext:value-type="string">
            <text:p>Fairlead, 1PC</text:p>
          </table:table-cell>
          <table:table-cell table:style-name="ce297"/>
          <table:table-cell table:style-name="ce300" office:value-type="string" calcext:value-type="string">
            <text:p>14812-00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52]*[.T75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Fairlead, 1PC</text:p>
          </table:table-cell>
          <table:table-cell table:style-name="ce297"/>
          <table:table-cell table:style-name="ce300" office:value-type="string" calcext:value-type="string">
            <text:p>14812-003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7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53]*[.T75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/>
          <table:table-cell table:style-name="ce297"/>
          <table:table-cell table:style-name="ce300" office:value-type="string" calcext:value-type="string">
            <text:p>12935_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54]*[.T75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Bolt</text:p>
          </table:table-cell>
          <table:table-cell table:style-name="ce297"/>
          <table:table-cell table:style-name="ce300" office:value-type="string" calcext:value-type="string">
            <text:p>NAS6206-26D</text:p>
          </table:table-cell>
          <table:table-cell table:style-name="ce300"/>
          <table:table-cell table:style-name="ce205" office:value-type="float" office:value="2" calcext:value-type="float">
            <text:p>2</text:p>
          </table:table-cell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55]*[.T75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Screws</text:p>
          </table:table-cell>
          <table:table-cell table:style-name="ce297"/>
          <table:table-cell table:style-name="ce300" office:value-type="string" calcext:value-type="string">
            <text:p>MS27039-1-1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74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56]*[.T756]" office:value-type="currency" office:currency="EUR" office:value="0" calcext:value-type="currency">
            <text:p>0,00 €</text:p>
          </table:table-cell>
          <table:table-cell office:value-type="string" calcext:value-type="string">
            <text:p>Diam: 10-32 Length 25/32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106" office:value-type="string" calcext:value-type="string">
            <text:p>Fairlead, 1PC</text:p>
          </table:table-cell>
          <table:table-cell table:style-name="ce297"/>
          <table:table-cell table:style-name="ce300" office:value-type="string" calcext:value-type="string">
            <text:p>14812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7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57]*[.T75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Wellnut (Long) 10-SL</text:p>
          </table:table-cell>
          <table:table-cell table:style-name="ce297"/>
          <table:table-cell table:style-name="ce300" office:value-type="string" calcext:value-type="string">
            <text:p>50802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76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5" calcext:value-type="currency">
            <text:p>5,00 €</text:p>
          </table:table-cell>
          <table:table-cell table:formula="of:=[.N758]*[.T758]" office:value-type="currency" office:currency="EUR" office:value="105" calcext:value-type="currency">
            <text:p>105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Rod End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1315-004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7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rman / Cirrus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759]*[.T759]" office:value-type="currency" office:currency="EUR" office:value="0" calcext:value-type="currency">
            <text:p>0,00 €</text:p>
          </table:table-cell>
          <table:table-cell office:value-type="string" calcext:value-type="string">
            <text:p>Fixation commande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106" office:value-type="string" calcext:value-type="string">
            <text:p>Screw cross recessed 10-32 1”</text:p>
          </table:table-cell>
          <table:table-cell table:style-name="ce297"/>
          <table:table-cell table:style-name="ce300" office:value-type="string" calcext:value-type="string">
            <text:p>AN525-10R16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78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60]*[.T76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Steel Ring, Retaining</text:p>
          </table:table-cell>
          <table:table-cell table:style-name="ce297"/>
          <table:table-cell table:style-name="ce300" office:value-type="string" calcext:value-type="string">
            <text:p>MS16624-1050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7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61]*[.T76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Wellnut (Short) 10-SL</text:p>
          </table:table-cell>
          <table:table-cell table:style-name="ce297"/>
          <table:table-cell table:style-name="ce300" office:value-type="string" calcext:value-type="string">
            <text:p>50803-0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8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3" calcext:value-type="currency">
            <text:p>3,00 €</text:p>
          </table:table-cell>
          <table:table-cell table:formula="of:=[.N762]*[.T762]" office:value-type="currency" office:currency="EUR" office:value="90" calcext:value-type="currency">
            <text:p>9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Bushing</text:p>
          </table:table-cell>
          <table:table-cell table:style-name="ce297"/>
          <table:table-cell table:style-name="ce300" office:value-type="string" calcext:value-type="string">
            <text:p>NAS77-8-013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63]*[.T76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Screw</text:p>
          </table:table-cell>
          <table:table-cell table:style-name="ce297"/>
          <table:table-cell table:style-name="ce300" office:value-type="string" calcext:value-type="string">
            <text:p>MS24694-S5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8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64]*[.T764]" office:value-type="currency" office:currency="EUR" office:value="0" calcext:value-type="currency">
            <text:p>0,00 €</text:p>
          </table:table-cell>
          <table:table-cell office:value-type="string" calcext:value-type="string">
            <text:p>Length: 21/32 Thread Size:10-32 Grip Length: 3/16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106" office:value-type="string" calcext:value-type="string">
            <text:p>Steel Ring, Retaining</text:p>
          </table:table-cell>
          <table:table-cell table:style-name="ce297"/>
          <table:table-cell table:style-name="ce300" office:value-type="string" calcext:value-type="string">
            <text:p>MS16624-1062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8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65]*[.T76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Steel Ring, Retaining</text:p>
          </table:table-cell>
          <table:table-cell table:style-name="ce297"/>
          <table:table-cell table:style-name="ce300" office:value-type="string" calcext:value-type="string">
            <text:p>MS16624-107S</text:p>
          </table:table-cell>
          <table:table-cell table:style-name="ce300"/>
          <table:table-cell table:style-name="ce205" office:value-type="float" office:value="20" calcext:value-type="float">
            <text:p>20</text:p>
          </table:table-cell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84"/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66]*[.T76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8" office:value-type="string" calcext:value-type="string">
            <text:p>SR20 / SR22 (3)</text:p>
          </table:table-cell>
          <table:table-cell table:style-name="ce106" office:value-type="string" calcext:value-type="string">
            <text:p>Flat Washer</text:p>
          </table:table-cell>
          <table:table-cell table:style-name="ce297"/>
          <table:table-cell table:style-name="ce300" office:value-type="string" calcext:value-type="string">
            <text:p>NAS1149F0332P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85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irrus Europ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768]*[.T768]" office:value-type="currency" office:currency="EUR" office:value="0" calcext:value-type="currency">
            <text:p>0,00 €</text:p>
          </table:table-cell>
          <table:table-cell office:value-type="string" calcext:value-type="string">
            <text:p>Door Handle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106" office:value-type="string" calcext:value-type="string">
            <text:p>Screw , Washer Head</text:p>
          </table:table-cell>
          <table:table-cell table:style-name="ce297"/>
          <table:table-cell table:style-name="ce300" office:value-type="string" calcext:value-type="string">
            <text:p>50809-010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50809-010</text:p>
          </table:table-cell>
          <table:table-cell table:style-name="ce58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69]*[.T76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Bushing</text:p>
          </table:table-cell>
          <table:table-cell table:style-name="ce297"/>
          <table:table-cell table:style-name="ce300" office:value-type="string" calcext:value-type="string">
            <text:p>NAS 77-8-013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87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70]*[.T77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Nut</text:p>
          </table:table-cell>
          <table:table-cell table:style-name="ce297"/>
          <table:table-cell table:style-name="ce300" office:value-type="string" calcext:value-type="string">
            <text:p>AN315-4R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88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71]*[.T77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Flat Washer</text:p>
          </table:table-cell>
          <table:table-cell table:style-name="ce297"/>
          <table:table-cell table:style-name="ce300" office:value-type="string" calcext:value-type="string">
            <text:p>NAS1149F0363P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58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72]*[.T77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Screw , Washer Head</text:p>
          </table:table-cell>
          <table:table-cell table:style-name="ce297"/>
          <table:table-cell table:style-name="ce300" office:value-type="string" calcext:value-type="string">
            <text:p>50809-007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50509-007</text:p>
          </table:table-cell>
          <table:table-cell table:style-name="ce59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73]*[.T77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/>
          <table:table-cell table:style-name="ce297"/>
          <table:table-cell table:style-name="ce300" office:value-type="string" calcext:value-type="string">
            <text:p>NAS1149F0632P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91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74]*[.T77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Pressed Bushing</text:p>
          </table:table-cell>
          <table:table-cell table:style-name="ce297"/>
          <table:table-cell table:style-name="ce300" office:value-type="string" calcext:value-type="string">
            <text:p>658616-3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59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75]*[.T77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Flat Washer</text:p>
          </table:table-cell>
          <table:table-cell table:style-name="ce297"/>
          <table:table-cell table:style-name="ce300" office:value-type="string" calcext:value-type="string">
            <text:p>NAS1149F0416P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59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76]*[.T77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594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77]*[.T77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595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78]*[.T77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596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79]*[.T77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Flat Washer</text:p>
          </table:table-cell>
          <table:table-cell table:style-name="ce297"/>
          <table:table-cell table:style-name="ce300" office:value-type="string" calcext:value-type="string">
            <text:p>NAS1149F0463P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597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80]*[.T78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598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81]*[.T78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599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82]*[.T78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600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83]*[.T78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8" office:value-type="string" calcext:value-type="string">
            <text:p>Aquila (1)</text:p>
          </table:table-cell>
          <table:table-cell table:style-name="ce106" office:value-type="string" calcext:value-type="string">
            <text:p>Benloc receptacl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1840-58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1840-582</text:p>
          </table:table-cell>
          <table:table-cell table:style-name="ce299" table:number-columns-repeated="4"/>
          <table:table-cell table:style-name="ce60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85]*[.T78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Camloc Guide Ring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1840-558</text:p>
          </table:table-cell>
          <table:table-cell table:style-name="ce300"/>
          <table:table-cell table:style-name="ce205" office:value-type="float" office:value="3" calcext:value-type="float">
            <text:p>3</text:p>
          </table:table-cell>
          <table:table-cell table:style-name="ce652" office:value-type="string" calcext:value-type="string">
            <text:p>AT01-1840-558</text:p>
          </table:table-cell>
          <table:table-cell table:style-name="ce299" table:number-columns-repeated="4"/>
          <table:table-cell table:style-name="ce60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86]*[.T78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01"/>
          <table:table-cell table:style-name="ce106" office:value-type="string" calcext:value-type="string">
            <text:p>Lock Nu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DIN 985 M6</text:p>
          </table:table-cell>
          <table:table-cell table:style-name="ce300"/>
          <table:table-cell table:style-name="ce205"/>
          <table:table-cell table:style-name="ce249" office:value-type="string" calcext:value-type="string">
            <text:p>1800985_M6</text:p>
          </table:table-cell>
          <table:table-cell table:style-name="ce299" table:number-columns-repeated="4"/>
          <table:table-cell table:style-name="ce60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87]*[.T78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Lock Nut</text:p>
          </table:table-cell>
          <table:table-cell table:style-name="ce297" office:value-type="string" calcext:value-type="string">
            <text:p>Aquila</text:p>
          </table:table-cell>
          <table:table-cell table:style-name="ce201" office:value-type="string" calcext:value-type="string">
            <text:p>DIN 985 M8</text:p>
          </table:table-cell>
          <table:table-cell table:style-name="ce201"/>
          <table:table-cell table:style-name="ce205"/>
          <table:table-cell table:style-name="ce249" office:value-type="string" calcext:value-type="string">
            <text:p>1800985_M8</text:p>
          </table:table-cell>
          <table:table-cell table:style-name="ce299" table:number-columns-repeated="4"/>
          <table:table-cell table:style-name="ce60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88]*[.T78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Camloc Lock Fasten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1840-448</text:p>
          </table:table-cell>
          <table:table-cell table:style-name="ce300"/>
          <table:table-cell table:style-name="ce205" office:value-type="float" office:value="3" calcext:value-type="float">
            <text:p>3</text:p>
          </table:table-cell>
          <table:table-cell table:style-name="ce652" office:value-type="string" calcext:value-type="string">
            <text:p>AT01-1840-448</text:p>
          </table:table-cell>
          <table:table-cell table:style-name="ce299" table:number-columns-repeated="4"/>
          <table:table-cell table:style-name="ce6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89]*[.T78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Bolt</text:p>
          </table:table-cell>
          <table:table-cell table:style-name="ce297" office:value-type="string" calcext:value-type="string">
            <text:p>Aquila</text:p>
          </table:table-cell>
          <table:table-cell table:style-name="ce370" office:value-type="string" calcext:value-type="string">
            <text:p>DIN 933 M5x25</text:p>
          </table:table-cell>
          <table:table-cell table:style-name="ce370"/>
          <table:table-cell table:style-name="ce205"/>
          <table:table-cell table:style-name="ce652" office:value-type="string" calcext:value-type="string">
            <text:p>1800933_M5x25</text:p>
          </table:table-cell>
          <table:table-cell table:style-name="ce299" table:number-columns-repeated="4"/>
          <table:table-cell table:style-name="ce60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90]*[.T79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2"/>
          <table:table-cell table:style-name="ce106" office:value-type="string" calcext:value-type="string">
            <text:p>Nut For Brake disc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MS21042-4</text:p>
          </table:table-cell>
          <table:table-cell table:style-name="ce300"/>
          <table:table-cell table:style-name="ce205"/>
          <table:table-cell table:style-name="ce249" office:value-type="string" calcext:value-type="string">
            <text:p>AT01-5020-356</text:p>
          </table:table-cell>
          <table:table-cell table:style-name="ce299" table:number-columns-repeated="4"/>
          <table:table-cell table:style-name="ce607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91]*[.T79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Screw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N526C1032R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N526C1032R8</text:p>
          </table:table-cell>
          <table:table-cell table:style-name="ce299" table:number-columns-repeated="4"/>
          <table:table-cell table:style-name="ce608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92]*[.T792]" office:value-type="currency" office:currency="EUR" office:value="0" calcext:value-type="currency">
            <text:p>0,00 €</text:p>
          </table:table-cell>
          <table:table-cell office:value-type="string" calcext:value-type="string">
            <text:p>(Cone d'hélice)</text:p>
          </table:table-cell>
          <table:table-cell table:number-columns-repeated="2"/>
          <table:table-cell office:value-type="float" office:value="0.23" calcext:value-type="float">
            <text:p>0,23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106" office:value-type="string" calcext:value-type="string">
            <text:p>Camloc Retainer Ring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1840-580</text:p>
          </table:table-cell>
          <table:table-cell table:style-name="ce300"/>
          <table:table-cell table:style-name="ce205" office:value-type="float" office:value="3" calcext:value-type="float">
            <text:p>3</text:p>
          </table:table-cell>
          <table:table-cell table:style-name="ce652" office:value-type="string" calcext:value-type="string">
            <text:p>AT01-1840-580</text:p>
          </table:table-cell>
          <table:table-cell table:style-name="ce299" table:number-columns-repeated="4"/>
          <table:table-cell table:style-name="ce60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93]*[.T79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Mounting bolt for wheel fairing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5030-10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5030-102</text:p>
          </table:table-cell>
          <table:table-cell table:style-name="ce299" table:number-columns-repeated="4"/>
          <table:table-cell table:style-name="ce6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94]*[.T79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Lock Nu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DIN 985 M5</text:p>
          </table:table-cell>
          <table:table-cell table:style-name="ce300"/>
          <table:table-cell table:style-name="ce205"/>
          <table:table-cell table:style-name="ce249" office:value-type="string" calcext:value-type="string">
            <text:p>1800985_M5</text:p>
          </table:table-cell>
          <table:table-cell table:style-name="ce299" table:number-columns-repeated="4"/>
          <table:table-cell table:style-name="ce61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95]*[.T79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Bol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ISO 7380-6x20 ULF</text:p>
          </table:table-cell>
          <table:table-cell table:style-name="ce300"/>
          <table:table-cell table:style-name="ce205"/>
          <table:table-cell table:style-name="ce652" office:value-type="string" calcext:value-type="string">
            <text:p>1807380-6x20</text:p>
          </table:table-cell>
          <table:table-cell table:style-name="ce299" table:number-columns-repeated="4"/>
          <table:table-cell table:style-name="ce61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96]*[.T796]" office:value-type="currency" office:currency="EUR" office:value="0" calcext:value-type="currency">
            <text:p>0,00 €</text:p>
          </table:table-cell>
          <table:table-cell office:value-type="string" calcext:value-type="string">
            <text:p>Fixation Carenage Roue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106" office:value-type="string" calcext:value-type="string">
            <text:p>Bol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ISO 7380-6x16 ULF</text:p>
          </table:table-cell>
          <table:table-cell table:style-name="ce300"/>
          <table:table-cell table:style-name="ce205"/>
          <table:table-cell table:style-name="ce652" office:value-type="string" calcext:value-type="string">
            <text:p>1807380-6x16</text:p>
          </table:table-cell>
          <table:table-cell table:style-name="ce299" table:number-columns-repeated="4"/>
          <table:table-cell table:style-name="ce61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97]*[.T797]" office:value-type="currency" office:currency="EUR" office:value="0" calcext:value-type="currency">
            <text:p>0,00 €</text:p>
          </table:table-cell>
          <table:table-cell office:value-type="string" calcext:value-type="string">
            <text:p>Fixation Carenage Roue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106" office:value-type="string" calcext:value-type="string">
            <text:p>Camloc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1840-449</text:p>
          </table:table-cell>
          <table:table-cell table:style-name="ce300"/>
          <table:table-cell table:style-name="ce205" office:value-type="float" office:value="3" calcext:value-type="float">
            <text:p>3</text:p>
          </table:table-cell>
          <table:table-cell table:style-name="ce652" office:value-type="string" calcext:value-type="string">
            <text:p>AT01-1840-449</text:p>
          </table:table-cell>
          <table:table-cell table:style-name="ce299" table:number-columns-repeated="4"/>
          <table:table-cell table:style-name="ce6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98]*[.T79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Camloc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1840-550</text:p>
          </table:table-cell>
          <table:table-cell table:style-name="ce300"/>
          <table:table-cell table:style-name="ce205" office:value-type="float" office:value="3" calcext:value-type="float">
            <text:p>3</text:p>
          </table:table-cell>
          <table:table-cell table:style-name="ce652" office:value-type="string" calcext:value-type="string">
            <text:p>AT01-1840-550</text:p>
          </table:table-cell>
          <table:table-cell table:style-name="ce299" table:number-columns-repeated="4"/>
          <table:table-cell table:style-name="ce6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799]*[.T79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8" office:value-type="string" calcext:value-type="string">
            <text:p>Aquila (2)</text:p>
          </table:table-cell>
          <table:table-cell table:style-name="ce106" office:value-type="string" calcext:value-type="string">
            <text:p>Split Pin 2x40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DIN94 2x4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1800094_2x40</text:p>
          </table:table-cell>
          <table:table-cell table:style-name="ce299" table:number-columns-repeated="4"/>
          <table:table-cell table:style-name="ce61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01]*[.T80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/>
          <table:table-cell table:style-name="ce188"/>
          <table:table-cell/>
          <table:table-cell table:style-name="ce106" office:value-type="string" calcext:value-type="string">
            <text:p>Bolt (Hexagon Head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LN 9037 M6x30</text:p>
          </table:table-cell>
          <table:table-cell table:style-name="ce300"/>
          <table:table-cell table:style-name="ce205"/>
          <table:table-cell table:style-name="ce249" office:value-type="string" calcext:value-type="string">
            <text:p>1809037_06030</text:p>
          </table:table-cell>
          <table:table-cell table:style-name="ce299" table:number-columns-repeated="4"/>
          <table:table-cell table:style-name="ce61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02]*[.T80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Bolt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N4-22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5020-355</text:p>
          </table:table-cell>
          <table:table-cell table:style-name="ce299" table:number-columns-repeated="4"/>
          <table:table-cell table:style-name="ce6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03]*[.T80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Hex Screw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LN 9037 M8x45</text:p>
          </table:table-cell>
          <table:table-cell table:style-name="ce300"/>
          <table:table-cell table:style-name="ce205"/>
          <table:table-cell table:style-name="ce652" office:value-type="string" calcext:value-type="string">
            <text:p>1809037_0845</text:p>
          </table:table-cell>
          <table:table-cell table:style-name="ce299" table:number-columns-repeated="4"/>
          <table:table-cell table:style-name="ce62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04]*[.T80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Riv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DIN 7337 3,2x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1807337_3,2x8</text:p>
          </table:table-cell>
          <table:table-cell table:style-name="ce299" table:number-columns-repeated="4"/>
          <table:table-cell table:style-name="ce62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05]*[.T805]" office:value-type="currency" office:currency="EUR" office:value="0" calcext:value-type="currency">
            <text:p>0,00 €</text:p>
          </table:table-cell>
          <table:table-cell office:value-type="string" calcext:value-type="string">
            <text:p>Fixation barre d'attelage (5100-100)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106" office:value-type="string" calcext:value-type="string">
            <text:p>Axle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7020_117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7020-117</text:p>
          </table:table-cell>
          <table:table-cell table:style-name="ce299" table:number-columns-repeated="4"/>
          <table:table-cell table:style-name="ce6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06]*[.T80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Bolt (Hexagon Head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LN 9037 M10x35</text:p>
          </table:table-cell>
          <table:table-cell table:style-name="ce300"/>
          <table:table-cell table:style-name="ce205"/>
          <table:table-cell table:style-name="ce249" office:value-type="string" calcext:value-type="string">
            <text:p>1809037_10035</text:p>
          </table:table-cell>
          <table:table-cell table:style-name="ce299" table:number-columns-repeated="4"/>
          <table:table-cell table:style-name="ce6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07]*[.T80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10">
          <table:table-cell table:style-name="ce54"/>
          <table:table-cell table:style-name="ce208"/>
          <table:table-cell table:style-name="ce254"/>
          <table:table-cell table:style-name="ce106" office:value-type="string" calcext:value-type="string">
            <text:p>Nose wheel fairing “High Speed”</text:p>
            <text:p>(incl. front &amp; rear part &amp; mounting material)</text:p>
            <text:p/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T01-5160-009-01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5160-009-010</text:p>
          </table:table-cell>
          <table:table-cell table:style-name="ce299" table:number-columns-repeated="4"/>
          <table:table-cell table:style-name="ce624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297"/>
          <table:table-cell office:value-type="currency" office:currency="EUR" office:value="0" calcext:value-type="currency">
            <text:p>0,00 €</text:p>
          </table:table-cell>
          <table:table-cell table:formula="of:=[.N808]*[.T808]" office:value-type="currency" office:currency="EUR" office:value="0" calcext:value-type="currency">
            <text:p>0,00 €</text:p>
          </table:table-cell>
          <table:table-cell table:style-name="ce297"/>
          <table:table-cell table:style-name="ce1122" table:number-columns-repeated="1001"/>
          <table:table-cell/>
        </table:table-row>
        <table:table-row table:style-name="ro3">
          <table:table-cell table:number-columns-repeated="3"/>
          <table:table-cell table:style-name="ce106" office:value-type="string" calcext:value-type="string">
            <text:p>Spilt Pin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1800094_3,2x63</text:p>
          </table:table-cell>
          <table:table-cell/>
          <table:table-cell table:style-name="ce205"/>
          <table:table-cell table:style-name="ce652"/>
          <table:table-cell table:number-columns-repeated="4"/>
          <table:table-cell table:style-name="ce626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09]*[.T80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627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10]*[.T81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Bolt (Hexagon Head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LN 9037 M10x40</text:p>
          </table:table-cell>
          <table:table-cell table:style-name="ce300"/>
          <table:table-cell table:style-name="ce205"/>
          <table:table-cell table:style-name="ce249" office:value-type="string" calcext:value-type="string">
            <text:p>1809037_10040</text:p>
          </table:table-cell>
          <table:table-cell table:style-name="ce299" table:number-columns-repeated="4"/>
          <table:table-cell table:style-name="ce6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11]*[.T81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Bolt</text:p>
          </table:table-cell>
          <table:table-cell table:style-name="ce297" office:value-type="string" calcext:value-type="string">
            <text:p>Aquila</text:p>
          </table:table-cell>
          <table:table-cell table:style-name="ce201" office:value-type="string" calcext:value-type="string">
            <text:p>DIN 933 M6x20</text:p>
          </table:table-cell>
          <table:table-cell table:style-name="ce201"/>
          <table:table-cell table:style-name="ce205"/>
          <table:table-cell table:style-name="ce652" office:value-type="string" calcext:value-type="string">
            <text:p>1800933_M6x20</text:p>
          </table:table-cell>
          <table:table-cell table:style-name="ce299" table:number-columns-repeated="4"/>
          <table:table-cell table:style-name="ce62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12]*[.T81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Bolt (LN 9037 M10x40)</text:p>
          </table:table-cell>
          <table:table-cell table:style-name="ce297" office:value-type="string" calcext:value-type="string">
            <text:p>Aquila</text:p>
          </table:table-cell>
          <table:table-cell table:style-name="ce359" office:value-type="string" calcext:value-type="string">
            <text:p>1809037_10040</text:p>
          </table:table-cell>
          <table:table-cell table:style-name="ce359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6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13]*[.T81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number-columns-repeated="2"/>
          <table:table-cell office:value-type="string" calcext:value-type="string">
            <text:p>Aquila (Washer)</text:p>
          </table:table-cell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DIN 125 5,3x1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1800125_5,3</text:p>
          </table:table-cell>
          <table:table-cell table:style-name="ce299" table:number-columns-repeated="4"/>
          <table:table-cell table:style-name="ce63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15]*[.T81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DIN 125 6,4x1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1800125_6,4</text:p>
          </table:table-cell>
          <table:table-cell table:style-name="ce299" table:number-columns-repeated="4"/>
          <table:table-cell table:style-name="ce64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16]*[.T816]" office:value-type="currency" office:currency="EUR" office:value="0" calcext:value-type="currency">
            <text:p>0,00 €</text:p>
          </table:table-cell>
          <table:table-cell office:value-type="string" calcext:value-type="string">
            <text:p>Fixation Carenage Roue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DIN 125 8,4x16</text:p>
          </table:table-cell>
          <table:table-cell table:style-name="ce300"/>
          <table:table-cell table:style-name="ce205"/>
          <table:table-cell table:style-name="ce652" office:value-type="string" calcext:value-type="string">
            <text:p>180125_8,4</text:p>
          </table:table-cell>
          <table:table-cell table:style-name="ce299" table:number-columns-repeated="4"/>
          <table:table-cell table:style-name="ce639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17]*[.T81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DIN 9021 8,4x24</text:p>
          </table:table-cell>
          <table:table-cell table:style-name="ce300"/>
          <table:table-cell table:style-name="ce205"/>
          <table:table-cell table:style-name="ce652" office:value-type="string" calcext:value-type="string">
            <text:p>1809021_8,4</text:p>
          </table:table-cell>
          <table:table-cell table:style-name="ce299" table:number-columns-repeated="4"/>
          <table:table-cell table:style-name="ce63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18]*[.T81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AN960-416L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5020-357</text:p>
          </table:table-cell>
          <table:table-cell table:style-name="ce299" table:number-columns-repeated="4"/>
          <table:table-cell table:style-name="ce63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19]*[.T81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Disc Spring d=8,2; d_1=16; s=0,9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DIN2093 8,2x16x0,9</text:p>
          </table:table-cell>
          <table:table-cell table:style-name="ce300"/>
          <table:table-cell table:style-name="ce205"/>
          <table:table-cell table:style-name="ce652" office:value-type="string" calcext:value-type="string">
            <text:p>1802093_8,2</text:p>
          </table:table-cell>
          <table:table-cell table:style-name="ce299" table:number-columns-repeated="4"/>
          <table:table-cell table:style-name="ce63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20]*[.T82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Friction Wash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7020-112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7020-112</text:p>
          </table:table-cell>
          <table:table-cell table:style-name="ce299" table:number-columns-repeated="4"/>
          <table:table-cell table:style-name="ce63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21]*[.T82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DIN 9021 6,4x1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1809021_6,4</text:p>
          </table:table-cell>
          <table:table-cell table:style-name="ce299" table:number-columns-repeated="4"/>
          <table:table-cell table:style-name="ce64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22]*[.T82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Bushing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7020-119</text:p>
          </table:table-cell>
          <table:table-cell table:style-name="ce300"/>
          <table:table-cell table:style-name="ce205"/>
          <table:table-cell table:style-name="ce652" office:value-type="string" calcext:value-type="string">
            <text:p>AT01-7020-119</text:p>
          </table:table-cell>
          <table:table-cell table:style-name="ce299" table:number-columns-repeated="4"/>
          <table:table-cell table:style-name="ce6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23]*[.T82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Washer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DIN 125 10,5x2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1800125_10,5</text:p>
          </table:table-cell>
          <table:table-cell table:style-name="ce299" table:number-columns-repeated="4"/>
          <table:table-cell table:style-name="ce6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24]*[.T824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646"/>
          <table:table-cell office:value-type="float" office:value="-1" calcext:value-type="float">
            <text:p>-1</text:p>
          </table:table-cell>
          <table:table-cell table:number-columns-repeated="5"/>
          <table:table-cell table:formula="of:=[.N825]*[.T825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651"/>
          <table:table-cell office:value-type="float" office:value="-1" calcext:value-type="float">
            <text:p>-1</text:p>
          </table:table-cell>
          <table:table-cell table:number-columns-repeated="5"/>
          <table:table-cell table:formula="of:=[.N826]*[.T826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654"/>
          <table:table-cell office:value-type="float" office:value="-1" calcext:value-type="float">
            <text:p>-1</text:p>
          </table:table-cell>
          <table:table-cell table:number-columns-repeated="5"/>
          <table:table-cell table:formula="of:=[.N827]*[.T82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639"/>
          <table:table-cell office:value-type="float" office:value="-1" calcext:value-type="float">
            <text:p>-1</text:p>
          </table:table-cell>
          <table:table-cell table:number-columns-repeated="5"/>
          <table:table-cell table:formula="of:=[.N828]*[.T82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639"/>
          <table:table-cell office:value-type="float" office:value="-1" calcext:value-type="float">
            <text:p>-1</text:p>
          </table:table-cell>
          <table:table-cell table:number-columns-repeated="5"/>
          <table:table-cell table:formula="of:=[.N829]*[.T829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639"/>
          <table:table-cell office:value-type="float" office:value="-1" calcext:value-type="float">
            <text:p>-1</text:p>
          </table:table-cell>
          <table:table-cell table:number-columns-repeated="5"/>
          <table:table-cell table:formula="of:=[.N830]*[.T830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7"/>
          <table:table-cell table:style-name="ce183" table:number-columns-repeated="6"/>
          <table:table-cell table:style-name="ce206"/>
          <table:table-cell table:style-name="ce237"/>
          <table:table-cell table:style-name="ce183" table:number-columns-repeated="4"/>
          <table:table-cell table:style-name="ce17" table:number-columns-repeated="5"/>
          <table:table-cell table:style-name="ce183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8" office:value-type="string" calcext:value-type="string">
            <text:p>Pin Cotter</text:p>
          </table:table-cell>
          <table:table-cell table:style-name="ce106" office:value-type="string" calcext:value-type="string">
            <text:p>Pin Cotter</text:p>
          </table:table-cell>
          <table:table-cell table:style-name="ce297"/>
          <table:table-cell office:value-type="string" calcext:value-type="string">
            <text:p>MS24665-136</text:p>
          </table:table-cell>
          <table:table-cell/>
          <table:table-cell table:style-name="ce205"/>
          <table:table-cell table:style-name="ce652" table:number-columns-repeated="5"/>
          <table:table-cell table:style-name="ce656" office:value-type="string" calcext:value-type="string">
            <text:p>&gt;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106" office:value-type="string" calcext:value-type="string">
            <text:p>Pin Cotter</text:p>
          </table:table-cell>
          <table:table-cell table:style-name="ce297"/>
          <table:table-cell office:value-type="string" calcext:value-type="string">
            <text:p>MS24665-281</text:p>
          </table:table-cell>
          <table:table-cell/>
          <table:table-cell table:style-name="ce205"/>
          <table:table-cell table:style-name="ce652" table:number-columns-repeated="5"/>
          <table:table-cell table:style-name="ce657" office:value-type="string" calcext:value-type="string">
            <text:p>&gt;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106" office:value-type="string" calcext:value-type="string">
            <text:p>Pin Cotter</text:p>
          </table:table-cell>
          <table:table-cell table:style-name="ce297"/>
          <table:table-cell office:value-type="string" calcext:value-type="string">
            <text:p>MS24665-285</text:p>
          </table:table-cell>
          <table:table-cell/>
          <table:table-cell table:style-name="ce205"/>
          <table:table-cell table:style-name="ce652" table:number-columns-repeated="5"/>
          <table:table-cell table:style-name="ce658" office:value-type="string" calcext:value-type="string">
            <text:p>&gt;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106" office:value-type="string" calcext:value-type="string">
            <text:p>Pin Cotter</text:p>
          </table:table-cell>
          <table:table-cell table:style-name="ce297"/>
          <table:table-cell office:value-type="string" calcext:value-type="string">
            <text:p>MS24665-289</text:p>
          </table:table-cell>
          <table:table-cell/>
          <table:table-cell table:style-name="ce205"/>
          <table:table-cell table:style-name="ce652" table:number-columns-repeated="5"/>
          <table:table-cell table:style-name="ce660" office:value-type="string" calcext:value-type="string">
            <text:p>&gt;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106" office:value-type="string" calcext:value-type="string">
            <text:p>Pin Cotter</text:p>
          </table:table-cell>
          <table:table-cell table:style-name="ce297"/>
          <table:table-cell office:value-type="string" calcext:value-type="string">
            <text:p>MS24665-210</text:p>
          </table:table-cell>
          <table:table-cell/>
          <table:table-cell table:style-name="ce205"/>
          <table:table-cell table:style-name="ce652" table:number-columns-repeated="5"/>
          <table:table-cell table:style-name="ce666" office:value-type="string" calcext:value-type="string">
            <text:p>&gt;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106" office:value-type="string" calcext:value-type="string">
            <text:p>Pin Cotter</text:p>
          </table:table-cell>
          <table:table-cell table:style-name="ce297"/>
          <table:table-cell office:value-type="string" calcext:value-type="string">
            <text:p>MS24665-212</text:p>
          </table:table-cell>
          <table:table-cell/>
          <table:table-cell table:style-name="ce205"/>
          <table:table-cell table:style-name="ce652" table:number-columns-repeated="5"/>
          <table:table-cell table:style-name="ce667" office:value-type="string" calcext:value-type="string">
            <text:p>&gt;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106" office:value-type="string" calcext:value-type="string">
            <text:p>Pin Cotter</text:p>
          </table:table-cell>
          <table:table-cell table:style-name="ce297"/>
          <table:table-cell office:value-type="string" calcext:value-type="string">
            <text:p>MS24665-134</text:p>
          </table:table-cell>
          <table:table-cell/>
          <table:table-cell table:style-name="ce205"/>
          <table:table-cell table:style-name="ce652" table:number-columns-repeated="5"/>
          <table:table-cell table:style-name="ce668" office:value-type="string" calcext:value-type="string">
            <text:p>&gt;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106" office:value-type="string" calcext:value-type="string">
            <text:p>Pin Cotter</text:p>
          </table:table-cell>
          <table:table-cell table:style-name="ce297"/>
          <table:table-cell office:value-type="string" calcext:value-type="string">
            <text:p>MS24665-283</text:p>
          </table:table-cell>
          <table:table-cell/>
          <table:table-cell table:style-name="ce205"/>
          <table:table-cell table:style-name="ce652" table:number-columns-repeated="5"/>
          <table:table-cell table:style-name="ce669" office:value-type="string" calcext:value-type="string">
            <text:p>&gt;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106" office:value-type="string" calcext:value-type="string">
            <text:p>Pin Cotter</text:p>
          </table:table-cell>
          <table:table-cell table:style-name="ce297"/>
          <table:table-cell office:value-type="string" calcext:value-type="string">
            <text:p>MS24665-289</text:p>
          </table:table-cell>
          <table:table-cell/>
          <table:table-cell table:style-name="ce205"/>
          <table:table-cell table:style-name="ce652" table:number-columns-repeated="5"/>
          <table:table-cell table:style-name="ce670" office:value-type="string" calcext:value-type="string">
            <text:p>&gt;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106" office:value-type="string" calcext:value-type="string">
            <text:p>Pin Cotter</text:p>
          </table:table-cell>
          <table:table-cell table:style-name="ce297"/>
          <table:table-cell table:style-name="ce160" office:value-type="string" calcext:value-type="string">
            <text:p>MS24665-360</text:p>
          </table:table-cell>
          <table:table-cell table:style-name="ce160"/>
          <table:table-cell table:style-name="ce205"/>
          <table:table-cell table:style-name="ce652" table:number-columns-repeated="5"/>
          <table:table-cell table:style-name="ce671" office:value-type="string" calcext:value-type="string">
            <text:p>&gt;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106" office:value-type="string" calcext:value-type="string">
            <text:p>Pin Cotter</text:p>
          </table:table-cell>
          <table:table-cell table:style-name="ce297"/>
          <table:table-cell office:value-type="string" calcext:value-type="string">
            <text:p>MS24665-132</text:p>
          </table:table-cell>
          <table:table-cell/>
          <table:table-cell table:style-name="ce205"/>
          <table:table-cell table:style-name="ce652" table:number-columns-repeated="5"/>
          <table:table-cell table:style-name="ce673" office:value-type="string" calcext:value-type="string">
            <text:p>&gt;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106" office:value-type="string" calcext:value-type="string">
            <text:p>EMPTY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5"/>
          <table:table-cell table:style-name="ce674"/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43]*[.T843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5"/>
          <table:table-cell table:style-name="ce182" office:value-type="string" calcext:value-type="string">
            <text:p>C5</text:p>
          </table:table-cell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8" table:number-columns-repeated="43"/>
          <table:table-cell table:style-name="Default" table:number-columns-repeated="958"/>
          <table:table-cell/>
        </table:table-row>
        <table:table-row table:style-name="ro3">
          <table:table-cell table:number-columns-repeated="2"/>
          <table:table-cell table:style-name="ce220"/>
          <table:table-cell table:style-name="ce106" office:value-type="string" calcext:value-type="string">
            <text:p>Battery 24V</text:p>
          </table:table-cell>
          <table:table-cell table:style-name="ce297" office:value-type="string" calcext:value-type="string">
            <text:p>Concorde</text:p>
          </table:table-cell>
          <table:table-cell table:style-name="ce300" office:value-type="string" calcext:value-type="string">
            <text:p>RG2411M</text:p>
          </table:table-cell>
          <table:table-cell table:style-name="ce300"/>
          <table:table-cell table:style-name="ce205"/>
          <table:table-cell table:style-name="ce299" table:number-columns-repeated="2"/>
          <table:table-cell table:number-columns-repeated="3" table:style-name="ce652" office:value-type="string" calcext:value-type="string">
            <text:p>X</text:p>
          </table:table-cell>
          <table:table-cell table:style-name="ce6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45]*[.T845]" office:value-type="currency" office:currency="EUR" office:value="0" calcext:value-type="currency">
            <text:p>0,00 €</text:p>
          </table:table-cell>
          <table:table-cell office:value-type="string" calcext:value-type="string">
            <text:p>24V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106" office:value-type="string" calcext:value-type="string">
            <text:p>Battery 24V</text:p>
          </table:table-cell>
          <table:table-cell table:style-name="ce297" office:value-type="string" calcext:value-type="string">
            <text:p>Cirrus (Enersys)</text:p>
          </table:table-cell>
          <table:table-cell table:style-name="ce300" office:value-type="string" calcext:value-type="string">
            <text:p>50979-001</text:p>
          </table:table-cell>
          <table:table-cell table:style-name="ce300"/>
          <table:table-cell table:style-name="ce205"/>
          <table:table-cell table:style-name="ce296"/>
          <table:table-cell table:style-name="ce299" table:number-columns-repeated="2"/>
          <table:table-cell table:number-columns-repeated="2" table:style-name="ce652" office:value-type="string" calcext:value-type="string">
            <text:p>X</text:p>
          </table:table-cell>
          <table:table-cell table:style-name="ce68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47.62" calcext:value-type="currency">
            <text:p>47,62 €</text:p>
          </table:table-cell>
          <table:table-cell table:formula="of:=[.N846]*[.T846]" office:value-type="currency" office:currency="EUR" office:value="95.24" calcext:value-type="currency">
            <text:p>95,24 €</text:p>
          </table:table-cell>
          <table:table-cell table:number-columns-repeated="1003"/>
        </table:table-row>
        <table:table-row table:style-name="ro3">
          <table:table-cell table:style-name="ce41"/>
          <table:table-cell table:style-name="ce209"/>
          <table:table-cell table:style-name="ce256"/>
          <table:table-cell table:style-name="ce106" office:value-type="string" calcext:value-type="string">
            <text:p>Flap Actuator</text:p>
          </table:table-cell>
          <table:table-cell table:style-name="ce209" office:value-type="string" calcext:value-type="string">
            <text:p>Cirrus</text:p>
          </table:table-cell>
          <table:table-cell table:style-name="ce359" office:value-type="string" calcext:value-type="string">
            <text:p>101787-003</text:p>
          </table:table-cell>
          <table:table-cell table:style-name="ce359"/>
          <table:table-cell table:style-name="ce205"/>
          <table:table-cell table:style-name="ce296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68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3"/>
          <table:table-cell table:style-name="ce1039"/>
          <table:table-cell table:style-name="ce1047" office:value-type="currency" office:currency="EUR" office:value="0" calcext:value-type="currency">
            <text:p>0,00 €</text:p>
          </table:table-cell>
          <table:table-cell table:formula="of:=[.N847]*[.T847]" office:value-type="currency" office:currency="EUR" office:value="0" calcext:value-type="currency">
            <text:p>0,00 €</text:p>
          </table:table-cell>
          <table:table-cell table:style-name="ce1039"/>
          <table:table-cell table:style-name="ce1124" table:number-columns-repeated="1001"/>
          <table:table-cell/>
        </table:table-row>
        <table:table-row table:style-name="ro3">
          <table:table-cell table:style-name="ce41" office:value-type="float" office:value="26" calcext:value-type="float">
            <text:p>26</text:p>
          </table:table-cell>
          <table:table-cell table:style-name="ce209"/>
          <table:table-cell table:style-name="ce256"/>
          <table:table-cell table:style-name="ce106" office:value-type="string" calcext:value-type="string">
            <text:p>Alternator</text:p>
          </table:table-cell>
          <table:table-cell table:style-name="ce209" office:value-type="string" calcext:value-type="string">
            <text:p>Kelly</text:p>
          </table:table-cell>
          <table:table-cell table:style-name="ce359" office:value-type="string" calcext:value-type="string">
            <text:p>ALU-8521LS</text:p>
          </table:table-cell>
          <table:table-cell table:style-name="ce359"/>
          <table:table-cell table:style-name="ce205"/>
          <table:table-cell table:style-name="ce296" table:number-columns-repeated="2"/>
          <table:table-cell table:style-name="ce652" office:value-type="string" calcext:value-type="string">
            <text:p>X</text:p>
          </table:table-cell>
          <table:table-cell table:style-name="ce296" table:number-columns-repeated="2"/>
          <table:table-cell table:style-name="ce6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3"/>
          <table:table-cell table:style-name="ce1039"/>
          <table:table-cell table:style-name="ce1047" office:value-type="currency" office:currency="EUR" office:value="0" calcext:value-type="currency">
            <text:p>0,00 €</text:p>
          </table:table-cell>
          <table:table-cell table:formula="of:=[.N848]*[.T848]" office:value-type="currency" office:currency="EUR" office:value="0" calcext:value-type="currency">
            <text:p>0,00 €</text:p>
          </table:table-cell>
          <table:table-cell table:style-name="ce1039"/>
          <table:table-cell table:style-name="ce1124" table:number-columns-repeated="1001"/>
          <table:table-cell/>
        </table:table-row>
        <table:table-row table:style-name="ro3">
          <table:table-cell table:style-name="ce41" office:value-type="float" office:value="3" calcext:value-type="float">
            <text:p>3</text:p>
          </table:table-cell>
          <table:table-cell table:style-name="ce209"/>
          <table:table-cell table:style-name="ce256"/>
          <table:table-cell table:style-name="ce106" office:value-type="string" calcext:value-type="string">
            <text:p>Browden Cable Mixture</text:p>
          </table:table-cell>
          <table:table-cell table:style-name="ce209" office:value-type="string" calcext:value-type="string">
            <text:p>Diamond</text:p>
          </table:table-cell>
          <table:table-cell table:style-name="ce359" office:value-type="string" calcext:value-type="string">
            <text:p>DAI-9076-00-02</text:p>
          </table:table-cell>
          <table:table-cell table:style-name="ce359"/>
          <table:table-cell table:style-name="ce211"/>
          <table:table-cell table:style-name="ce296" table:number-columns-repeated="5"/>
          <table:table-cell table:style-name="ce41" table:number-columns-repeated="5"/>
          <table:table-cell table:style-name="ce1039"/>
          <table:table-cell table:style-name="ce1047" office:value-type="currency" office:currency="EUR" office:value="0" calcext:value-type="currency">
            <text:p>0,00 €</text:p>
          </table:table-cell>
          <table:table-cell table:formula="of:=[.N849]*[.T849]" office:value-type="currency" office:currency="EUR" office:value="0" calcext:value-type="currency">
            <text:p>0,00 €</text:p>
          </table:table-cell>
          <table:table-cell table:style-name="ce1039"/>
          <table:table-cell table:style-name="ce1124" table:number-columns-repeated="1001"/>
          <table:table-cell/>
        </table:table-row>
        <table:table-row table:style-name="ro3">
          <table:table-cell table:number-columns-repeated="3"/>
          <table:table-cell table:style-name="ce106" office:value-type="string" calcext:value-type="string">
            <text:p>Fork Assembly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1638-002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office:value-type="string" calcext:value-type="string">
            <text:p>X(?)</text:p>
          </table:table-cell>
          <table:table-cell table:style-name="ce652" office:value-type="string" calcext:value-type="string">
            <text:p>X</text:p>
          </table:table-cell>
          <table:table-cell table:style-name="ce69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irrus Europe</text:p>
          </table:table-cell>
          <table:table-cell office:value-type="currency" office:currency="EUR" office:value="1500" calcext:value-type="currency">
            <text:p>1 500,00 €</text:p>
          </table:table-cell>
          <table:table-cell table:formula="of:=[.N850]*[.T850]" office:value-type="currency" office:currency="EUR" office:value="1500" calcext:value-type="currency">
            <text:p>1 500,00 €</text:p>
          </table:table-cell>
          <table:table-cell table:number-columns-repeated="1003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Magneto TYPE S6LSC-25</text:p>
          </table:table-cell>
          <table:table-cell table:style-name="ce297" office:value-type="string" calcext:value-type="string">
            <text:p>Bendix</text:p>
          </table:table-cell>
          <table:table-cell table:style-name="ce300" office:value-type="string" calcext:value-type="string">
            <text:p>BL-500556-3 <text:s/>S/N : D21CA184R</text:p>
          </table:table-cell>
          <table:table-cell table:style-name="ce300" office:value-type="string" calcext:value-type="string">
            <text:p>D18EA340R</text:p>
          </table:table-cell>
          <table:table-cell table:style-name="ce205"/>
          <table:table-cell table:style-name="ce299" table:number-columns-repeated="3"/>
          <table:table-cell table:style-name="ce652" office:value-type="string" calcext:value-type="string">
            <text:p>X</text:p>
          </table:table-cell>
          <table:table-cell table:style-name="ce652"/>
          <table:table-cell table:style-name="ce6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51]*[.T851]" office:value-type="currency" office:currency="EUR" office:value="0" calcext:value-type="currency">
            <text:p>0,00 €</text:p>
          </table:table-cell>
          <table:table-cell office:value-type="string" calcext:value-type="string">
            <text:p>10-500556-3</text:p>
          </table:table-cell>
          <table:table-cell table:number-columns-repeated="100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table:style-name="ce106" office:value-type="string" calcext:value-type="string">
            <text:p>Exhaust Header #6</text:p>
          </table:table-cell>
          <table:table-cell table:style-name="ce297"/>
          <table:table-cell table:style-name="ce300" office:value-type="string" calcext:value-type="string">
            <text:p>15074-001</text:p>
          </table:table-cell>
          <table:table-cell table:style-name="ce300"/>
          <table:table-cell table:style-name="ce205"/>
          <table:table-cell table:style-name="ce299" table:number-columns-repeated="4"/>
          <table:table-cell table:style-name="ce652" office:value-type="string" calcext:value-type="string">
            <text:p>X</text:p>
          </table:table-cell>
          <table:table-cell table:style-name="ce6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52]*[.T852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 table:number-rows-repeated="7">
          <table:table-cell table:style-name="ce15"/>
          <table:table-cell table:style-name="ce182"/>
          <table:table-cell table:style-name="ce221"/>
          <table:table-cell table:style-name="ce182" table:number-columns-repeated="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3">
          <table:table-cell table:number-columns-repeated="3"/>
          <table:table-cell table:style-name="ce106" office:value-type="string" calcext:value-type="string">
            <text:p>Starter</text:p>
          </table:table-cell>
          <table:table-cell table:style-name="ce297" office:value-type="string" calcext:value-type="string">
            <text:p>SkyTec</text:p>
          </table:table-cell>
          <table:table-cell table:style-name="ce300" office:value-type="string" calcext:value-type="string">
            <text:p>C24ST3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6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60]*[.T860]" office:value-type="currency" office:currency="EUR" office:value="0" calcext:value-type="currency">
            <text:p>0,00 €</text:p>
          </table:table-cell>
          <table:table-cell office:value-type="string" calcext:value-type="string">
            <text:p>Démarreur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106" office:value-type="string" calcext:value-type="string">
            <text:p>Door Seal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52010-008U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692"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string" calcext:value-type="string">
            <text:p>Farman / Cirrus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861]*[.T861]" office:value-type="currency" office:currency="EUR" office:value="0" calcext:value-type="currency">
            <text:p>0,00 €</text:p>
          </table:table-cell>
          <table:table-cell office:value-type="string" calcext:value-type="string">
            <text:p>Joint de porte (12ft pour une porte (150Inch), 33ft pour 2 portes + soute)</text:p>
          </table:table-cell>
          <table:table-cell table:number-columns-repeated="1002"/>
        </table:table-row>
        <table:table-row table:style-name="ro18">
          <table:table-cell table:style-name="ce55" office:value-type="float" office:value="11" calcext:value-type="float">
            <text:p>11</text:p>
          </table:table-cell>
          <table:table-cell table:number-columns-repeated="2"/>
          <table:table-cell table:style-name="ce106" office:value-type="string" calcext:value-type="string">
            <text:p>Fuel Tank Assy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4A4-2817-10-00_1 <text:span text:style-name="T4">"B"</text:span></text:p>
          </table:table-cell>
          <table:table-cell table:style-name="ce300"/>
          <table:table-cell table:style-name="ce217"/>
          <table:table-cell table:style-name="ce652" office:value-type="string" calcext:value-type="string">
            <text:p>X</text:p>
          </table:table-cell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69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966.06" calcext:value-type="currency">
            <text:p>966,06 €</text:p>
          </table:table-cell>
          <table:table-cell table:formula="of:=[.N862]*[.T862]" office:value-type="currency" office:currency="EUR" office:value="966.06" calcext:value-type="currency">
            <text:p>966,06 €</text:p>
          </table:table-cell>
          <table:table-cell table:number-columns-repeated="1003"/>
        </table:table-row>
        <table:table-row table:style-name="ro18">
          <table:table-cell table:style-name="ce55" office:value-type="float" office:value="11" calcext:value-type="float">
            <text:p>11</text:p>
          </table:table-cell>
          <table:table-cell table:number-columns-repeated="2"/>
          <table:table-cell table:style-name="ce106" office:value-type="string" calcext:value-type="string">
            <text:p>Outer Tank Assy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4A4-2817-10-00_1 <text:span text:style-name="T4">"A"</text:span></text:p>
          </table:table-cell>
          <table:table-cell table:style-name="ce300"/>
          <table:table-cell table:style-name="ce219"/>
          <table:table-cell table:style-name="ce652" office:value-type="string" calcext:value-type="string">
            <text:p>X</text:p>
          </table:table-cell>
          <table:table-cell table:style-name="ce299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69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526.41" calcext:value-type="currency">
            <text:p>526,41 €</text:p>
          </table:table-cell>
          <table:table-cell table:formula="of:=[.N863]*[.T863]" office:value-type="currency" office:currency="EUR" office:value="526.41" calcext:value-type="currency">
            <text:p>526,41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Seat Belt Left (Blue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2150-130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69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64]*[.T864]" office:value-type="currency" office:currency="EUR" office:value="0" calcext:value-type="currency">
            <text:p>0,00 €</text:p>
          </table:table-cell>
          <table:table-cell office:value-type="string" calcext:value-type="string">
            <text:p>Durée de vie (10 ans)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106" office:value-type="string" calcext:value-type="string">
            <text:p>Seat Belt Right (Blue)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2150-131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69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65]*[.T865]" office:value-type="currency" office:currency="EUR" office:value="0" calcext:value-type="currency">
            <text:p>0,00 €</text:p>
          </table:table-cell>
          <table:table-cell office:value-type="string" calcext:value-type="string">
            <text:p>Durée de vie (10 ans)</text:p>
          </table:table-cell>
          <table:table-cell table:number-columns-repeated="1002"/>
        </table:table-row>
        <table:table-row table:style-name="ro3">
          <table:table-cell/>
          <table:table-cell table:style-name="ce201" table:number-columns-repeated="2"/>
          <table:table-cell table:style-name="ce106"/>
          <table:table-cell table:style-name="ce201" table:number-columns-repeated="3"/>
          <table:table-cell table:style-name="ce58"/>
          <table:table-cell table:style-name="ce201" table:number-columns-repeated="5"/>
          <table:table-cell table:style-name="ce58" table:number-columns-repeated="5"/>
          <table:table-cell table:style-name="ce201" table:number-columns-repeated="4"/>
          <table:table-cell table:number-columns-repeated="1002"/>
        </table:table-row>
        <table:table-row table:style-name="ro3">
          <table:table-cell table:number-columns-repeated="3"/>
          <table:table-cell table:style-name="ce106" office:value-type="string" calcext:value-type="string">
            <text:p>Fairing ASSY-Main Gea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63338-000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69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iper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N867]*[.T867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106" office:value-type="string" calcext:value-type="string">
            <text:p>PU-Protecton</text:p>
          </table:table-cell>
          <table:table-cell table:style-name="ce297" office:value-type="string" calcext:value-type="string">
            <text:p>Aquila</text:p>
          </table:table-cell>
          <table:table-cell table:style-name="ce300" office:value-type="string" calcext:value-type="string">
            <text:p>1440-178</text:p>
          </table:table-cell>
          <table:table-cell table:style-name="ce300"/>
          <table:table-cell table:style-name="ce205"/>
          <table:table-cell table:style-name="ce652" office:value-type="string" calcext:value-type="string">
            <text:p>X</text:p>
          </table:table-cell>
          <table:table-cell table:style-name="ce299" table:number-columns-repeated="4"/>
          <table:table-cell table:style-name="ce70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N868]*[.T868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>
          <table:table-cell table:style-name="ce15"/>
          <table:table-cell table:style-name="ce182" office:value-type="string" calcext:value-type="string" table:number-columns-spanned="3" table:number-rows-spanned="1">
            <text:p>Armoire 2</text:p>
          </table:table-cell>
          <table:covered-table-cell table:style-name="ce218"/>
          <table:covered-table-cell table:style-name="ce266"/>
          <table:table-cell table:style-name="ce18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3" table:number-rows-repeated="2">
          <table:table-cell/>
          <table:table-cell table:style-name="ce201" table:number-columns-repeated="2"/>
          <table:table-cell table:style-name="ce116"/>
          <table:table-cell table:style-name="ce201" table:number-columns-repeated="3"/>
          <table:table-cell table:style-name="ce58"/>
          <table:table-cell table:style-name="ce201" table:number-columns-repeated="5"/>
          <table:table-cell table:style-name="ce58" table:number-columns-repeated="5"/>
          <table:table-cell table:style-name="ce201" table:number-columns-repeated="4"/>
          <table:table-cell table:number-columns-repeated="1002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/>
          <table:table-cell table:style-name="ce151" office:value-type="string" calcext:value-type="string">
            <text:p>Bowden Cable Mixture</text:p>
          </table:table-cell>
          <table:table-cell table:style-name="ce297" office:value-type="string" calcext:value-type="string">
            <text:p>Diamond</text:p>
          </table:table-cell>
          <table:table-cell table:style-name="ce300" office:value-type="string" calcext:value-type="string">
            <text:p>DAI-9076-00-02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7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A</text:p>
          </table:table-cell>
          <table:table-cell table:number-columns-repeated="1005"/>
        </table:table-row>
        <table:table-row table:style-name="ro3" table:number-rows-repeated="4">
          <table:table-cell/>
          <table:table-cell table:style-name="ce201" table:number-columns-repeated="2"/>
          <table:table-cell table:style-name="ce116"/>
          <table:table-cell table:style-name="ce201" table:number-columns-repeated="3"/>
          <table:table-cell table:style-name="ce58"/>
          <table:table-cell table:style-name="ce201" table:number-columns-repeated="5"/>
          <table:table-cell table:style-name="ce58" table:number-columns-repeated="5"/>
          <table:table-cell table:style-name="ce201" table:number-columns-repeated="4"/>
          <table:table-cell table:number-columns-repeated="1002"/>
        </table:table-row>
        <table:table-row table:style-name="ro3">
          <table:table-cell table:number-columns-repeated="3"/>
          <table:table-cell table:style-name="ce151" office:value-type="string" calcext:value-type="string">
            <text:p>Rod ASM Oil GAG</text:p>
          </table:table-cell>
          <table:table-cell table:style-name="ce297" office:value-type="string" calcext:value-type="string">
            <text:p>Continental</text:p>
          </table:table-cell>
          <table:table-cell table:style-name="ce300" office:value-type="string" calcext:value-type="string">
            <text:p>655814-100A1</text:p>
          </table:table-cell>
          <table:table-cell table:style-name="ce300"/>
          <table:table-cell table:style-name="ce205"/>
          <table:table-cell table:style-name="ce299" table:number-columns-repeated="3"/>
          <table:table-cell table:style-name="ce652" office:value-type="string" calcext:value-type="string">
            <text:p>X</text:p>
          </table:table-cell>
          <table:table-cell table:style-name="ce299"/>
          <table:table-cell table:style-name="ce7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?</text:p>
          </table:table-cell>
          <table:table-cell table:style-name="ce151" office:value-type="string" calcext:value-type="string">
            <text:p>Fairing, Strut, Lowe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8099-001-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7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?</text:p>
          </table:table-cell>
          <table:table-cell table:style-name="ce151" office:value-type="string" calcext:value-type="string">
            <text:p>Fairing, Strut, Lowe</text:p>
          </table:table-cell>
          <table:table-cell table:style-name="ce297" office:value-type="string" calcext:value-type="string">
            <text:p>Cirrus</text:p>
          </table:table-cell>
          <table:table-cell table:style-name="ce300" office:value-type="string" calcext:value-type="string">
            <text:p>18099-002-01</text:p>
          </table:table-cell>
          <table:table-cell table:style-name="ce300"/>
          <table:table-cell table:style-name="ce205"/>
          <table:table-cell table:style-name="ce299" table:number-columns-repeated="3"/>
          <table:table-cell table:number-columns-repeated="2" table:style-name="ce652" office:value-type="string" calcext:value-type="string">
            <text:p>X</text:p>
          </table:table-cell>
          <table:table-cell table:style-name="ce7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?</text:p>
          </table:table-cell>
          <table:table-cell table:style-name="ce151" office:value-type="string" calcext:value-type="string">
            <text:p>Power Suply / Strobe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01-0770028-05</text:p>
          </table:table-cell>
          <table:table-cell table:style-name="ce300"/>
          <table:table-cell table:style-name="ce205"/>
          <table:table-cell table:number-columns-repeated="2" table:style-name="ce652" office:value-type="string" calcext:value-type="string">
            <text:p>X</text:p>
          </table:table-cell>
          <table:table-cell table:number-columns-repeated="3"/>
          <table:table-cell table:style-name="ce7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odel HDACF</text:p>
          </table:table-cell>
          <table:table-cell table:number-columns-repeated="2"/>
          <table:table-cell office:value-type="float" office:value="890.43" calcext:value-type="float">
            <text:p>890,43</text:p>
          </table:table-cell>
          <table:table-cell office:value-type="string" calcext:value-type="string">
            <text:p>Farman</text:p>
          </table:table-cell>
          <table:table-cell table:number-columns-repeated="998"/>
        </table:table-row>
        <table:table-row table:style-name="ro3">
          <table:table-cell table:style-name="ce56"/>
          <table:table-cell table:style-name="Default" table:number-columns-repeated="2"/>
          <table:table-cell table:style-name="ce121"/>
          <table:table-cell table:style-name="Default" table:number-columns-repeated="3"/>
          <table:table-cell table:style-name="ce56"/>
          <table:table-cell table:style-name="Default" table:number-columns-repeated="5"/>
          <table:table-cell table:style-name="ce56" table:number-columns-repeated="5"/>
          <table:table-cell table:style-name="Default" table:number-columns-repeated="1005"/>
          <table:table-cell/>
        </table:table-row>
        <table:table-row table:style-name="ro3">
          <table:table-cell table:number-columns-repeated="3"/>
          <table:table-cell table:style-name="ce151" office:value-type="string" calcext:value-type="string">
            <text:p>Safety Walk RH</text:p>
          </table:table-cell>
          <table:table-cell table:style-name="ce297"/>
          <table:table-cell table:style-name="ce300" office:value-type="string" calcext:value-type="string">
            <text:p>D41-5300-00-71</text:p>
          </table:table-cell>
          <table:table-cell table:style-name="ce300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6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09"/>
        </table:table-row>
        <table:table-row table:style-name="ro3">
          <table:table-cell table:style-name="ce15"/>
          <table:table-cell table:style-name="ce182" office:value-type="string" calcext:value-type="string" table:number-columns-spanned="3" table:number-rows-spanned="1">
            <text:p>Annexe</text:p>
          </table:table-cell>
          <table:covered-table-cell table:style-name="ce218"/>
          <table:covered-table-cell table:style-name="ce266"/>
          <table:table-cell table:style-name="ce18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3">
          <table:table-cell table:number-columns-repeated="2"/>
          <table:table-cell table:style-name="ce257" office:value-type="string" calcext:value-type="string">
            <text:p>Stock</text:p>
          </table:table-cell>
          <table:table-cell table:style-name="ce151" office:value-type="string" calcext:value-type="string">
            <text:p>Aircraft Filter</text:p>
          </table:table-cell>
          <table:table-cell table:style-name="ce297" office:value-type="string" calcext:value-type="string">
            <text:p>Brackett Aero</text:p>
          </table:table-cell>
          <table:table-cell table:style-name="ce300" office:value-type="string" calcext:value-type="string">
            <text:p>BA7112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74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039" office:value-type="string" calcext:value-type="string">
            <text:p>TB20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01"/>
          <table:table-cell table:style-name="ce151" office:value-type="string" calcext:value-type="string">
            <text:p>Filtre Pur-Flux</text:p>
          </table:table-cell>
          <table:table-cell table:style-name="ce297" office:value-type="string" calcext:value-type="string">
            <text:p>Socata</text:p>
          </table:table-cell>
          <table:table-cell table:style-name="ce300" office:value-type="string" calcext:value-type="string">
            <text:p>N7284480058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75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B20</text:p>
          </table:table-cell>
          <table:table-cell table:number-columns-repeated="1002"/>
        </table:table-row>
        <table:table-row table:style-name="ro3">
          <table:table-cell table:style-name="ce15"/>
          <table:table-cell table:style-name="ce182" office:value-type="string" calcext:value-type="string" table:number-columns-spanned="3" table:number-rows-spanned="1">
            <text:p>A Classer</text:p>
          </table:table-cell>
          <table:covered-table-cell table:style-name="ce218"/>
          <table:covered-table-cell table:style-name="ce266"/>
          <table:table-cell table:style-name="ce182"/>
          <table:table-cell table:style-name="ce347" table:number-columns-repeated="2"/>
          <table:table-cell table:style-name="ce235"/>
          <table:table-cell table:style-name="ce9" table:number-columns-repeated="5"/>
          <table:table-cell table:style-name="ce277"/>
          <table:table-cell table:style-name="ce710"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117" table:number-columns-repeated="43"/>
          <table:table-cell table:style-name="Default" table:number-columns-repeated="958"/>
          <table:table-cell/>
        </table:table-row>
        <table:table-row table:style-name="ro3">
          <table:table-cell table:number-columns-repeated="3"/>
          <table:table-cell table:style-name="ce151" office:value-type="string" calcext:value-type="string">
            <text:p>Double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63588-000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7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01"/>
          <table:table-cell table:style-name="ce113" office:value-type="string" calcext:value-type="string">
            <text:p>Wing Tip Strobe (A600-PR-14V)</text:p>
          </table:table-cell>
          <table:table-cell table:style-name="ce297"/>
          <table:table-cell table:style-name="ce371" office:value-type="string" calcext:value-type="string">
            <text:p>01-0790006-02</text:p>
          </table:table-cell>
          <table:table-cell table:style-name="ce371"/>
          <table:table-cell table:style-name="ce205"/>
          <table:table-cell table:style-name="ce299" table:number-columns-repeated="5"/>
          <table:table-cell table:style-name="ce96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51" office:value-type="string" calcext:value-type="string">
            <text:p>Retainer Door Panel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78086-000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100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51" office:value-type="string" calcext:value-type="string">
            <text:p>Hinge Cabin Door Uppe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79475-007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100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51" office:value-type="string" calcext:value-type="string">
            <text:p>Hinge Cabin Door Uppe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79475-008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10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51" office:value-type="string" calcext:value-type="string">
            <text:p>Hinge Cabin Doo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CA63560-002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100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51" office:value-type="string" calcext:value-type="string">
            <text:p>Hinge Cabin Door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79475-008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10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51" office:value-type="string" calcext:value-type="string">
            <text:p>Hinge pin (replacement for Piper 62002-002)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CA62002-002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10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51" office:value-type="string" calcext:value-type="string">
            <text:p>Hinge pin (replacement for Piper 62002-003)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CA62002-003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10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51" office:value-type="string" calcext:value-type="string">
            <text:p>Hinge pin (replacement for Piper 62002-004)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CA62002-004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10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51" office:value-type="string" calcext:value-type="string">
            <text:p>Hinge</text:p>
          </table:table-cell>
          <table:table-cell table:style-name="ce297" office:value-type="string" calcext:value-type="string">
            <text:p>PIPER</text:p>
          </table:table-cell>
          <table:table-cell table:style-name="ce300" office:value-type="string" calcext:value-type="string">
            <text:p>CA63560-002</text:p>
          </table:table-cell>
          <table:table-cell table:style-name="ce300"/>
          <table:table-cell table:style-name="ce205"/>
          <table:table-cell table:style-name="ce299" table:number-columns-repeated="5"/>
          <table:table-cell table:style-name="ce10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A-2069 NUT, Mouting, Castellated</text:p>
          </table:table-cell>
          <table:table-cell office:value-type="string" calcext:value-type="string">
            <text:p>Technic Aviation</text:p>
          </table:table-cell>
          <table:table-cell table:number-columns-repeated="5"/>
          <table:table-cell table:style-name="ce652" office:value-type="string" calcext:value-type="string">
            <text:p>F-HLTP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A-2067STUD, Mounting, 1/2-20</text:p>
          </table:table-cell>
          <table:table-cell office:value-type="string" calcext:value-type="string">
            <text:p>Technic Aviation</text:p>
          </table:table-cell>
          <table:table-cell table:number-columns-repeated="5"/>
          <table:table-cell table:style-name="ce652" office:value-type="string" calcext:value-type="string">
            <text:p>F-HLTP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B-3842-0750 Spring PIN, 3/32”, CRES</text:p>
          </table:table-cell>
          <table:table-cell office:value-type="string" calcext:value-type="string">
            <text:p>Technic Aviation</text:p>
          </table:table-cell>
          <table:table-cell table:number-columns-repeated="5"/>
          <table:table-cell table:style-name="ce652" office:value-type="string" calcext:value-type="string">
            <text:p>F-HLTP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A-2044 NUT, 1/2-20, HEX, Self-Locking</text:p>
          </table:table-cell>
          <table:table-cell office:value-type="string" calcext:value-type="string">
            <text:p>Technic Aviation</text:p>
          </table:table-cell>
          <table:table-cell table:number-columns-repeated="6"/>
          <table:table-cell table:number-columns-repeated="2" table:style-name="ce65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C-061-A Nut</text:p>
          </table:table-cell>
          <table:table-cell office:value-type="string" calcext:value-type="string">
            <text:p>Technic Aviation</text:p>
          </table:table-cell>
          <table:table-cell table:number-columns-repeated="5"/>
          <table:table-cell table:style-name="ce652" office:value-type="string" calcext:value-type="string">
            <text:p>N807DS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-076-A Washer</text:p>
          </table:table-cell>
          <table:table-cell office:value-type="string" calcext:value-type="string">
            <text:p>Technic Aviation</text:p>
          </table:table-cell>
          <table:table-cell table:number-columns-repeated="5"/>
          <table:table-cell table:style-name="ce652" office:value-type="string" calcext:value-type="string">
            <text:p>N807DS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-060-B Stud</text:p>
          </table:table-cell>
          <table:table-cell office:value-type="string" calcext:value-type="string">
            <text:p>Technic Aviation</text:p>
          </table:table-cell>
          <table:table-cell table:number-columns-repeated="5"/>
          <table:table-cell table:style-name="ce652" office:value-type="string" calcext:value-type="string">
            <text:p>N807DS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-350-750 Pin</text:p>
          </table:table-cell>
          <table:table-cell office:value-type="string" calcext:value-type="string">
            <text:p>Technic Aviation</text:p>
          </table:table-cell>
          <table:table-cell table:number-columns-repeated="5"/>
          <table:table-cell table:style-name="ce652" office:value-type="string" calcext:value-type="string">
            <text:p>N807DS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Engine baffle black</text:p>
          </table:table-cell>
          <table:table-cell office:value-type="string" calcext:value-type="string">
            <text:p>FARMAN</text:p>
          </table:table-cell>
          <table:table-cell office:value-type="string" calcext:value-type="string">
            <text:p>T-8071-3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Engine baffle red</text:p>
          </table:table-cell>
          <table:table-cell office:value-type="string" calcext:value-type="string">
            <text:p>FARMAN</text:p>
          </table:table-cell>
          <table:table-cell office:value-type="string" calcext:value-type="string">
            <text:p>13-1853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7"/>
          <table:table-cell table:style-name="ce212"/>
          <table:table-cell table:style-name="ce260"/>
          <table:table-cell table:style-name="ce122" office:value-type="string" calcext:value-type="string" table:number-columns-spanned="1" table:number-rows-spanned="2">
            <text:p>STOCK SANS TRACABILITE</text:p>
          </table:table-cell>
          <table:table-cell table:style-name="ce168"/>
          <table:table-cell table:style-name="ce392" table:number-columns-repeated="2"/>
          <table:table-cell table:style-name="ce226"/>
          <table:table-cell table:style-name="ce251" table:number-columns-repeated="5"/>
          <table:table-cell table:style-name="ce1014" table:number-columns-repeated="5"/>
          <table:table-cell table:style-name="ce168"/>
          <table:table-cell table:style-name="ce1048" table:number-columns-repeated="2"/>
          <table:table-cell table:style-name="ce168"/>
          <table:table-cell table:style-name="ce1125" table:number-columns-repeated="1001"/>
          <table:table-cell/>
        </table:table-row>
        <table:table-row table:style-name="ro3">
          <table:table-cell table:style-name="ce57"/>
          <table:table-cell table:style-name="ce212"/>
          <table:table-cell table:style-name="ce260"/>
          <table:covered-table-cell table:style-name="ce266"/>
          <table:table-cell table:style-name="ce168"/>
          <table:table-cell table:style-name="ce392" table:number-columns-repeated="2"/>
          <table:table-cell table:style-name="ce226"/>
          <table:table-cell table:style-name="ce251" table:number-columns-repeated="5"/>
          <table:table-cell table:style-name="ce1014" table:number-columns-repeated="5"/>
          <table:table-cell table:style-name="ce168"/>
          <table:table-cell table:style-name="ce1048" table:number-columns-repeated="2"/>
          <table:table-cell table:style-name="ce168"/>
          <table:table-cell table:style-name="ce1125" table:number-columns-repeated="1001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51" office:value-type="string" calcext:value-type="string">
            <text:p>Gren Position Light Lens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W1284G</text:p>
          </table:table-cell>
          <table:table-cell table:style-name="ce300"/>
          <table:table-cell table:style-name="ce205"/>
          <table:table-cell table:number-columns-repeated="2" table:style-name="ce236" office:value-type="string" calcext:value-type="string">
            <text:p>X</text:p>
          </table:table-cell>
          <table:table-cell table:style-name="ce236" office:value-type="string" calcext:value-type="string">
            <text:p>F-HLTP</text:p>
          </table:table-cell>
          <table:table-cell table:number-columns-repeated="2" table:style-name="ce236" office:value-type="string" calcext:value-type="string">
            <text:p>X</text:p>
          </table:table-cell>
          <table:table-cell table:style-name="ce101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51" office:value-type="string" calcext:value-type="string">
            <text:p>Red Position Light Lens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W1284R</text:p>
          </table:table-cell>
          <table:table-cell table:style-name="ce300"/>
          <table:table-cell table:style-name="ce205"/>
          <table:table-cell table:number-columns-repeated="2" table:style-name="ce236" office:value-type="string" calcext:value-type="string">
            <text:p>X</text:p>
          </table:table-cell>
          <table:table-cell table:style-name="ce236" office:value-type="string" calcext:value-type="string">
            <text:p>F-HLTP</text:p>
          </table:table-cell>
          <table:table-cell table:number-columns-repeated="2" table:style-name="ce236" office:value-type="string" calcext:value-type="string">
            <text:p>X</text:p>
          </table:table-cell>
          <table:table-cell table:style-name="ce101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2">
          <table:table-cell table:number-columns-repeated="1024"/>
        </table:table-row>
        <table:table-row table:style-name="ro3" table:number-rows-repeated="2">
          <table:table-cell table:style-name="ce57"/>
          <table:table-cell table:style-name="ce212"/>
          <table:table-cell table:style-name="ce260" table:number-columns-repeated="2"/>
          <table:table-cell table:style-name="ce168"/>
          <table:table-cell table:style-name="ce392" table:number-columns-repeated="2"/>
          <table:table-cell table:style-name="ce226"/>
          <table:table-cell table:style-name="ce251" table:number-columns-repeated="5"/>
          <table:table-cell table:style-name="ce1014" table:number-columns-repeated="5"/>
          <table:table-cell table:style-name="ce168"/>
          <table:table-cell table:style-name="ce1048" table:number-columns-repeated="2"/>
          <table:table-cell table:style-name="ce168"/>
          <table:table-cell table:style-name="ce1125" table:number-columns-repeated="1001"/>
          <table:table-cell/>
        </table:table-row>
        <table:table-row table:style-name="ro3">
          <table:table-cell table:number-columns-repeated="3"/>
          <table:table-cell table:style-name="ce151" office:value-type="string" calcext:value-type="string">
            <text:p>Installation Kit (Strobe)</text:p>
          </table:table-cell>
          <table:table-cell table:style-name="ce297" office:value-type="string" calcext:value-type="string">
            <text:p>Whelen</text:p>
          </table:table-cell>
          <table:table-cell table:style-name="ce300" office:value-type="string" calcext:value-type="string">
            <text:p>38-0230021-00H</text:p>
          </table:table-cell>
          <table:table-cell table:style-name="ce300"/>
          <table:table-cell table:style-name="ce205"/>
          <table:table-cell table:number-columns-repeated="5" table:style-name="ce236" office:value-type="string" calcext:value-type="string">
            <text:p>X</text:p>
          </table:table-cell>
          <table:table-cell table:style-name="ce101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Join feu de position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151" office:value-type="string" calcext:value-type="string">
            <text:p>Installation Kit for Alti/Vario</text:p>
          </table:table-cell>
          <table:table-cell table:style-name="ce297"/>
          <table:table-cell table:style-name="ce300" office:value-type="string" calcext:value-type="string">
            <text:p>1302234</text:p>
          </table:table-cell>
          <table:table-cell table:style-name="ce300"/>
          <table:table-cell table:style-name="ce205"/>
          <table:table-cell table:number-columns-repeated="2" table:style-name="ce236" office:value-type="string" calcext:value-type="string">
            <text:p>X</text:p>
          </table:table-cell>
          <table:table-cell table:style-name="ce299" table:number-columns-repeated="3"/>
          <table:table-cell table:style-name="ce10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57"/>
          <table:table-cell table:style-name="ce212"/>
          <table:table-cell table:style-name="ce260"/>
          <table:table-cell table:style-name="ce120" office:value-type="string" calcext:value-type="string" table:number-columns-spanned="1" table:number-rows-spanned="2">
            <text:p>STOCK A CLASSER</text:p>
          </table:table-cell>
          <table:table-cell table:style-name="ce168"/>
          <table:table-cell table:style-name="ce392" table:number-columns-repeated="2"/>
          <table:table-cell table:style-name="ce226"/>
          <table:table-cell table:style-name="ce251" table:number-columns-repeated="5"/>
          <table:table-cell table:style-name="ce1014" table:number-columns-repeated="5"/>
          <table:table-cell table:style-name="ce168"/>
          <table:table-cell table:style-name="ce1048" table:number-columns-repeated="2"/>
          <table:table-cell table:style-name="ce168"/>
          <table:table-cell table:style-name="ce1125" table:number-columns-repeated="1001"/>
          <table:table-cell/>
        </table:table-row>
        <table:table-row table:style-name="ro3">
          <table:table-cell table:number-columns-repeated="3"/>
          <table:covered-table-cell table:style-name="ce266"/>
          <table:table-cell table:number-columns-repeated="1020"/>
        </table:table-row>
        <table:table-row table:style-name="ro3">
          <table:table-cell table:style-name="ce58"/>
          <table:table-cell table:style-name="ce201" table:number-columns-repeated="2"/>
          <table:table-cell table:style-name="ce116"/>
          <table:table-cell table:style-name="ce201" table:number-columns-repeated="3"/>
          <table:table-cell table:style-name="ce58"/>
          <table:table-cell table:style-name="ce201" table:number-columns-repeated="5"/>
          <table:table-cell table:style-name="ce58" table:number-columns-repeated="5"/>
          <table:table-cell table:style-name="ce201" table:number-columns-repeated="4"/>
          <table:table-cell table:number-columns-repeated="1002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style-name="ce59"/>
          <table:table-cell table:style-name="ce214"/>
          <table:table-cell table:style-name="ce261" table:number-columns-repeated="2"/>
          <table:table-cell table:style-name="ce169"/>
          <table:table-cell table:style-name="ce403" table:number-columns-repeated="2"/>
          <table:table-cell table:style-name="ce227"/>
          <table:table-cell table:style-name="ce255" table:number-columns-repeated="5"/>
          <table:table-cell table:style-name="ce1020" table:number-columns-repeated="5"/>
          <table:table-cell table:style-name="ce169"/>
          <table:table-cell table:style-name="ce1050" table:number-columns-repeated="2"/>
          <table:table-cell table:style-name="ce169"/>
          <table:table-cell table:style-name="ce1126" table:number-columns-repeated="1001"/>
          <table:table-cell/>
        </table:table-row>
        <table:table-row table:style-name="ro3">
          <table:table-cell office:value-type="float" office:value="2427" calcext:value-type="float">
            <text:p>2427</text:p>
          </table:table-cell>
          <table:table-cell table:number-columns-repeated="2"/>
          <table:table-cell table:style-name="ce151" office:value-type="string" calcext:value-type="string">
            <text:p>Template</text:p>
          </table:table-cell>
          <table:table-cell table:style-name="ce297"/>
          <table:table-cell table:style-name="ce300" table:number-columns-repeated="2"/>
          <table:table-cell table:style-name="ce205"/>
          <table:table-cell table:style-name="ce299" table:number-columns-repeated="2"/>
          <table:table-cell table:style-name="ce652" office:value-type="string" calcext:value-type="string">
            <text:p>X</text:p>
          </table:table-cell>
          <table:table-cell table:style-name="ce299" table:number-columns-repeated="2"/>
          <table:table-cell table:style-name="ce4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T951]*[.N951]" office:value-type="currency" office:currency="EUR" office:value="0" calcext:value-type="currency">
            <text:p>0,00 €</text:p>
          </table:table-cell>
          <table:table-cell table:number-columns-repeated="1003"/>
        </table:table-row>
        <table:table-row table:style-name="ro3" table:number-rows-repeated="10476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Inventory.N6:Inventory.N6 Inventory.N335:Inventory.N336 Inventory.N625:Inventory.N640 Inventory.N647:Inventory.N649 Inventory.N652:Inventory.N660 Inventory.N588:Inventory.N591 Inventory.N471:Inventory.N471 Inventory.N10:Inventory.N10 Inventory.N220:Inventory.N220 Inventory.N241:Inventory.N244 Inventory.N412:Inventory.N413">
            <calcext:condition calcext:apply-style-name="cf2" calcext:value="&lt;=[.O6]" calcext:base-cell-address="Inventory.N6"/>
          </calcext:conditional-format>
          <calcext:conditional-format calcext:target-range-address="Inventory.N7:Inventory.N8">
            <calcext:condition calcext:apply-style-name="cf2" calcext:value="&lt;=#REF!" calcext:base-cell-address="Inventory.N7"/>
          </calcext:conditional-format>
          <calcext:conditional-format calcext:target-range-address="Inventory.N9:Inventory.N9">
            <calcext:condition calcext:apply-style-name="cf2" calcext:value="&lt;=[.O9]" calcext:base-cell-address="Inventory.N9"/>
          </calcext:conditional-format>
          <calcext:conditional-format calcext:target-range-address="Inventory.N11:Inventory.N15">
            <calcext:condition calcext:apply-style-name="cf2" calcext:value="&lt;=[.O11]" calcext:base-cell-address="Inventory.N11"/>
          </calcext:conditional-format>
          <calcext:conditional-format calcext:target-range-address="Inventory.H618:Inventory.H640 Inventory.H25:Inventory.H25 Inventory.H29:Inventory.H33 Inventory.I24:Inventory.I24 Inventory.I28:Inventory.I28 Inventory.I34:Inventory.I34 Inventory.I59:Inventory.I59 Inventory.I37:Inventory.I38 Inventory.H38:Inventory.H43 Inventory.I44:Inventory.I44 Inventory.I142:Inventory.I142 Inventory.H143:Inventory.H143 Inventory.I144:Inventory.I144 Inventory.I146:Inventory.I146 Inventory.H147:Inventory.H147 Inventory.I148:Inventory.I148 Inventory.H149:Inventory.H149 Inventory.I150:Inventory.I150 Inventory.I152:Inventory.I152 Inventory.I154:Inventory.I154 Inventory.I156:Inventory.I156 Inventory.I165:Inventory.I165 Inventory.H168:Inventory.H168 Inventory.I169:Inventory.I169 Inventory.I171:Inventory.I171 Inventory.I167:Inventory.I167 Inventory.I174:Inventory.I174 Inventory.H194:Inventory.H197 Inventory.H204:Inventory.H206 Inventory.H151:Inventory.H151 Inventory.H153:Inventory.H153 Inventory.H155:Inventory.H155 Inventory.H182:Inventory.H182 Inventory.H184:Inventory.H184 Inventory.H186:Inventory.H186 Inventory.H188:Inventory.H188 Inventory.H190:Inventory.H190 Inventory.H170:Inventory.H170 Inventory.H172:Inventory.H173 Inventory.H175:Inventory.H178 Inventory.H251:Inventory.H253 Inventory.H257:Inventory.H267 Inventory.H269:Inventory.H282 Inventory.H284:Inventory.H303 Inventory.H356:Inventory.H359 Inventory.H338:Inventory.H346 Inventory.H45:Inventory.H48 Inventory.H50:Inventory.H58 Inventory.K46:Inventory.K46 Inventory.H91:Inventory.H112 Inventory.I61:Inventory.I61 Inventory.I85:Inventory.I85 Inventory.H114:Inventory.H124 Inventory.I113:Inventory.I113 Inventory.I125:Inventory.I125 Inventory.I179:Inventory.I179 Inventory.I181:Inventory.I181 Inventory.I183:Inventory.I183 Inventory.I185:Inventory.I185 Inventory.I187:Inventory.I187 Inventory.I189:Inventory.I189 Inventory.I191:Inventory.I191 Inventory.I193:Inventory.I193 Inventory.I198:Inventory.I198 Inventory.I203:Inventory.I203 Inventory.I207:Inventory.I207 Inventory.I223:Inventory.I223 Inventory.I250:Inventory.I250 Inventory.I254:Inventory.I254 Inventory.I256:Inventory.I256 Inventory.I268:Inventory.I268 Inventory.I283:Inventory.I283 Inventory.I304:Inventory.I304 Inventory.I308:Inventory.I308 Inventory.I314:Inventory.I314 Inventory.I323:Inventory.I323 Inventory.I325:Inventory.I325 Inventory.I337:Inventory.I337 Inventory.I347:Inventory.I347 Inventory.I355:Inventory.I355 Inventory.I360:Inventory.I360 Inventory.I393:Inventory.I393 Inventory.I395:Inventory.I395 Inventory.I407:Inventory.I407 Inventory.I409:Inventory.I409 Inventory.I418:Inventory.I418 Inventory.I426:Inventory.I426 Inventory.I429:Inventory.I429 Inventory.I444:Inventory.I444 Inventory.I483:Inventory.I483 Inventory.I490:Inventory.I490 Inventory.I494:Inventory.I494 Inventory.I503:Inventory.I503 Inventory.I510:Inventory.I510 Inventory.I520:Inventory.I520 Inventory.I546:Inventory.I546 Inventory.I567:Inventory.I567 Inventory.I580:Inventory.I580 Inventory.I592:Inventory.I592 Inventory.I606:Inventory.I606 Inventory.I617:Inventory.I617 Inventory.I641:Inventory.I641 Inventory.I661:Inventory.I661 Inventory.I717:Inventory.I717 Inventory.I737:Inventory.I737 Inventory.I750:Inventory.I750 Inventory.I767:Inventory.I767 Inventory.I784:Inventory.I784 Inventory.I800:Inventory.I800 Inventory.I814:Inventory.I814 Inventory.I831:Inventory.I831 Inventory.H401:Inventory.H403 Inventory.H419:Inventory.H424 Inventory.H430:Inventory.H443 Inventory.H491:Inventory.H492 Inventory.H504:Inventory.H509 Inventory.H495:Inventory.H502 Inventory.H547:Inventory.H566 Inventory.H568:Inventory.H577 Inventory.H593:Inventory.H605 Inventory.H607:Inventory.H608 Inventory.H642:Inventory.H660 Inventory.H662:Inventory.H677 Inventory.H705:Inventory.H716 Inventory.H718:Inventory.H736 Inventory.H738:Inventory.H742 Inventory.H748:Inventory.H749 Inventory.H744:Inventory.H746 Inventory.H751:Inventory.H766 Inventory.H768:Inventory.H783 Inventory.H785:Inventory.H799 Inventory.H801:Inventory.H813 Inventory.H815:Inventory.H830 Inventory.H832:Inventory.H843 Inventory.H845:Inventory.H848 Inventory.H850:Inventory.H852 Inventory.H860:Inventory.H861 Inventory.H864:Inventory.H865 Inventory.H867:Inventory.H868 Inventory.H872:Inventory.H872 Inventory.H882:Inventory.H882 Inventory.H884:Inventory.H885 Inventory.H887:Inventory.H897 Inventory.H914:Inventory.H915 Inventory.H930:Inventory.H931 Inventory.H877:Inventory.H880 Inventory.H427:Inventory.H427 Inventory.H471:Inventory.H482 Inventory.I470:Inventory.I470 Inventory.H305:Inventory.H313 Inventory.H697:Inventory.H699 Inventory.H521:Inventory.H545 Inventory.H511:Inventory.H519 Inventory.H695:Inventory.H695 Inventory.H692:Inventory.H693 Inventory.I46:Inventory.I49 Inventory.H315:Inventory.H323 Inventory.H86:Inventory.H89 Inventory.H701:Inventory.H703 Inventory.H15:Inventory.H21 Inventory.H581:Inventory.H591 Inventory.H348:Inventory.H354 Inventory.H126:Inventory.H141 Inventory.H208:Inventory.H221 Inventory.H410:Inventory.H417 Inventory.H951:Inventory.H951 Inventory.H445:Inventory.H469 Inventory.H484:Inventory.H489 Inventory.H361:Inventory.H392 Inventory.H157:Inventory.H164 Inventory.H325:Inventory.H336 Inventory.H224:Inventory.H249 Inventory.H62:Inventory.H84 Inventory.H199:Inventory.H202 Inventory.H6:Inventory.H12">
            <calcext:condition calcext:apply-style-name="cf1" calcext:value="!=&quot;&quot;" calcext:base-cell-address="Inventory.H6"/>
          </calcext:conditional-format>
          <calcext:conditional-format calcext:target-range-address="Inventory.N16:Inventory.N17">
            <calcext:condition calcext:apply-style-name="cf2" calcext:value="&lt;=#REF!" calcext:base-cell-address="Inventory.N16"/>
          </calcext:conditional-format>
          <calcext:conditional-format calcext:target-range-address="Inventory.N18:Inventory.N21">
            <calcext:condition calcext:apply-style-name="cf2" calcext:value="&lt;=[.O18]" calcext:base-cell-address="Inventory.N18"/>
          </calcext:conditional-format>
          <calcext:conditional-format calcext:target-range-address="Inventory.N25:Inventory.N25 Inventory.N29:Inventory.N29">
            <calcext:condition calcext:apply-style-name="cf2" calcext:value="&lt;=#REF!" calcext:base-cell-address="Inventory.N25"/>
          </calcext:conditional-format>
          <calcext:conditional-format calcext:target-range-address="Inventory.N30:Inventory.N30">
            <calcext:condition calcext:apply-style-name="cf2" calcext:value="&lt;=[.O30]" calcext:base-cell-address="Inventory.N30"/>
          </calcext:conditional-format>
          <calcext:conditional-format calcext:target-range-address="Inventory.N31:Inventory.N32 Inventory.N36:Inventory.N36">
            <calcext:condition calcext:apply-style-name="cf2" calcext:value="&lt;=[.O31]" calcext:base-cell-address="Inventory.N31"/>
          </calcext:conditional-format>
          <calcext:conditional-format calcext:target-range-address="Inventory.N33:Inventory.N33">
            <calcext:condition calcext:apply-style-name="cf2" calcext:value="&lt;=[.O33]" calcext:base-cell-address="Inventory.N33"/>
          </calcext:conditional-format>
          <calcext:conditional-format calcext:target-range-address="Inventory.N35:Inventory.N35">
            <calcext:condition calcext:apply-style-name="cf2" calcext:value="&lt;=[.O35]" calcext:base-cell-address="Inventory.N35"/>
          </calcext:conditional-format>
          <calcext:conditional-format calcext:target-range-address="Inventory.N38:Inventory.N39">
            <calcext:condition calcext:apply-style-name="cf2" calcext:value="&lt;=[.O38]" calcext:base-cell-address="Inventory.N38"/>
          </calcext:conditional-format>
          <calcext:conditional-format calcext:target-range-address="Inventory.N40:Inventory.N40">
            <calcext:condition calcext:apply-style-name="cf2" calcext:value="&lt;=[.O40]" calcext:base-cell-address="Inventory.N40"/>
          </calcext:conditional-format>
          <calcext:conditional-format calcext:target-range-address="Inventory.N41:Inventory.N42">
            <calcext:condition calcext:apply-style-name="cf2" calcext:value="&lt;=[.O41]" calcext:base-cell-address="Inventory.N41"/>
          </calcext:conditional-format>
          <calcext:conditional-format calcext:target-range-address="Inventory.N43:Inventory.N43">
            <calcext:condition calcext:apply-style-name="cf2" calcext:value="&lt;=[.O43]" calcext:base-cell-address="Inventory.N43"/>
          </calcext:conditional-format>
          <calcext:conditional-format calcext:target-range-address="Inventory.N45:Inventory.N45">
            <calcext:condition calcext:apply-style-name="cf2" calcext:value="&lt;=[.O45]" calcext:base-cell-address="Inventory.N45"/>
          </calcext:conditional-format>
          <calcext:conditional-format calcext:target-range-address="Inventory.N46:Inventory.N48">
            <calcext:condition calcext:apply-style-name="cf2" calcext:value="&lt;=[.O46]" calcext:base-cell-address="Inventory.N46"/>
          </calcext:conditional-format>
          <calcext:conditional-format calcext:target-range-address="Inventory.N221:Inventory.N221 Inventory.N132:Inventory.N141 Inventory.N372:Inventory.N392 Inventory.N201:Inventory.N201">
            <calcext:condition calcext:apply-style-name="cf2" calcext:value="&lt;=[.O132]" calcext:base-cell-address="Inventory.N132"/>
          </calcext:conditional-format>
          <calcext:conditional-format calcext:target-range-address="Inventory.N143:Inventory.N143">
            <calcext:condition calcext:apply-style-name="cf2" calcext:value="&lt;=[.O143]" calcext:base-cell-address="Inventory.N143"/>
          </calcext:conditional-format>
          <calcext:conditional-format calcext:target-range-address="Inventory.N147:Inventory.N147">
            <calcext:condition calcext:apply-style-name="cf2" calcext:value="&lt;=[.O147]" calcext:base-cell-address="Inventory.N147"/>
          </calcext:conditional-format>
          <calcext:conditional-format calcext:target-range-address="Inventory.N129:Inventory.N131">
            <calcext:condition calcext:apply-style-name="cf2" calcext:value="&lt;=[.O129]" calcext:base-cell-address="Inventory.N129"/>
          </calcext:conditional-format>
          <calcext:conditional-format calcext:target-range-address="Inventory.N149:Inventory.N149">
            <calcext:condition calcext:apply-style-name="cf2" calcext:value="&lt;=[.O149]" calcext:base-cell-address="Inventory.N149"/>
          </calcext:conditional-format>
          <calcext:conditional-format calcext:target-range-address="Inventory.N151:Inventory.N151">
            <calcext:condition calcext:apply-style-name="cf2" calcext:value="&lt;=[.O151]" calcext:base-cell-address="Inventory.N151"/>
          </calcext:conditional-format>
          <calcext:conditional-format calcext:target-range-address="Inventory.N157:Inventory.N157">
            <calcext:condition calcext:apply-style-name="cf2" calcext:value="&lt;=#REF!" calcext:base-cell-address="Inventory.N157"/>
          </calcext:conditional-format>
          <calcext:conditional-format calcext:target-range-address="Inventory.N159:Inventory.N159">
            <calcext:condition calcext:apply-style-name="cf2" calcext:value="&lt;=#REF!" calcext:base-cell-address="Inventory.N159"/>
          </calcext:conditional-format>
          <calcext:conditional-format calcext:target-range-address="Inventory.N153:Inventory.N153">
            <calcext:condition calcext:apply-style-name="cf2" calcext:value="&lt;=[.O153]" calcext:base-cell-address="Inventory.N153"/>
          </calcext:conditional-format>
          <calcext:conditional-format calcext:target-range-address="Inventory.N155:Inventory.N155 Inventory.N158:Inventory.N158">
            <calcext:condition calcext:apply-style-name="cf2" calcext:value="&lt;=[.O155]" calcext:base-cell-address="Inventory.N155"/>
          </calcext:conditional-format>
          <calcext:conditional-format calcext:target-range-address="Inventory.N160:Inventory.N164 Inventory.N168:Inventory.N168">
            <calcext:condition calcext:apply-style-name="cf2" calcext:value="&lt;=[.O160]" calcext:base-cell-address="Inventory.N160"/>
          </calcext:conditional-format>
          <calcext:conditional-format calcext:target-range-address="Inventory.N170:Inventory.N170">
            <calcext:condition calcext:apply-style-name="cf2" calcext:value="&lt;=[.O170]" calcext:base-cell-address="Inventory.N170"/>
          </calcext:conditional-format>
          <calcext:conditional-format calcext:target-range-address="Inventory.N172:Inventory.N173">
            <calcext:condition calcext:apply-style-name="cf2" calcext:value="&lt;=[.O172]" calcext:base-cell-address="Inventory.N172"/>
          </calcext:conditional-format>
          <calcext:conditional-format calcext:target-range-address="Inventory.N175:Inventory.N175">
            <calcext:condition calcext:apply-style-name="cf2" calcext:value="&lt;=[.O175]" calcext:base-cell-address="Inventory.N175"/>
          </calcext:conditional-format>
          <calcext:conditional-format calcext:target-range-address="Inventory.N176:Inventory.N176">
            <calcext:condition calcext:apply-style-name="cf2" calcext:value="&lt;=[.O176]" calcext:base-cell-address="Inventory.N176"/>
          </calcext:conditional-format>
          <calcext:conditional-format calcext:target-range-address="Inventory.N177:Inventory.N178">
            <calcext:condition calcext:apply-style-name="cf2" calcext:value="&lt;=[.O177]" calcext:base-cell-address="Inventory.N177"/>
          </calcext:conditional-format>
          <calcext:conditional-format calcext:target-range-address="Inventory.N182:Inventory.N182">
            <calcext:condition calcext:apply-style-name="cf2" calcext:value="&lt;=[.O182]" calcext:base-cell-address="Inventory.N182"/>
          </calcext:conditional-format>
          <calcext:conditional-format calcext:target-range-address="Inventory.N184:Inventory.N184">
            <calcext:condition calcext:apply-style-name="cf2" calcext:value="&lt;=[.O184]" calcext:base-cell-address="Inventory.N184"/>
          </calcext:conditional-format>
          <calcext:conditional-format calcext:target-range-address="Inventory.N186:Inventory.N186">
            <calcext:condition calcext:apply-style-name="cf2" calcext:value="&lt;=[.O186]" calcext:base-cell-address="Inventory.N186"/>
          </calcext:conditional-format>
          <calcext:conditional-format calcext:target-range-address="Inventory.N188:Inventory.N188">
            <calcext:condition calcext:apply-style-name="cf2" calcext:value="&lt;=[.O188]" calcext:base-cell-address="Inventory.N188"/>
          </calcext:conditional-format>
          <calcext:conditional-format calcext:target-range-address="Inventory.N190:Inventory.N190">
            <calcext:condition calcext:apply-style-name="cf2" calcext:value="&lt;=[.O190]" calcext:base-cell-address="Inventory.N190"/>
          </calcext:conditional-format>
          <calcext:conditional-format calcext:target-range-address="Inventory.N194:Inventory.N194">
            <calcext:condition calcext:apply-style-name="cf2" calcext:value="&lt;=[.O194]" calcext:base-cell-address="Inventory.N194"/>
          </calcext:conditional-format>
          <calcext:conditional-format calcext:target-range-address="Inventory.N195:Inventory.N195">
            <calcext:condition calcext:apply-style-name="cf2" calcext:value="&lt;=[.O195]" calcext:base-cell-address="Inventory.N195"/>
          </calcext:conditional-format>
          <calcext:conditional-format calcext:target-range-address="Inventory.N196:Inventory.N196">
            <calcext:condition calcext:apply-style-name="cf2" calcext:value="&lt;=[.O196]" calcext:base-cell-address="Inventory.N196"/>
          </calcext:conditional-format>
          <calcext:conditional-format calcext:target-range-address="Inventory.N197:Inventory.N197">
            <calcext:condition calcext:apply-style-name="cf2" calcext:value="&lt;=[.O197]" calcext:base-cell-address="Inventory.N197"/>
          </calcext:conditional-format>
          <calcext:conditional-format calcext:target-range-address="Inventory.N199:Inventory.N199">
            <calcext:condition calcext:apply-style-name="cf2" calcext:value="&lt;=[.O199]" calcext:base-cell-address="Inventory.N199"/>
          </calcext:conditional-format>
          <calcext:conditional-format calcext:target-range-address="Inventory.N202:Inventory.N202 Inventory.N200:Inventory.N200">
            <calcext:condition calcext:apply-style-name="cf2" calcext:value="&lt;=#REF!" calcext:base-cell-address="Inventory.N200"/>
          </calcext:conditional-format>
          <calcext:conditional-format calcext:target-range-address="Inventory.N204:Inventory.N204">
            <calcext:condition calcext:apply-style-name="cf2" calcext:value="&lt;=[.O204]" calcext:base-cell-address="Inventory.N204"/>
          </calcext:conditional-format>
          <calcext:conditional-format calcext:target-range-address="Inventory.N205:Inventory.N205">
            <calcext:condition calcext:apply-style-name="cf2" calcext:value="&lt;=[.O205]" calcext:base-cell-address="Inventory.N205"/>
          </calcext:conditional-format>
          <calcext:conditional-format calcext:target-range-address="Inventory.N206:Inventory.N206">
            <calcext:condition calcext:apply-style-name="cf2" calcext:value="&lt;=[.O206]" calcext:base-cell-address="Inventory.N206"/>
          </calcext:conditional-format>
          <calcext:conditional-format calcext:target-range-address="Inventory.N208:Inventory.N208">
            <calcext:condition calcext:apply-style-name="cf2" calcext:value="&lt;=[.O208]" calcext:base-cell-address="Inventory.N208"/>
          </calcext:conditional-format>
          <calcext:conditional-format calcext:target-range-address="Inventory.N211:Inventory.N211">
            <calcext:condition calcext:apply-style-name="cf2" calcext:value="&lt;=[.O211]" calcext:base-cell-address="Inventory.N211"/>
          </calcext:conditional-format>
          <calcext:conditional-format calcext:target-range-address="Inventory.N213:Inventory.N213 Inventory.N209:Inventory.N210">
            <calcext:condition calcext:apply-style-name="cf2" calcext:value="&lt;=#REF!" calcext:base-cell-address="Inventory.N209"/>
          </calcext:conditional-format>
          <calcext:conditional-format calcext:target-range-address="Inventory.N214:Inventory.N214">
            <calcext:condition calcext:apply-style-name="cf2" calcext:value="&lt;=[.O214]" calcext:base-cell-address="Inventory.N214"/>
          </calcext:conditional-format>
          <calcext:conditional-format calcext:target-range-address="Inventory.N215:Inventory.N217 Inventory.N212:Inventory.N212 Inventory.N245:Inventory.N249">
            <calcext:condition calcext:apply-style-name="cf2" calcext:value="&lt;=[.O212]" calcext:base-cell-address="Inventory.N212"/>
          </calcext:conditional-format>
          <calcext:conditional-format calcext:target-range-address="Inventory.N218:Inventory.N218">
            <calcext:condition calcext:apply-style-name="cf2" calcext:value="&lt;=[.O218]" calcext:base-cell-address="Inventory.N218"/>
          </calcext:conditional-format>
          <calcext:conditional-format calcext:target-range-address="Inventory.N219:Inventory.N219">
            <calcext:condition calcext:apply-style-name="cf2" calcext:value="&lt;=[.O219]" calcext:base-cell-address="Inventory.N219"/>
          </calcext:conditional-format>
          <calcext:conditional-format calcext:target-range-address="Inventory.N224:Inventory.N224">
            <calcext:condition calcext:apply-style-name="cf2" calcext:value="&lt;=[.O224]" calcext:base-cell-address="Inventory.N224"/>
          </calcext:conditional-format>
          <calcext:conditional-format calcext:target-range-address="Inventory.N225:Inventory.N225">
            <calcext:condition calcext:apply-style-name="cf2" calcext:value="&lt;=[.O225]" calcext:base-cell-address="Inventory.N225"/>
          </calcext:conditional-format>
          <calcext:conditional-format calcext:target-range-address="Inventory.N226:Inventory.N226">
            <calcext:condition calcext:apply-style-name="cf2" calcext:value="&lt;=[.O226]" calcext:base-cell-address="Inventory.N226"/>
          </calcext:conditional-format>
          <calcext:conditional-format calcext:target-range-address="Inventory.N227:Inventory.N227">
            <calcext:condition calcext:apply-style-name="cf2" calcext:value="&lt;=[.O227]" calcext:base-cell-address="Inventory.N227"/>
          </calcext:conditional-format>
          <calcext:conditional-format calcext:target-range-address="Inventory.N228:Inventory.N228">
            <calcext:condition calcext:apply-style-name="cf2" calcext:value="&lt;=[.O228]" calcext:base-cell-address="Inventory.N228"/>
          </calcext:conditional-format>
          <calcext:conditional-format calcext:target-range-address="Inventory.N229:Inventory.N229">
            <calcext:condition calcext:apply-style-name="cf2" calcext:value="&lt;=[.O229]" calcext:base-cell-address="Inventory.N229"/>
          </calcext:conditional-format>
          <calcext:conditional-format calcext:target-range-address="Inventory.N232:Inventory.N232">
            <calcext:condition calcext:apply-style-name="cf2" calcext:value="&lt;=[.O232]" calcext:base-cell-address="Inventory.N232"/>
          </calcext:conditional-format>
          <calcext:conditional-format calcext:target-range-address="Inventory.N233:Inventory.N233">
            <calcext:condition calcext:apply-style-name="cf2" calcext:value="&lt;=[.O233]" calcext:base-cell-address="Inventory.N233"/>
          </calcext:conditional-format>
          <calcext:conditional-format calcext:target-range-address="Inventory.N234:Inventory.N234">
            <calcext:condition calcext:apply-style-name="cf2" calcext:value="&lt;=[.O234]" calcext:base-cell-address="Inventory.N234"/>
          </calcext:conditional-format>
          <calcext:conditional-format calcext:target-range-address="Inventory.N235:Inventory.N235">
            <calcext:condition calcext:apply-style-name="cf2" calcext:value="&lt;=[.O235]" calcext:base-cell-address="Inventory.N235"/>
          </calcext:conditional-format>
          <calcext:conditional-format calcext:target-range-address="Inventory.N236:Inventory.N236">
            <calcext:condition calcext:apply-style-name="cf2" calcext:value="&lt;=[.O236]" calcext:base-cell-address="Inventory.N236"/>
          </calcext:conditional-format>
          <calcext:conditional-format calcext:target-range-address="Inventory.N237:Inventory.N238">
            <calcext:condition calcext:apply-style-name="cf2" calcext:value="&lt;=[.O237]" calcext:base-cell-address="Inventory.N237"/>
          </calcext:conditional-format>
          <calcext:conditional-format calcext:target-range-address="Inventory.N239:Inventory.N239">
            <calcext:condition calcext:apply-style-name="cf2" calcext:value="&lt;=[.O239]" calcext:base-cell-address="Inventory.N239"/>
          </calcext:conditional-format>
          <calcext:conditional-format calcext:target-range-address="Inventory.N230:Inventory.N230 Inventory.N240:Inventory.N240">
            <calcext:condition calcext:apply-style-name="cf2" calcext:value="&lt;=#REF!" calcext:base-cell-address="Inventory.N230"/>
          </calcext:conditional-format>
          <calcext:conditional-format calcext:target-range-address="Inventory.N251:Inventory.N253 Inventory.N257:Inventory.N257">
            <calcext:condition calcext:apply-style-name="cf2" calcext:value="&lt;=[.O60]" calcext:base-cell-address="Inventory.N251"/>
          </calcext:conditional-format>
          <calcext:conditional-format calcext:target-range-address="Inventory.N258:Inventory.N258">
            <calcext:condition calcext:apply-style-name="cf2" calcext:value="&lt;=#REF!" calcext:base-cell-address="Inventory.N258"/>
          </calcext:conditional-format>
          <calcext:conditional-format calcext:target-range-address="Inventory.N259:Inventory.N259">
            <calcext:condition calcext:apply-style-name="cf2" calcext:value="&lt;=[.O67]" calcext:base-cell-address="Inventory.N259"/>
          </calcext:conditional-format>
          <calcext:conditional-format calcext:target-range-address="Inventory.N260:Inventory.N260">
            <calcext:condition calcext:apply-style-name="cf2" calcext:value="&lt;=[.O69]" calcext:base-cell-address="Inventory.N260"/>
          </calcext:conditional-format>
          <calcext:conditional-format calcext:target-range-address="Inventory.N261:Inventory.N261">
            <calcext:condition calcext:apply-style-name="cf2" calcext:value="&lt;=[.O70]" calcext:base-cell-address="Inventory.N261"/>
          </calcext:conditional-format>
          <calcext:conditional-format calcext:target-range-address="Inventory.N262:Inventory.N262">
            <calcext:condition calcext:apply-style-name="cf2" calcext:value="&lt;=[.O72]" calcext:base-cell-address="Inventory.N262"/>
          </calcext:conditional-format>
          <calcext:conditional-format calcext:target-range-address="Inventory.N263:Inventory.N267 Inventory.N316:Inventory.N322">
            <calcext:condition calcext:apply-style-name="cf2" calcext:value="&lt;=[.O75]" calcext:base-cell-address="Inventory.N263"/>
          </calcext:conditional-format>
          <calcext:conditional-format calcext:target-range-address="Inventory.N269:Inventory.N269">
            <calcext:condition calcext:apply-style-name="cf2" calcext:value="&lt;=[.O269]" calcext:base-cell-address="Inventory.N269"/>
          </calcext:conditional-format>
          <calcext:conditional-format calcext:target-range-address="Inventory.N270:Inventory.N270">
            <calcext:condition calcext:apply-style-name="cf2" calcext:value="&lt;=[.O270]" calcext:base-cell-address="Inventory.N270"/>
          </calcext:conditional-format>
          <calcext:conditional-format calcext:target-range-address="Inventory.N271:Inventory.N271">
            <calcext:condition calcext:apply-style-name="cf2" calcext:value="&lt;=[.O271]" calcext:base-cell-address="Inventory.N271"/>
          </calcext:conditional-format>
          <calcext:conditional-format calcext:target-range-address="Inventory.N272:Inventory.N274">
            <calcext:condition calcext:apply-style-name="cf2" calcext:value="&lt;=[.O272]" calcext:base-cell-address="Inventory.N272"/>
          </calcext:conditional-format>
          <calcext:conditional-format calcext:target-range-address="Inventory.N275:Inventory.N275">
            <calcext:condition calcext:apply-style-name="cf2" calcext:value="&lt;=[.O275]" calcext:base-cell-address="Inventory.N275"/>
          </calcext:conditional-format>
          <calcext:conditional-format calcext:target-range-address="Inventory.N276:Inventory.N282">
            <calcext:condition calcext:apply-style-name="cf2" calcext:value="&lt;=[.O276]" calcext:base-cell-address="Inventory.N276"/>
          </calcext:conditional-format>
          <calcext:conditional-format calcext:target-range-address="Inventory.N284:Inventory.N284">
            <calcext:condition calcext:apply-style-name="cf2" calcext:value="&lt;=[.O284]" calcext:base-cell-address="Inventory.N284"/>
          </calcext:conditional-format>
          <calcext:conditional-format calcext:target-range-address="Inventory.N285:Inventory.N285">
            <calcext:condition calcext:apply-style-name="cf2" calcext:value="&lt;=[.O285]" calcext:base-cell-address="Inventory.N285"/>
          </calcext:conditional-format>
          <calcext:conditional-format calcext:target-range-address="Inventory.N286:Inventory.N286">
            <calcext:condition calcext:apply-style-name="cf2" calcext:value="&lt;=[.O286]" calcext:base-cell-address="Inventory.N286"/>
          </calcext:conditional-format>
          <calcext:conditional-format calcext:target-range-address="Inventory.N287:Inventory.N287">
            <calcext:condition calcext:apply-style-name="cf2" calcext:value="&lt;=[.O287]" calcext:base-cell-address="Inventory.N287"/>
          </calcext:conditional-format>
          <calcext:conditional-format calcext:target-range-address="Inventory.N288:Inventory.N288">
            <calcext:condition calcext:apply-style-name="cf2" calcext:value="&lt;=[.O288]" calcext:base-cell-address="Inventory.N288"/>
          </calcext:conditional-format>
          <calcext:conditional-format calcext:target-range-address="Inventory.N289:Inventory.N289">
            <calcext:condition calcext:apply-style-name="cf2" calcext:value="&lt;=[.O289]" calcext:base-cell-address="Inventory.N289"/>
          </calcext:conditional-format>
          <calcext:conditional-format calcext:target-range-address="Inventory.N290:Inventory.N290">
            <calcext:condition calcext:apply-style-name="cf2" calcext:value="&lt;=[.O290]" calcext:base-cell-address="Inventory.N290"/>
          </calcext:conditional-format>
          <calcext:conditional-format calcext:target-range-address="Inventory.N291:Inventory.N293">
            <calcext:condition calcext:apply-style-name="cf2" calcext:value="&lt;=[.O291]" calcext:base-cell-address="Inventory.N291"/>
          </calcext:conditional-format>
          <calcext:conditional-format calcext:target-range-address="Inventory.N294:Inventory.N303 Inventory.N305:Inventory.N307">
            <calcext:condition calcext:apply-style-name="cf2" calcext:value="&lt;=[.O294]" calcext:base-cell-address="Inventory.N294"/>
          </calcext:conditional-format>
          <calcext:conditional-format calcext:target-range-address="Inventory.N309:Inventory.N309">
            <calcext:condition calcext:apply-style-name="cf2" calcext:value="&lt;=[.O309]" calcext:base-cell-address="Inventory.N309"/>
          </calcext:conditional-format>
          <calcext:conditional-format calcext:target-range-address="Inventory.N310:Inventory.N313 Inventory.N315:Inventory.N315">
            <calcext:condition calcext:apply-style-name="cf2" calcext:value="&lt;=[.O310]" calcext:base-cell-address="Inventory.N310"/>
          </calcext:conditional-format>
          <calcext:conditional-format calcext:target-range-address="Inventory.N326:Inventory.N328">
            <calcext:condition calcext:apply-style-name="cf2" calcext:value="&lt;=[.O326]" calcext:base-cell-address="Inventory.N326"/>
          </calcext:conditional-format>
          <calcext:conditional-format calcext:target-range-address="Inventory.N329:Inventory.N330">
            <calcext:condition calcext:apply-style-name="cf2" calcext:value="&lt;=[.O329]" calcext:base-cell-address="Inventory.N329"/>
          </calcext:conditional-format>
          <calcext:conditional-format calcext:target-range-address="Inventory.N331:Inventory.N331">
            <calcext:condition calcext:apply-style-name="cf2" calcext:value="&lt;=[.O331]" calcext:base-cell-address="Inventory.N331"/>
          </calcext:conditional-format>
          <calcext:conditional-format calcext:target-range-address="Inventory.N332:Inventory.N334">
            <calcext:condition calcext:apply-style-name="cf2" calcext:value="&lt;=[.O332]" calcext:base-cell-address="Inventory.N332"/>
          </calcext:conditional-format>
          <calcext:conditional-format calcext:target-range-address="Inventory.N338:Inventory.N338">
            <calcext:condition calcext:apply-style-name="cf2" calcext:value="&lt;=[.O338]" calcext:base-cell-address="Inventory.N338"/>
          </calcext:conditional-format>
          <calcext:conditional-format calcext:target-range-address="Inventory.N339:Inventory.N339">
            <calcext:condition calcext:apply-style-name="cf2" calcext:value="&lt;=[.O339]" calcext:base-cell-address="Inventory.N339"/>
          </calcext:conditional-format>
          <calcext:conditional-format calcext:target-range-address="Inventory.N348:Inventory.N348">
            <calcext:condition calcext:apply-style-name="cf2" calcext:value="&lt;=[.O348]" calcext:base-cell-address="Inventory.N348"/>
          </calcext:conditional-format>
          <calcext:conditional-format calcext:target-range-address="Inventory.N349:Inventory.N349">
            <calcext:condition calcext:apply-style-name="cf2" calcext:value="&lt;=[.O349]" calcext:base-cell-address="Inventory.N349"/>
          </calcext:conditional-format>
          <calcext:conditional-format calcext:target-range-address="Inventory.N350:Inventory.N354 Inventory.N357:Inventory.N359">
            <calcext:condition calcext:apply-style-name="cf2" calcext:value="&lt;=[.O350]" calcext:base-cell-address="Inventory.N350"/>
          </calcext:conditional-format>
          <calcext:conditional-format calcext:target-range-address="Inventory.N356:Inventory.N356">
            <calcext:condition calcext:apply-style-name="cf2" calcext:value="&lt;=[.O356]" calcext:base-cell-address="Inventory.N356"/>
          </calcext:conditional-format>
          <calcext:conditional-format calcext:target-range-address="Inventory.N50:Inventory.N50">
            <calcext:condition calcext:apply-style-name="cf2" calcext:value="&lt;=[.O50]" calcext:base-cell-address="Inventory.N50"/>
          </calcext:conditional-format>
          <calcext:conditional-format calcext:target-range-address="Inventory.N51:Inventory.N51">
            <calcext:condition calcext:apply-style-name="cf2" calcext:value="&lt;=[.O51]" calcext:base-cell-address="Inventory.N51"/>
          </calcext:conditional-format>
          <calcext:conditional-format calcext:target-range-address="Inventory.N52:Inventory.N52">
            <calcext:condition calcext:apply-style-name="cf2" calcext:value="&lt;=[.O52]" calcext:base-cell-address="Inventory.N52"/>
          </calcext:conditional-format>
          <calcext:conditional-format calcext:target-range-address="Inventory.N53:Inventory.N53">
            <calcext:condition calcext:apply-style-name="cf2" calcext:value="&lt;=[.O53]" calcext:base-cell-address="Inventory.N53"/>
          </calcext:conditional-format>
          <calcext:conditional-format calcext:target-range-address="Inventory.N54:Inventory.N58">
            <calcext:condition calcext:apply-style-name="cf2" calcext:value="&lt;=[.O54]" calcext:base-cell-address="Inventory.N54"/>
          </calcext:conditional-format>
          <calcext:conditional-format calcext:target-range-address="Inventory.N62:Inventory.N62">
            <calcext:condition calcext:apply-style-name="cf2" calcext:value="&lt;=[.O62]" calcext:base-cell-address="Inventory.N62"/>
          </calcext:conditional-format>
          <calcext:conditional-format calcext:target-range-address="Inventory.N91:Inventory.N96 Inventory.N87:Inventory.N89 Inventory.N63:Inventory.N84">
            <calcext:condition calcext:apply-style-name="cf2" calcext:value="&lt;=[.O63]" calcext:base-cell-address="Inventory.N63"/>
          </calcext:conditional-format>
          <calcext:conditional-format calcext:target-range-address="Inventory.N86:Inventory.N86">
            <calcext:condition calcext:apply-style-name="cf2" calcext:value="&lt;=[.O86]" calcext:base-cell-address="Inventory.N86"/>
          </calcext:conditional-format>
          <calcext:conditional-format calcext:target-range-address="Inventory.N97:Inventory.N98 Inventory.N115:Inventory.N115">
            <calcext:condition calcext:apply-style-name="cf2" calcext:value="&lt;=[.O97]" calcext:base-cell-address="Inventory.N97"/>
          </calcext:conditional-format>
          <calcext:conditional-format calcext:target-range-address="Inventory.N99:Inventory.N99">
            <calcext:condition calcext:apply-style-name="cf2" calcext:value="&lt;=[.O99]" calcext:base-cell-address="Inventory.N99"/>
          </calcext:conditional-format>
          <calcext:conditional-format calcext:target-range-address="Inventory.N100:Inventory.N106">
            <calcext:condition calcext:apply-style-name="cf2" calcext:value="&lt;=[.O100]" calcext:base-cell-address="Inventory.N100"/>
          </calcext:conditional-format>
          <calcext:conditional-format calcext:target-range-address="Inventory.N117:Inventory.N118">
            <calcext:condition calcext:apply-style-name="cf2" calcext:value="&lt;=[.O117]" calcext:base-cell-address="Inventory.N117"/>
          </calcext:conditional-format>
          <calcext:conditional-format calcext:target-range-address="Inventory.N126:Inventory.N127">
            <calcext:condition calcext:apply-style-name="cf2" calcext:value="&lt;=[.O126]" calcext:base-cell-address="Inventory.N126"/>
          </calcext:conditional-format>
          <calcext:conditional-format calcext:target-range-address="Inventory.N114:Inventory.N114">
            <calcext:condition calcext:apply-style-name="cf2" calcext:value="&lt;=[.O114]" calcext:base-cell-address="Inventory.N114"/>
          </calcext:conditional-format>
          <calcext:conditional-format calcext:target-range-address="Inventory.N107:Inventory.N112 Inventory.N123:Inventory.N123">
            <calcext:condition calcext:apply-style-name="cf2" calcext:value="&lt;=#REF!" calcext:base-cell-address="Inventory.N107"/>
          </calcext:conditional-format>
          <calcext:conditional-format calcext:target-range-address="Inventory.N119:Inventory.N119 Inventory.N116:Inventory.N116">
            <calcext:condition calcext:apply-style-name="cf2" calcext:value="&lt;=[.O116]" calcext:base-cell-address="Inventory.N116"/>
          </calcext:conditional-format>
          <calcext:conditional-format calcext:target-range-address="Inventory.N128:Inventory.N128">
            <calcext:condition calcext:apply-style-name="cf2" calcext:value="&lt;=#REF!" calcext:base-cell-address="Inventory.N128"/>
          </calcext:conditional-format>
          <calcext:conditional-format calcext:target-range-address="Inventory.N361:Inventory.N366 Inventory.N368:Inventory.N371 Inventory.N422:Inventory.N424">
            <calcext:condition calcext:apply-style-name="cf2" calcext:value="&lt;=[.O361]" calcext:base-cell-address="Inventory.N361"/>
          </calcext:conditional-format>
          <calcext:conditional-format calcext:target-range-address="Inventory.N367:Inventory.N367">
            <calcext:condition calcext:apply-style-name="cf2" calcext:value="&lt;=[.O367]" calcext:base-cell-address="Inventory.N367"/>
          </calcext:conditional-format>
          <calcext:conditional-format calcext:target-range-address="Inventory.N396:Inventory.N396">
            <calcext:condition calcext:apply-style-name="cf2" calcext:value="&lt;=[.O396]" calcext:base-cell-address="Inventory.N396"/>
          </calcext:conditional-format>
          <calcext:conditional-format calcext:target-range-address="Inventory.N397:Inventory.N397 Inventory.N404:Inventory.N406">
            <calcext:condition calcext:apply-style-name="cf2" calcext:value="&lt;=[.O397]" calcext:base-cell-address="Inventory.N397"/>
          </calcext:conditional-format>
          <calcext:conditional-format calcext:target-range-address="Inventory.N398:Inventory.N398">
            <calcext:condition calcext:apply-style-name="cf2" calcext:value="&lt;=[.O398]" calcext:base-cell-address="Inventory.N398"/>
          </calcext:conditional-format>
          <calcext:conditional-format calcext:target-range-address="Inventory.N399:Inventory.N400">
            <calcext:condition calcext:apply-style-name="cf2" calcext:value="&lt;=[.O399]" calcext:base-cell-address="Inventory.N399"/>
          </calcext:conditional-format>
          <calcext:conditional-format calcext:target-range-address="Inventory.N401:Inventory.N403">
            <calcext:condition calcext:apply-style-name="cf2" calcext:value="&lt;=[.O401]" calcext:base-cell-address="Inventory.N401"/>
          </calcext:conditional-format>
          <calcext:conditional-format calcext:target-range-address="Inventory.N410:Inventory.N410">
            <calcext:condition calcext:apply-style-name="cf2" calcext:value="&lt;=[.O410]" calcext:base-cell-address="Inventory.N410"/>
          </calcext:conditional-format>
          <calcext:conditional-format calcext:target-range-address="Inventory.N411:Inventory.N411">
            <calcext:condition calcext:apply-style-name="cf2" calcext:value="&lt;=[.O411]" calcext:base-cell-address="Inventory.N411"/>
          </calcext:conditional-format>
          <calcext:conditional-format calcext:target-range-address="Inventory.N414:Inventory.N414">
            <calcext:condition calcext:apply-style-name="cf2" calcext:value="&lt;=[.O414]" calcext:base-cell-address="Inventory.N414"/>
          </calcext:conditional-format>
          <calcext:conditional-format calcext:target-range-address="Inventory.N415:Inventory.N417">
            <calcext:condition calcext:apply-style-name="cf2" calcext:value="&lt;=[.O415]" calcext:base-cell-address="Inventory.N415"/>
          </calcext:conditional-format>
          <calcext:conditional-format calcext:target-range-address="Inventory.N419:Inventory.N419">
            <calcext:condition calcext:apply-style-name="cf2" calcext:value="&lt;=[.O419]" calcext:base-cell-address="Inventory.N419"/>
          </calcext:conditional-format>
          <calcext:conditional-format calcext:target-range-address="Inventory.N420:Inventory.N420">
            <calcext:condition calcext:apply-style-name="cf2" calcext:value="&lt;=[.O420]" calcext:base-cell-address="Inventory.N420"/>
          </calcext:conditional-format>
          <calcext:conditional-format calcext:target-range-address="Inventory.N421:Inventory.N421 Inventory.N697:Inventory.N699 Inventory.N695:Inventory.N695 Inventory.N692:Inventory.N693 Inventory.N701:Inventory.N703">
            <calcext:condition calcext:apply-style-name="cf2" calcext:value="&lt;=[.O421]" calcext:base-cell-address="Inventory.N421"/>
          </calcext:conditional-format>
          <calcext:conditional-format calcext:target-range-address="Inventory.N430:Inventory.N430">
            <calcext:condition calcext:apply-style-name="cf2" calcext:value="&lt;=[.O430]" calcext:base-cell-address="Inventory.N430"/>
          </calcext:conditional-format>
          <calcext:conditional-format calcext:target-range-address="Inventory.N431:Inventory.N431">
            <calcext:condition calcext:apply-style-name="cf2" calcext:value="&lt;=[.O431]" calcext:base-cell-address="Inventory.N431"/>
          </calcext:conditional-format>
          <calcext:conditional-format calcext:target-range-address="Inventory.N432:Inventory.N443">
            <calcext:condition calcext:apply-style-name="cf2" calcext:value="&lt;=#REF!" calcext:base-cell-address="Inventory.N432"/>
          </calcext:conditional-format>
          <calcext:conditional-format calcext:target-range-address="Inventory.N445:Inventory.N445">
            <calcext:condition calcext:apply-style-name="cf2" calcext:value="&lt;=[.O445]" calcext:base-cell-address="Inventory.N445"/>
          </calcext:conditional-format>
          <calcext:conditional-format calcext:target-range-address="Inventory.N446:Inventory.N446">
            <calcext:condition calcext:apply-style-name="cf2" calcext:value="&lt;=#REF!" calcext:base-cell-address="Inventory.N446"/>
          </calcext:conditional-format>
          <calcext:conditional-format calcext:target-range-address="Inventory.N447:Inventory.N447">
            <calcext:condition calcext:apply-style-name="cf2" calcext:value="&lt;=[.O447]" calcext:base-cell-address="Inventory.N447"/>
          </calcext:conditional-format>
          <calcext:conditional-format calcext:target-range-address="Inventory.N448:Inventory.N448">
            <calcext:condition calcext:apply-style-name="cf2" calcext:value="&lt;=[.O448]" calcext:base-cell-address="Inventory.N448"/>
          </calcext:conditional-format>
          <calcext:conditional-format calcext:target-range-address="Inventory.N449:Inventory.N449">
            <calcext:condition calcext:apply-style-name="cf2" calcext:value="&lt;=[.O449]" calcext:base-cell-address="Inventory.N449"/>
          </calcext:conditional-format>
          <calcext:conditional-format calcext:target-range-address="Inventory.N450:Inventory.N450">
            <calcext:condition calcext:apply-style-name="cf2" calcext:value="&lt;=[.O450]" calcext:base-cell-address="Inventory.N450"/>
          </calcext:conditional-format>
          <calcext:conditional-format calcext:target-range-address="Inventory.N459:Inventory.N459 Inventory.N481:Inventory.N482 Inventory.N453:Inventory.N457">
            <calcext:condition calcext:apply-style-name="cf2" calcext:value="&lt;=#REF!" calcext:base-cell-address="Inventory.N453"/>
          </calcext:conditional-format>
          <calcext:conditional-format calcext:target-range-address="Inventory.N451:Inventory.N451">
            <calcext:condition calcext:apply-style-name="cf2" calcext:value="&lt;=[.O451]" calcext:base-cell-address="Inventory.N451"/>
          </calcext:conditional-format>
          <calcext:conditional-format calcext:target-range-address="Inventory.N452:Inventory.N452">
            <calcext:condition calcext:apply-style-name="cf2" calcext:value="&lt;=[.O452]" calcext:base-cell-address="Inventory.N452"/>
          </calcext:conditional-format>
          <calcext:conditional-format calcext:target-range-address="Inventory.N458:Inventory.N458 Inventory.N460:Inventory.N469 Inventory.N472:Inventory.N480">
            <calcext:condition calcext:apply-style-name="cf2" calcext:value="&lt;=[.O458]" calcext:base-cell-address="Inventory.N458"/>
          </calcext:conditional-format>
          <calcext:conditional-format calcext:target-range-address="Inventory.N484:Inventory.N489">
            <calcext:condition calcext:apply-style-name="cf2" calcext:value="&lt;=[.O484]" calcext:base-cell-address="Inventory.N484"/>
          </calcext:conditional-format>
          <calcext:conditional-format calcext:target-range-address="Inventory.N491:Inventory.N491">
            <calcext:condition calcext:apply-style-name="cf2" calcext:value="&lt;=[.O491]" calcext:base-cell-address="Inventory.N491"/>
          </calcext:conditional-format>
          <calcext:conditional-format calcext:target-range-address="Inventory.N492:Inventory.N492">
            <calcext:condition calcext:apply-style-name="cf2" calcext:value="&lt;=[.O492]" calcext:base-cell-address="Inventory.N492"/>
          </calcext:conditional-format>
          <calcext:conditional-format calcext:target-range-address="Inventory.N495:Inventory.N495">
            <calcext:condition calcext:apply-style-name="cf2" calcext:value="&lt;=[.O495]" calcext:base-cell-address="Inventory.N495"/>
          </calcext:conditional-format>
          <calcext:conditional-format calcext:target-range-address="Inventory.N496:Inventory.N496">
            <calcext:condition calcext:apply-style-name="cf2" calcext:value="&lt;=[.O496]" calcext:base-cell-address="Inventory.N496"/>
          </calcext:conditional-format>
          <calcext:conditional-format calcext:target-range-address="Inventory.N497:Inventory.N498">
            <calcext:condition calcext:apply-style-name="cf2" calcext:value="&lt;=[.O497]" calcext:base-cell-address="Inventory.N497"/>
          </calcext:conditional-format>
          <calcext:conditional-format calcext:target-range-address="Inventory.N499:Inventory.N502">
            <calcext:condition calcext:apply-style-name="cf2" calcext:value="&lt;=[.O499]" calcext:base-cell-address="Inventory.N499"/>
          </calcext:conditional-format>
          <calcext:conditional-format calcext:target-range-address="Inventory.N504:Inventory.N504">
            <calcext:condition calcext:apply-style-name="cf2" calcext:value="&lt;=[.O504]" calcext:base-cell-address="Inventory.N504"/>
          </calcext:conditional-format>
          <calcext:conditional-format calcext:target-range-address="Inventory.N505:Inventory.N509">
            <calcext:condition calcext:apply-style-name="cf2" calcext:value="&lt;=[.O505]" calcext:base-cell-address="Inventory.N505"/>
          </calcext:conditional-format>
          <calcext:conditional-format calcext:target-range-address="Inventory.N511:Inventory.N511">
            <calcext:condition calcext:apply-style-name="cf2" calcext:value="&lt;=[.O511]" calcext:base-cell-address="Inventory.N511"/>
          </calcext:conditional-format>
          <calcext:conditional-format calcext:target-range-address="Inventory.N512:Inventory.N519">
            <calcext:condition calcext:apply-style-name="cf2" calcext:value="&lt;=[.O512]" calcext:base-cell-address="Inventory.N512"/>
          </calcext:conditional-format>
          <calcext:conditional-format calcext:target-range-address="Inventory.N521:Inventory.N521">
            <calcext:condition calcext:apply-style-name="cf2" calcext:value="&lt;=[.O521]" calcext:base-cell-address="Inventory.N521"/>
          </calcext:conditional-format>
          <calcext:conditional-format calcext:target-range-address="Inventory.N522:Inventory.N522">
            <calcext:condition calcext:apply-style-name="cf2" calcext:value="&lt;=[.O522]" calcext:base-cell-address="Inventory.N522"/>
          </calcext:conditional-format>
          <calcext:conditional-format calcext:target-range-address="Inventory.N523:Inventory.N523">
            <calcext:condition calcext:apply-style-name="cf2" calcext:value="&lt;=[.O523]" calcext:base-cell-address="Inventory.N523"/>
          </calcext:conditional-format>
          <calcext:conditional-format calcext:target-range-address="Inventory.N524:Inventory.N524">
            <calcext:condition calcext:apply-style-name="cf2" calcext:value="&lt;=[.O524]" calcext:base-cell-address="Inventory.N524"/>
          </calcext:conditional-format>
          <calcext:conditional-format calcext:target-range-address="Inventory.N525:Inventory.N528">
            <calcext:condition calcext:apply-style-name="cf2" calcext:value="&lt;=[.O525]" calcext:base-cell-address="Inventory.N525"/>
          </calcext:conditional-format>
          <calcext:conditional-format calcext:target-range-address="Inventory.N529:Inventory.N529 Inventory.N533:Inventory.N533">
            <calcext:condition calcext:apply-style-name="cf2" calcext:value="&lt;=[.O529]" calcext:base-cell-address="Inventory.N529"/>
          </calcext:conditional-format>
          <calcext:conditional-format calcext:target-range-address="Inventory.N530:Inventory.N530">
            <calcext:condition calcext:apply-style-name="cf2" calcext:value="&lt;=[.O530]" calcext:base-cell-address="Inventory.N530"/>
          </calcext:conditional-format>
          <calcext:conditional-format calcext:target-range-address="Inventory.N531:Inventory.N532">
            <calcext:condition calcext:apply-style-name="cf2" calcext:value="&lt;=[.O531]" calcext:base-cell-address="Inventory.N531"/>
          </calcext:conditional-format>
          <calcext:conditional-format calcext:target-range-address="Inventory.N534:Inventory.N536">
            <calcext:condition calcext:apply-style-name="cf2" calcext:value="&lt;=[.O534]" calcext:base-cell-address="Inventory.N534"/>
          </calcext:conditional-format>
          <calcext:conditional-format calcext:target-range-address="Inventory.N537:Inventory.N541">
            <calcext:condition calcext:apply-style-name="cf2" calcext:value="&lt;=[.O537]" calcext:base-cell-address="Inventory.N537"/>
          </calcext:conditional-format>
          <calcext:conditional-format calcext:target-range-address="Inventory.N542:Inventory.N545 Inventory.N552:Inventory.N556">
            <calcext:condition calcext:apply-style-name="cf2" calcext:value="&lt;=[.O542]" calcext:base-cell-address="Inventory.N542"/>
          </calcext:conditional-format>
          <calcext:conditional-format calcext:target-range-address="Inventory.N547:Inventory.N549">
            <calcext:condition calcext:apply-style-name="cf2" calcext:value="&lt;=[.O547]" calcext:base-cell-address="Inventory.N547"/>
          </calcext:conditional-format>
          <calcext:conditional-format calcext:target-range-address="Inventory.N550:Inventory.N550">
            <calcext:condition calcext:apply-style-name="cf2" calcext:value="&lt;=[.O550]" calcext:base-cell-address="Inventory.N550"/>
          </calcext:conditional-format>
          <calcext:conditional-format calcext:target-range-address="Inventory.N551:Inventory.N551">
            <calcext:condition calcext:apply-style-name="cf2" calcext:value="&lt;=[.O551]" calcext:base-cell-address="Inventory.N551"/>
          </calcext:conditional-format>
          <calcext:conditional-format calcext:target-range-address="Inventory.N557:Inventory.N566">
            <calcext:condition calcext:apply-style-name="cf2" calcext:value="&lt;=[.O557]" calcext:base-cell-address="Inventory.N557"/>
          </calcext:conditional-format>
          <calcext:conditional-format calcext:target-range-address="Inventory.N568:Inventory.N569">
            <calcext:condition calcext:apply-style-name="cf2" calcext:value="&lt;=[.O568]" calcext:base-cell-address="Inventory.N568"/>
          </calcext:conditional-format>
          <calcext:conditional-format calcext:target-range-address="Inventory.N570:Inventory.N571">
            <calcext:condition calcext:apply-style-name="cf2" calcext:value="&lt;=[.O570]" calcext:base-cell-address="Inventory.N570"/>
          </calcext:conditional-format>
          <calcext:conditional-format calcext:target-range-address="Inventory.N572:Inventory.N577">
            <calcext:condition calcext:apply-style-name="cf2" calcext:value="&lt;=[.O572]" calcext:base-cell-address="Inventory.N572"/>
          </calcext:conditional-format>
          <calcext:conditional-format calcext:target-range-address="Inventory.N581:Inventory.N581">
            <calcext:condition calcext:apply-style-name="cf2" calcext:value="&lt;=[.O581]" calcext:base-cell-address="Inventory.N581"/>
          </calcext:conditional-format>
          <calcext:conditional-format calcext:target-range-address="Inventory.N582:Inventory.N583">
            <calcext:condition calcext:apply-style-name="cf2" calcext:value="&lt;=[.O582]" calcext:base-cell-address="Inventory.N582"/>
          </calcext:conditional-format>
          <calcext:conditional-format calcext:target-range-address="Inventory.N584:Inventory.N584">
            <calcext:condition calcext:apply-style-name="cf2" calcext:value="&lt;=#REF!" calcext:base-cell-address="Inventory.N584"/>
          </calcext:conditional-format>
          <calcext:conditional-format calcext:target-range-address="Inventory.N585:Inventory.N587">
            <calcext:condition calcext:apply-style-name="cf2" calcext:value="&lt;=[.O585]" calcext:base-cell-address="Inventory.N585"/>
          </calcext:conditional-format>
          <calcext:conditional-format calcext:target-range-address="Inventory.N593:Inventory.N605">
            <calcext:condition calcext:apply-style-name="cf2" calcext:value="&lt;=[.O593]" calcext:base-cell-address="Inventory.N593"/>
          </calcext:conditional-format>
          <calcext:conditional-format calcext:target-range-address="Inventory.N607:Inventory.N616">
            <calcext:condition calcext:apply-style-name="cf2" calcext:value="&lt;=[.O607]" calcext:base-cell-address="Inventory.N607"/>
          </calcext:conditional-format>
          <calcext:conditional-format calcext:target-range-address="Inventory.N618:Inventory.N618">
            <calcext:condition calcext:apply-style-name="cf2" calcext:value="&lt;=[.O618]" calcext:base-cell-address="Inventory.N618"/>
          </calcext:conditional-format>
          <calcext:conditional-format calcext:target-range-address="Inventory.N619:Inventory.N624">
            <calcext:condition calcext:apply-style-name="cf2" calcext:value="&lt;=[.O619]" calcext:base-cell-address="Inventory.N619"/>
          </calcext:conditional-format>
          <calcext:conditional-format calcext:target-range-address="Inventory.N642:Inventory.N642">
            <calcext:condition calcext:apply-style-name="cf2" calcext:value="&lt;=[.O642]" calcext:base-cell-address="Inventory.N642"/>
          </calcext:conditional-format>
          <calcext:conditional-format calcext:target-range-address="Inventory.N643:Inventory.N643">
            <calcext:condition calcext:apply-style-name="cf2" calcext:value="&lt;=[.O643]" calcext:base-cell-address="Inventory.N643"/>
          </calcext:conditional-format>
          <calcext:conditional-format calcext:target-range-address="Inventory.N644:Inventory.N646">
            <calcext:condition calcext:apply-style-name="cf2" calcext:value="&lt;=[.O644]" calcext:base-cell-address="Inventory.N644"/>
          </calcext:conditional-format>
          <calcext:conditional-format calcext:target-range-address="Inventory.N650:Inventory.N651">
            <calcext:condition calcext:apply-style-name="cf2" calcext:value="&lt;=[.O650]" calcext:base-cell-address="Inventory.N650"/>
          </calcext:conditional-format>
          <calcext:conditional-format calcext:target-range-address="Inventory.N662:Inventory.N662">
            <calcext:condition calcext:apply-style-name="cf2" calcext:value="&lt;=[.O662]" calcext:base-cell-address="Inventory.N662"/>
          </calcext:conditional-format>
          <calcext:conditional-format calcext:target-range-address="Inventory.N663:Inventory.N663">
            <calcext:condition calcext:apply-style-name="cf2" calcext:value="&lt;=[.O663]" calcext:base-cell-address="Inventory.N663"/>
          </calcext:conditional-format>
          <calcext:conditional-format calcext:target-range-address="Inventory.N716:Inventory.N716 Inventory.N705:Inventory.N705">
            <calcext:condition calcext:apply-style-name="cf2" calcext:value="&lt;=[.O705]" calcext:base-cell-address="Inventory.N705"/>
          </calcext:conditional-format>
          <calcext:conditional-format calcext:target-range-address="Inventory.N706:Inventory.N706">
            <calcext:condition calcext:apply-style-name="cf2" calcext:value="&lt;=[.O706]" calcext:base-cell-address="Inventory.N706"/>
          </calcext:conditional-format>
          <calcext:conditional-format calcext:target-range-address="Inventory.N707:Inventory.N707">
            <calcext:condition calcext:apply-style-name="cf2" calcext:value="&lt;=[.O707]" calcext:base-cell-address="Inventory.N707"/>
          </calcext:conditional-format>
          <calcext:conditional-format calcext:target-range-address="Inventory.N708:Inventory.N708">
            <calcext:condition calcext:apply-style-name="cf2" calcext:value="&lt;=[.O708]" calcext:base-cell-address="Inventory.N708"/>
          </calcext:conditional-format>
          <calcext:conditional-format calcext:target-range-address="Inventory.N709:Inventory.N709">
            <calcext:condition calcext:apply-style-name="cf2" calcext:value="&lt;=[.O709]" calcext:base-cell-address="Inventory.N709"/>
          </calcext:conditional-format>
          <calcext:conditional-format calcext:target-range-address="Inventory.N710:Inventory.N710">
            <calcext:condition calcext:apply-style-name="cf2" calcext:value="&lt;=[.O710]" calcext:base-cell-address="Inventory.N710"/>
          </calcext:conditional-format>
          <calcext:conditional-format calcext:target-range-address="Inventory.N711:Inventory.N711">
            <calcext:condition calcext:apply-style-name="cf2" calcext:value="&lt;=[.O711]" calcext:base-cell-address="Inventory.N711"/>
          </calcext:conditional-format>
          <calcext:conditional-format calcext:target-range-address="Inventory.N712:Inventory.N712">
            <calcext:condition calcext:apply-style-name="cf2" calcext:value="&lt;=[.O712]" calcext:base-cell-address="Inventory.N712"/>
          </calcext:conditional-format>
          <calcext:conditional-format calcext:target-range-address="Inventory.N713:Inventory.N713">
            <calcext:condition calcext:apply-style-name="cf2" calcext:value="&lt;=[.O713]" calcext:base-cell-address="Inventory.N713"/>
          </calcext:conditional-format>
          <calcext:conditional-format calcext:target-range-address="Inventory.N714:Inventory.N714">
            <calcext:condition calcext:apply-style-name="cf2" calcext:value="&lt;=[.O714]" calcext:base-cell-address="Inventory.N714"/>
          </calcext:conditional-format>
          <calcext:conditional-format calcext:target-range-address="Inventory.N715:Inventory.N715">
            <calcext:condition calcext:apply-style-name="cf2" calcext:value="&lt;=[.O715]" calcext:base-cell-address="Inventory.N715"/>
          </calcext:conditional-format>
          <calcext:conditional-format calcext:target-range-address="Inventory.N718:Inventory.N718">
            <calcext:condition calcext:apply-style-name="cf2" calcext:value="&lt;=[.O718]" calcext:base-cell-address="Inventory.N718"/>
          </calcext:conditional-format>
          <calcext:conditional-format calcext:target-range-address="Inventory.N721:Inventory.N721">
            <calcext:condition calcext:apply-style-name="cf2" calcext:value="&lt;=[.O721]" calcext:base-cell-address="Inventory.N721"/>
          </calcext:conditional-format>
          <calcext:conditional-format calcext:target-range-address="Inventory.N720:Inventory.N720">
            <calcext:condition calcext:apply-style-name="cf2" calcext:value="&lt;=[.O720]" calcext:base-cell-address="Inventory.N720"/>
          </calcext:conditional-format>
          <calcext:conditional-format calcext:target-range-address="Inventory.N722:Inventory.N722">
            <calcext:condition calcext:apply-style-name="cf2" calcext:value="&lt;=[.O722]" calcext:base-cell-address="Inventory.N722"/>
          </calcext:conditional-format>
          <calcext:conditional-format calcext:target-range-address="Inventory.N723:Inventory.N723">
            <calcext:condition calcext:apply-style-name="cf2" calcext:value="&lt;=[.O723]" calcext:base-cell-address="Inventory.N723"/>
          </calcext:conditional-format>
          <calcext:conditional-format calcext:target-range-address="Inventory.N719:Inventory.N719">
            <calcext:condition calcext:apply-style-name="cf2" calcext:value="&lt;=[.O719]" calcext:base-cell-address="Inventory.N719"/>
          </calcext:conditional-format>
          <calcext:conditional-format calcext:target-range-address="Inventory.N727:Inventory.N727">
            <calcext:condition calcext:apply-style-name="cf2" calcext:value="&lt;=[.O727]" calcext:base-cell-address="Inventory.N727"/>
          </calcext:conditional-format>
          <calcext:conditional-format calcext:target-range-address="Inventory.N728:Inventory.N731">
            <calcext:condition calcext:apply-style-name="cf2" calcext:value="&lt;=[.O728]" calcext:base-cell-address="Inventory.N728"/>
          </calcext:conditional-format>
          <calcext:conditional-format calcext:target-range-address="Inventory.N726:Inventory.N726">
            <calcext:condition calcext:apply-style-name="cf2" calcext:value="&lt;=[.O726]" calcext:base-cell-address="Inventory.N726"/>
          </calcext:conditional-format>
          <calcext:conditional-format calcext:target-range-address="Inventory.N725:Inventory.N725">
            <calcext:condition calcext:apply-style-name="cf2" calcext:value="&lt;=[.O725]" calcext:base-cell-address="Inventory.N725"/>
          </calcext:conditional-format>
          <calcext:conditional-format calcext:target-range-address="Inventory.N724:Inventory.N724">
            <calcext:condition calcext:apply-style-name="cf2" calcext:value="&lt;=[.O724]" calcext:base-cell-address="Inventory.N724"/>
          </calcext:conditional-format>
          <calcext:conditional-format calcext:target-range-address="Inventory.N735:Inventory.N735">
            <calcext:condition calcext:apply-style-name="cf2" calcext:value="&lt;=[.O735]" calcext:base-cell-address="Inventory.N735"/>
          </calcext:conditional-format>
          <calcext:conditional-format calcext:target-range-address="Inventory.N736:Inventory.N736">
            <calcext:condition calcext:apply-style-name="cf2" calcext:value="&lt;=[.O736]" calcext:base-cell-address="Inventory.N736"/>
          </calcext:conditional-format>
          <calcext:conditional-format calcext:target-range-address="Inventory.N734:Inventory.N734">
            <calcext:condition calcext:apply-style-name="cf2" calcext:value="&lt;=[.O734]" calcext:base-cell-address="Inventory.N734"/>
          </calcext:conditional-format>
          <calcext:conditional-format calcext:target-range-address="Inventory.N733:Inventory.N733">
            <calcext:condition calcext:apply-style-name="cf2" calcext:value="&lt;=[.O733]" calcext:base-cell-address="Inventory.N733"/>
          </calcext:conditional-format>
          <calcext:conditional-format calcext:target-range-address="Inventory.N732:Inventory.N732">
            <calcext:condition calcext:apply-style-name="cf2" calcext:value="&lt;=[.O732]" calcext:base-cell-address="Inventory.N732"/>
          </calcext:conditional-format>
          <calcext:conditional-format calcext:target-range-address="Inventory.N664:Inventory.N667 Inventory.N120:Inventory.N122 Inventory.N124:Inventory.N124">
            <calcext:condition calcext:apply-style-name="cf2" calcext:value="&lt;=[.O120]" calcext:base-cell-address="Inventory.N120"/>
          </calcext:conditional-format>
          <calcext:conditional-format calcext:target-range-address="Inventory.N668:Inventory.N677">
            <calcext:condition calcext:apply-style-name="cf2" calcext:value="&lt;=[.O668]" calcext:base-cell-address="Inventory.N668"/>
          </calcext:conditional-format>
          <calcext:conditional-format calcext:target-range-address="Inventory.N689:Inventory.N689 Inventory.N694:Inventory.N694 Inventory.N679:Inventory.N687">
            <calcext:condition calcext:apply-style-name="cf2" calcext:value="&lt;=[.O679]" calcext:base-cell-address="Inventory.N679"/>
          </calcext:conditional-format>
          <calcext:conditional-format calcext:target-range-address="Inventory.N690:Inventory.N691">
            <calcext:condition calcext:apply-style-name="cf2" calcext:value="&lt;=[.O690]" calcext:base-cell-address="Inventory.N690"/>
          </calcext:conditional-format>
          <calcext:conditional-format calcext:target-range-address="Inventory.N738:Inventory.N738">
            <calcext:condition calcext:apply-style-name="cf2" calcext:value="&lt;=[.O738]" calcext:base-cell-address="Inventory.N738"/>
          </calcext:conditional-format>
          <calcext:conditional-format calcext:target-range-address="Inventory.N739:Inventory.N739">
            <calcext:condition calcext:apply-style-name="cf2" calcext:value="&lt;=[.O739]" calcext:base-cell-address="Inventory.N739"/>
          </calcext:conditional-format>
          <calcext:conditional-format calcext:target-range-address="Inventory.N740:Inventory.N740">
            <calcext:condition calcext:apply-style-name="cf2" calcext:value="&lt;=[.O740]" calcext:base-cell-address="Inventory.N740"/>
          </calcext:conditional-format>
          <calcext:conditional-format calcext:target-range-address="Inventory.N741:Inventory.N741">
            <calcext:condition calcext:apply-style-name="cf2" calcext:value="&lt;=[.O741]" calcext:base-cell-address="Inventory.N741"/>
          </calcext:conditional-format>
          <calcext:conditional-format calcext:target-range-address="Inventory.N748:Inventory.N748">
            <calcext:condition calcext:apply-style-name="cf2" calcext:value="&lt;=[.O748]" calcext:base-cell-address="Inventory.N748"/>
          </calcext:conditional-format>
          <calcext:conditional-format calcext:target-range-address="Inventory.N744:Inventory.N744">
            <calcext:condition calcext:apply-style-name="cf2" calcext:value="&lt;=[.O744]" calcext:base-cell-address="Inventory.N744"/>
          </calcext:conditional-format>
          <calcext:conditional-format calcext:target-range-address="Inventory.N745:Inventory.N745">
            <calcext:condition calcext:apply-style-name="cf2" calcext:value="&lt;=[.O745]" calcext:base-cell-address="Inventory.N745"/>
          </calcext:conditional-format>
          <calcext:conditional-format calcext:target-range-address="Inventory.N746:Inventory.N746">
            <calcext:condition calcext:apply-style-name="cf2" calcext:value="&lt;=[.O746]" calcext:base-cell-address="Inventory.N746"/>
          </calcext:conditional-format>
          <calcext:conditional-format calcext:target-range-address="Inventory.N742:Inventory.N742">
            <calcext:condition calcext:apply-style-name="cf2" calcext:value="&lt;=[.O742]" calcext:base-cell-address="Inventory.N742"/>
          </calcext:conditional-format>
          <calcext:conditional-format calcext:target-range-address="Inventory.N749:Inventory.N749">
            <calcext:condition calcext:apply-style-name="cf2" calcext:value="&lt;=[.O749]" calcext:base-cell-address="Inventory.N749"/>
          </calcext:conditional-format>
          <calcext:conditional-format calcext:target-range-address="Inventory.N751:Inventory.N751">
            <calcext:condition calcext:apply-style-name="cf2" calcext:value="&lt;=[.O751]" calcext:base-cell-address="Inventory.N751"/>
          </calcext:conditional-format>
          <calcext:conditional-format calcext:target-range-address="Inventory.N752:Inventory.N752">
            <calcext:condition calcext:apply-style-name="cf2" calcext:value="&lt;=[.O752]" calcext:base-cell-address="Inventory.N752"/>
          </calcext:conditional-format>
          <calcext:conditional-format calcext:target-range-address="Inventory.N753:Inventory.N753">
            <calcext:condition calcext:apply-style-name="cf2" calcext:value="&lt;=[.O753]" calcext:base-cell-address="Inventory.N753"/>
          </calcext:conditional-format>
          <calcext:conditional-format calcext:target-range-address="Inventory.N754:Inventory.N754">
            <calcext:condition calcext:apply-style-name="cf2" calcext:value="&lt;=[.O754]" calcext:base-cell-address="Inventory.N754"/>
          </calcext:conditional-format>
          <calcext:conditional-format calcext:target-range-address="Inventory.N755:Inventory.N755">
            <calcext:condition calcext:apply-style-name="cf2" calcext:value="&lt;=[.O755]" calcext:base-cell-address="Inventory.N755"/>
          </calcext:conditional-format>
          <calcext:conditional-format calcext:target-range-address="Inventory.N756:Inventory.N756">
            <calcext:condition calcext:apply-style-name="cf2" calcext:value="&lt;=[.O756]" calcext:base-cell-address="Inventory.N756"/>
          </calcext:conditional-format>
          <calcext:conditional-format calcext:target-range-address="Inventory.N757:Inventory.N757">
            <calcext:condition calcext:apply-style-name="cf2" calcext:value="&lt;=[.O757]" calcext:base-cell-address="Inventory.N757"/>
          </calcext:conditional-format>
          <calcext:conditional-format calcext:target-range-address="Inventory.N758:Inventory.N758">
            <calcext:condition calcext:apply-style-name="cf2" calcext:value="&lt;=[.O758]" calcext:base-cell-address="Inventory.N758"/>
          </calcext:conditional-format>
          <calcext:conditional-format calcext:target-range-address="Inventory.N759:Inventory.N759">
            <calcext:condition calcext:apply-style-name="cf2" calcext:value="&lt;=[.O759]" calcext:base-cell-address="Inventory.N759"/>
          </calcext:conditional-format>
          <calcext:conditional-format calcext:target-range-address="Inventory.N760:Inventory.N760">
            <calcext:condition calcext:apply-style-name="cf2" calcext:value="&lt;=[.O760]" calcext:base-cell-address="Inventory.N760"/>
          </calcext:conditional-format>
          <calcext:conditional-format calcext:target-range-address="Inventory.N761:Inventory.N761">
            <calcext:condition calcext:apply-style-name="cf2" calcext:value="&lt;=[.O761]" calcext:base-cell-address="Inventory.N761"/>
          </calcext:conditional-format>
          <calcext:conditional-format calcext:target-range-address="Inventory.N762:Inventory.N762">
            <calcext:condition calcext:apply-style-name="cf2" calcext:value="&lt;=[.O762]" calcext:base-cell-address="Inventory.N762"/>
          </calcext:conditional-format>
          <calcext:conditional-format calcext:target-range-address="Inventory.N763:Inventory.N763">
            <calcext:condition calcext:apply-style-name="cf2" calcext:value="&lt;=[.O763]" calcext:base-cell-address="Inventory.N763"/>
          </calcext:conditional-format>
          <calcext:conditional-format calcext:target-range-address="Inventory.N764:Inventory.N764">
            <calcext:condition calcext:apply-style-name="cf2" calcext:value="&lt;=[.O764]" calcext:base-cell-address="Inventory.N764"/>
          </calcext:conditional-format>
          <calcext:conditional-format calcext:target-range-address="Inventory.N765:Inventory.N765">
            <calcext:condition calcext:apply-style-name="cf2" calcext:value="&lt;=[.O765]" calcext:base-cell-address="Inventory.N765"/>
          </calcext:conditional-format>
          <calcext:conditional-format calcext:target-range-address="Inventory.N766:Inventory.N766">
            <calcext:condition calcext:apply-style-name="cf2" calcext:value="&lt;=[.O766]" calcext:base-cell-address="Inventory.N766"/>
          </calcext:conditional-format>
          <calcext:conditional-format calcext:target-range-address="Inventory.N768:Inventory.N768">
            <calcext:condition calcext:apply-style-name="cf2" calcext:value="&lt;=[.O768]" calcext:base-cell-address="Inventory.N768"/>
          </calcext:conditional-format>
          <calcext:conditional-format calcext:target-range-address="Inventory.N769:Inventory.N769">
            <calcext:condition calcext:apply-style-name="cf2" calcext:value="&lt;=[.O769]" calcext:base-cell-address="Inventory.N769"/>
          </calcext:conditional-format>
          <calcext:conditional-format calcext:target-range-address="Inventory.N770:Inventory.N770">
            <calcext:condition calcext:apply-style-name="cf2" calcext:value="&lt;=[.O770]" calcext:base-cell-address="Inventory.N770"/>
          </calcext:conditional-format>
          <calcext:conditional-format calcext:target-range-address="Inventory.N771:Inventory.N771">
            <calcext:condition calcext:apply-style-name="cf2" calcext:value="&lt;=[.O771]" calcext:base-cell-address="Inventory.N771"/>
          </calcext:conditional-format>
          <calcext:conditional-format calcext:target-range-address="Inventory.N772:Inventory.N772">
            <calcext:condition calcext:apply-style-name="cf2" calcext:value="&lt;=[.O772]" calcext:base-cell-address="Inventory.N772"/>
          </calcext:conditional-format>
          <calcext:conditional-format calcext:target-range-address="Inventory.N773:Inventory.N773">
            <calcext:condition calcext:apply-style-name="cf2" calcext:value="&lt;=[.O773]" calcext:base-cell-address="Inventory.N773"/>
          </calcext:conditional-format>
          <calcext:conditional-format calcext:target-range-address="Inventory.N774:Inventory.N774">
            <calcext:condition calcext:apply-style-name="cf2" calcext:value="&lt;=[.O774]" calcext:base-cell-address="Inventory.N774"/>
          </calcext:conditional-format>
          <calcext:conditional-format calcext:target-range-address="Inventory.N775:Inventory.N775">
            <calcext:condition calcext:apply-style-name="cf2" calcext:value="&lt;=[.O775]" calcext:base-cell-address="Inventory.N775"/>
          </calcext:conditional-format>
          <calcext:conditional-format calcext:target-range-address="Inventory.N776:Inventory.N776">
            <calcext:condition calcext:apply-style-name="cf2" calcext:value="&lt;=[.O776]" calcext:base-cell-address="Inventory.N776"/>
          </calcext:conditional-format>
          <calcext:conditional-format calcext:target-range-address="Inventory.N777:Inventory.N777">
            <calcext:condition calcext:apply-style-name="cf2" calcext:value="&lt;=[.O777]" calcext:base-cell-address="Inventory.N777"/>
          </calcext:conditional-format>
          <calcext:conditional-format calcext:target-range-address="Inventory.N778:Inventory.N778">
            <calcext:condition calcext:apply-style-name="cf2" calcext:value="&lt;=[.O778]" calcext:base-cell-address="Inventory.N778"/>
          </calcext:conditional-format>
          <calcext:conditional-format calcext:target-range-address="Inventory.N779:Inventory.N779">
            <calcext:condition calcext:apply-style-name="cf2" calcext:value="&lt;=[.O779]" calcext:base-cell-address="Inventory.N779"/>
          </calcext:conditional-format>
          <calcext:conditional-format calcext:target-range-address="Inventory.N780:Inventory.N780">
            <calcext:condition calcext:apply-style-name="cf2" calcext:value="&lt;=[.O780]" calcext:base-cell-address="Inventory.N780"/>
          </calcext:conditional-format>
          <calcext:conditional-format calcext:target-range-address="Inventory.N781:Inventory.N781">
            <calcext:condition calcext:apply-style-name="cf2" calcext:value="&lt;=[.O781]" calcext:base-cell-address="Inventory.N781"/>
          </calcext:conditional-format>
          <calcext:conditional-format calcext:target-range-address="Inventory.N782:Inventory.N782">
            <calcext:condition calcext:apply-style-name="cf2" calcext:value="&lt;=[.O782]" calcext:base-cell-address="Inventory.N782"/>
          </calcext:conditional-format>
          <calcext:conditional-format calcext:target-range-address="Inventory.N783:Inventory.N783">
            <calcext:condition calcext:apply-style-name="cf2" calcext:value="&lt;=[.O783]" calcext:base-cell-address="Inventory.N783"/>
          </calcext:conditional-format>
          <calcext:conditional-format calcext:target-range-address="Inventory.N785:Inventory.N785">
            <calcext:condition calcext:apply-style-name="cf2" calcext:value="&lt;=[.O785]" calcext:base-cell-address="Inventory.N785"/>
          </calcext:conditional-format>
          <calcext:conditional-format calcext:target-range-address="Inventory.N786:Inventory.N786">
            <calcext:condition calcext:apply-style-name="cf2" calcext:value="&lt;=[.O786]" calcext:base-cell-address="Inventory.N786"/>
          </calcext:conditional-format>
          <calcext:conditional-format calcext:target-range-address="Inventory.N787:Inventory.N787">
            <calcext:condition calcext:apply-style-name="cf2" calcext:value="&lt;=[.O787]" calcext:base-cell-address="Inventory.N787"/>
          </calcext:conditional-format>
          <calcext:conditional-format calcext:target-range-address="Inventory.N788:Inventory.N788">
            <calcext:condition calcext:apply-style-name="cf2" calcext:value="&lt;=[.O788]" calcext:base-cell-address="Inventory.N788"/>
          </calcext:conditional-format>
          <calcext:conditional-format calcext:target-range-address="Inventory.N789:Inventory.N789">
            <calcext:condition calcext:apply-style-name="cf2" calcext:value="&lt;=[.O789]" calcext:base-cell-address="Inventory.N789"/>
          </calcext:conditional-format>
          <calcext:conditional-format calcext:target-range-address="Inventory.N790:Inventory.N790">
            <calcext:condition calcext:apply-style-name="cf2" calcext:value="&lt;=[.O790]" calcext:base-cell-address="Inventory.N790"/>
          </calcext:conditional-format>
          <calcext:conditional-format calcext:target-range-address="Inventory.N791:Inventory.N791">
            <calcext:condition calcext:apply-style-name="cf2" calcext:value="&lt;=[.O791]" calcext:base-cell-address="Inventory.N791"/>
          </calcext:conditional-format>
          <calcext:conditional-format calcext:target-range-address="Inventory.N792:Inventory.N792">
            <calcext:condition calcext:apply-style-name="cf2" calcext:value="&lt;=[.O792]" calcext:base-cell-address="Inventory.N792"/>
          </calcext:conditional-format>
          <calcext:conditional-format calcext:target-range-address="Inventory.N793:Inventory.N793">
            <calcext:condition calcext:apply-style-name="cf2" calcext:value="&lt;=[.O793]" calcext:base-cell-address="Inventory.N793"/>
          </calcext:conditional-format>
          <calcext:conditional-format calcext:target-range-address="Inventory.N794:Inventory.N794">
            <calcext:condition calcext:apply-style-name="cf2" calcext:value="&lt;=[.O794]" calcext:base-cell-address="Inventory.N794"/>
          </calcext:conditional-format>
          <calcext:conditional-format calcext:target-range-address="Inventory.N795:Inventory.N795">
            <calcext:condition calcext:apply-style-name="cf2" calcext:value="&lt;=[.O795]" calcext:base-cell-address="Inventory.N795"/>
          </calcext:conditional-format>
          <calcext:conditional-format calcext:target-range-address="Inventory.N796:Inventory.N796">
            <calcext:condition calcext:apply-style-name="cf2" calcext:value="&lt;=[.O796]" calcext:base-cell-address="Inventory.N796"/>
          </calcext:conditional-format>
          <calcext:conditional-format calcext:target-range-address="Inventory.N797:Inventory.N797">
            <calcext:condition calcext:apply-style-name="cf2" calcext:value="&lt;=[.O797]" calcext:base-cell-address="Inventory.N797"/>
          </calcext:conditional-format>
          <calcext:conditional-format calcext:target-range-address="Inventory.N798:Inventory.N798">
            <calcext:condition calcext:apply-style-name="cf2" calcext:value="&lt;=[.O798]" calcext:base-cell-address="Inventory.N798"/>
          </calcext:conditional-format>
          <calcext:conditional-format calcext:target-range-address="Inventory.N799:Inventory.N799">
            <calcext:condition calcext:apply-style-name="cf2" calcext:value="&lt;=[.O799]" calcext:base-cell-address="Inventory.N799"/>
          </calcext:conditional-format>
          <calcext:conditional-format calcext:target-range-address="Inventory.N801:Inventory.N801">
            <calcext:condition calcext:apply-style-name="cf2" calcext:value="&lt;=[.O801]" calcext:base-cell-address="Inventory.N801"/>
          </calcext:conditional-format>
          <calcext:conditional-format calcext:target-range-address="Inventory.N802:Inventory.N802">
            <calcext:condition calcext:apply-style-name="cf2" calcext:value="&lt;=[.O802]" calcext:base-cell-address="Inventory.N802"/>
          </calcext:conditional-format>
          <calcext:conditional-format calcext:target-range-address="Inventory.N803:Inventory.N803">
            <calcext:condition calcext:apply-style-name="cf2" calcext:value="&lt;=[.O803]" calcext:base-cell-address="Inventory.N803"/>
          </calcext:conditional-format>
          <calcext:conditional-format calcext:target-range-address="Inventory.N804:Inventory.N804">
            <calcext:condition calcext:apply-style-name="cf2" calcext:value="&lt;=[.O804]" calcext:base-cell-address="Inventory.N804"/>
          </calcext:conditional-format>
          <calcext:conditional-format calcext:target-range-address="Inventory.N805:Inventory.N805">
            <calcext:condition calcext:apply-style-name="cf2" calcext:value="&lt;=[.O805]" calcext:base-cell-address="Inventory.N805"/>
          </calcext:conditional-format>
          <calcext:conditional-format calcext:target-range-address="Inventory.N806:Inventory.N806">
            <calcext:condition calcext:apply-style-name="cf2" calcext:value="&lt;=[.O806]" calcext:base-cell-address="Inventory.N806"/>
          </calcext:conditional-format>
          <calcext:conditional-format calcext:target-range-address="Inventory.N807:Inventory.N807">
            <calcext:condition calcext:apply-style-name="cf2" calcext:value="&lt;=[.O807]" calcext:base-cell-address="Inventory.N807"/>
          </calcext:conditional-format>
          <calcext:conditional-format calcext:target-range-address="Inventory.N808:Inventory.N808">
            <calcext:condition calcext:apply-style-name="cf2" calcext:value="&lt;=[.O808]" calcext:base-cell-address="Inventory.N808"/>
          </calcext:conditional-format>
          <calcext:conditional-format calcext:target-range-address="Inventory.N809:Inventory.N809">
            <calcext:condition calcext:apply-style-name="cf2" calcext:value="&lt;=[.O809]" calcext:base-cell-address="Inventory.N809"/>
          </calcext:conditional-format>
          <calcext:conditional-format calcext:target-range-address="Inventory.N810:Inventory.N810">
            <calcext:condition calcext:apply-style-name="cf2" calcext:value="&lt;=[.O810]" calcext:base-cell-address="Inventory.N810"/>
          </calcext:conditional-format>
          <calcext:conditional-format calcext:target-range-address="Inventory.N811:Inventory.N811">
            <calcext:condition calcext:apply-style-name="cf2" calcext:value="&lt;=[.O811]" calcext:base-cell-address="Inventory.N811"/>
          </calcext:conditional-format>
          <calcext:conditional-format calcext:target-range-address="Inventory.N813:Inventory.N813">
            <calcext:condition calcext:apply-style-name="cf2" calcext:value="&lt;=[.O813]" calcext:base-cell-address="Inventory.N813"/>
          </calcext:conditional-format>
          <calcext:conditional-format calcext:target-range-address="Inventory.N812:Inventory.N812">
            <calcext:condition calcext:apply-style-name="cf2" calcext:value="&lt;=[.O812]" calcext:base-cell-address="Inventory.N812"/>
          </calcext:conditional-format>
          <calcext:conditional-format calcext:target-range-address="Inventory.N815:Inventory.N815 Inventory.N817:Inventory.N821 Inventory.N823:Inventory.N823 Inventory.N828:Inventory.N830">
            <calcext:condition calcext:apply-style-name="cf2" calcext:value="&lt;=[.O815]" calcext:base-cell-address="Inventory.N815"/>
          </calcext:conditional-format>
          <calcext:conditional-format calcext:target-range-address="Inventory.N816:Inventory.N816">
            <calcext:condition calcext:apply-style-name="cf2" calcext:value="&lt;=[.O816]" calcext:base-cell-address="Inventory.N816"/>
          </calcext:conditional-format>
          <calcext:conditional-format calcext:target-range-address="Inventory.N822:Inventory.N822">
            <calcext:condition calcext:apply-style-name="cf2" calcext:value="&lt;=[.O822]" calcext:base-cell-address="Inventory.N822"/>
          </calcext:conditional-format>
          <calcext:conditional-format calcext:target-range-address="Inventory.N824:Inventory.N824">
            <calcext:condition calcext:apply-style-name="cf2" calcext:value="&lt;=[.O824]" calcext:base-cell-address="Inventory.N824"/>
          </calcext:conditional-format>
          <calcext:conditional-format calcext:target-range-address="Inventory.N825:Inventory.N825">
            <calcext:condition calcext:apply-style-name="cf2" calcext:value="&lt;=[.O825]" calcext:base-cell-address="Inventory.N825"/>
          </calcext:conditional-format>
          <calcext:conditional-format calcext:target-range-address="Inventory.N826:Inventory.N826">
            <calcext:condition calcext:apply-style-name="cf2" calcext:value="&lt;=[.O826]" calcext:base-cell-address="Inventory.N826"/>
          </calcext:conditional-format>
          <calcext:conditional-format calcext:target-range-address="Inventory.N827:Inventory.N827">
            <calcext:condition calcext:apply-style-name="cf2" calcext:value="&lt;=[.O827]" calcext:base-cell-address="Inventory.N827"/>
          </calcext:conditional-format>
          <calcext:conditional-format calcext:target-range-address="Inventory.N832:Inventory.N832">
            <calcext:condition calcext:apply-style-name="cf2" calcext:value="&lt;=[.O832]" calcext:base-cell-address="Inventory.N832"/>
          </calcext:conditional-format>
          <calcext:conditional-format calcext:target-range-address="Inventory.N833:Inventory.N833">
            <calcext:condition calcext:apply-style-name="cf2" calcext:value="&lt;=[.O833]" calcext:base-cell-address="Inventory.N833"/>
          </calcext:conditional-format>
          <calcext:conditional-format calcext:target-range-address="Inventory.N834:Inventory.N834">
            <calcext:condition calcext:apply-style-name="cf2" calcext:value="&lt;=[.O834]" calcext:base-cell-address="Inventory.N834"/>
          </calcext:conditional-format>
          <calcext:conditional-format calcext:target-range-address="Inventory.N835:Inventory.N835">
            <calcext:condition calcext:apply-style-name="cf2" calcext:value="&lt;=[.O835]" calcext:base-cell-address="Inventory.N835"/>
          </calcext:conditional-format>
          <calcext:conditional-format calcext:target-range-address="Inventory.N836:Inventory.N836">
            <calcext:condition calcext:apply-style-name="cf2" calcext:value="&lt;=[.O836]" calcext:base-cell-address="Inventory.N836"/>
          </calcext:conditional-format>
          <calcext:conditional-format calcext:target-range-address="Inventory.N837:Inventory.N837">
            <calcext:condition calcext:apply-style-name="cf2" calcext:value="&lt;=[.O837]" calcext:base-cell-address="Inventory.N837"/>
          </calcext:conditional-format>
          <calcext:conditional-format calcext:target-range-address="Inventory.N838:Inventory.N838">
            <calcext:condition calcext:apply-style-name="cf2" calcext:value="&lt;=[.O838]" calcext:base-cell-address="Inventory.N838"/>
          </calcext:conditional-format>
          <calcext:conditional-format calcext:target-range-address="Inventory.N839:Inventory.N839">
            <calcext:condition calcext:apply-style-name="cf2" calcext:value="&lt;=[.O839]" calcext:base-cell-address="Inventory.N839"/>
          </calcext:conditional-format>
          <calcext:conditional-format calcext:target-range-address="Inventory.N840:Inventory.N840">
            <calcext:condition calcext:apply-style-name="cf2" calcext:value="&lt;=[.O840]" calcext:base-cell-address="Inventory.N840"/>
          </calcext:conditional-format>
          <calcext:conditional-format calcext:target-range-address="Inventory.N841:Inventory.N841">
            <calcext:condition calcext:apply-style-name="cf2" calcext:value="&lt;=[.O841]" calcext:base-cell-address="Inventory.N841"/>
          </calcext:conditional-format>
          <calcext:conditional-format calcext:target-range-address="Inventory.N842:Inventory.N842">
            <calcext:condition calcext:apply-style-name="cf2" calcext:value="&lt;=[.O842]" calcext:base-cell-address="Inventory.N842"/>
          </calcext:conditional-format>
          <calcext:conditional-format calcext:target-range-address="Inventory.N843:Inventory.N843">
            <calcext:condition calcext:apply-style-name="cf2" calcext:value="&lt;=[.O843]" calcext:base-cell-address="Inventory.N843"/>
          </calcext:conditional-format>
          <calcext:conditional-format calcext:target-range-address="Inventory.N845:Inventory.N845">
            <calcext:condition calcext:apply-style-name="cf2" calcext:value="&lt;=[.O845]" calcext:base-cell-address="Inventory.N845"/>
          </calcext:conditional-format>
          <calcext:conditional-format calcext:target-range-address="Inventory.N846:Inventory.N846">
            <calcext:condition calcext:apply-style-name="cf2" calcext:value="&lt;=[.O846]" calcext:base-cell-address="Inventory.N846"/>
          </calcext:conditional-format>
          <calcext:conditional-format calcext:target-range-address="Inventory.N847:Inventory.N847">
            <calcext:condition calcext:apply-style-name="cf2" calcext:value="&lt;=[.O847]" calcext:base-cell-address="Inventory.N847"/>
          </calcext:conditional-format>
          <calcext:conditional-format calcext:target-range-address="Inventory.N848:Inventory.N848">
            <calcext:condition calcext:apply-style-name="cf2" calcext:value="&lt;=[.O848]" calcext:base-cell-address="Inventory.N848"/>
          </calcext:conditional-format>
          <calcext:conditional-format calcext:target-range-address="Inventory.N850:Inventory.N852">
            <calcext:condition calcext:apply-style-name="cf2" calcext:value="&lt;=[.O850]" calcext:base-cell-address="Inventory.N850"/>
          </calcext:conditional-format>
          <calcext:conditional-format calcext:target-range-address="Inventory.N860:Inventory.N860">
            <calcext:condition calcext:apply-style-name="cf2" calcext:value="&lt;=[.O860]" calcext:base-cell-address="Inventory.N860"/>
          </calcext:conditional-format>
          <calcext:conditional-format calcext:target-range-address="Inventory.N861:Inventory.N861">
            <calcext:condition calcext:apply-style-name="cf2" calcext:value="&lt;=[.O861]" calcext:base-cell-address="Inventory.N861"/>
          </calcext:conditional-format>
          <calcext:conditional-format calcext:target-range-address="Inventory.N864:Inventory.N865">
            <calcext:condition calcext:apply-style-name="cf2" calcext:value="&lt;=[.O864]" calcext:base-cell-address="Inventory.N864"/>
          </calcext:conditional-format>
          <calcext:conditional-format calcext:target-range-address="Inventory.N867:Inventory.N867">
            <calcext:condition calcext:apply-style-name="cf2" calcext:value="&lt;=[.O867]" calcext:base-cell-address="Inventory.N867"/>
          </calcext:conditional-format>
          <calcext:conditional-format calcext:target-range-address="Inventory.N868:Inventory.N868">
            <calcext:condition calcext:apply-style-name="cf2" calcext:value="&lt;=[.O868]" calcext:base-cell-address="Inventory.N868"/>
          </calcext:conditional-format>
          <calcext:conditional-format calcext:target-range-address="Inventory.N872:Inventory.N872">
            <calcext:condition calcext:apply-style-name="cf2" calcext:value="&lt;=[.O872]" calcext:base-cell-address="Inventory.N872"/>
          </calcext:conditional-format>
          <calcext:conditional-format calcext:target-range-address="Inventory.N877:Inventory.N877">
            <calcext:condition calcext:apply-style-name="cf2" calcext:value="&lt;=[.O877]" calcext:base-cell-address="Inventory.N877"/>
          </calcext:conditional-format>
          <calcext:conditional-format calcext:target-range-address="Inventory.N878:Inventory.N878">
            <calcext:condition calcext:apply-style-name="cf2" calcext:value="&lt;=[.O878]" calcext:base-cell-address="Inventory.N878"/>
          </calcext:conditional-format>
          <calcext:conditional-format calcext:target-range-address="Inventory.N879:Inventory.N879">
            <calcext:condition calcext:apply-style-name="cf2" calcext:value="&lt;=[.O879]" calcext:base-cell-address="Inventory.N879"/>
          </calcext:conditional-format>
          <calcext:conditional-format calcext:target-range-address="Inventory.N880:Inventory.N880">
            <calcext:condition calcext:apply-style-name="cf2" calcext:value="&lt;=[.O880]" calcext:base-cell-address="Inventory.N880"/>
          </calcext:conditional-format>
          <calcext:conditional-format calcext:target-range-address="Inventory.N882:Inventory.N882 Inventory.N427:Inventory.N427 Inventory.N951:Inventory.N951">
            <calcext:condition calcext:apply-style-name="cf2" calcext:value="&lt;=[.O427]" calcext:base-cell-address="Inventory.N427"/>
          </calcext:conditional-format>
          <calcext:conditional-format calcext:target-range-address="Inventory.N884:Inventory.N884">
            <calcext:condition calcext:apply-style-name="cf2" calcext:value="&lt;=[.O884]" calcext:base-cell-address="Inventory.N884"/>
          </calcext:conditional-format>
          <calcext:conditional-format calcext:target-range-address="Inventory.N885:Inventory.N885">
            <calcext:condition calcext:apply-style-name="cf2" calcext:value="&lt;=[.O885]" calcext:base-cell-address="Inventory.N885"/>
          </calcext:conditional-format>
          <calcext:conditional-format calcext:target-range-address="Inventory.N887:Inventory.N887">
            <calcext:condition calcext:apply-style-name="cf2" calcext:value="&lt;=[.O887]" calcext:base-cell-address="Inventory.N887"/>
          </calcext:conditional-format>
          <calcext:conditional-format calcext:target-range-address="Inventory.N888:Inventory.N888">
            <calcext:condition calcext:apply-style-name="cf2" calcext:value="&lt;=[.O888]" calcext:base-cell-address="Inventory.N888"/>
          </calcext:conditional-format>
          <calcext:conditional-format calcext:target-range-address="Inventory.N889:Inventory.N889">
            <calcext:condition calcext:apply-style-name="cf2" calcext:value="&lt;=[.O889]" calcext:base-cell-address="Inventory.N889"/>
          </calcext:conditional-format>
          <calcext:conditional-format calcext:target-range-address="Inventory.N890:Inventory.N890">
            <calcext:condition calcext:apply-style-name="cf2" calcext:value="&lt;=[.O890]" calcext:base-cell-address="Inventory.N890"/>
          </calcext:conditional-format>
          <calcext:conditional-format calcext:target-range-address="Inventory.N891:Inventory.N891">
            <calcext:condition calcext:apply-style-name="cf2" calcext:value="&lt;=[.O891]" calcext:base-cell-address="Inventory.N891"/>
          </calcext:conditional-format>
          <calcext:conditional-format calcext:target-range-address="Inventory.N914:Inventory.N914">
            <calcext:condition calcext:apply-style-name="cf2" calcext:value="&lt;=[.O914]" calcext:base-cell-address="Inventory.N914"/>
          </calcext:conditional-format>
          <calcext:conditional-format calcext:target-range-address="Inventory.N915:Inventory.N915">
            <calcext:condition calcext:apply-style-name="cf2" calcext:value="&lt;=[.O915]" calcext:base-cell-address="Inventory.N915"/>
          </calcext:conditional-format>
          <calcext:conditional-format calcext:target-range-address="Inventory.N897:Inventory.N897">
            <calcext:condition calcext:apply-style-name="cf2" calcext:value="&lt;=[.O897]" calcext:base-cell-address="Inventory.N897"/>
          </calcext:conditional-format>
          <calcext:conditional-format calcext:target-range-address="Inventory.N896:Inventory.N896">
            <calcext:condition calcext:apply-style-name="cf2" calcext:value="&lt;=[.O896]" calcext:base-cell-address="Inventory.N896"/>
          </calcext:conditional-format>
          <calcext:conditional-format calcext:target-range-address="Inventory.N895:Inventory.N895">
            <calcext:condition calcext:apply-style-name="cf2" calcext:value="&lt;=[.O895]" calcext:base-cell-address="Inventory.N895"/>
          </calcext:conditional-format>
          <calcext:conditional-format calcext:target-range-address="Inventory.N894:Inventory.N894">
            <calcext:condition calcext:apply-style-name="cf2" calcext:value="&lt;=[.O894]" calcext:base-cell-address="Inventory.N894"/>
          </calcext:conditional-format>
          <calcext:conditional-format calcext:target-range-address="Inventory.N893:Inventory.N893">
            <calcext:condition calcext:apply-style-name="cf2" calcext:value="&lt;=[.O893]" calcext:base-cell-address="Inventory.N893"/>
          </calcext:conditional-format>
          <calcext:conditional-format calcext:target-range-address="Inventory.N892:Inventory.N892">
            <calcext:condition calcext:apply-style-name="cf2" calcext:value="&lt;=[.O892]" calcext:base-cell-address="Inventory.N892"/>
          </calcext:conditional-format>
          <calcext:conditional-format calcext:target-range-address="Inventory.N930:Inventory.N930">
            <calcext:condition calcext:apply-style-name="cf2" calcext:value="&lt;=[.O930]" calcext:base-cell-address="Inventory.N930"/>
          </calcext:conditional-format>
          <calcext:conditional-format calcext:target-range-address="Inventory.N931:Inventory.N931">
            <calcext:condition calcext:apply-style-name="cf2" calcext:value="&lt;=[.O931]" calcext:base-cell-address="Inventory.N931"/>
          </calcext:conditional-format>
          <calcext:conditional-format calcext:target-range-address="Inventory.H862:Inventory.H862">
            <calcext:condition calcext:apply-style-name="cf1" calcext:value="!=&quot;&quot;" calcext:base-cell-address="Inventory.H862"/>
          </calcext:conditional-format>
          <calcext:conditional-format calcext:target-range-address="Inventory.N862:Inventory.N862">
            <calcext:condition calcext:apply-style-name="cf2" calcext:value="&lt;=[.O862]" calcext:base-cell-address="Inventory.N862"/>
          </calcext:conditional-format>
          <calcext:conditional-format calcext:target-range-address="Inventory.H863:Inventory.H863">
            <calcext:condition calcext:apply-style-name="cf1" calcext:value="!=&quot;&quot;" calcext:base-cell-address="Inventory.H863"/>
          </calcext:conditional-format>
          <calcext:conditional-format calcext:target-range-address="Inventory.N863:Inventory.N863">
            <calcext:condition calcext:apply-style-name="cf2" calcext:value="&lt;=[.O863]" calcext:base-cell-address="Inventory.N863"/>
          </calcext:conditional-format>
          <calcext:conditional-format calcext:target-range-address="Inventory.H90:Inventory.H90">
            <calcext:condition calcext:apply-style-name="cf1" calcext:value="!=&quot;&quot;" calcext:base-cell-address="Inventory.H90"/>
          </calcext:conditional-format>
          <calcext:conditional-format calcext:target-range-address="Inventory.N90:Inventory.N90">
            <calcext:condition calcext:apply-style-name="cf2" calcext:value="&lt;=[.O90]" calcext:base-cell-address="Inventory.N90"/>
          </calcext:conditional-format>
          <calcext:conditional-format calcext:target-range-address="Inventory.D29:Inventory.D33 Inventory.D25:Inventory.D25 Inventory.D45:Inventory.D48 Inventory.D50:Inventory.D58 Inventory.D86:Inventory.D112 Inventory.D114:Inventory.D124 Inventory.D143:Inventory.D143 Inventory.D147:Inventory.D147 Inventory.D149:Inventory.D149 Inventory.D151:Inventory.D151 Inventory.D153:Inventory.D153 Inventory.D155:Inventory.D155 Inventory.D168:Inventory.D168 Inventory.D170:Inventory.D170 Inventory.D172:Inventory.D173 Inventory.D175:Inventory.D178 Inventory.D182:Inventory.D182 Inventory.D184:Inventory.D184 Inventory.D186:Inventory.D186 Inventory.D188:Inventory.D188 Inventory.D190:Inventory.D190 Inventory.D194:Inventory.D197 Inventory.D204:Inventory.D206 Inventory.D251:Inventory.D253 Inventory.D257:Inventory.D267 Inventory.D269:Inventory.D282 Inventory.D284:Inventory.D303 Inventory.D305:Inventory.D307 Inventory.D309:Inventory.D313 Inventory.D315:Inventory.D322 Inventory.D338:Inventory.D346 Inventory.D348:Inventory.D354 Inventory.D356:Inventory.D359 Inventory.D396:Inventory.D406 Inventory.D419:Inventory.D424 Inventory.D427:Inventory.D427 Inventory.D430:Inventory.D443 Inventory.D471:Inventory.D482 Inventory.D491:Inventory.D492 Inventory.D495:Inventory.D502 Inventory.D504:Inventory.D509 Inventory.D511:Inventory.D519 Inventory.D521:Inventory.D545 Inventory.D568:Inventory.D577 Inventory.D581:Inventory.D591 Inventory.D593:Inventory.D605 Inventory.D607:Inventory.D616 Inventory.D618:Inventory.D640 Inventory.D642:Inventory.D660 Inventory.D662:Inventory.D677 Inventory.D679:Inventory.D687 Inventory.D689:Inventory.D695 Inventory.D697:Inventory.D699 Inventory.D701:Inventory.D703 Inventory.D705:Inventory.D716 Inventory.D718:Inventory.D736 Inventory.D738:Inventory.D749 Inventory.D751:Inventory.D766 Inventory.D768:Inventory.D783 Inventory.D785:Inventory.D799 Inventory.D801:Inventory.D813 Inventory.D815:Inventory.D830 Inventory.D832:Inventory.D843 Inventory.D845:Inventory.D852 Inventory.D860:Inventory.D868 Inventory.D126:Inventory.D141 Inventory.D547:Inventory.D566 Inventory.D208:Inventory.D221 Inventory.D410:Inventory.D417 Inventory.D445:Inventory.D469 Inventory.D484:Inventory.D489 Inventory.D361:Inventory.D392 Inventory.D157:Inventory.D164 Inventory.D326:Inventory.D336 Inventory.D224:Inventory.D249 Inventory.D199:Inventory.D202 Inventory.D6:Inventory.D21 Inventory.D62:Inventory.D84">
            <calcext:condition calcext:apply-style-name="cf2" calcext:value="formula-is([.N6]=0)" calcext:base-cell-address="Inventory.D6"/>
          </calcext:conditional-format>
        </calcext:conditional-formats>
      </table:table>
      <table:table table:name="WO_EASAs" table:style-name="ta2">
        <table:table-column table:style-name="co16" table:default-cell-style-name="ce178"/>
        <table:table-column table:style-name="co16" table:default-cell-style-name="ce218"/>
        <table:table-column table:style-name="co6" table:default-cell-style-name="ce344"/>
        <table:table-column table:style-name="co17" table:default-cell-style-name="ce1131"/>
        <table:table-column table:style-name="co18" table:default-cell-style-name="ce1152"/>
        <table:table-column table:style-name="co9" table:number-columns-repeated="2" table:default-cell-style-name="ce201"/>
        <table:table-column table:style-name="co19" table:default-cell-style-name="ce201"/>
        <table:table-column table:style-name="co9" table:default-cell-style-name="ce201"/>
        <table:table-column table:style-name="co18" table:default-cell-style-name="ce1126"/>
        <table:table-column table:style-name="co9" table:number-columns-repeated="2" table:default-cell-style-name="ce201"/>
        <table:table-column table:style-name="co6" table:default-cell-style-name="ce201"/>
        <table:table-column table:style-name="co9" table:default-cell-style-name="ce201"/>
        <table:table-column table:style-name="co18" table:default-cell-style-name="ce1126"/>
        <table:table-column table:style-name="co9" table:number-columns-repeated="4" table:default-cell-style-name="ce201"/>
        <table:table-column table:style-name="co18" table:default-cell-style-name="ce1126"/>
        <table:table-column table:style-name="co9" table:number-columns-repeated="44" table:default-cell-style-name="ce201"/>
        <table:table-row table:style-name="ro1">
          <table:table-cell table:style-name="ce175" office:value-type="string" calcext:value-type="string" table:number-columns-spanned="2" table:number-rows-spanned="1">
            <text:p>Rangement</text:p>
          </table:table-cell>
          <table:covered-table-cell/>
          <table:table-cell table:style-name="ce220" office:value-type="string" calcext:value-type="string" table:number-columns-spanned="1" table:number-rows-spanned="3">
            <text:p>LIEN EASA</text:p>
          </table:table-cell>
          <table:table-cell table:style-name="ce175" office:value-type="string" calcext:value-type="string" table:number-columns-spanned="1" table:number-rows-spanned="3">
            <text:p>QTY</text:p>
          </table:table-cell>
          <table:table-cell table:style-name="ce1151"/>
          <table:table-cell table:style-name="ce175" office:value-type="string" calcext:value-type="string" table:number-columns-spanned="2" table:number-rows-spanned="1">
            <text:p>Rangement</text:p>
          </table:table-cell>
          <table:covered-table-cell/>
          <table:table-cell table:style-name="ce220" office:value-type="string" calcext:value-type="string" table:number-columns-spanned="1" table:number-rows-spanned="3">
            <text:p>LIEN EASA</text:p>
          </table:table-cell>
          <table:table-cell table:style-name="ce175" office:value-type="string" calcext:value-type="string" table:number-columns-spanned="1" table:number-rows-spanned="3">
            <text:p>QTY</text:p>
          </table:table-cell>
          <table:table-cell table:style-name="ce1158"/>
          <table:table-cell table:style-name="ce175" office:value-type="string" calcext:value-type="string" table:number-columns-spanned="2" table:number-rows-spanned="1">
            <text:p>Rangement</text:p>
          </table:table-cell>
          <table:covered-table-cell/>
          <table:table-cell table:style-name="ce220" office:value-type="string" calcext:value-type="string" table:number-columns-spanned="1" table:number-rows-spanned="3">
            <text:p>LIEN EASA</text:p>
          </table:table-cell>
          <table:table-cell table:style-name="ce175" office:value-type="string" calcext:value-type="string" table:number-columns-spanned="1" table:number-rows-spanned="3">
            <text:p>QTY</text:p>
          </table:table-cell>
          <table:table-cell table:style-name="ce1158"/>
          <table:table-cell table:style-name="ce175" office:value-type="string" calcext:value-type="string" table:number-columns-spanned="2" table:number-rows-spanned="1">
            <text:p>Rangement</text:p>
          </table:table-cell>
          <table:covered-table-cell/>
          <table:table-cell table:style-name="ce220" office:value-type="string" calcext:value-type="string" table:number-columns-spanned="1" table:number-rows-spanned="3">
            <text:p>LIEN EASA</text:p>
          </table:table-cell>
          <table:table-cell table:style-name="ce175" office:value-type="string" calcext:value-type="string" table:number-columns-spanned="1" table:number-rows-spanned="3">
            <text:p>QTY</text:p>
          </table:table-cell>
          <table:table-cell table:style-name="ce1159"/>
          <table:table-cell table:style-name="ce1117" table:number-columns-repeated="44"/>
        </table:table-row>
        <table:table-row table:style-name="ro2">
          <table:table-cell table:style-name="ce175" office:value-type="string" calcext:value-type="string" table:number-columns-spanned="1" table:number-rows-spanned="2">
            <text:p>Rayonnage</text:p>
          </table:table-cell>
          <table:table-cell table:style-name="ce220" office:value-type="string" calcext:value-type="string" table:number-columns-spanned="1" table:number-rows-spanned="2">
            <text:p>Etagère</text:p>
          </table:table-cell>
          <table:covered-table-cell table:number-columns-repeated="2"/>
          <table:table-cell table:style-name="ce1151"/>
          <table:table-cell table:style-name="ce175" office:value-type="string" calcext:value-type="string" table:number-columns-spanned="1" table:number-rows-spanned="2">
            <text:p>Rayonnage</text:p>
          </table:table-cell>
          <table:table-cell table:style-name="ce220" office:value-type="string" calcext:value-type="string" table:number-columns-spanned="1" table:number-rows-spanned="2">
            <text:p>Etagère</text:p>
          </table:table-cell>
          <table:covered-table-cell table:number-columns-repeated="2"/>
          <table:table-cell table:style-name="ce1158"/>
          <table:table-cell table:style-name="ce175" office:value-type="string" calcext:value-type="string" table:number-columns-spanned="1" table:number-rows-spanned="2">
            <text:p>Rayonnage</text:p>
          </table:table-cell>
          <table:table-cell table:style-name="ce220" office:value-type="string" calcext:value-type="string" table:number-columns-spanned="1" table:number-rows-spanned="2">
            <text:p>Etagère</text:p>
          </table:table-cell>
          <table:covered-table-cell table:number-columns-repeated="2"/>
          <table:table-cell table:style-name="ce1158"/>
          <table:table-cell table:style-name="ce175" office:value-type="string" calcext:value-type="string" table:number-columns-spanned="1" table:number-rows-spanned="2">
            <text:p>Rayonnage</text:p>
          </table:table-cell>
          <table:table-cell table:style-name="ce220" office:value-type="string" calcext:value-type="string" table:number-columns-spanned="1" table:number-rows-spanned="2">
            <text:p>Etagère</text:p>
          </table:table-cell>
          <table:covered-table-cell table:number-columns-repeated="2"/>
          <table:table-cell table:style-name="ce1159"/>
          <table:table-cell table:style-name="ce1117" table:number-columns-repeated="44"/>
        </table:table-row>
        <table:table-row table:style-name="ro2">
          <table:covered-table-cell table:number-columns-repeated="4"/>
          <table:table-cell table:style-name="ce1151"/>
          <table:covered-table-cell table:number-columns-repeated="4"/>
          <table:table-cell table:style-name="ce1158"/>
          <table:covered-table-cell table:number-columns-repeated="4"/>
          <table:table-cell table:style-name="ce1158"/>
          <table:covered-table-cell table:number-columns-repeated="4"/>
          <table:table-cell table:style-name="ce1159"/>
          <table:table-cell table:style-name="ce1117" table:number-columns-repeated="44"/>
        </table:table-row>
        <table:table-row table:style-name="ro12">
          <table:table-cell table:style-name="ce180" table:number-columns-spanned="2" table:number-rows-spanned="1"/>
          <table:covered-table-cell/>
          <table:table-cell table:style-name="ce347"/>
          <table:table-cell table:style-name="ce182"/>
          <table:table-cell table:style-name="ce1151"/>
          <table:table-cell table:style-name="ce182" office:value-type="string" calcext:value-type="string">
            <text:p>B1</text:p>
          </table:table-cell>
          <table:table-cell table:style-name="ce221"/>
          <table:table-cell table:style-name="ce347"/>
          <table:table-cell table:style-name="ce182"/>
          <table:table-cell table:style-name="ce1158"/>
          <table:table-cell table:style-name="ce182" office:value-type="string" calcext:value-type="string">
            <text:p>C1</text:p>
          </table:table-cell>
          <table:table-cell table:style-name="ce221"/>
          <table:table-cell table:style-name="ce347"/>
          <table:table-cell table:style-name="ce182"/>
          <table:table-cell table:style-name="ce1158"/>
          <table:table-cell table:style-name="ce180" table:number-columns-spanned="2" table:number-rows-spanned="1"/>
          <table:covered-table-cell/>
          <table:table-cell table:style-name="ce347"/>
          <table:table-cell table:style-name="ce182"/>
          <table:table-cell table:style-name="ce1159"/>
          <table:table-cell table:style-name="ce1117" table:number-columns-repeated="44"/>
        </table:table-row>
        <table:table-row table:style-name="ro12">
          <table:table-cell table:style-name="ce182" office:value-type="string" calcext:value-type="string">
            <text:p>A1</text:p>
          </table:table-cell>
          <table:table-cell table:style-name="ce221"/>
          <table:table-cell table:style-name="ce347"/>
          <table:table-cell table:style-name="ce182"/>
          <table:table-cell table:style-name="ce1151"/>
          <table:table-cell table:style-name="ce183" table:number-columns-repeated="4"/>
          <table:table-cell table:style-name="ce1158"/>
          <table:table-cell table:style-name="ce183" table:number-columns-repeated="4"/>
          <table:table-cell table:style-name="ce1158"/>
          <table:table-cell table:style-name="ce175" office:value-type="string" calcext:value-type="string" table:number-columns-spanned="2" table:number-rows-spanned="5">
            <text:p>Tires</text:p>
            <text:p>(M) Main</text:p>
            <text:p>(N) Nose</text:p>
          </table:table-cell>
          <table:covered-table-cell/>
          <table:table-cell table:style-name="ce285"/>
          <table:table-cell table:style-name="ce1131"/>
          <table:table-cell table:style-name="ce1159"/>
          <table:table-cell table:style-name="ce1118" table:number-columns-repeated="44"/>
        </table:table-row>
        <table:table-row table:style-name="ro12">
          <table:table-cell table:style-name="ce183" table:number-columns-repeated="4"/>
          <table:table-cell table:style-name="ce1151"/>
          <table:table-cell table:style-name="ce178"/>
          <table:table-cell table:style-name="ce222" office:value-type="string" calcext:value-type="string">
            <text:p>B1.1</text:p>
          </table:table-cell>
          <table:table-cell table:style-name="ce300"/>
          <table:table-cell table:style-name="ce1131"/>
          <table:table-cell table:style-name="ce1150"/>
          <table:table-cell table:style-name="ce178"/>
          <table:table-cell table:style-name="ce222" office:value-type="string" calcext:value-type="string">
            <text:p>C1.1</text:p>
          </table:table-cell>
          <table:table-cell table:style-name="ce300"/>
          <table:table-cell table:style-name="ce1131"/>
          <table:table-cell table:style-name="ce1150"/>
          <table:covered-table-cell table:number-columns-repeated="2"/>
          <table:table-cell table:style-name="ce285"/>
          <table:table-cell table:style-name="ce1131"/>
          <table:table-cell table:number-columns-repeated="45"/>
        </table:table-row>
        <table:table-row table:style-name="ro12">
          <table:table-cell/>
          <table:table-cell table:style-name="ce222" office:value-type="string" calcext:value-type="string">
            <text:p>A1.1</text:p>
          </table:table-cell>
          <table:table-cell table:style-name="ce300"/>
          <table:table-cell table:number-columns-repeated="2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/>
          <table:table-cell table:style-name="ce300"/>
          <table:table-cell table:style-name="ce1131"/>
          <table:table-cell table:style-name="ce1150"/>
          <table:covered-table-cell table:number-columns-repeated="2"/>
          <table:table-cell table:style-name="ce285"/>
          <table:table-cell table:style-name="ce1131"/>
          <table:table-cell table:number-columns-repeated="45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covered-table-cell table:number-columns-repeated="2"/>
          <table:table-cell table:style-name="ce285"/>
          <table:table-cell table:style-name="ce1131"/>
          <table:table-cell table:number-columns-repeated="45"/>
        </table:table-row>
        <table:table-row table:style-name="ro12">
          <table:table-cell/>
          <table:table-cell table:style-name="ce178"/>
          <table:table-cell table:style-name="ce300"/>
          <table:table-cell table:number-columns-repeated="2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covered-table-cell table:number-columns-repeated="2"/>
          <table:table-cell table:style-name="ce285"/>
          <table:table-cell table:style-name="ce1131"/>
          <table:table-cell table:number-columns-repeated="45"/>
        </table:table-row>
        <table:table-row table:style-name="ro12">
          <table:table-cell/>
          <table:table-cell table:style-name="ce178"/>
          <table:table-cell table:style-name="ce300"/>
          <table:table-cell table:number-columns-repeated="2"/>
          <table:table-cell table:style-name="ce178"/>
          <table:table-cell table:style-name="ce232"/>
          <table:table-cell table:style-name="ce300"/>
          <table:table-cell table:style-name="ce1131"/>
          <table:table-cell table:style-name="ce1158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5" office:value-type="string" calcext:value-type="string" table:number-columns-spanned="2" table:number-rows-spanned="3">
            <text:p>Inner Tube</text:p>
          </table:table-cell>
          <table:covered-table-cell/>
          <table:table-cell table:style-name="ce285"/>
          <table:table-cell table:style-name="ce1131"/>
          <table:table-cell table:number-columns-repeated="45"/>
        </table:table-row>
        <table:table-row table:style-name="ro12">
          <table:table-cell/>
          <table:table-cell table:style-name="ce178"/>
          <table:table-cell table:style-name="ce300"/>
          <table:table-cell table:number-columns-repeated="2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covered-table-cell table:number-columns-repeated="2"/>
          <table:table-cell table:style-name="ce285"/>
          <table:table-cell table:style-name="ce1131"/>
          <table:table-cell table:number-columns-repeated="45"/>
        </table:table-row>
        <table:table-row table:style-name="ro12">
          <table:table-cell/>
          <table:table-cell table:style-name="ce178"/>
          <table:table-cell table:style-name="ce300"/>
          <table:table-cell table:number-columns-repeated="2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covered-table-cell table:number-columns-repeated="2"/>
          <table:table-cell table:style-name="ce285"/>
          <table:table-cell table:style-name="ce1131"/>
          <table:table-cell table:number-columns-repeated="45"/>
        </table:table-row>
        <table:table-row table:style-name="ro12">
          <table:table-cell/>
          <table:table-cell table:style-name="ce178"/>
          <table:table-cell table:style-name="ce300"/>
          <table:table-cell table:number-columns-repeated="2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178"/>
          <table:table-cell table:style-name="ce300"/>
          <table:table-cell table:number-columns-repeated="2"/>
          <table:table-cell table:style-name="ce178"/>
          <table:table-cell table:style-name="ce232"/>
          <table:table-cell table:style-name="ce300"/>
          <table:table-cell table:style-name="ce1131"/>
          <table:table-cell table:style-name="ce1158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178"/>
          <table:table-cell table:style-name="ce300"/>
          <table:table-cell table:number-columns-repeated="2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178"/>
          <table:table-cell table:style-name="ce300"/>
          <table:table-cell table:number-columns-repeated="2"/>
          <table:table-cell table:style-name="ce183" table:number-columns-repeated="4"/>
          <table:table-cell table:style-name="ce1150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1"/>
          <table:table-cell table:style-name="ce178"/>
          <table:table-cell table:style-name="ce222" office:value-type="string" calcext:value-type="string">
            <text:p>B1.2</text:p>
          </table:table-cell>
          <table:table-cell table:style-name="ce300"/>
          <table:table-cell table:style-name="ce1131"/>
          <table:table-cell table:style-name="ce1150"/>
          <table:table-cell table:style-name="ce178"/>
          <table:table-cell table:style-name="ce222" office:value-type="string" calcext:value-type="string">
            <text:p>C1.2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1.2</text:p>
          </table:table-cell>
          <table:table-cell table:number-columns-repeated="3"/>
          <table:table-cell table:style-name="ce178"/>
          <table:table-cell table:style-name="ce232"/>
          <table:table-cell table:style-name="ce300"/>
          <table:table-cell table:style-name="ce1131"/>
          <table:table-cell table:style-name="ce1158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/>
          <table:table-cell table:style-name="ce178"/>
          <table:table-cell table:number-columns-repeated="3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178"/>
          <table:table-cell table:number-columns-repeated="2"/>
          <table:table-cell table:style-name="ce1151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178"/>
          <table:table-cell table:number-columns-repeated="3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371" table:number-columns-repeated="4"/>
          <table:table-cell/>
          <table:table-cell table:style-name="ce371" table:number-columns-repeated="44"/>
        </table:table-row>
        <table:table-row table:style-name="ro12" table:number-rows-repeated="2">
          <table:table-cell/>
          <table:table-cell table:style-name="ce178"/>
          <table:table-cell table:number-columns-repeated="3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178"/>
          <table:table-cell table:number-columns-repeated="2"/>
          <table:table-cell table:style-name="ce1151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297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83" table:number-columns-repeated="4"/>
          <table:table-cell table:style-name="ce1150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/>
          <table:table-cell table:style-name="ce178"/>
          <table:table-cell table:style-name="ce222" office:value-type="string" calcext:value-type="string">
            <text:p>B1.3</text:p>
          </table:table-cell>
          <table:table-cell table:style-name="ce359"/>
          <table:table-cell table:style-name="ce1131"/>
          <table:table-cell table:style-name="ce1150"/>
          <table:table-cell table:style-name="ce178"/>
          <table:table-cell table:style-name="ce222" office:value-type="string" calcext:value-type="string">
            <text:p>C1.3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5"/>
          <table:table-cell table:style-name="ce222" office:value-type="string" calcext:value-type="string">
            <text:p>A1.3</text:p>
          </table:table-cell>
          <table:table-cell table:style-name="ce209"/>
          <table:table-cell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 table:number-rows-repeated="3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83" table:number-columns-repeated="4"/>
          <table:table-cell table:style-name="ce1158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/>
          <table:table-cell table:style-name="ce178"/>
          <table:table-cell table:style-name="ce222" office:value-type="string" calcext:value-type="string">
            <text:p>B1.4</text:p>
          </table:table-cell>
          <table:table-cell table:style-name="ce300"/>
          <table:table-cell table:style-name="ce1131"/>
          <table:table-cell table:style-name="ce1150"/>
          <table:table-cell/>
          <table:table-cell table:style-name="ce222" office:value-type="string" calcext:value-type="string">
            <text:p>C1.4</text:p>
          </table:table-cell>
          <table:table-cell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1.4</text:p>
          </table:table-cell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5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 table:number-rows-repeated="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83" table:number-columns-repeated="4"/>
          <table:table-cell table:style-name="ce1150"/>
          <table:table-cell table:style-name="ce183" table:number-columns-repeated="4"/>
          <table:table-cell table:style-name="ce1158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1"/>
          <table:table-cell table:style-name="ce178"/>
          <table:table-cell table:style-name="ce222" office:value-type="string" calcext:value-type="string">
            <text:p>B1.5</text:p>
          </table:table-cell>
          <table:table-cell table:style-name="ce359" office:value-type="string" calcext:value-type="string">
            <text:p><text:a xlink:href="../EASAs/AQUILA/208727/208727.AT01-5140-104.pdf" xlink:type="simple">208727.AT01-5140-104</text:a></text:p>
          </table:table-cell>
          <table:table-cell table:style-name="ce1131" office:value-type="float" office:value="0" calcext:value-type="float">
            <text:p>0</text:p>
          </table:table-cell>
          <table:table-cell table:style-name="ce1150"/>
          <table:table-cell table:style-name="ce178"/>
          <table:table-cell table:style-name="ce222" office:value-type="string" calcext:value-type="string">
            <text:p>C1.5</text:p>
          </table:table-cell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1.5</text:p>
          </table:table-cell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59" office:value-type="string" calcext:value-type="string">
            <text:p>UKN</text:p>
          </table:table-cell>
          <table:table-cell table:style-name="ce1131" office:value-type="float" office:value="0" calcext:value-type="float">
            <text:p>0</text:p>
          </table:table-cell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4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59"/>
          <table:table-cell table:style-name="ce1131"/>
          <table:table-cell table:style-name="ce1158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18"/>
          <table:table-cell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83" table:number-columns-repeated="4"/>
          <table:table-cell table:style-name="ce1150"/>
          <table:table-cell table:style-name="ce182" office:value-type="string" calcext:value-type="string">
            <text:p>C2</text:p>
          </table:table-cell>
          <table:table-cell table:style-name="ce221"/>
          <table:table-cell table:style-name="ce347"/>
          <table:table-cell table:style-name="ce182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/>
          <table:table-cell table:style-name="ce178"/>
          <table:table-cell table:style-name="ce222" office:value-type="string" calcext:value-type="string">
            <text:p>B1.6</text:p>
          </table:table-cell>
          <table:table-cell table:style-name="ce359" office:value-type="string" calcext:value-type="string">
            <text:p><text:a xlink:href="../EASAs/AQUILA/208727/208727.5130-100.pdf" xlink:type="simple">208727.5130-100</text:a></text:p>
          </table:table-cell>
          <table:table-cell table:style-name="ce1131" office:value-type="float" office:value="1" calcext:value-type="float">
            <text:p>1</text:p>
          </table:table-cell>
          <table:table-cell table:style-name="ce1158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 table:style-name="ce182" office:value-type="string" calcext:value-type="string">
            <text:p>A2</text:p>
          </table:table-cell>
          <table:table-cell table:style-name="ce221"/>
          <table:table-cell table:style-name="ce347"/>
          <table:table-cell table:style-name="ce182"/>
          <table:table-cell/>
          <table:table-cell table:style-name="ce178"/>
          <table:table-cell table:style-name="ce218"/>
          <table:table-cell table:style-name="ce359"/>
          <table:table-cell table:style-name="ce1131"/>
          <table:table-cell table:style-name="ce1158"/>
          <table:table-cell table:style-name="ce178"/>
          <table:table-cell table:style-name="ce222" office:value-type="string" calcext:value-type="string">
            <text:p>C2.1</text:p>
          </table:table-cell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 table:style-name="ce183" table:number-columns-repeated="4"/>
          <table:table-cell/>
          <table:table-cell table:style-name="ce178"/>
          <table:table-cell table:style-name="ce218"/>
          <table:table-cell table:style-name="ce300" office:value-type="string" calcext:value-type="string">
            <text:p><text:a xlink:href="../EASAs/AQUILA/208727/208727.5130-101.pdf" xlink:type="simple">208727.5130-101</text:a></text:p>
          </table:table-cell>
          <table:table-cell table:style-name="ce1131" office:value-type="float" office:value="1" calcext:value-type="float">
            <text:p>1</text:p>
          </table:table-cell>
          <table:table-cell table:style-name="ce1158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2.1</text:p>
          </table:table-cell>
          <table:table-cell table:number-columns-repeated="3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44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 table:number-columns-repeated="5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4"/>
          <table:table-cell table:style-name="ce1151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83" table:number-columns-repeated="4"/>
          <table:table-cell table:style-name="ce1150"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78"/>
          <table:table-cell table:style-name="ce222" office:value-type="string" calcext:value-type="string">
            <text:p>B1.7</text:p>
          </table:table-cell>
          <table:table-cell table:style-name="ce300"/>
          <table:table-cell table:style-name="ce1131"/>
          <table:table-cell table:style-name="ce1158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22" office:value-type="string" calcext:value-type="string">
            <text:p>C2.2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2.2</text:p>
          </table:table-cell>
          <table:table-cell table:number-columns-repeated="3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4"/>
          <table:table-cell table:style-name="ce1151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4"/>
          <table:table-cell table:style-name="ce1151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4"/>
          <table:table-cell table:style-name="ce1151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1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59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1"/>
          <table:table-cell table:style-name="ce183" table:number-columns-repeated="4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82" office:value-type="string" calcext:value-type="string">
            <text:p>B2</text:p>
          </table:table-cell>
          <table:table-cell table:style-name="ce221"/>
          <table:table-cell table:style-name="ce347"/>
          <table:table-cell table:style-name="ce182"/>
          <table:table-cell table:style-name="ce1150"/>
          <table:table-cell table:style-name="ce183" table:number-columns-repeated="4"/>
          <table:table-cell table:style-name="ce1158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1"/>
          <table:table-cell table:style-name="ce183" table:number-columns-repeated="4"/>
          <table:table-cell table:style-name="ce1158"/>
          <table:table-cell table:style-name="ce178"/>
          <table:table-cell table:style-name="ce222" office:value-type="string" calcext:value-type="string">
            <text:p>C2.3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/>
          <table:table-cell table:style-name="ce178"/>
          <table:table-cell table:style-name="ce222" office:value-type="string" calcext:value-type="string">
            <text:p>B2.1</text:p>
          </table:table-cell>
          <table:table-cell table:style-name="ce300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2.3</text:p>
          </table:table-cell>
          <table:table-cell office:value-type="string" calcext:value-type="string">
            <text:p><text:a xlink:href="../EASAs/FARMAN%20PARTS/AA1406/AA1406.M674.pdf" xlink:type="simple">AA1406.M674</text:a></text:p>
          </table:table-cell>
          <table:table-cell office:value-type="float" office:value="0" calcext:value-type="float">
            <text:p>0</text:p>
          </table:table-cell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office:value-type="string" calcext:value-type="string">
            <text:p><text:a xlink:href="../EASAs/FARMAN%20PARTS/WO%20CH1335/CH1335.M-674.PDF" xlink:type="simple">CH1335.M674</text:a>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4"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4"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85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 table:number-columns-repeated="4"/>
          <table:table-cell table:style-name="ce1151"/>
          <table:table-cell table:style-name="ce183" table:number-columns-repeated="4"/>
          <table:table-cell table:style-name="ce1150"/>
          <table:table-cell table:style-name="ce178"/>
          <table:table-cell table:style-name="ce222" office:value-type="string" calcext:value-type="string">
            <text:p>C2.4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1"/>
          <table:table-cell table:style-name="ce178"/>
          <table:table-cell table:style-name="ce222" office:value-type="string" calcext:value-type="string">
            <text:p>B2.2</text:p>
          </table:table-cell>
          <table:table-cell table:style-name="ce300" office:value-type="string" calcext:value-type="string">
            <text:p><text:a xlink:href="../EASAs/AQUILA/208727/208727.AT01-2320-203.pdf" xlink:type="simple">208727.AT01-2320-203</text:a></text:p>
          </table:table-cell>
          <table:table-cell table:style-name="ce1131" office:value-type="float" office:value="3" calcext:value-type="float">
            <text:p>3</text:p>
          </table:table-cell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12">
          <table:table-cell/>
          <table:table-cell table:style-name="ce222" office:value-type="string" calcext:value-type="string">
            <text:p>A2.4</text:p>
          </table:table-cell>
          <table:table-cell office:value-type="string" calcext:value-type="string">
            <text:p><text:a xlink:href="../EASAs/ROTAX/WO%2080538729/80538729.250010.PDF" xlink:type="simple">80538729.250010</text:a></text:p>
          </table:table-cell>
          <table:table-cell table:style-name="ce1134" office:value-type="float" office:value="0" calcext:value-type="float">
            <text:p>0</text:p>
          </table:table-cell>
          <table:table-cell table:style-name="ce1151"/>
          <table:table-cell table:style-name="ce178"/>
          <table:table-cell table:style-name="ce218"/>
          <table:table-cell table:style-name="ce297"/>
          <table:table-cell table:style-name="ce1131"/>
          <table:table-cell table:style-name="ce1158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office:value-type="string" calcext:value-type="string">
            <text:p><text:a xlink:href="../EASAs/AQUILA/80462784/80462784.250010.PDF" xlink:type="simple">80462784.250010</text:a></text:p>
          </table:table-cell>
          <table:table-cell table:style-name="ce1134" office:value-type="float" office:value="0" calcext:value-type="float">
            <text:p>0</text:p>
          </table:table-cell>
          <table:table-cell/>
          <table:table-cell table:style-name="ce178"/>
          <table:table-cell table:style-name="ce218"/>
          <table:table-cell table:style-name="ce300" office:value-type="string" calcext:value-type="string">
            <text:p><text:a xlink:href="../EASAs/AQUILA/208727/208727.AT01-2320-201.pdf" xlink:type="simple">208727.AT01-2320-201</text:a></text:p>
          </table:table-cell>
          <table:table-cell table:style-name="ce1131" office:value-type="float" office:value="2" calcext:value-type="float">
            <text:p>2</text:p>
          </table:table-cell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office:value-type="string" calcext:value-type="string">
            <text:p>UKN.250010</text:p>
          </table:table-cell>
          <table:table-cell table:style-name="ce113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office:value-type="string" calcext:value-type="string">
            <text:p><text:a xlink:href="../EASAs/ROTAX/WO%2080507118/80507118.830721.xps" xlink:type="simple">80507118.830721</text:a></text:p>
          </table:table-cell>
          <table:table-cell table:style-name="ce1137" office:value-type="float" office:value="0" calcext:value-type="float">
            <text:p>0</text:p>
          </table:table-cell>
          <table:table-cell/>
          <table:table-cell table:style-name="ce178"/>
          <table:table-cell table:style-name="ce218"/>
          <table:table-cell table:style-name="ce300" office:value-type="string" calcext:value-type="string">
            <text:p><text:a xlink:href="../EASAs/AQUILA/208727/v.pdf" xlink:type="simple">208727.AT01-2320-202</text:a></text:p>
          </table:table-cell>
          <table:table-cell table:style-name="ce1131" office:value-type="float" office:value="1" calcext:value-type="float">
            <text:p>1</text:p>
          </table:table-cell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32"/>
          <table:table-cell/>
          <table:table-cell table:style-name="ce1137"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32"/>
          <table:table-cell table:number-columns-repeated="3"/>
          <table:table-cell table:style-name="ce178"/>
          <table:table-cell table:style-name="ce218"/>
          <table:table-cell table:style-name="ce300" office:value-type="string" calcext:value-type="string">
            <text:p><text:a xlink:href="../EASAs/AQUILA/208727/208727.AT01-2320-205.pdf" xlink:type="simple">208727.AT01-2320-205</text:a></text:p>
          </table:table-cell>
          <table:table-cell table:style-name="ce1131" office:value-type="float" office:value="3" calcext:value-type="float">
            <text:p>3</text:p>
          </table:table-cell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number-columns-repeated="2"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4"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83" table:number-columns-repeated="4"/>
          <table:table-cell table:style-name="ce1150"/>
          <table:table-cell table:style-name="ce178"/>
          <table:table-cell table:style-name="ce222" office:value-type="string" calcext:value-type="string">
            <text:p>C2.5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78"/>
          <table:table-cell table:style-name="ce222" office:value-type="string" calcext:value-type="string">
            <text:p>B2.3</text:p>
          </table:table-cell>
          <table:table-cell table:style-name="ce300" office:value-type="string" calcext:value-type="string">
            <text:p><text:a xlink:href="../EASAs/AQUILA/208727/208727.4020-028-040-R02.pdf" xlink:type="simple">208727.4020-028-040-R02</text:a></text:p>
          </table:table-cell>
          <table:table-cell table:style-name="ce1131" office:value-type="float" office:value="1" calcext:value-type="float">
            <text:p>1</text:p>
          </table:table-cell>
          <table:table-cell table:style-name="ce1158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 table:style-name="ce183" table:number-columns-repeated="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2.5</text:p>
          </table:table-cell>
          <table:table-cell table:style-name="ce300"/>
          <table:table-cell office:value-type="float" office:value="10" calcext:value-type="float">
            <text:p>10</text:p>
          </table:table-cell>
          <table:table-cell/>
          <table:table-cell table:style-name="ce178"/>
          <table:table-cell table:style-name="ce218"/>
          <table:table-cell table:style-name="ce300" office:value-type="string" calcext:value-type="string">
            <text:p><text:a xlink:href="../EASAs/AQUILA/208727/208727.8220-067-R02.pdf" xlink:type="simple">208727.8220-067-R02</text:a></text:p>
          </table:table-cell>
          <table:table-cell table:style-name="ce1131" office:value-type="float" office:value="0" calcext:value-type="float">
            <text:p>0</text:p>
          </table:table-cell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1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 table:number-columns-repeated="2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83" table:number-columns-repeated="4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1"/>
          <table:table-cell table:style-name="ce183" table:number-columns-repeated="4"/>
          <table:table-cell table:style-name="ce1158"/>
          <table:table-cell table:style-name="ce178"/>
          <table:table-cell table:style-name="ce222" office:value-type="string" calcext:value-type="string">
            <text:p>C2.6</text:p>
          </table:table-cell>
          <table:table-cell table:style-name="ce297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5"/>
          <table:table-cell table:style-name="ce178"/>
          <table:table-cell table:style-name="ce222" office:value-type="string" calcext:value-type="string">
            <text:p>B2.4</text:p>
          </table:table-cell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297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1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2" office:value-type="string" calcext:value-type="string">
            <text:p>A3</text:p>
          </table:table-cell>
          <table:table-cell table:style-name="ce221"/>
          <table:table-cell table:style-name="ce347"/>
          <table:table-cell table:style-name="ce182"/>
          <table:table-cell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1"/>
          <table:table-cell table:style-name="ce178"/>
          <table:table-cell table:style-name="ce232"/>
          <table:table-cell table:style-name="ce300"/>
          <table:table-cell table:style-name="ce1131"/>
          <table:table-cell table:style-name="ce1158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3.1</text:p>
          </table:table-cell>
          <table:table-cell table:style-name="ce300"/>
          <table:table-cell table:number-columns-repeated="2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1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12" table:number-rows-repeated="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style-name="ce182" office:value-type="string" calcext:value-type="string">
            <text:p>C3</text:p>
          </table:table-cell>
          <table:table-cell table:style-name="ce221"/>
          <table:table-cell table:style-name="ce347"/>
          <table:table-cell table:style-name="ce182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83" table:number-columns-repeated="4"/>
          <table:table-cell table:style-name="ce1150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22" office:value-type="string" calcext:value-type="string">
            <text:p>B2.5</text:p>
          </table:table-cell>
          <table:table-cell table:style-name="ce300"/>
          <table:table-cell table:style-name="ce1131"/>
          <table:table-cell table:style-name="ce1150"/>
          <table:table-cell table:style-name="ce178"/>
          <table:table-cell table:style-name="ce222" office:value-type="string" calcext:value-type="string">
            <text:p>C3.1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8"/>
          <table:table-cell table:style-name="ce178"/>
          <table:table-cell table:style-name="ce232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3.2</text:p>
          </table:table-cell>
          <table:table-cell table:style-name="ce300" office:value-type="string" calcext:value-type="string">
            <text:p><text:a xlink:href="../EASAs/FARMAN%20PARTS/WO%20CH1115/CH1115.REM38E.pdf" xlink:type="simple">CH1115.REM38E</text:a></text:p>
          </table:table-cell>
          <table:table-cell office:value-type="float" office:value="18" calcext:value-type="float">
            <text:p>18</text:p>
          </table:table-cell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3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83" table:number-columns-repeated="4"/>
          <table:table-cell table:style-name="ce1150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22" office:value-type="string" calcext:value-type="string">
            <text:p>B2.6</text:p>
          </table:table-cell>
          <table:table-cell table:style-name="ce300"/>
          <table:table-cell table:style-name="ce1131"/>
          <table:table-cell table:style-name="ce1150"/>
          <table:table-cell table:style-name="ce178"/>
          <table:table-cell table:style-name="ce222" office:value-type="string" calcext:value-type="string">
            <text:p>C3.2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 office:value-type="string" calcext:value-type="string">
            <text:p>PRINTED EASA</text:p>
          </table:table-cell>
          <table:table-cell office:value-type="float" office:value="2" calcext:value-type="float">
            <text:p>2</text:p>
          </table:table-cell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8"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8"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3.3</text:p>
          </table:table-cell>
          <table:table-cell table:style-name="ce300"/>
          <table:table-cell/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8"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3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83" table:number-columns-repeated="4"/>
          <table:table-cell table:style-name="ce1150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82" office:value-type="string" calcext:value-type="string">
            <text:p>B3</text:p>
          </table:table-cell>
          <table:table-cell table:style-name="ce221"/>
          <table:table-cell table:style-name="ce347"/>
          <table:table-cell table:style-name="ce182"/>
          <table:table-cell table:style-name="ce1150"/>
          <table:table-cell table:style-name="ce178"/>
          <table:table-cell table:style-name="ce222" office:value-type="string" calcext:value-type="string">
            <text:p>C3.3</text:p>
          </table:table-cell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83" table:number-columns-repeated="4"/>
          <table:table-cell table:style-name="ce1158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22" office:value-type="string" calcext:value-type="string">
            <text:p>B3.1</text:p>
          </table:table-cell>
          <table:table-cell table:style-name="ce300"/>
          <table:table-cell table:style-name="ce1131"/>
          <table:table-cell table:style-name="ce1158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32"/>
          <table:table-cell table:style-name="ce300"/>
          <table:table-cell table:style-name="ce1131"/>
          <table:table-cell table:style-name="ce1158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3.4</text:p>
          </table:table-cell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 table:number-columns-repeated="2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22" office:value-type="string" calcext:value-type="string">
            <text:p>C3.4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83" table:number-columns-repeated="4"/>
          <table:table-cell table:style-name="ce1150"/>
          <table:table-cell table:style-name="ce178"/>
          <table:table-cell table:style-name="ce218"/>
          <table:table-cell table:style-name="ce297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22" office:value-type="string" calcext:value-type="string">
            <text:p>B3.2</text:p>
          </table:table-cell>
          <table:table-cell table:style-name="ce344"/>
          <table:table-cell table:style-name="ce1131"/>
          <table:table-cell table:style-name="ce1150"/>
          <table:table-cell table:style-name="ce178"/>
          <table:table-cell table:style-name="ce218"/>
          <table:table-cell table:style-name="ce297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/>
          <table:table-cell table:style-name="ce23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297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78"/>
          <table:table-cell table:style-name="ce218"/>
          <table:table-cell table:style-name="ce297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3.5</text:p>
          </table:table-cell>
          <table:table-cell table:style-name="ce1130" office:value-type="string" calcext:value-type="string">
            <text:p><text:a xlink:href="../EASAs/ROTAX/WO%2080503477/80503477.297656.pdf" xlink:type="simple">80503477.297656</text:a></text:p>
          </table:table-cell>
          <table:table-cell office:value-type="float" office:value="0" calcext:value-type="float">
            <text:p>0</text:p>
          </table:table-cell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style-name="ce178"/>
          <table:table-cell table:style-name="ce218"/>
          <table:table-cell table:style-name="ce297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1130" office:value-type="string" calcext:value-type="string">
            <text:p><text:a xlink:href="../EASAs/ROTAX/WO%2080532855/80532855.297656.PDF" xlink:type="simple">80532855.297656</text:a></text:p>
          </table:table-cell>
          <table:table-cell office:value-type="float" office:value="0" calcext:value-type="float">
            <text:p>0</text:p>
          </table:table-cell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style-name="ce178"/>
          <table:table-cell table:style-name="ce218"/>
          <table:table-cell table:style-name="ce297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113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297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32"/>
          <table:table-cell table:style-name="ce113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297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113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113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22" office:value-type="string" calcext:value-type="string">
            <text:p>C3.5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1130"/>
          <table:table-cell/>
          <table:table-cell table:style-name="ce1153"/>
          <table:table-cell table:style-name="ce183" table:number-columns-repeated="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1130"/>
          <table:table-cell/>
          <table:table-cell table:style-name="ce1153"/>
          <table:table-cell table:style-name="ce178"/>
          <table:table-cell table:style-name="ce222" office:value-type="string" calcext:value-type="string">
            <text:p>B3.3</text:p>
          </table:table-cell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1130"/>
          <table:table-cell/>
          <table:table-cell table:style-name="ce1153"/>
          <table:table-cell table:style-name="ce178"/>
          <table:table-cell table:style-name="ce218"/>
          <table:table-cell table:style-name="ce344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1130" office:value-type="string" calcext:value-type="string">
            <text:p>UKN</text:p>
          </table:table-cell>
          <table:table-cell office:value-type="float" office:value="30" calcext:value-type="float">
            <text:p>30</text:p>
          </table:table-cell>
          <table:table-cell table:style-name="ce1153"/>
          <table:table-cell table:style-name="ce178"/>
          <table:table-cell table:style-name="ce218"/>
          <table:table-cell table:style-name="ce344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style-name="ce178"/>
          <table:table-cell table:style-name="ce218"/>
          <table:table-cell table:style-name="ce344"/>
          <table:table-cell table:style-name="ce1131"/>
          <table:table-cell/>
          <table:table-cell table:style-name="ce178"/>
          <table:table-cell table:style-name="ce218"/>
          <table:table-cell table:style-name="ce297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3.6</text:p>
          </table:table-cell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44"/>
          <table:table-cell table:style-name="ce1131"/>
          <table:table-cell/>
          <table:table-cell table:style-name="ce178"/>
          <table:table-cell table:style-name="ce218"/>
          <table:table-cell table:style-name="ce297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44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423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423"/>
          <table:table-cell table:style-name="ce1131"/>
          <table:table-cell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423"/>
          <table:table-cell table:style-name="ce1131"/>
          <table:table-cell table:style-name="ce1159"/>
          <table:table-cell table:style-name="ce178"/>
          <table:table-cell table:style-name="ce222" office:value-type="string" calcext:value-type="string">
            <text:p>C3.6</text:p>
          </table:table-cell>
          <table:table-cell table:style-name="ce300"/>
          <table:table-cell table:style-name="ce1131"/>
          <table:table-cell table:style-name="ce1150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83" table:number-columns-repeated="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22" office:value-type="string" calcext:value-type="string">
            <text:p>B3.4</text:p>
          </table:table-cell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2" office:value-type="string" calcext:value-type="string">
            <text:p>A4</text:p>
          </table:table-cell>
          <table:table-cell table:style-name="ce221"/>
          <table:table-cell table:style-name="ce347"/>
          <table:table-cell table:style-name="ce182"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4.1</text:p>
          </table:table-cell>
          <table:table-cell table:style-name="ce1130" office:value-type="string" calcext:value-type="string">
            <text:p><text:a xlink:href="../EASAs/ROTAX/TRACK%20E19%200738/E190738.825016.PDF" xlink:type="simple">E190738.825016</text:a></text:p>
          </table:table-cell>
          <table:table-cell table:style-name="ce352" office:value-type="float" office:value="0" calcext:value-type="float">
            <text:p>0</text:p>
          </table:table-cell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404" office:value-type="string" calcext:value-type="string">
            <text:p><text:a xlink:href="../EASAs/ROTAX/WO%2080520489/80520489.825016.PDF" xlink:type="simple">80520489.825016</text:a></text:p>
          </table:table-cell>
          <table:table-cell table:style-name="ce352" office:value-type="float" office:value="0" calcext:value-type="float">
            <text:p>0</text:p>
          </table:table-cell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404" office:value-type="string" calcext:value-type="string">
            <text:p><text:a xlink:href="../EASAs/ROTAX/TRAK%20E19%200807/E190807.825016.PDF" xlink:type="simple">E190807.825016</text:a></text:p>
          </table:table-cell>
          <table:table-cell table:style-name="ce352" office:value-type="float" office:value="0" calcext:value-type="float">
            <text:p>0</text:p>
          </table:table-cell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1130" office:value-type="string" calcext:value-type="string">
            <text:p>UKN</text:p>
          </table:table-cell>
          <table:table-cell table:style-name="ce352"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22" office:value-type="string" calcext:value-type="string">
            <text:p>C3.7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404"/>
          <table:table-cell table:style-name="ce352" office:value-type="float" office:value="0" calcext:value-type="float">
            <text:p>0</text:p>
          </table:table-cell>
          <table:table-cell table:style-name="ce1153"/>
          <table:table-cell table:style-name="ce183" table:number-columns-repeated="4"/>
          <table:table-cell table:number-columns-repeated="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404"/>
          <table:table-cell table:style-name="ce352" office:value-type="float" office:value="0" calcext:value-type="float">
            <text:p>0</text:p>
          </table:table-cell>
          <table:table-cell table:style-name="ce1153"/>
          <table:table-cell table:style-name="ce178"/>
          <table:table-cell table:style-name="ce222" office:value-type="string" calcext:value-type="string">
            <text:p>B3.5</text:p>
          </table:table-cell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404"/>
          <table:table-cell table:style-name="ce352" office:value-type="float" office:value="0" calcext:value-type="float">
            <text:p>0</text:p>
          </table:table-cell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404"/>
          <table:table-cell table:style-name="ce352" office:value-type="float" office:value="0" calcext:value-type="float">
            <text:p>0</text:p>
          </table:table-cell>
          <table:table-cell table:style-name="ce1153"/>
          <table:table-cell table:style-name="ce178"/>
          <table:table-cell table:style-name="ce218"/>
          <table:table-cell table:style-name="ce113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404"/>
          <table:table-cell table:style-name="ce352" office:value-type="float" office:value="0" calcext:value-type="float">
            <text:p>0</text:p>
          </table:table-cell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1130"/>
          <table:table-cell table:style-name="ce352" office:value-type="float" office:value="0" calcext:value-type="float">
            <text:p>0</text:p>
          </table:table-cell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4.2</text:p>
          </table:table-cell>
          <table:table-cell table:style-name="ce300"/>
          <table:table-cell table:style-name="ce1138"/>
          <table:table-cell table:style-name="ce1153"/>
          <table:table-cell table:style-name="ce178"/>
          <table:table-cell table:style-name="ce218"/>
          <table:table-cell table:style-name="ce344"/>
          <table:table-cell table:style-name="ce1131"/>
          <table:table-cell/>
          <table:table-cell table:style-name="ce178"/>
          <table:table-cell table:style-name="ce218"/>
          <table:table-cell table:style-name="ce344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 table:style-name="ce1138"/>
          <table:table-cell table:style-name="ce1153"/>
          <table:table-cell table:style-name="ce178"/>
          <table:table-cell table:style-name="ce218"/>
          <table:table-cell table:style-name="ce344"/>
          <table:table-cell table:style-name="ce1131"/>
          <table:table-cell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 table:style-name="ce1138"/>
          <table:table-cell table:style-name="ce1153"/>
          <table:table-cell table:style-name="ce178"/>
          <table:table-cell table:style-name="ce218"/>
          <table:table-cell table:style-name="ce344"/>
          <table:table-cell table:style-name="ce1131"/>
          <table:table-cell/>
          <table:table-cell table:style-name="ce182" office:value-type="string" calcext:value-type="string">
            <text:p>C4</text:p>
          </table:table-cell>
          <table:table-cell table:style-name="ce221"/>
          <table:table-cell table:style-name="ce347"/>
          <table:table-cell table:style-name="ce182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 table:style-name="ce1138"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22" office:value-type="string" calcext:value-type="string">
            <text:p>C4.1</text:p>
          </table:table-cell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 table:style-name="ce1138"/>
          <table:table-cell table:style-name="ce1153"/>
          <table:table-cell table:style-name="ce183" table:number-columns-repeated="4"/>
          <table:table-cell/>
          <table:table-cell table:style-name="ce178"/>
          <table:table-cell table:style-name="ce218"/>
          <table:table-cell table:style-name="ce344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 table:style-name="ce1138"/>
          <table:table-cell table:style-name="ce1153"/>
          <table:table-cell table:style-name="ce182" office:value-type="string" calcext:value-type="string">
            <text:p>B4</text:p>
          </table:table-cell>
          <table:table-cell table:style-name="ce221"/>
          <table:table-cell table:style-name="ce347"/>
          <table:table-cell table:style-name="ce182"/>
          <table:table-cell/>
          <table:table-cell table:style-name="ce178"/>
          <table:table-cell table:style-name="ce253" office:value-type="string" calcext:value-type="string">
            <text:p><text:s text:c="8"/>Coffrets</text:p>
          </table:table-cell>
          <table:table-cell table:style-name="ce347"/>
          <table:table-cell table:style-name="ce182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 table:style-name="ce1138"/>
          <table:table-cell table:style-name="ce1153"/>
          <table:table-cell table:style-name="ce183" table:number-columns-repeated="4"/>
          <table:table-cell/>
          <table:table-cell table:style-name="ce178"/>
          <table:table-cell table:style-name="ce222" office:value-type="string" calcext:value-type="string">
            <text:p>DA40 (1)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/>
          <table:table-cell table:style-name="ce232"/>
          <table:table-cell table:style-name="ce300"/>
          <table:table-cell table:style-name="ce1138"/>
          <table:table-cell table:style-name="ce1153"/>
          <table:table-cell table:style-name="ce185"/>
          <table:table-cell table:style-name="ce238"/>
          <table:table-cell table:style-name="ce359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8"/>
          <table:table-cell table:style-name="ce232"/>
          <table:table-cell table:style-name="ce359"/>
          <table:table-cell table:style-name="ce1138"/>
          <table:table-cell table:style-name="ce1153"/>
          <table:table-cell table:style-name="ce185"/>
          <table:table-cell table:style-name="ce238"/>
          <table:table-cell table:style-name="ce359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style-name="ce185"/>
          <table:table-cell table:style-name="ce238"/>
          <table:table-cell table:style-name="ce359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4.3</text:p>
          </table:table-cell>
          <table:table-cell table:style-name="ce300"/>
          <table:table-cell office:value-type="float" office:value="4" calcext:value-type="float">
            <text:p>4</text:p>
          </table:table-cell>
          <table:table-cell table:style-name="ce1153"/>
          <table:table-cell table:style-name="ce185"/>
          <table:table-cell table:style-name="ce238"/>
          <table:table-cell table:style-name="ce359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83" table:number-columns-repeated="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82" office:value-type="string" calcext:value-type="string">
            <text:p>B5</text:p>
          </table:table-cell>
          <table:table-cell table:style-name="ce221"/>
          <table:table-cell table:style-name="ce347"/>
          <table:table-cell table:style-name="ce182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83" table:number-columns-repeated="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22" office:value-type="string" calcext:value-type="string">
            <text:p>B5.1</text:p>
          </table:table-cell>
          <table:table-cell table:style-name="ce296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 table:number-rows-repeated="2">
          <table:table-cell table:number-columns-repeated="2"/>
          <table:table-cell table:style-name="ce300"/>
          <table:table-cell/>
          <table:table-cell table:style-name="ce1153"/>
          <table:table-cell table:style-name="ce175"/>
          <table:table-cell table:style-name="ce220"/>
          <table:table-cell table:style-name="ce452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85"/>
          <table:table-cell table:style-name="ce238"/>
          <table:table-cell table:style-name="ce359"/>
          <table:table-cell table:style-name="ce1131"/>
          <table:table-cell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style-name="ce178"/>
          <table:table-cell table:style-name="ce218"/>
          <table:table-cell table:style-name="ce344"/>
          <table:table-cell table:style-name="ce1131"/>
          <table:table-cell/>
          <table:table-cell table:style-name="ce178"/>
          <table:table-cell table:style-name="ce222" office:value-type="string" calcext:value-type="string">
            <text:p>DA40 (2)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4.4</text:p>
          </table:table-cell>
          <table:table-cell table:style-name="ce300"/>
          <table:table-cell/>
          <table:table-cell table:style-name="ce1153"/>
          <table:table-cell table:style-name="ce183" table:number-columns-repeated="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22" office:value-type="string" calcext:value-type="string">
            <text:p>B5.2</text:p>
          </table:table-cell>
          <table:table-cell table:style-name="ce300" office:value-type="string" calcext:value-type="string">
            <text:p><text:a xlink:href="../EASAs/AQUILA/WE19556/WE19556.AT01-7070-102.pdf" xlink:type="simple">WE19556.AT01-7070-102</text:a></text:p>
          </table:table-cell>
          <table:table-cell table:style-name="ce1131" office:value-type="float" office:value="16" calcext:value-type="float">
            <text:p>16</text:p>
          </table:table-cell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59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 table:style-name="ce1159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/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number-columns-repeated="2"/>
          <table:table-cell table:style-name="ce300"/>
          <table:table-cell/>
          <table:table-cell table:style-name="ce1153"/>
          <table:table-cell table:style-name="ce178"/>
          <table:table-cell table:style-name="ce218"/>
          <table:table-cell table:style-name="ce300" office:value-type="string" calcext:value-type="string">
            <text:p>UKN</text:p>
          </table:table-cell>
          <table:table-cell table:style-name="ce1131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 table:number-columns-repeated="2"/>
          <table:table-cell table:style-name="ce300"/>
          <table:table-cell/>
          <table:table-cell table:style-name="ce1153"/>
          <table:table-cell table:style-name="ce183" table:number-columns-repeated="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01"/>
          <table:table-cell table:style-name="ce300"/>
          <table:table-cell/>
          <table:table-cell table:style-name="ce1153"/>
          <table:table-cell table:number-columns-repeated="5"/>
          <table:table-cell table:style-name="ce191" table:number-columns-spanned="1" table:number-rows-spanned="4"/>
          <table:table-cell table:style-name="ce238" office:value-type="string" calcext:value-type="string" table:number-columns-spanned="1" table:number-rows-spanned="4">
            <text:p>Trim Edge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number-columns-repeated="5"/>
          <table:covered-table-cell table:number-columns-repeated="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2" office:value-type="string" calcext:value-type="string">
            <text:p>A5</text:p>
          </table:table-cell>
          <table:table-cell table:style-name="ce221"/>
          <table:table-cell table:style-name="ce347"/>
          <table:table-cell table:style-name="ce182"/>
          <table:table-cell table:style-name="ce1153"/>
          <table:table-cell table:number-columns-repeated="5"/>
          <table:covered-table-cell table:number-columns-repeated="2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number-columns-repeated="5"/>
          <table:covered-table-cell table:number-columns-repeated="2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5.1</text:p>
          </table:table-cell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296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3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22" office:value-type="string" calcext:value-type="string">
            <text:p>SR20 / SR22 (1)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118" table:number-columns-repeated="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5.2</text:p>
          </table:table-cell>
          <table:table-cell table:style-name="ce300" office:value-type="string" calcext:value-type="string">
            <text:p><text:a xlink:href="../EASAs/AQUILA/WE20418/WE20418.RU-0810.pdf" xlink:type="simple">WE20418-RU-0810</text:a></text:p>
          </table:table-cell>
          <table:table-cell office:value-type="float" office:value="0" calcext:value-type="float">
            <text:p>0</text:p>
          </table:table-cell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 office:value-type="string" calcext:value-type="string">
            <text:p>ukn</text:p>
          </table:table-cell>
          <table:table-cell office:value-type="float" office:value="2" calcext:value-type="float">
            <text:p>2</text:p>
          </table:table-cell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22" office:value-type="string" calcext:value-type="string">
            <text:p>SR20 / SR22 (2)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3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5.3</text:p>
          </table:table-cell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4"/>
          <table:table-cell table:style-name="ce1159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371" table:number-columns-repeated="4"/>
          <table:table-cell/>
          <table:table-cell table:style-name="ce371" table:number-columns-repeated="44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style-name="ce371" table:number-columns-repeated="4"/>
          <table:table-cell/>
          <table:table-cell table:style-name="ce371" table:number-columns-repeated="44"/>
        </table:table-row>
        <table:table-row table:style-name="ro12" table:number-rows-repeated="3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371" table:number-columns-repeated="4"/>
          <table:table-cell/>
          <table:table-cell table:style-name="ce371" table:number-columns-repeated="44"/>
        </table:table-row>
        <table:table-row table:style-name="ro12">
          <table:table-cell table:style-name="ce183" table:number-columns-repeated="4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5.4</text:p>
          </table:table-cell>
          <table:table-cell table:style-name="ce300"/>
          <table:table-cell/>
          <table:table-cell table:style-name="ce1153"/>
          <table:table-cell table:number-columns-repeated="5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4"/>
          <table:table-cell table:style-name="ce1159"/>
          <table:table-cell table:style-name="ce178"/>
          <table:table-cell table:style-name="ce222" office:value-type="string" calcext:value-type="string">
            <text:p>SR20 / SR22 (3)</text:p>
          </table:table-cell>
          <table:table-cell table:style-name="ce300"/>
          <table:table-cell table:style-name="ce1131"/>
          <table:table-cell table:style-name="ce1150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12" table:number-rows-repeated="3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4"/>
          <table:table-cell table:style-name="ce1159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371" table:number-columns-repeated="4"/>
          <table:table-cell/>
          <table:table-cell table:style-name="ce371" table:number-columns-repeated="44"/>
        </table:table-row>
        <table:table-row table:style-name="ro12" table:number-rows-repeated="3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22" office:value-type="string" calcext:value-type="string">
            <text:p>A5.5</text:p>
          </table:table-cell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 table:number-rows-repeated="3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4"/>
          <table:table-cell table:style-name="ce1159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83" table:number-columns-repeated="4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22" office:value-type="string" calcext:value-type="string">
            <text:p>Aquila (1)</text:p>
          </table:table-cell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/>
          <table:table-cell table:style-name="ce232"/>
          <table:table-cell table:style-name="ce300"/>
          <table:table-cell/>
          <table:table-cell table:style-name="ce1153"/>
          <table:table-cell table:style-name="ce1118" table:number-columns-repeated="4"/>
          <table:table-cell/>
          <table:table-cell table:style-name="ce178"/>
          <table:table-cell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183" table:number-columns-repeated="4"/>
          <table:table-cell table:style-name="ce1153"/>
          <table:table-cell table:number-columns-repeated="5"/>
          <table:table-cell table:style-name="ce178"/>
          <table:table-cell table:style-name="ce218"/>
          <table:table-cell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201" table:number-columns-repeated="3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201" table:number-columns-repeated="3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7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201" table:number-columns-repeated="3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>
          <table:table-cell table:style-name="ce201" table:number-columns-repeated="3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8"/>
          <table:table-cell table:number-columns-repeated="49"/>
        </table:table-row>
        <table:table-row table:style-name="ro12" table:number-rows-repeated="6">
          <table:table-cell table:style-name="ce201" table:number-columns-repeated="3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12" table:number-rows-repeated="2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style-name="ce1150"/>
          <table:table-cell table:number-columns-repeated="49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83" table:number-columns-repeated="4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22" office:value-type="string" calcext:value-type="string">
            <text:p>Aquila (2)</text:p>
          </table:table-cell>
          <table:table-cell table:style-name="ce300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8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 table:number-rows-repeated="5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208"/>
          <table:table-cell table:style-name="ce254"/>
          <table:table-cell table:style-name="ce300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44"/>
          <table:table-cell table:style-name="ce1131"/>
          <table:table-cell table:number-columns-repeated="5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59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83" table:number-columns-repeated="4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 office:value-type="string" calcext:value-type="string">
            <text:p>Aquila (Washer)</text:p>
          </table:table-cell>
          <table:table-cell table:style-name="ce300"/>
          <table:table-cell table:style-name="ce1131"/>
          <table:table-cell table:number-columns-repeated="50"/>
        </table:table-row>
        <table:table-row table:style-name="ro3" table:number-rows-repeated="6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style-name="ce1118" table:number-columns-repeated="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 table:number-rows-repeated="3">
          <table:table-cell/>
          <table:table-cell table:style-name="ce201" table:number-columns-repeated="2"/>
          <table:table-cell table:style-name="ce1140"/>
          <table:table-cell table:style-name="ce1153"/>
          <table:table-cell table:style-name="ce371" table:number-columns-repeated="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style-name="ce371" table:number-columns-repeated="4"/>
          <table:table-cell table:style-name="ce1159"/>
          <table:table-cell table:style-name="ce178"/>
          <table:table-cell table:style-name="ce218"/>
          <table:table-cell table:style-name="ce300"/>
          <table:table-cell table:style-name="ce1131"/>
          <table:table-cell table:style-name="ce1159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style-name="ce371" table:number-columns-repeated="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style-name="ce1118" table:number-columns-repeated="4"/>
          <table:table-cell/>
          <table:table-cell table:style-name="ce183" table:number-columns-repeated="4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22" office:value-type="string" calcext:value-type="string">
            <text:p>Pin Cotter</text:p>
          </table:table-cell>
          <table:table-cell table:style-name="ce344"/>
          <table:table-cell table:style-name="ce1131"/>
          <table:table-cell table:number-columns-repeated="5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44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style-name="ce1118" table:number-columns-repeated="4"/>
          <table:table-cell/>
          <table:table-cell table:style-name="ce178"/>
          <table:table-cell table:style-name="ce218"/>
          <table:table-cell table:style-name="ce344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style-name="ce371" table:number-columns-repeated="4"/>
          <table:table-cell/>
          <table:table-cell table:style-name="ce178"/>
          <table:table-cell table:style-name="ce218"/>
          <table:table-cell table:style-name="ce344"/>
          <table:table-cell table:style-name="ce1131"/>
          <table:table-cell table:number-columns-repeated="50"/>
        </table:table-row>
        <table:table-row table:style-name="ro3" table:number-rows-repeated="4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44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285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44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82" office:value-type="string" calcext:value-type="string">
            <text:p>C5</text:p>
          </table:table-cell>
          <table:table-cell table:style-name="ce221"/>
          <table:table-cell table:style-name="ce347"/>
          <table:table-cell table:style-name="ce182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20"/>
          <table:table-cell table:style-name="ce300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style-name="ce1118" table:number-columns-repeated="4"/>
          <table:table-cell/>
          <table:table-cell table:style-name="ce17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209"/>
          <table:table-cell table:style-name="ce256"/>
          <table:table-cell table:style-name="ce359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209"/>
          <table:table-cell table:style-name="ce256"/>
          <table:table-cell table:style-name="ce359"/>
          <table:table-cell table:style-name="ce185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 office:value-type="string" calcext:value-type="string">
            <text:p>D18EA340R</text:p>
          </table:table-cell>
          <table:table-cell table:style-name="ce1131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78"/>
          <table:table-cell table:style-name="ce218"/>
          <table:table-cell table:style-name="ce300"/>
          <table:table-cell table:style-name="ce1131"/>
          <table:table-cell table:number-columns-repeated="50"/>
        </table:table-row>
        <table:table-row table:style-name="ro3" table:number-rows-repeated="25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4"/>
          <table:table-cell table:style-name="ce1159"/>
          <table:table-cell table:number-columns-repeated="4"/>
          <table:table-cell table:style-name="ce1159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118" table:number-columns-repeated="4"/>
          <table:table-cell table:number-columns-repeated="50"/>
        </table:table-row>
        <table:table-row table:style-name="ro3" table:number-rows-repeated="10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style-name="ce1118" table:number-columns-repeated="4"/>
          <table:table-cell table:number-columns-repeated="55"/>
        </table:table-row>
        <table:table-row table:style-name="ro3" table:number-rows-repeated="37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4"/>
          <table:table-cell table:style-name="ce1159"/>
          <table:table-cell table:number-columns-repeated="4"/>
          <table:table-cell table:style-name="ce1159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118" table:number-columns-repeated="4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4"/>
          <table:table-cell table:style-name="ce1159"/>
          <table:table-cell table:number-columns-repeated="4"/>
          <table:table-cell table:style-name="ce1159"/>
          <table:table-cell table:style-name="ce1117" table:number-columns-repeated="4"/>
          <table:table-cell table:style-name="ce1159"/>
          <table:table-cell table:style-name="ce1117" table:number-columns-repeated="44"/>
        </table:table-row>
        <table:table-row table:style-name="ro3" table:number-rows-repeated="9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style-name="ce1118" table:number-columns-repeated="4"/>
          <table:table-cell table:number-columns-repeated="55"/>
        </table:table-row>
        <table:table-row table:style-name="ro3" table:number-rows-repeated="39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118" table:number-columns-repeated="4"/>
          <table:table-cell table:number-columns-repeated="5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"/>
          <table:table-cell table:style-name="ce1117" table:number-columns-repeated="4"/>
          <table:table-cell table:number-columns-repeated="50"/>
        </table:table-row>
        <table:table-row table:style-name="ro3" table:number-rows-repeated="7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style-name="ce1118" table:number-columns-repeated="4"/>
          <table:table-cell table:number-columns-repeated="55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style-name="ce1117" table:number-columns-repeated="4"/>
          <table:table-cell table:number-columns-repeated="55"/>
        </table:table-row>
        <table:table-row table:style-name="ro3" table:number-rows-repeated="40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10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4"/>
          <table:table-cell table:style-name="ce1160"/>
          <table:table-cell table:number-columns-repeated="4"/>
          <table:table-cell table:style-name="ce1160"/>
          <table:table-cell table:style-name="ce1122" table:number-columns-repeated="4"/>
          <table:table-cell table:style-name="ce1160"/>
          <table:table-cell table:style-name="ce1122" table:number-columns-repeated="44"/>
        </table:table-row>
        <table:table-row table:style-name="ro3" table:number-rows-repeated="35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4"/>
          <table:table-cell table:style-name="ce1159"/>
          <table:table-cell table:number-columns-repeated="4"/>
          <table:table-cell table:style-name="ce1159"/>
          <table:table-cell table:style-name="ce1118" table:number-columns-repeated="4"/>
          <table:table-cell table:style-name="ce1159"/>
          <table:table-cell table:style-name="ce1118" table:number-columns-repeated="44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 table:number-rows-repeated="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4"/>
          <table:table-cell table:style-name="ce1161"/>
          <table:table-cell table:number-columns-repeated="4"/>
          <table:table-cell table:style-name="ce1161"/>
          <table:table-cell table:style-name="ce1124" table:number-columns-repeated="4"/>
          <table:table-cell table:style-name="ce1161"/>
          <table:table-cell table:style-name="ce1124" table:number-columns-repeated="44"/>
        </table:table-row>
        <table:table-row table:style-name="ro3" table:number-rows-repeated="3">
          <table:table-cell/>
          <table:table-cell table:style-name="ce201" table:number-columns-repeated="2"/>
          <table:table-cell table:style-name="ce1140"/>
          <table:table-cell table:style-name="ce1153"/>
          <table:table-cell table:number-columns-repeated="59"/>
        </table:table-row>
        <table:table-row table:style-name="ro3" table:number-rows-repeated="7">
          <table:table-cell/>
          <table:table-cell table:style-name="ce201" table:number-columns-repeated="2"/>
          <table:table-cell table:style-name="ce1140"/>
          <table:table-cell table:style-name="ce1151"/>
          <table:table-cell table:number-columns-repeated="4"/>
          <table:table-cell table:style-name="ce1159"/>
          <table:table-cell table:number-columns-repeated="4"/>
          <table:table-cell table:style-name="ce1159"/>
          <table:table-cell table:style-name="ce1117" table:number-columns-repeated="4"/>
          <table:table-cell table:style-name="ce1159"/>
          <table:table-cell table:style-name="ce1117" table:number-columns-repeated="44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6"/>
          <table:table-cell table:style-name="ce1122" table:number-columns-repeated="4"/>
          <table:table-cell table:number-columns-repeated="50"/>
        </table:table-row>
        <table:table-row table:style-name="ro3" table:number-rows-repeated="7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1"/>
          <table:table-cell table:number-columns-repeated="4"/>
          <table:table-cell table:style-name="ce1159"/>
          <table:table-cell table:number-columns-repeated="4"/>
          <table:table-cell table:style-name="ce1159"/>
          <table:table-cell table:style-name="ce1117" table:number-columns-repeated="4"/>
          <table:table-cell table:style-name="ce1159"/>
          <table:table-cell table:style-name="ce1117" table:number-columns-repeated="44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/>
          <table:table-cell table:style-name="ce1122" table:number-columns-repeated="4"/>
          <table:table-cell table:number-columns-repeated="55"/>
        </table:table-row>
        <table:table-row table:style-name="ro3" table:number-rows-repeated="11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1"/>
          <table:table-cell table:number-columns-repeated="4"/>
          <table:table-cell table:style-name="ce1159"/>
          <table:table-cell table:number-columns-repeated="4"/>
          <table:table-cell table:style-name="ce1159"/>
          <table:table-cell table:style-name="ce1117" table:number-columns-repeated="4"/>
          <table:table-cell table:style-name="ce1159"/>
          <table:table-cell table:style-name="ce1117" table:number-columns-repeated="44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style-name="ce1151"/>
          <table:table-cell table:number-columns-repeated="4"/>
          <table:table-cell table:style-name="ce1159"/>
          <table:table-cell table:number-columns-repeated="4"/>
          <table:table-cell table:style-name="ce1159"/>
          <table:table-cell table:style-name="ce1117" table:number-columns-repeated="4"/>
          <table:table-cell table:style-name="ce1159"/>
          <table:table-cell table:style-name="ce1117" table:number-columns-repeated="44"/>
        </table:table-row>
        <table:table-row table:style-name="ro3" table:number-rows-repeated="9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6"/>
          <table:table-cell table:style-name="ce1118" table:number-columns-repeated="4"/>
          <table:table-cell table:number-columns-repeated="5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 table:number-rows-repeated="3">
          <table:table-cell/>
          <table:table-cell table:style-name="ce201" table:number-columns-repeated="2"/>
          <table:table-cell table:style-name="ce1140"/>
          <table:table-cell table:number-columns-repeated="6"/>
          <table:table-cell table:style-name="ce1124" table:number-columns-repeated="4"/>
          <table:table-cell table:number-columns-repeated="50"/>
        </table:table-row>
        <table:table-row table:style-name="ro3" table:number-rows-repeated="3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number-columns-repeated="6"/>
          <table:table-cell table:style-name="ce1117" table:number-columns-repeated="4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/>
          <table:table-cell table:style-name="ce1118" table:number-columns-repeated="4"/>
          <table:table-cell/>
          <table:table-cell table:style-name="ce1117" table:number-columns-repeated="4"/>
          <table:table-cell table:number-columns-repeated="5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number-columns-repeated="6"/>
          <table:table-cell table:style-name="ce1117" table:number-columns-repeated="4"/>
          <table:table-cell table:number-columns-repeated="5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/>
          <table:table-cell table:style-name="ce1124" table:number-columns-repeated="4"/>
          <table:table-cell/>
          <table:table-cell table:style-name="ce1117" table:number-columns-repeated="4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/>
          <table:table-cell table:style-name="ce1124" table:number-columns-repeated="4"/>
          <table:table-cell table:number-columns-repeated="6"/>
          <table:table-cell table:style-name="ce1125" table:number-columns-repeated="4"/>
          <table:table-cell/>
          <table:table-cell table:style-name="ce1125" table:number-columns-repeated="44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11"/>
          <table:table-cell table:style-name="ce1125" table:number-columns-repeated="4"/>
          <table:table-cell/>
          <table:table-cell table:style-name="ce1125" table:number-columns-repeated="44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1"/>
          <table:table-cell table:style-name="ce1154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4"/>
          <table:table-cell table:style-name="ce1155"/>
          <table:table-cell table:style-name="ce1117" table:number-columns-repeated="4"/>
          <table:table-cell table:number-columns-repeated="55"/>
        </table:table-row>
        <table:table-row table:style-name="ro3" table:number-rows-repeated="4">
          <table:table-cell/>
          <table:table-cell table:style-name="ce201" table:number-columns-repeated="2"/>
          <table:table-cell table:style-name="ce1140"/>
          <table:table-cell/>
          <table:table-cell table:style-name="ce1117" table:number-columns-repeated="4"/>
          <table:table-cell table:number-columns-repeated="55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/>
          <table:table-cell table:style-name="ce1117" table:number-columns-repeated="4"/>
          <table:table-cell/>
          <table:table-cell table:style-name="ce1117" table:number-columns-repeated="4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/>
          <table:table-cell table:style-name="ce1117" table:number-columns-repeated="4"/>
          <table:table-cell table:number-columns-repeated="55"/>
        </table:table-row>
        <table:table-row table:style-name="ro3" table:number-rows-repeated="6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number-columns-repeated="11"/>
          <table:table-cell table:style-name="ce1125" table:number-columns-repeated="4"/>
          <table:table-cell/>
          <table:table-cell table:style-name="ce1125" table:number-columns-repeated="44"/>
        </table:table-row>
        <table:table-row table:style-name="ro3">
          <table:table-cell/>
          <table:table-cell table:style-name="ce201" table:number-columns-repeated="2"/>
          <table:table-cell table:style-name="ce1145"/>
          <table:table-cell table:style-name="ce1156"/>
          <table:table-cell table:number-columns-repeated="59"/>
        </table:table-row>
        <table:table-row table:style-name="ro3">
          <table:table-cell/>
          <table:table-cell table:style-name="ce201" table:number-columns-repeated="2"/>
          <table:table-cell table:style-name="ce1148"/>
          <table:table-cell table:style-name="ce1157"/>
          <table:table-cell table:style-name="ce1117" table:number-columns-repeated="4"/>
          <table:table-cell table:number-columns-repeated="55"/>
        </table:table-row>
        <table:table-row table:style-name="ro3" table:number-rows-repeated="3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6"/>
          <table:table-cell table:style-name="ce1117" table:number-columns-repeated="4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11"/>
          <table:table-cell table:style-name="ce1125" table:number-columns-repeated="4"/>
          <table:table-cell/>
          <table:table-cell table:style-name="ce1125" table:number-columns-repeated="44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6"/>
          <table:table-cell table:style-name="ce1117" table:number-columns-repeated="4"/>
          <table:table-cell table:number-columns-repeated="50"/>
        </table:table-row>
        <table:table-row table:style-name="ro3" table:number-rows-repeated="7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/>
          <table:table-cell table:style-name="ce1117" table:number-columns-repeated="4"/>
          <table:table-cell table:number-columns-repeated="55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/>
          <table:table-cell table:style-name="ce1117" table:number-columns-repeated="4"/>
          <table:table-cell table:number-columns-repeated="55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11"/>
          <table:table-cell table:style-name="ce1126" table:number-columns-repeated="4"/>
          <table:table-cell/>
          <table:table-cell table:style-name="ce1126" table:number-columns-repeated="44"/>
        </table:table-row>
        <table:table-row table:style-name="ro3" table:number-rows-repeated="13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number-columns-repeated="6"/>
          <table:table-cell table:style-name="ce1125" table:number-columns-repeated="4"/>
          <table:table-cell table:number-columns-repeated="50"/>
        </table:table-row>
        <table:table-row table:style-name="ro3" table:number-rows-repeated="9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/>
          <table:table-cell table:style-name="ce1125" table:number-columns-repeated="4"/>
          <table:table-cell table:number-columns-repeated="55"/>
        </table:table-row>
        <table:table-row table:style-name="ro3" table:number-rows-repeated="4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 table:number-columns-repeated="6"/>
          <table:table-cell table:style-name="ce1125" table:number-columns-repeated="4"/>
          <table:table-cell table:number-columns-repeated="50"/>
        </table:table-row>
        <table:table-row table:style-name="ro3" table:number-rows-repeated="7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6"/>
          <table:table-cell table:style-name="ce1125" table:number-columns-repeated="4"/>
          <table:table-cell table:number-columns-repeated="5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 table:number-rows-repeated="2">
          <table:table-cell/>
          <table:table-cell table:style-name="ce201" table:number-columns-repeated="2"/>
          <table:table-cell table:style-name="ce1140"/>
          <table:table-cell/>
          <table:table-cell table:style-name="ce1125" table:number-columns-repeated="4"/>
          <table:table-cell table:number-columns-repeated="55"/>
        </table:table-row>
        <table:table-row table:style-name="ro3" table:number-rows-repeated="7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/>
          <table:table-cell table:style-name="ce1125" table:number-columns-repeated="4"/>
          <table:table-cell table:number-columns-repeated="55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 table:number-columns-repeated="6"/>
          <table:table-cell table:style-name="ce1126" table:number-columns-repeated="4"/>
          <table:table-cell table:number-columns-repeated="50"/>
        </table:table-row>
        <table:table-row table:style-name="ro3" table:number-rows-repeated="10">
          <table:table-cell/>
          <table:table-cell table:style-name="ce201" table:number-columns-repeated="2"/>
          <table:table-cell table:style-name="ce1140"/>
          <table:table-cell table:number-columns-repeated="60"/>
        </table:table-row>
        <table:table-row table:style-name="ro3">
          <table:table-cell/>
          <table:table-cell table:style-name="ce201" table:number-columns-repeated="2"/>
          <table:table-cell table:style-name="ce1140"/>
          <table:table-cell/>
          <table:table-cell table:style-name="ce1126" table:number-columns-repeated="4"/>
          <table:table-cell table:number-columns-repeated="55"/>
        </table:table-row>
        <table:table-row table:style-name="ro3" table:number-rows-repeated="5">
          <table:table-cell table:style-name="ce201" table:number-columns-repeated="3"/>
          <table:table-cell table:style-name="ce1140"/>
          <table:table-cell table:number-columns-repeated="60"/>
        </table:table-row>
        <table:table-row table:style-name="ro3" table:number-rows-repeated="7">
          <table:table-cell table:style-name="ce182"/>
          <table:table-cell table:style-name="ce221"/>
          <table:table-cell table:style-name="ce347"/>
          <table:table-cell table:style-name="ce182"/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00"/>
          <table:table-cell table:number-columns-repeated="61"/>
        </table:table-row>
        <table:table-row table:style-name="ro3" table:number-rows-repeated="2">
          <table:table-cell table:style-name="ce201" table:number-columns-repeated="3"/>
          <table:table-cell table:number-columns-repeated="61"/>
        </table:table-row>
        <table:table-row table:style-name="ro3" table:number-rows-repeated="2">
          <table:table-cell table:number-columns-repeated="2"/>
          <table:table-cell table:style-name="ce300"/>
          <table:table-cell table:number-columns-repeated="61"/>
        </table:table-row>
        <table:table-row table:style-name="ro3">
          <table:table-cell table:style-name="ce201" table:number-columns-repeated="3"/>
          <table:table-cell table:number-columns-repeated="61"/>
        </table:table-row>
        <table:table-row table:style-name="ro3" table:number-rows-repeated="2">
          <table:table-cell table:number-columns-repeated="2"/>
          <table:table-cell table:style-name="ce300"/>
          <table:table-cell table:number-columns-repeated="61"/>
        </table:table-row>
        <table:table-row table:style-name="ro3">
          <table:table-cell table:style-name="ce180" table:number-columns-spanned="2" table:number-rows-spanned="1"/>
          <table:covered-table-cell/>
          <table:table-cell table:style-name="ce347"/>
          <table:table-cell table:style-name="ce182"/>
          <table:table-cell table:number-columns-repeated="60"/>
        </table:table-row>
        <table:table-row table:style-name="ro3" table:number-rows-repeated="2">
          <table:table-cell table:style-name="ce201" table:number-columns-repeated="3"/>
          <table:table-cell table:number-columns-repeated="61"/>
        </table:table-row>
        <table:table-row table:style-name="ro3">
          <table:table-cell table:number-columns-repeated="2"/>
          <table:table-cell table:style-name="ce300"/>
          <table:table-cell table:number-columns-repeated="61"/>
        </table:table-row>
        <table:table-row table:style-name="ro3" table:number-rows-repeated="4">
          <table:table-cell table:style-name="ce201" table:number-columns-repeated="3"/>
          <table:table-cell table:number-columns-repeated="61"/>
        </table:table-row>
        <table:table-row table:style-name="ro3" table:number-rows-repeated="5">
          <table:table-cell table:number-columns-repeated="2"/>
          <table:table-cell table:style-name="ce300"/>
          <table:table-cell table:number-columns-repeated="61"/>
        </table:table-row>
        <table:table-row table:style-name="ro3">
          <table:table-cell table:number-columns-repeated="2"/>
          <table:table-cell table:style-name="ce297"/>
          <table:table-cell table:number-columns-repeated="61"/>
        </table:table-row>
        <table:table-row table:style-name="ro3">
          <table:table-cell table:number-columns-repeated="2"/>
          <table:table-cell table:style-name="ce300"/>
          <table:table-cell table:number-columns-repeated="61"/>
        </table:table-row>
        <table:table-row table:style-name="ro3">
          <table:table-cell table:style-name="ce180" table:number-columns-spanned="2" table:number-rows-spanned="1"/>
          <table:covered-table-cell/>
          <table:table-cell table:style-name="ce347"/>
          <table:table-cell table:style-name="ce182"/>
          <table:table-cell table:number-columns-repeated="60"/>
        </table:table-row>
        <table:table-row table:style-name="ro3">
          <table:table-cell/>
          <table:table-cell table:style-name="ce257"/>
          <table:table-cell table:style-name="ce300"/>
          <table:table-cell table:number-columns-repeated="61"/>
        </table:table-row>
        <table:table-row table:style-name="ro3">
          <table:table-cell/>
          <table:table-cell table:style-name="ce201"/>
          <table:table-cell table:style-name="ce300"/>
          <table:table-cell table:number-columns-repeated="61"/>
        </table:table-row>
        <table:table-row table:style-name="ro3">
          <table:table-cell table:style-name="ce180" table:number-columns-spanned="2" table:number-rows-spanned="1"/>
          <table:covered-table-cell/>
          <table:table-cell table:style-name="ce347"/>
          <table:table-cell table:style-name="ce182"/>
          <table:table-cell table:number-columns-repeated="60"/>
        </table:table-row>
        <table:table-row table:style-name="ro3">
          <table:table-cell table:number-columns-repeated="2"/>
          <table:table-cell table:style-name="ce300"/>
          <table:table-cell table:number-columns-repeated="61"/>
        </table:table-row>
        <table:table-row table:style-name="ro3">
          <table:table-cell/>
          <table:table-cell table:style-name="ce201"/>
          <table:table-cell table:style-name="ce371"/>
          <table:table-cell table:number-columns-repeated="61"/>
        </table:table-row>
        <table:table-row table:style-name="ro3" table:number-rows-repeated="9">
          <table:table-cell table:number-columns-repeated="2"/>
          <table:table-cell table:style-name="ce300"/>
          <table:table-cell table:number-columns-repeated="61"/>
        </table:table-row>
        <table:table-row table:style-name="ro3" table:number-rows-repeated="14">
          <table:table-cell table:number-columns-repeated="64"/>
        </table:table-row>
        <table:table-row table:style-name="ro3" table:number-rows-repeated="2">
          <table:table-cell table:style-name="ce212"/>
          <table:table-cell table:style-name="ce260"/>
          <table:table-cell table:style-name="ce392"/>
          <table:table-cell table:style-name="ce1149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 table:number-rows-repeated="2">
          <table:table-cell table:number-columns-repeated="2"/>
          <table:table-cell table:style-name="ce300"/>
          <table:table-cell table:style-name="ce185"/>
          <table:table-cell table:number-columns-repeated="60"/>
        </table:table-row>
        <table:table-row table:style-name="ro3" table:number-rows-repeated="12">
          <table:table-cell table:number-columns-repeated="64"/>
        </table:table-row>
        <table:table-row table:style-name="ro3" table:number-rows-repeated="2">
          <table:table-cell table:style-name="ce212"/>
          <table:table-cell table:style-name="ce260"/>
          <table:table-cell table:style-name="ce392"/>
          <table:table-cell table:style-name="ce1149"/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00"/>
          <table:table-cell table:style-name="ce185"/>
          <table:table-cell table:number-columns-repeated="60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style-name="ce212"/>
          <table:table-cell table:style-name="ce260"/>
          <table:table-cell table:style-name="ce392"/>
          <table:table-cell table:style-name="ce1149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table:style-name="ce201" table:number-columns-repeated="3"/>
          <table:table-cell table:number-columns-repeated="61"/>
        </table:table-row>
        <table:table-row table:style-name="ro3" table:number-rows-repeated="10">
          <table:table-cell table:number-columns-repeated="64"/>
        </table:table-row>
        <table:table-row table:style-name="ro3">
          <table:table-cell table:style-name="ce214"/>
          <table:table-cell table:style-name="ce261"/>
          <table:table-cell table:style-name="ce403"/>
          <table:table-cell table:style-name="ce1150"/>
          <table:table-cell table:number-columns-repeated="60"/>
        </table:table-row>
        <table:table-row table:style-name="ro3" table:number-rows-repeated="1047718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WO_EASAs.D652:WO_EASAs.E652">
            <calcext:condition calcext:apply-style-name="cf2" calcext:value="&lt;=[.F547]" calcext:base-cell-address="WO_EASAs.D652"/>
          </calcext:conditional-format>
          <calcext:conditional-format calcext:target-range-address="WO_EASAs.D653:WO_EASAs.E653">
            <calcext:condition calcext:apply-style-name="cf2" calcext:value="&lt;=[.F548]" calcext:base-cell-address="WO_EASAs.D653"/>
          </calcext:conditional-format>
          <calcext:conditional-format calcext:target-range-address="WO_EASAs.D668:WO_EASAs.E668">
            <calcext:condition calcext:apply-style-name="cf2" calcext:value="&lt;=[.F563]" calcext:base-cell-address="WO_EASAs.D668"/>
          </calcext:conditional-format>
          <calcext:conditional-format calcext:target-range-address="WO_EASAs.D669:WO_EASAs.E669">
            <calcext:condition calcext:apply-style-name="cf2" calcext:value="&lt;=[.F564]" calcext:base-cell-address="WO_EASAs.D669"/>
          </calcext:conditional-format>
        </calcext:conditional-formats>
      </table:table>
      <table:table table:name="Parts" table:style-name="ta2">
        <table:table-column table:style-name="co20" table:default-cell-style-name="ce297"/>
        <table:table-column table:style-name="co21" table:default-cell-style-name="ce1165"/>
        <table:table-column table:style-name="co22" table:default-cell-style-name="ce1169"/>
        <table:table-column table:style-name="co23" table:default-cell-style-name="ce300"/>
        <table:table-column table:style-name="co24" table:default-cell-style-name="ce300"/>
        <table:table-column table:style-name="co25" table:default-cell-style-name="ce300"/>
        <table:table-column table:style-name="co9" table:number-columns-repeated="6" table:default-cell-style-name="ce299"/>
        <table:table-column table:style-name="co26" table:default-cell-style-name="ce299"/>
        <table:table-column table:style-name="co27" table:default-cell-style-name="ce297"/>
        <table:table-column table:style-name="co25" table:default-cell-style-name="ce1197"/>
        <table:table-column table:style-name="co28" table:default-cell-style-name="ce297"/>
        <table:table-column table:style-name="co9" table:number-columns-repeated="1005" table:default-cell-style-name="ce201"/>
        <table:table-row table:style-name="ro2">
          <table:table-cell table:style-name="ce1162" office:value-type="string" calcext:value-type="string" table:number-columns-spanned="1" table:number-rows-spanned="3">
            <text:p>Description</text:p>
          </table:table-cell>
          <table:table-cell table:style-name="ce1164" office:value-type="string" calcext:value-type="string" table:number-columns-spanned="1" table:number-rows-spanned="3">
            <text:p>Providers</text:p>
          </table:table-cell>
          <table:table-cell table:style-name="ce1167" office:value-type="string" calcext:value-type="string" table:number-columns-spanned="1" table:number-rows-spanned="3">
            <text:p>Location</text:p>
          </table:table-cell>
          <table:table-cell table:style-name="ce328" office:value-type="string" calcext:value-type="string" table:number-columns-spanned="1" table:number-rows-spanned="3">
            <text:p>PN</text:p>
          </table:table-cell>
          <table:table-cell table:style-name="ce220" office:value-type="string" calcext:value-type="string" table:number-columns-spanned="1" table:number-rows-spanned="3">
            <text:p>Model</text:p>
          </table:table-cell>
          <table:table-cell table:style-name="ce220" office:value-type="string" calcext:value-type="string" table:number-columns-spanned="1" table:number-rows-spanned="3">
            <text:p>SN</text:p>
          </table:table-cell>
          <table:table-cell table:style-name="ce284" office:value-type="string" calcext:value-type="string" table:number-columns-spanned="6" table:number-rows-spanned="1">
            <text:p>Avion</text:p>
          </table:table-cell>
          <table:covered-table-cell table:number-columns-repeated="5"/>
          <table:table-cell table:style-name="ce191" table:number-columns-spanned="1" table:number-rows-spanned="3"/>
          <table:table-cell table:style-name="ce1188" office:value-type="string" calcext:value-type="string" table:number-columns-spanned="1" table:number-rows-spanned="3">
            <text:p>Providers</text:p>
            <text:p>(ATCF)</text:p>
          </table:table-cell>
          <table:table-cell table:style-name="ce1196" office:value-type="string" calcext:value-type="string" table:number-columns-spanned="1" table:number-rows-spanned="3">
            <text:p>Cost</text:p>
            <text:p>(Estimate)</text:p>
          </table:table-cell>
          <table:table-cell table:style-name="ce284" office:value-type="string" calcext:value-type="string" table:number-columns-spanned="1" table:number-rows-spanned="3">
            <text:p>Remarks</text:p>
          </table:table-cell>
          <table:table-cell table:style-name="ce1117" table:number-columns-repeated="1005"/>
        </table:table-row>
        <table:table-row table:style-name="ro2">
          <table:covered-table-cell table:number-columns-repeated="6"/>
          <table:table-cell table:style-name="ce208" office:value-type="string" calcext:value-type="string">
            <text:p>Aquila</text:p>
          </table:table-cell>
          <table:table-cell table:style-name="ce175" office:value-type="string" calcext:value-type="string" table:number-columns-spanned="2" table:number-rows-spanned="1">
            <text:p>Piper</text:p>
          </table:table-cell>
          <table:covered-table-cell/>
          <table:table-cell table:style-name="ce208" office:value-type="string" calcext:value-type="string">
            <text:p>Diamond</text:p>
          </table:table-cell>
          <table:table-cell table:style-name="ce284" office:value-type="string" calcext:value-type="string" table:number-columns-spanned="2" table:number-rows-spanned="1">
            <text:p>Cirrus</text:p>
          </table:table-cell>
          <table:covered-table-cell table:number-columns-repeated="5"/>
          <table:table-cell table:style-name="ce1117" table:number-columns-repeated="1005"/>
        </table:table-row>
        <table:table-row table:style-name="ro2">
          <table:covered-table-cell table:number-columns-repeated="6"/>
          <table:table-cell table:style-name="ce208" office:value-type="string" calcext:value-type="string">
            <text:p>AT01</text:p>
          </table:table-cell>
          <table:table-cell table:style-name="ce208" office:value-type="string" calcext:value-type="string">
            <text:p>PA28-161</text:p>
          </table:table-cell>
          <table:table-cell table:style-name="ce208" office:value-type="string" calcext:value-type="string">
            <text:p>PA28-181</text:p>
          </table:table-cell>
          <table:table-cell table:style-name="ce208" office:value-type="string" calcext:value-type="string">
            <text:p>DA40-180</text:p>
          </table:table-cell>
          <table:table-cell table:style-name="ce208" office:value-type="string" calcext:value-type="string">
            <text:p>SR20</text:p>
          </table:table-cell>
          <table:table-cell table:style-name="ce208" office:value-type="string" calcext:value-type="string">
            <text:p>SR22</text:p>
          </table:table-cell>
          <table:covered-table-cell table:number-columns-repeated="4"/>
          <table:table-cell table:style-name="ce1117" table:number-columns-repeated="1005"/>
        </table:table-row>
        <table:table-row table:style-name="ro13">
          <table:table-cell office:value-type="string" calcext:value-type="string">
            <text:p>Attitude Indicator (Horizon Reference Indicator)</text:p>
          </table:table-cell>
          <table:table-cell office:value-type="string" calcext:value-type="string">
            <text:p>L3 Communications Avionics System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504-0111-942</text:p>
          </table:table-cell>
          <table:table-cell office:value-type="string" calcext:value-type="string">
            <text:p>1100-28LS(14E)</text:p>
          </table:table-cell>
          <table:table-cell table:number-columns-repeated="5"/>
          <table:table-cell table:number-columns-repeated="2" table:style-name="ce652" office:value-type="string" calcext:value-type="string">
            <text:p>X</text:p>
          </table:table-cell>
          <table:table-cell table:style-name="ce662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odel A-30 Digitizer (Alticodeur)</text:p>
          </table:table-cell>
          <table:table-cell office:value-type="string" calcext:value-type="string">
            <text:p>ACK Technologies Inc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A-30.5</text:p>
          </table:table-cell>
          <table:table-cell office:value-type="string" calcext:value-type="string">
            <text:p>91931</text:p>
          </table:table-cell>
          <table:table-cell/>
          <table:table-cell table:number-columns-repeated="3" table:style-name="ce652" office:value-type="string" calcext:value-type="string">
            <text:p>X</text:p>
          </table:table-cell>
          <table:table-cell/>
          <table:table-cell table:number-columns-repeated="2" table:style-name="ce652" office:value-type="string" calcext:value-type="string">
            <text:p>X</text:p>
          </table:table-cell>
          <table:table-cell table:style-name="ce662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Directional gyro</text:p>
          </table:table-cell>
          <table:table-cell office:value-type="string" calcext:value-type="string">
            <text:p>Sigmatek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1U262-01-39</text:p>
          </table:table-cell>
          <table:table-cell office:value-type="string" calcext:value-type="string">
            <text:p>4000B-30</text:p>
          </table:table-cell>
          <table:table-cell table:number-columns-repeated="2"/>
          <table:table-cell table:style-name="ce652" office:value-type="string" calcext:value-type="string">
            <text:p>X</text:p>
          </table:table-cell>
          <table:table-cell table:number-columns-repeated="4"/>
          <table:table-cell table:style-name="ce662" office:value-type="float" office:value="1" calcext:value-type="float">
            <text:p>1</text:p>
          </table:table-cell>
          <table:table-cell table:number-columns-repeated="1008"/>
        </table:table-row>
        <table:table-row table:style-name="ro13">
          <table:table-cell office:value-type="string" calcext:value-type="string">
            <text:p>Turn Coordinator</text:p>
          </table:table-cell>
          <table:table-cell office:value-type="string" calcext:value-type="string">
            <text:p>MD-Continent Instrument CO.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1394T100-7Z</text:p>
          </table:table-cell>
          <table:table-cell office:value-type="string" calcext:value-type="string">
            <text:p>K07-11726</text:p>
          </table:table-cell>
          <table:table-cell/>
          <table:table-cell table:number-columns-repeated="2" table:style-name="ce652" office:value-type="string" calcext:value-type="string">
            <text:p>X</text:p>
          </table:table-cell>
          <table:table-cell table:number-columns-repeated="3"/>
          <table:table-cell table:style-name="ce662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Indicator Gyro, Horizon</text:p>
          </table:table-cell>
          <table:table-cell office:value-type="string" calcext:value-type="string">
            <text:p>RC Allen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102-0041-04</text:p>
          </table:table-cell>
          <table:table-cell office:value-type="string" calcext:value-type="string">
            <text:p>RCA22-7</text:p>
          </table:table-cell>
          <table:table-cell office:value-type="string" calcext:value-type="string">
            <text:p>214B026</text:p>
          </table:table-cell>
          <table:table-cell/>
          <table:table-cell table:number-columns-repeated="2" table:style-name="ce65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ork Assembly</text:p>
          </table:table-cell>
          <table:table-cell office:value-type="string" calcext:value-type="string">
            <text:p>Cir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638-003</text:p>
          </table:table-cell>
          <table:table-cell table:number-columns-repeated="6"/>
          <table:table-cell table:number-columns-repeated="2" table:style-name="ce65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lternator 24V (ALU)</text:p>
          </table:table-cell>
          <table:table-cell office:value-type="string" calcext:value-type="string">
            <text:p>Kelly Aero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U8521LS</text:p>
          </table:table-cell>
          <table:table-cell/>
          <table:table-cell office:value-type="string" calcext:value-type="string">
            <office:annotation draw:style-name="gr3" draw:text-style-name="P2" svg:width="2.884cm" svg:height="4.524cm" svg:x="32.253cm" svg:y="4.916cm" draw:caption-point-x="-0.01cm" draw:caption-point-y="0.832cm">
              <dc:date>2021-02-09T00:00:00</dc:date>
              <text:p text:style-name="P1"><text:span text:style-name="T1">Provenance F-HLTP</text:span></text:p>
              <text:p text:style-name="P1"><text:span text:style-name="T1">Moteur Lycoming IO360-M1A SN: RL19870-51E</text:span></text:p>
              <text:p text:style-name="P1"><text:span text:style-name="T1">Déposé le 15/11/2017</text:span></text:p>
              <text:p text:style-name="P1"><text:span text:style-name="T1">HT Cellule: 2508,42</text:span></text:p>
              <text:p text:style-name="P1"><text:span text:style-name="T1">Dossier VP200H TP/48/2017</text:span></text:p>
            </office:annotation>
            <text:p>0040371</text:p>
          </table:table-cell>
          <table:table-cell table:number-columns-repeated="3"/>
          <table:table-cell table:number-columns-repeated="3" table:style-name="ce65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n état de fonctionnement (Vient du F-HLTP)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lternator (24V)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string" calcext:value-type="string">
            <text:p>BC410-1</text:p>
          </table:table-cell>
          <table:table-cell/>
          <table:table-cell office:value-type="string" calcext:value-type="string">
            <text:p>0164387</text:p>
          </table:table-cell>
          <table:table-cell table:number-columns-repeated="4"/>
          <table:table-cell table:number-columns-repeated="2" table:style-name="ce65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CK A-30 ALTITUDE ENCODER (10-32V)</text:p>
          </table:table-cell>
          <table:table-cell office:value-type="string" calcext:value-type="string">
            <text:p>ACK Technologies Inc</text:p>
          </table:table-cell>
          <table:table-cell office:value-type="string" calcext:value-type="string">
            <text:p>Radio</text:p>
          </table:table-cell>
          <table:table-cell table:style-name="ce201"/>
          <table:table-cell office:value-type="string" calcext:value-type="string">
            <text:p>A-30</text:p>
          </table:table-cell>
          <table:table-cell/>
          <table:table-cell table:number-columns-repeated="3" table:style-name="ce652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285" office:value-type="string" calcext:value-type="string">
            <text:p>MIC Right Angle Plug</text:p>
          </table:table-cell>
          <table:table-cell table:style-name="ce285" office:value-type="string" calcext:value-type="string">
            <text:p>Telex Technical Data</text:p>
          </table:table-cell>
          <table:table-cell table:number-columns-repeated="2"/>
          <table:table-cell table:style-name="ce344" office:value-type="string" calcext:value-type="string">
            <text:p>100TRA</text:p>
          </table:table-cell>
          <table:table-cell table:number-columns-repeated="2"/>
          <table:table-cell table:number-columns-repeated="5" table:style-name="ce65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table:style-name="ce285" office:value-type="string" calcext:value-type="string">
            <text:p>Transpondeur KT76C TSO</text:p>
          </table:table-cell>
          <table:table-cell table:style-name="ce285" office:value-type="string" calcext:value-type="string">
            <text:p>BENDIX/KING</text:p>
          </table:table-cell>
          <table:table-cell office:value-type="string" calcext:value-type="string">
            <text:p>Radio</text:p>
          </table:table-cell>
          <table:table-cell table:style-name="ce344" office:value-type="string" calcext:value-type="string">
            <text:p>066-01156-0101</text:p>
          </table:table-cell>
          <table:table-cell table:style-name="ce344"/>
          <table:table-cell table:style-name="ce344" office:value-type="string" calcext:value-type="string">
            <text:p>17931</text:p>
          </table:table-cell>
          <table:table-cell table:style-name="ce652" office:value-type="string" calcext:value-type="string">
            <text:p>F-GXCF F-HAAT</text:p>
          </table:table-cell>
          <table:table-cell table:number-columns-repeated="1014"/>
        </table:table-row>
        <table:table-row table:style-name="ro3">
          <table:table-cell table:style-name="ce285" table:number-columns-repeated="2"/>
          <table:table-cell/>
          <table:table-cell table:style-name="ce344" table:number-columns-repeated="3"/>
          <table:table-cell table:style-name="ce652"/>
          <table:table-cell table:number-columns-repeated="1014"/>
        </table:table-row>
        <table:table-row table:style-name="ro3">
          <table:table-cell office:value-type="string" calcext:value-type="string">
            <text:p>Directional RC Allen</text:p>
          </table:table-cell>
          <table:table-cell table:style-name="ce218"/>
          <table:table-cell table:style-name="ce201"/>
          <table:table-cell table:style-name="ce297" office:value-type="string" calcext:value-type="string">
            <text:p>RC Allen</text:p>
          </table:table-cell>
          <table:table-cell office:value-type="string" calcext:value-type="string">
            <text:p>RC-RCA15AK-2</text:p>
          </table:table-cell>
          <table:table-cell/>
          <table:table-cell table:style-name="ce1170"/>
          <table:table-cell table:style-name="ce652" office:value-type="string" calcext:value-type="string">
            <text:p>X</text:p>
          </table:table-cell>
          <table:table-cell table:number-columns-repeated="5"/>
          <table:table-cell table:style-name="ce1192" office:value-type="float" office:value="2" calcext:value-type="float">
            <text:p>2</text:p>
          </table:table-cell>
          <table:table-cell table:style-name="ce352" office:value-type="float" office:value="0" calcext:value-type="float">
            <text:p>0</text:p>
          </table:table-cell>
          <table:table-cell table:style-name="ce352" table:number-columns-repeated="3"/>
          <table:table-cell table:style-name="ce285"/>
          <table:table-cell table:style-name="ce630"/>
          <table:table-cell table:style-name="ce285" office:value-type="string" calcext:value-type="string">
            <text:p>Conservateur de cap (12V) pour Aquila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Digital Horizon RC Allen</text:p>
          </table:table-cell>
          <table:table-cell table:style-name="ce218"/>
          <table:table-cell table:style-name="ce201"/>
          <table:table-cell table:style-name="ce297" office:value-type="string" calcext:value-type="string">
            <text:p>RC Allen</text:p>
          </table:table-cell>
          <table:table-cell office:value-type="string" calcext:value-type="string">
            <text:p>RCA 2600-3</text:p>
          </table:table-cell>
          <table:table-cell/>
          <table:table-cell table:style-name="ce1170"/>
          <table:table-cell table:style-name="ce652" office:value-type="string" calcext:value-type="string">
            <text:p>X</text:p>
          </table:table-cell>
          <table:table-cell table:number-columns-repeated="5"/>
          <table:table-cell table:style-name="ce285" office:value-type="float" office:value="0" calcext:value-type="float">
            <text:p>0</text:p>
          </table:table-cell>
          <table:table-cell table:style-name="ce352" office:value-type="float" office:value="0" calcext:value-type="float">
            <text:p>0</text:p>
          </table:table-cell>
          <table:table-cell table:style-name="ce352" table:number-columns-repeated="3"/>
          <table:table-cell table:style-name="ce285"/>
          <table:table-cell table:style-name="ce630" office:value-type="currency" office:currency="EUR" office:value="3600" calcext:value-type="currency">
            <text:p>3 600,00 €</text:p>
          </table:table-cell>
          <table:table-cell table:style-name="ce285" office:value-type="string" calcext:value-type="string">
            <text:p>Horizon artificiel (12V) pour Aquila</text:p>
          </table:table-cell>
          <table:table-cell table:number-columns-repeated="1000"/>
        </table:table-row>
        <table:table-row table:style-name="ro14">
          <table:table-cell table:style-name="ce1163" office:value-type="string" calcext:value-type="string" table:number-columns-spanned="16" table:number-rows-spanned="1">
            <text:p>PN (Undocumented Parts)</text:p>
          </table:table-cell>
          <table:covered-table-cell table:number-columns-repeated="15"/>
          <table:table-cell table:number-columns-repeated="1005"/>
        </table:table-row>
        <table:table-row table:style-name="ro3">
          <table:table-cell office:value-type="string" calcext:value-type="string">
            <text:p>Autopilot</text:p>
          </table:table-cell>
          <table:table-cell office:value-type="string" calcext:value-type="string">
            <text:p>S-TEC Corporation</text:p>
          </table:table-cell>
          <table:table-cell/>
          <table:table-cell office:value-type="string" calcext:value-type="string">
            <text:p>01192-4-53-3op</text:p>
          </table:table-cell>
          <table:table-cell office:value-type="string" calcext:value-type="string">
            <text:p>S-TEC 55X</text:p>
          </table:table-cell>
          <table:table-cell table:number-columns-repeated="5"/>
          <table:table-cell table:number-columns-repeated="2" table:style-name="ce652" office:value-type="string" calcext:value-type="string">
            <text:p>X</text:p>
          </table:table-cell>
          <table:table-cell table:style-name="ce66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lternator 1 (24V 60A)</text:p>
          </table:table-cell>
          <table:table-cell office:value-type="string" calcext:value-type="string">
            <text:p>FMC Teledyne</text:p>
          </table:table-cell>
          <table:table-cell/>
          <table:table-cell office:value-type="string" calcext:value-type="string">
            <text:p>646843RX</text:p>
          </table:table-cell>
          <table:table-cell table:number-columns-repeated="7"/>
          <table:table-cell table:style-name="ce652" office:value-type="string" calcext:value-type="string">
            <text:p>X</text:p>
          </table:table-cell>
          <table:table-cell table:style-name="ce662"/>
          <table:table-cell table:number-columns-repeated="1008"/>
        </table:table-row>
        <table:table-row table:style-name="ro3">
          <table:table-cell office:value-type="string" calcext:value-type="string">
            <text:p>Rotax Generator (Alternateur 12V)</text:p>
          </table:table-cell>
          <table:table-cell office:value-type="string" calcext:value-type="string">
            <text:p>Rotax</text:p>
          </table:table-cell>
          <table:table-cell/>
          <table:table-cell office:value-type="string" calcext:value-type="string">
            <text:p>7000-130</text:p>
          </table:table-cell>
          <table:table-cell office:value-type="string" calcext:value-type="string">
            <text:p>887251</text:p>
          </table:table-cell>
          <table:table-cell/>
          <table:table-cell table:style-name="ce652" office:value-type="string" calcext:value-type="string">
            <text:p>X</text:p>
          </table:table-cell>
          <table:table-cell table:number-columns-repeated="2"/>
          <table:table-cell table:style-name="ce201"/>
          <table:table-cell table:number-columns-repeated="2"/>
          <table:table-cell table:style-name="ce662"/>
          <table:table-cell office:value-type="string" calcext:value-type="string">
            <text:p>Avirex / Aquila</text:p>
          </table:table-cell>
          <table:table-cell office:value-type="currency" office:currency="EUR" office:value="1250" calcext:value-type="currency">
            <text:p>1 250,00 €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lternator Plane Power (24V)</text:p>
          </table:table-cell>
          <table:table-cell office:value-type="string" calcext:value-type="string">
            <text:p>Hartzell</text:p>
          </table:table-cell>
          <table:table-cell table:number-columns-repeated="2"/>
          <table:table-cell office:value-type="string" calcext:value-type="string">
            <text:p>AL24-70</text:p>
          </table:table-cell>
          <table:table-cell table:number-columns-repeated="4"/>
          <table:table-cell table:style-name="ce652" office:value-type="string" calcext:value-type="string">
            <text:p>N807DS</text:p>
          </table:table-cell>
          <table:table-cell table:number-columns-repeated="2"/>
          <table:table-cell table:style-name="ce662"/>
          <table:table-cell table:number-columns-repeated="1008"/>
        </table:table-row>
        <table:table-row table:style-name="ro3">
          <table:table-cell table:number-columns-repeated="12"/>
          <table:table-cell table:style-name="ce662"/>
          <table:table-cell table:number-columns-repeated="1008"/>
        </table:table-row>
        <table:table-row table:style-name="ro3">
          <table:table-cell table:style-name="ce209" office:value-type="string" calcext:value-type="string" table:number-columns-spanned="1" table:number-rows-spanned="2">
            <text:p>Huile Yacco AVX500 4T (Fut de 60L)</text:p>
          </table:table-cell>
          <table:table-cell office:value-type="string" calcext:value-type="string">
            <text:p>Avirex</text:p>
          </table:table-cell>
          <table:table-cell table:number-columns-repeated="4"/>
          <table:table-cell table:style-name="ce652" office:value-type="string" calcext:value-type="string">
            <text:p>X</text:p>
          </table:table-cell>
          <table:table-cell table:number-columns-repeated="5"/>
          <table:table-cell table:style-name="ce662"/>
          <table:table-cell office:value-type="string" calcext:value-type="string">
            <text:p>Avirex</text:p>
          </table:table-cell>
          <table:table-cell office:value-type="currency" office:currency="EUR" office:value="870" calcext:value-type="currency">
            <text:p>870,00 €</text:p>
          </table:table-cell>
          <table:table-cell table:number-columns-repeated="1006"/>
        </table:table-row>
        <table:table-row table:style-name="ro3">
          <table:covered-table-cell/>
          <table:table-cell office:value-type="string" calcext:value-type="string">
            <text:p>SAS Piston Engine</text:p>
          </table:table-cell>
          <table:table-cell table:number-columns-repeated="4"/>
          <table:table-cell table:style-name="ce652" office:value-type="string" calcext:value-type="string">
            <text:p>X</text:p>
          </table:table-cell>
          <table:table-cell table:number-columns-repeated="5"/>
          <table:table-cell table:style-name="ce662"/>
          <table:table-cell office:value-type="string" calcext:value-type="string">
            <text:p>SAS Piston Engine</text:p>
          </table:table-cell>
          <table:table-cell office:value-type="currency" office:currency="EUR" office:value="642.6" calcext:value-type="currency">
            <text:p>642,60 €</text:p>
          </table:table-cell>
          <table:table-cell table:number-columns-repeated="1006"/>
        </table:table-row>
        <table:table-row table:style-name="ro3">
          <table:table-cell table:style-name="ce285" office:value-type="string" calcext:value-type="string">
            <office:annotation draw:style-name="gr3" draw:text-style-name="P2" svg:width="2.884cm" svg:height="0.979cm" svg:x="9.419cm" svg:y="10.66cm" draw:caption-point-x="-0.618cm" draw:caption-point-y="3.271cm">
              <dc:date>2021-02-09T00:00:00</dc:date>
              <text:p text:style-name="P1"><text:span text:style-name="T1">Dégivrant</text:span></text:p>
              <text:p text:style-name="P1"><text:span text:style-name="T1">Framan: 175,00€</text:span></text:p>
            </office:annotation>
            <text:p>AeroShell Compound 07 Bidon de 20L</text:p>
          </table:table-cell>
          <table:table-cell office:value-type="string" calcext:value-type="string">
            <text:p>Shell</text:p>
          </table:table-cell>
          <table:table-cell table:number-columns-repeated="9"/>
          <table:table-cell table:style-name="ce652" office:value-type="string" calcext:value-type="string">
            <text:p>X</text:p>
          </table:table-cell>
          <table:table-cell table:style-name="ce662"/>
          <table:table-cell table:number-columns-repeated="1008"/>
        </table:table-row>
        <table:table-row table:style-name="ro3">
          <table:table-cell table:style-name="ce285" office:value-type="string" calcext:value-type="string">
            <office:annotation draw:style-name="gr3" draw:text-style-name="P2" svg:width="2.884cm" svg:height="0.979cm" svg:x="9.419cm" svg:y="11.105cm" draw:caption-point-x="-0.618cm" draw:caption-point-y="3.312cm">
              <dc:date>2021-02-09T00:00:00</dc:date>
              <text:p text:style-name="P1"><text:span text:style-name="T1">1500€ (au travers d’ALM)</text:span></text:p>
            </office:annotation>
            <text:p>AeroShell 15W50 (Bidon de 200L)</text:p>
          </table:table-cell>
          <table:table-cell office:value-type="string" calcext:value-type="string">
            <text:p>Shell</text:p>
          </table:table-cell>
          <table:table-cell table:number-columns-repeated="5"/>
          <table:table-cell table:number-columns-repeated="5" table:style-name="ce652" office:value-type="string" calcext:value-type="string">
            <text:p>X</text:p>
          </table:table-cell>
          <table:table-cell table:style-name="ce662"/>
          <table:table-cell table:number-columns-repeated="1008"/>
        </table:table-row>
        <table:table-row table:style-name="ro3">
          <table:table-cell office:value-type="string" calcext:value-type="string">
            <text:p>3M Scotchcal, 2 » WI</text:p>
          </table:table-cell>
          <table:table-cell table:number-columns-repeated="2"/>
          <table:table-cell office:value-type="string" calcext:value-type="string">
            <text:p>51168-002U</text:p>
          </table:table-cell>
          <table:table-cell table:number-columns-repeated="8"/>
          <table:table-cell table:style-name="ce662"/>
          <table:table-cell table:number-columns-repeated="1008"/>
        </table:table-row>
        <table:table-row table:style-name="ro3">
          <table:table-cell table:style-name="ce285"/>
          <table:table-cell table:number-columns-repeated="11"/>
          <table:table-cell table:style-name="ce662"/>
          <table:table-cell table:number-columns-repeated="1008"/>
        </table:table-row>
        <table:table-row table:style-name="ro3">
          <table:table-cell office:value-type="string" calcext:value-type="string">
            <text:p>Wingtip Position / Anti-collision LED Light (Green)</text:p>
          </table:table-cell>
          <table:table-cell office:value-type="string" calcext:value-type="string">
            <text:p>Whelen</text:p>
          </table:table-cell>
          <table:table-cell/>
          <table:table-cell office:value-type="string" calcext:value-type="string">
            <text:p>01-0771733-11</text:p>
          </table:table-cell>
          <table:table-cell table:number-columns-repeated="5"/>
          <table:table-cell table:style-name="ce652" office:value-type="string" calcext:value-type="string">
            <text:p>N807D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ingtip Position / Anti-collision LED Light (Red)</text:p>
          </table:table-cell>
          <table:table-cell office:value-type="string" calcext:value-type="string">
            <text:p>Whelen</text:p>
          </table:table-cell>
          <table:table-cell/>
          <table:table-cell office:value-type="string" calcext:value-type="string">
            <text:p>01-0771733-12</text:p>
          </table:table-cell>
          <table:table-cell table:number-columns-repeated="5"/>
          <table:table-cell table:style-name="ce652" office:value-type="string" calcext:value-type="string">
            <text:p>N807D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pholstery, Carpet Front LH</text:p>
          </table:table-cell>
          <table:table-cell office:value-type="string" calcext:value-type="string">
            <text:p>Daimond</text:p>
          </table:table-cell>
          <table:table-cell/>
          <table:table-cell office:value-type="string" calcext:value-type="string">
            <text:p>DA4-2511-80-00</text:p>
          </table:table-cell>
          <table:table-cell table:number-columns-repeated="5"/>
          <table:table-cell table:style-name="ce652" office:value-type="string" calcext:value-type="string">
            <text:p>F-HLT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pholstery, Carpet Front RH</text:p>
          </table:table-cell>
          <table:table-cell office:value-type="string" calcext:value-type="string">
            <text:p>Daimond</text:p>
          </table:table-cell>
          <table:table-cell/>
          <table:table-cell office:value-type="string" calcext:value-type="string">
            <text:p>DA4-2512-80-00</text:p>
          </table:table-cell>
          <table:table-cell table:number-columns-repeated="5"/>
          <table:table-cell table:style-name="ce652" office:value-type="string" calcext:value-type="string">
            <text:p>F-HLT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ixture Cable Control</text:p>
          </table:table-cell>
          <table:table-cell office:value-type="string" calcext:value-type="string">
            <text:p>Daimond</text:p>
          </table:table-cell>
          <table:table-cell/>
          <table:table-cell office:value-type="string" calcext:value-type="string">
            <text:p>DAI 9076 00 02 38 02</text:p>
          </table:table-cell>
          <table:table-cell table:number-columns-repeated="5"/>
          <table:table-cell table:style-name="ce652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apis de sol (LH Side)</text:p>
          </table:table-cell>
          <table:table-cell office:value-type="string" calcext:value-type="string">
            <text:p>Daimond</text:p>
          </table:table-cell>
          <table:table-cell/>
          <table:table-cell office:value-type="string" calcext:value-type="string">
            <text:p>DA4-2585-21-00</text:p>
          </table:table-cell>
          <table:table-cell table:number-columns-repeated="5"/>
          <table:table-cell table:style-name="ce652" office:value-type="string" calcext:value-type="string">
            <text:p>X</text:p>
          </table:table-cell>
          <table:table-cell table:number-columns-repeated="4"/>
          <table:table-cell office:value-type="currency" office:currency="EUR" office:value="345.35" calcext:value-type="currency">
            <text:p>345,35 €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apis de sol (RH Side)</text:p>
          </table:table-cell>
          <table:table-cell office:value-type="string" calcext:value-type="string">
            <text:p>Daimond</text:p>
          </table:table-cell>
          <table:table-cell/>
          <table:table-cell office:value-type="string" calcext:value-type="string">
            <text:p>DA4-2585-22-00</text:p>
          </table:table-cell>
          <table:table-cell table:number-columns-repeated="5"/>
          <table:table-cell table:style-name="ce652" office:value-type="string" calcext:value-type="string">
            <text:p>X</text:p>
          </table:table-cell>
          <table:table-cell table:number-columns-repeated="4"/>
          <table:table-cell office:value-type="currency" office:currency="EUR" office:value="345.35" calcext:value-type="currency">
            <text:p>345,35 €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NLG Fairing LH + RH ASSY</text:p>
          </table:table-cell>
          <table:table-cell office:value-type="string" calcext:value-type="string">
            <text:p>Daimond</text:p>
          </table:table-cell>
          <table:table-cell/>
          <table:table-cell office:value-type="string" calcext:value-type="string">
            <text:p>DA4-3225-91-00X01SET</text:p>
          </table:table-cell>
          <table:table-cell table:number-columns-repeated="5"/>
          <table:table-cell table:style-name="ce652" office:value-type="string" calcext:value-type="string">
            <text:p>N807DS</text:p>
          </table:table-cell>
          <table:table-cell table:number-columns-repeated="4"/>
          <table:table-cell office:value-type="string" calcext:value-type="string">
            <text:p>946,17€</text:p>
          </table:table-cell>
          <table:table-cell table:style-name="ce209" office:value-type="string" calcext:value-type="string" table:number-columns-spanned="1" table:number-rows-spanned="3">
            <office:annotation draw:style-name="gr3" draw:text-style-name="P2" svg:width="2.884cm" svg:height="0.979cm" svg:x="63.712cm" svg:y="15.48cm" draw:caption-point-x="-0.698cm" draw:caption-point-y="3.806cm">
              <dc:date>2021-02-09T00:00:00</dc:date>
              <text:p text:style-name="P1"><text:span text:style-name="T1">Devis DV901919 du 2/07/2018</text:span></text:p>
            </office:annotation>
            <text:p>16 weeks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LG Wheel Fairing LH ASSY</text:p>
          </table:table-cell>
          <table:table-cell office:value-type="string" calcext:value-type="string">
            <text:p>Daimond</text:p>
          </table:table-cell>
          <table:table-cell/>
          <table:table-cell office:value-type="string" calcext:value-type="string">
            <text:p>DA4-3215-91-00X01</text:p>
          </table:table-cell>
          <table:table-cell table:number-columns-repeated="5"/>
          <table:table-cell table:style-name="ce652" office:value-type="string" calcext:value-type="string">
            <text:p>N807DS</text:p>
          </table:table-cell>
          <table:table-cell table:number-columns-repeated="4"/>
          <table:table-cell office:value-type="string" calcext:value-type="string">
            <text:p>975,74€</text:p>
          </table:table-cell>
          <table:covered-table-cell/>
          <table:table-cell table:number-columns-repeated="1005"/>
        </table:table-row>
        <table:table-row table:style-name="ro3">
          <table:table-cell office:value-type="string" calcext:value-type="string">
            <text:p>MLG Wheel Fairing RH ASSY</text:p>
          </table:table-cell>
          <table:table-cell office:value-type="string" calcext:value-type="string">
            <text:p>Daimond</text:p>
          </table:table-cell>
          <table:table-cell/>
          <table:table-cell office:value-type="string" calcext:value-type="string">
            <text:p>DA4-3215-92-00X01</text:p>
          </table:table-cell>
          <table:table-cell table:number-columns-repeated="5"/>
          <table:table-cell table:style-name="ce652" office:value-type="string" calcext:value-type="string">
            <text:p>N807DS</text:p>
          </table:table-cell>
          <table:table-cell table:number-columns-repeated="4"/>
          <table:table-cell office:value-type="string" calcext:value-type="string">
            <text:p>975,74€</text:p>
          </table:table-cell>
          <table:covered-table-cell/>
          <table:table-cell table:number-columns-repeated="1005"/>
        </table:table-row>
        <table:table-row table:style-name="ro3"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rpet stadard grey for pedal section</text:p>
          </table:table-cell>
          <table:table-cell office:value-type="string" calcext:value-type="string">
            <text:p>Aquila</text:p>
          </table:table-cell>
          <table:table-cell/>
          <table:table-cell office:value-type="string" calcext:value-type="string">
            <text:p>7810-101</text:p>
          </table:table-cell>
          <table:table-cell table:number-columns-repeated="2"/>
          <table:table-cell table:style-name="ce65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Aquila</text:p>
          </table:table-cell>
          <table:table-cell office:value-type="currency" office:currency="EUR" office:value="118.71" calcext:value-type="currency">
            <text:p>118,71 €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rpet stadard grey for cover 211BB AMM</text:p>
          </table:table-cell>
          <table:table-cell office:value-type="string" calcext:value-type="string">
            <text:p>Aquila</text:p>
          </table:table-cell>
          <table:table-cell/>
          <table:table-cell office:value-type="string" calcext:value-type="string">
            <text:p>7810-102</text:p>
          </table:table-cell>
          <table:table-cell table:number-columns-repeated="2"/>
          <table:table-cell table:style-name="ce65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Aquila</text:p>
          </table:table-cell>
          <table:table-cell office:value-type="currency" office:currency="EUR" office:value="89.82" calcext:value-type="currency">
            <text:p>89,82 €</text:p>
          </table:table-cell>
          <table:table-cell table:number-columns-repeated="1006"/>
        </table:table-row>
        <table:table-row table:style-name="ro3" table:number-rows-repeated="1048533">
          <table:table-cell table:number-columns-repeated="1021"/>
        </table:table-row>
        <table:table-row table:style-name="ro3">
          <table:table-cell table:number-columns-repeated="1021"/>
        </table:table-row>
        <calcext:conditional-formats>
          <calcext:conditional-format calcext:target-range-address="Parts.G16:Parts.G17">
            <calcext:condition calcext:apply-style-name="cf1" calcext:value="!=&quot;&quot;" calcext:base-cell-address="Parts.G16"/>
          </calcext:conditional-format>
          <calcext:conditional-format calcext:target-range-address="Parts.N16:Parts.N16">
            <calcext:condition calcext:apply-style-name="cf2" calcext:value="&lt;=[.O16]" calcext:base-cell-address="Parts.N16"/>
          </calcext:conditional-format>
        </calcext:conditional-formats>
      </table:table>
      <table:table table:name="Tools" table:style-name="ta2">
        <table:table-column table:style-name="co29" table:default-cell-style-name="ce297"/>
        <table:table-column table:style-name="co30" table:default-cell-style-name="ce1165"/>
        <table:table-column table:style-name="co23" table:number-columns-repeated="2" table:default-cell-style-name="ce300"/>
        <table:table-column table:style-name="co31" table:number-columns-repeated="60" table:default-cell-style-name="ce201"/>
        <table:table-row table:style-name="ro3">
          <table:table-cell table:style-name="ce1162" office:value-type="string" calcext:value-type="string" table:number-columns-spanned="1" table:number-rows-spanned="3">
            <text:p>Description</text:p>
          </table:table-cell>
          <table:table-cell table:style-name="ce1164" office:value-type="string" calcext:value-type="string" table:number-columns-spanned="1" table:number-rows-spanned="3">
            <text:p>Providers</text:p>
          </table:table-cell>
          <table:table-cell table:style-name="ce328" office:value-type="string" calcext:value-type="string" table:number-columns-spanned="1" table:number-rows-spanned="3">
            <text:p>Part Reference</text:p>
          </table:table-cell>
          <table:table-cell table:style-name="ce328" office:value-type="string" calcext:value-type="string" table:number-columns-spanned="1" table:number-rows-spanned="3">
            <text:p>ULR</text:p>
          </table:table-cell>
          <table:table-cell table:number-columns-repeated="60"/>
        </table:table-row>
        <table:table-row table:style-name="ro3">
          <table:covered-table-cell table:number-columns-repeated="4"/>
          <table:table-cell table:number-columns-repeated="60"/>
        </table:table-row>
        <table:table-row table:style-name="ro3">
          <table:covered-table-cell table:number-columns-repeated="4"/>
          <table:table-cell table:number-columns-repeated="60"/>
        </table:table-row>
        <table:table-row table:style-name="ro3">
          <table:table-cell office:value-type="string" calcext:value-type="string">
            <text:p>Disque de polissage en laine 180mm</text:p>
          </table:table-cell>
          <table:table-cell office:value-type="string" calcext:value-type="string">
            <text:p>FIXAMI</text:p>
          </table:table-cell>
          <table:table-cell office:value-type="string" calcext:value-type="string">
            <text:p>DeWalt DT3568</text:p>
          </table:table-cell>
          <table:table-cell office:value-type="string" calcext:value-type="string">
            <text:p><text:a xlink:href="https://www.fixami.fr/" xlink:type="simple">https://www.fixami.fr/</text:a>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Liquide à lustrer Perfect-it - Extra-fin Bouchon jaune 1L</text:p>
          </table:table-cell>
          <table:table-cell office:value-type="string" calcext:value-type="string">
            <text:p>Carross</text:p>
          </table:table-cell>
          <table:table-cell office:value-type="string" calcext:value-type="string">
            <text:p>80349</text:p>
          </table:table-cell>
          <table:table-cell office:value-type="string" calcext:value-type="string">
            <text:p>http://www.carross.eu/Commandes/</text:p>
          </table:table-cell>
          <table:table-cell table:number-columns-repeated="60"/>
        </table:table-row>
        <table:table-row table:style-name="ro3" table:number-rows-repeated="104857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SOMMABLES" table:style-name="ta3">
        <table:table-column table:style-name="co15" table:number-columns-repeated="12" table:default-cell-style-name="Default"/>
        <table:table-row table:style-name="ro3">
          <table:table-cell office:value-type="string" calcext:value-type="string">
            <text:p>Reprendre FARMAN 2020</text:p>
          </table:table-cell>
          <table:table-cell table:number-columns-repeated="11"/>
        </table:table-row>
        <table:table-row table:style-name="ro3">
          <table:table-cell table:number-columns-repeated="12"/>
        </table:table-row>
        <table:table-row table:style-name="ro3">
          <table:table-cell/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/>
          <table:table-cell table:style-name="ce1117" office:value-type="string" calcext:value-type="string">
            <text:p>Price HT 2021</text:p>
          </table:table-cell>
          <table:table-cell table:style-name="ce1117" office:value-type="string" calcext:value-type="string">
            <text:p>Supplier 2021</text:p>
          </table:table-cell>
          <table:table-cell table:style-name="ce1117" office:value-type="string" calcext:value-type="string">
            <text:p>Price HT 2020</text:p>
          </table:table-cell>
          <table:table-cell table:style-name="ce1117" office:value-type="string" calcext:value-type="string">
            <text:p>Supplier 2020</text:p>
          </table:table-cell>
          <table:table-cell table:style-name="ce1117" office:value-type="string" calcext:value-type="string">
            <text:p>Price HT 2019</text:p>
          </table:table-cell>
          <table:table-cell table:style-name="ce1117" office:value-type="string" calcext:value-type="string">
            <text:p>Supplier 2019</text:p>
          </table:table-cell>
          <table:table-cell office:value-type="string" calcext:value-type="string">
            <text:p>COMMENTS</text:p>
          </table:table-cell>
        </table:table-row>
        <table:table-row table:style-name="ro3" table:number-rows-repeated="1048572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Ubuntu" svg:font-family="Ubuntu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ow" style:family="table-cell" style:parent-style-name="Default" style:data-style-name="N0">
      <style:table-cell-properties fo:background-color="#ff0000" style:vertical-align="automatic"/>
    </style:style>
    <style:style style:name="Order" style:family="table-cell" style:parent-style-name="Default" style:data-style-name="N0">
      <style:table-cell-properties fo:background-color="#ff3300" style:text-align-source="fix" style:repeat-content="false" fo:border="0.06pt solid #000000" style:vertical-align="automatic"/>
      <style:paragraph-properties fo:text-align="center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ff3300" fo:border="0.06pt solid #000000"/>
    </style:style>
    <style:style style:name="cf2" style:family="table-cell" style:parent-style-name="Default">
      <style:table-cell-properties fo:background-color="#ff0000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3:08:21.3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15-04-27T08:07:43Z</meta:creation-date>
    <dc:date>2025-02-05T14:03:37.139000000</dc:date>
    <meta:print-date>2019-04-15T09:47:21Z</meta:print-date>
    <meta:editing-cycles>1708</meta:editing-cycles>
    <meta:editing-duration>P59DT23H34M36S</meta:editing-duration>
    <meta:document-statistic meta:table-count="5" meta:cell-count="7392" meta:object-count="0"/>
  </office:meta>
</office:document-meta>
</file>